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9pt" style:font-size-asian="9pt" style:font-size-complex="9pt"/>
    </style:style>
    <style:style style:name="P2" style:family="paragraph" style:parent-style-name="Standard">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color="#c9211e" loext:opacity="100%"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2023-10-18 17:23:09.559 +02:00 [INF] ===================================================</text:p>
      <text:p text:style-name="P1">2023-10-18 17:23:09.559 +02:00 [INF] </text:p>
      <text:p text:style-name="P1">2023-10-18 17:23:09.560 +02:00 [INF] Start translating C:\Users\fkinz\source\repos\FolkerKinzel.VCards\src\FolkerKinzel.VCards\<text:span text:style-name="T1">Extensions\AddressTypesExtension.cs</text:span></text:p>
      <text:p text:style-name="P1">2023-10-18 17:23:09.582 +02:00 [INF] Try to translate: <text:s/>Erweiterungsmethoden, die die Arbeit mit der &lt;see cref="AddressTypes" /&gt;-Enum erleichtern. </text:p>
      <text:p text:style-name="P1">2023-10-18 17:23:09.588 +02:00 [INF] Translation found: Extension methods that make working with the &lt;see cref="AddressTypes"/&gt; enum easier.</text:p>
      <text:p text:style-name="P1">2023-10-18 17:23:09.641 +02:00 [INF] Try to translate: <text:s/>Setzt sämtliche in &lt;paramref name="flags" /&gt; gesetzten Flags in &lt;paramref name="value" /&gt;. </text:p>
      <text:p text:style-name="P1">2023-10-18 17:23:09.646 +02:00 [INF] Translation found: Sets all the flags set in &lt;paramref name ="flags"/&gt; in &lt;paramref name ="value"/&gt;.</text:p>
      <text:p text:style-name="P1">2023-10-18 17:23:09.647 +02:00 [INF] Try to translate: Der &lt;see cref="AddressTypes" /&gt;?-Wert, auf dem die in &lt;paramref name="flags" /&gt; gesetzten Flags gesetzt werden.</text:p>
      <text:p text:style-name="P1">2023-10-18 17:23:09.648 +02:00 [INF] Translation found: The value to which all the flags set in &lt;paramref name ="flags"/&gt; are added.</text:p>
      <text:p text:style-name="P1">2023-10-18 17:23:09.649 +02:00 [INF] Try to translate: Ein einzelner &lt;see cref="AddressTypes" /&gt;-Wert oder eine Kombination aus mehreren &lt;see cref="AddressTypes" /&gt;-Werten.</text:p>
      <text:p text:style-name="P1">2023-10-18 17:23:09.651 +02:00 [INF] Translation found: A single &lt;see cref="AddressTypes"/&gt; value or a combination of several &lt;see cref="AddressTypes"/&gt; values.</text:p>
      <text:p text:style-name="P1">2023-10-18 17:23:09.652 +02:00 [INF] Try to translate: Ein &lt;see cref="AddressTypes" /&gt;-Wert, auf dem sämtliche in &lt;paramref name="value" /&gt; und &lt;paramref name="flags" /&gt; gesetzten Flags gesetzt sind. Wenn &lt;paramref name="value" /&gt; &lt;c&gt;null&lt;/c&gt; ist, wird &lt;paramref name="flags" /&gt; zurückgegeben.</text:p>
      <text:p text:style-name="P1">2023-10-18 17:23:09.653 +02:00 [INF] Translation found: A value, which has all flags set that are set in &lt;paramref name ="value"/&gt; and &lt;paramref name ="flags"/&gt;. If &lt;paramref name ="value"/&gt; is &lt;c&gt;null&lt;/c&gt;, &lt;paramref name ="flags"/&gt; is returned.</text:p>
      <text:p text:style-name="P1">2023-10-18 17:23:09.654 +02:00 [INF] Try to translate: <text:s/>Untersucht, ob sämtliche in &lt;paramref name="flags" /&gt; gesetzten Flags auch in &lt;paramref name="value" /&gt; gesetzt sind. </text:p>
      <text:p text:style-name="P1">2023-10-18 17:23:09.657 +02:00 [INF] Translation found: Checks whether all flags set in &lt;paramref name ="flags"/&gt; are also set in &lt;paramref name ="value"/&gt;.</text:p>
      <text:p text:style-name="P1">2023-10-18 17:23:09.660 +02:00 [INF] Try to translate: Der &lt;see cref="AddressTypes" /&gt;?-Wert, der daraufhin überprüft wird, ob sämtliche in &lt;paramref name="flags" /&gt; gesetzten Flags auf ihm gesetzt sind.</text:p>
      <text:p text:style-name="P1">2023-10-18 17:23:09.663 +02:00 [INF] Translation found: The value, which is checked to see whether all flags set in &lt;paramref name ="flags"/&gt; are set on it.</text:p>
      <text:p text:style-name="P1">2023-10-18 17:23:09.664 +02:00 [INF] Try to translate: Ein einzelner &lt;see cref="AddressTypes" /&gt;-Wert oder eine Kombination aus mehreren &lt;see cref="AddressTypes" /&gt;-Werten.</text:p>
      <text:p text:style-name="P1">2023-10-18 17:23:09.666 +02:00 [INF] Translation found: A single &lt;see cref="AddressTypes"/&gt; value or a combination of several &lt;see cref="AddressTypes"/&gt; values.</text:p>
      <text:p text:style-name="P1">2023-10-18 17:23:09.667 +02:00 [INF] Try to translate: &lt;c&gt;true&lt;/c&gt;, wenn sämtliche in &lt;paramref name="flags" /&gt; gesetzten Flags auch in &lt;paramref name="value" /&gt; gesetzt sind. Wenn &lt;paramref name="value" /&gt; &lt;c&gt;null&lt;/c&gt; ist, wird &lt;c&gt;false&lt;/c&gt; zurückgegeben.</text:p>
      <text:p text:style-name="P1">2023-10-18 17:23:09.668 +02:00 [INF] Translation found: Returns &lt;c&gt;true&lt;/c&gt;, if all flags set in &lt;paramref name ="flags"/&gt; are also set in &lt;paramref name ="value"/&gt;. If &lt;paramref name ="value"/&gt; is &lt;c&gt;null&lt;/c&gt;, &lt;c&gt;false&lt;/c&gt; is returned.</text:p>
      <text:p text:style-name="P1">2023-10-18 17:23:09.670 +02:00 [INF] Try to translate: <text:s/>Entfernt sämtliche in &lt;paramref name="flags" /&gt; gesetzten Flags aus &lt;paramref name="value" /&gt;. </text:p>
      <text:p text:style-name="P1">2023-10-18 17:23:09.671 +02:00 [INF] Translation found: Unsets all flags set in &lt;paramref name ="flags"/&gt; in &lt;paramref name ="value"/&gt;.</text:p>
      <text:p text:style-name="P1">2023-10-18 17:23:09.672 +02:00 [INF] Try to translate: Der &lt;see cref="AddressTypes" /&gt;?-Wert, aus dem die in &lt;paramref name="flags" /&gt; gesetzten Flags entfernt werden.</text:p>
      <text:p text:style-name="P1">2023-10-18 17:23:09.675 +02:00 [INF] Translation found: The value from which the flags set in &lt;paramref name ="flags"/&gt; are removed.</text:p>
      <text:p text:style-name="P1">2023-10-18 17:23:09.676 +02:00 [INF] Try to translate: Ein einzelner &lt;see cref="AddressTypes" /&gt;-Wert oder eine Kombination aus mehreren &lt;see cref="AddressTypes" /&gt;-Werten.</text:p>
      <text:p text:style-name="P1">2023-10-18 17:23:09.677 +02:00 [INF] Translation found: A single &lt;see cref="AddressTypes"/&gt; value or a combination of several &lt;see cref="AddressTypes"/&gt; values.</text:p>
      <text:p text:style-name="P1">2023-10-18 17:23:09.680 +02:00 [INF] Try to translate: Ein &lt;see cref="AddressTypes" /&gt;-Wert, auf dem sämtliche in &lt;paramref name="flags" /&gt; gesetzten Flags entfernt sind oder &lt;c&gt;null&lt;/c&gt;, wenn sämtliche Flags entfernt wurden. Wenn &lt;paramref name="value" /&gt; &lt;c&gt;null&lt;/c&gt; ist, wird &lt;c&gt;null&lt;/c&gt; zurückgegeben.</text:p>
      <text:p text:style-name="P1">2023-10-18 17:23:09.682 +02:00 [INF] Translation found: A value from which all the flags set in &lt;paramref name ="flags"/&gt; are removed, respectively &lt;c&gt;null&lt;/c&gt; if all flags are unset. If &lt;paramref name ="value"/&gt; is &lt;c&gt;null&lt;/c&gt;, &lt;c&gt;null&lt;/c&gt; is returned.</text:p>
      <text:p text:style-name="P1">2023-10-18 17:23:09.684 +02:00 [INF] Save<text:line-break/>C:\Users\fkinz\source\repos\FolkerKinzel.VCards\src\FolkerKinzel.VCards\Extensions\AddressTypesExtension.cs to<text:line-break/>C:\Users\fkinz\source\repos\FolkerKinzel.VCards\src\FolkerKinzel.VCards\Extensions\AddressTypesExtension.cs.</text:p>
      <text:p text:style-name="P1">2023-10-18 17:23:09.687 +02:00 [INF] ===================================================</text:p>
      <text:p text:style-name="P1">2023-10-18 17:23:09.688 +02:00 [INF] </text:p>
      <text:p text:style-name="P1">2023-10-18 17:23:09.690 +02:00 [INF] Start translating C:\Users\fkinz\source\repos\FolkerKinzel.VCards\src\FolkerKinzel.VCards\<text:span text:style-name="T1">Extensions\ImppTypesExtension.cs</text:span></text:p>
      <text:p text:style-name="P1">2023-10-18 17:23:09.692 +02:00 [INF] Try to translate: <text:s/>Erweiterungsmethoden, die die Arbeit mit der &lt;see cref="ImppTypes" /&gt;-Enum erleichtern. </text:p>
      <text:p text:style-name="P1">2023-10-18 17:23:09.693 +02:00 [INF] Translation found: Extension methods that make working with the &lt;see cref="ImppTypes"/&gt; enum easier.</text:p>
      <text:p text:style-name="P1">2023-10-18 17:23:09.695 +02:00 [INF] Try to translate: <text:s/>Setzt sämtliche in &lt;paramref name="flags" /&gt; gesetzten Flags in &lt;paramref name="value" /&gt;. </text:p>
      <text:p text:style-name="P1">2023-10-18 17:23:09.696 +02:00 [INF] Translation found: Sets all the flags set in &lt;paramref name ="flags"/&gt; in &lt;paramref name ="value"/&gt;.</text:p>
      <text:p text:style-name="P1">2023-10-18 17:23:09.697 +02:00 [INF] Try to translate: Der &lt;see cref="ImppTypes" /&gt;?-Wert, auf dem die in &lt;paramref name="flags" /&gt; gesetzten Flags gesetzt werden.</text:p>
      <text:p text:style-name="P1">2023-10-18 17:23:09.698 +02:00 [INF] Translation found: The value to which all the flags set in &lt;paramref name ="flags"/&gt; are added.</text:p>
      <text:p text:style-name="P1">2023-10-18 17:23:09.699 +02:00 [INF] Try to translate: Ein einzelner &lt;see cref="ImppTypes" /&gt;-Wert oder eine Kombination aus mehreren &lt;see cref="ImppTypes" /&gt;-Werten.</text:p>
      <text:p text:style-name="P1">2023-10-18 17:23:09.700 +02:00 [INF] Translation found: A single &lt;see cref="ImppTypes"/&gt; value or a combination of several &lt;see cref="ImppTypes"/&gt; values.</text:p>
      <text:p text:style-name="P1">2023-10-18 17:23:09.701 +02:00 [INF] Try to translate: Ein &lt;see cref="ImppTypes" /&gt;-Wert, auf dem sämtliche in &lt;paramref name="value" /&gt; und &lt;paramref name="flags" /&gt; gesetzten Flags gesetzt sind. Wenn &lt;paramref name="value" /&gt; &lt;c&gt;null&lt;/c&gt; ist, wird &lt;paramref name="flags" /&gt; zurückgegeben.</text:p>
      <text:p text:style-name="P1">2023-10-18 17:23:09.702 +02:00 [INF] Translation found: A value, which has all flags set that are set in &lt;paramref name ="value"/&gt; and &lt;paramref name ="flags"/&gt;. If &lt;paramref name ="value"/&gt; is &lt;c&gt;null&lt;/c&gt;, &lt;paramref name ="flags"/&gt; is returned.</text:p>
      <text:p text:style-name="P1">2023-10-18 17:23:09.704 +02:00 [INF] Try to translate: <text:s/>Untersucht, ob sämtliche in &lt;paramref name="flags" /&gt; gesetzten Flags auch in &lt;paramref name="value" /&gt; gesetzt sind. </text:p>
      <text:p text:style-name="P1">2023-10-18 17:23:09.707 +02:00 [INF] Translation found: Checks whether all flags set in &lt;paramref name ="flags"/&gt; are also set in &lt;paramref name ="value"/&gt;.</text:p>
      <text:p text:style-name="P1">2023-10-18 17:23:09.709 +02:00 [INF] Try to translate: Der &lt;see cref="ImppTypes" /&gt;?-Wert, der daraufhin überprüft wird, ob sämtliche in &lt;paramref name="flags" /&gt; gesetzten Flags auf ihm gesetzt sind.</text:p>
      <text:p text:style-name="P1">2023-10-18 17:23:09.710 +02:00 [INF] Translation found: The value, which is checked to see whether all flags set in &lt;paramref name ="flags"/&gt; are set on it.</text:p>
      <text:p text:style-name="P1">2023-10-18 17:23:09.712 +02:00 [INF] Try to translate: Ein einzelner &lt;see cref="ImppTypes" /&gt;-Wert oder eine Kombination aus mehreren &lt;see cref="ImppTypes" /&gt;-Werten.</text:p>
      <text:p text:style-name="P1">2023-10-18 17:23:09.713 +02:00 [INF] Translation found: A single &lt;see cref="ImppTypes"/&gt; value or a combination of several &lt;see cref="ImppTypes"/&gt; values.</text:p>
      <text:p text:style-name="P1">2023-10-18 17:23:09.714 +02:00 [INF] Try to translate: &lt;c&gt;true&lt;/c&gt;, wenn sämtliche in &lt;paramref name="flags" /&gt; gesetzten Flags auch in &lt;paramref name="value" /&gt; gesetzt sind. Wenn &lt;paramref name="value" /&gt; &lt;c&gt;null&lt;/c&gt; ist, wird &lt;c&gt;false&lt;/c&gt; zurückgegeben.</text:p>
      <text:p text:style-name="P1">2023-10-18 17:23:09.716 +02:00 [INF] Translation found: Returns &lt;c&gt;true&lt;/c&gt;, if all flags set in &lt;paramref name ="flags"/&gt; are also set in &lt;paramref name ="value"/&gt;. If &lt;paramref name ="value"/&gt; is &lt;c&gt;null&lt;/c&gt;, &lt;c&gt;false&lt;/c&gt; is returned.</text:p>
      <text:p text:style-name="P1">2023-10-18 17:23:09.720 +02:00 [INF] Try to translate: <text:s/>Entfernt sämtliche in &lt;paramref name="flags" /&gt; gesetzten Flags aus &lt;paramref name="value" /&gt;. </text:p>
      <text:p text:style-name="P1">2023-10-18 17:23:09.726 +02:00 [INF] Translation found: Unsets all flags set in &lt;paramref name ="flags"/&gt; in &lt;paramref name ="value"/&gt;.</text:p>
      <text:p text:style-name="P1">2023-10-18 17:23:09.727 +02:00 [INF] Try to translate: Der &lt;see cref="ImppTypes" /&gt;?-Wert, aus dem die in &lt;paramref name="flags" /&gt; gesetzten Flags entfernt werden.</text:p>
      <text:p text:style-name="P1">2023-10-18 17:23:09.729 +02:00 [INF] Translation found: The value from which the flags set in &lt;paramref name ="flags"/&gt; are removed.</text:p>
      <text:p text:style-name="P1">2023-10-18 17:23:09.731 +02:00 [INF] Try to translate: Ein einzelner &lt;see cref="ImppTypes" /&gt;-Wert oder eine Kombination aus mehreren &lt;see cref="ImppTypes" /&gt;-Werten.</text:p>
      <text:p text:style-name="P1">2023-10-18 17:23:09.732 +02:00 [INF] Translation found: A single &lt;see cref="ImppTypes"/&gt; value or a combination of several &lt;see cref="ImppTypes"/&gt; values.</text:p>
      <text:p text:style-name="P1">2023-10-18 17:23:09.734 +02:00 [INF] Try to translate: Ein &lt;see cref="ImppTypes" /&gt;-Wert, auf dem sämtliche in &lt;paramref name="flags" /&gt; gesetzten Flags entfernt sind oder &lt;c&gt;null&lt;/c&gt;, wenn sämtliche Flags entfernt wurden. Wenn &lt;paramref name="value" /&gt; &lt;c&gt;null&lt;/c&gt; ist, wird &lt;c&gt;null&lt;/c&gt; zurückgegeben.</text:p>
      <text:p text:style-name="P1">2023-10-18 17:23:09.737 +02:00 [INF] Translation found: A value from which all the flags set in &lt;paramref name ="flags"/&gt; are removed, respectively &lt;c&gt;null&lt;/c&gt; if all flags are unset. If &lt;paramref name ="value"/&gt; is &lt;c&gt;null&lt;/c&gt;, &lt;c&gt;null&lt;/c&gt; is returned.</text:p>
      <text:p text:style-name="P1">2023-10-18 17:23:09.738 +02:00 [INF] Save<text:line-break/>C:\Users\fkinz\source\repos\FolkerKinzel.VCards\src\FolkerKinzel.VCards\Extensions\ImppTypesExtension.cs to<text:line-break/>C:\Users\fkinz\source\repos\FolkerKinzel.VCards\src\FolkerKinzel.VCards\Extensions\ImppTypesExtension.cs.</text:p>
      <text:p text:style-name="P1">2023-10-18 17:23:09.741 +02:00 [INF] ===================================================</text:p>
      <text:p text:style-name="P1">2023-10-18 17:23:09.742 +02:00 [INF] </text:p>
      <text:p text:style-name="P1">2023-10-18 17:23:09.743 +02:00 [INF] Start translating C:\Users\fkinz\source\repos\FolkerKinzel.VCards\src\FolkerKinzel.VCards\<text:span text:style-name="T1">Extensions\PropertyClassTypesExtension.cs</text:span></text:p>
      <text:p text:style-name="P1">2023-10-18 17:23:09.745 +02:00 [INF] Try to translate: <text:s/>Erweiterungsmethoden, die die Arbeit mit der &lt;see cref="PropertyClassTypes" /&gt;-Enum erleichtern. </text:p>
      <text:p text:style-name="P1">2023-10-18 17:23:09.746 +02:00 [INF] Translation found: Extension methods that make working with the &lt;see cref="PropertyClassTypes"/&gt; enum easier.</text:p>
      <text:p text:style-name="P1">2023-10-18 17:23:09.748 +02:00 [INF] Try to translate: <text:s/>Setzt sämtliche in &lt;paramref name="flags" /&gt; gesetzten Flags in &lt;paramref name="value" /&gt;. </text:p>
      <text:p text:style-name="P1">2023-10-18 17:23:09.749 +02:00 [INF] Translation found: Sets all the flags set in &lt;paramref name ="flags"/&gt; in &lt;paramref name ="value"/&gt;.</text:p>
      <text:p text:style-name="P1">2023-10-18 17:23:09.751 +02:00 [INF] Try to translate: Der &lt;see cref="PropertyClassTypes" /&gt;?-Wert, auf dem die in &lt;paramref name="flags" /&gt; gesetzten Flags gesetzt werden.</text:p>
      <text:p text:style-name="P1">2023-10-18 17:23:09.753 +02:00 [INF] Translation found: The value to which all the flags set in &lt;paramref name ="flags"/&gt; are added.</text:p>
      <text:p text:style-name="P1">2023-10-18 17:23:09.754 +02:00 [INF] Try to translate: Ein einzelner &lt;see cref="PropertyClassTypes" /&gt;-Wert oder eine Kombination aus mehreren &lt;see cref="PropertyClassTypes" /&gt;-Werten.</text:p>
      <text:p text:style-name="P1">2023-10-18 17:23:09.755 +02:00 [INF] Translation found: A single &lt;see cref="PropertyClassTypes"/&gt; value or a combination of several &lt;see cref="PropertyClassTypes"/&gt; values.</text:p>
      <text:p text:style-name="P1">2023-10-18 17:23:09.756 +02:00 [INF] Try to translate: Ein &lt;see cref="PropertyClassTypes" /&gt;-Wert, auf dem sämtliche in &lt;paramref name="value" /&gt; und &lt;paramref name="flags" /&gt; gesetzten Flags gesetzt sind. Wenn &lt;paramref name="value" /&gt; &lt;c&gt;null&lt;/c&gt; ist, wird &lt;paramref name="flags" /&gt; zurückgegeben.</text:p>
      <text:p text:style-name="P1">2023-10-18 17:23:09.757 +02:00 [INF] Translation found: A value, which has all flags set that are set in &lt;paramref name ="value"/&gt; and &lt;paramref name ="flags"/&gt;. If &lt;paramref name ="value"/&gt; is &lt;c&gt;null&lt;/c&gt;, &lt;paramref name ="flags"/&gt; is returned.</text:p>
      <text:p text:style-name="P1">2023-10-18 17:23:09.759 +02:00 [INF] Try to translate: <text:s/>Untersucht, ob sämtliche in &lt;paramref name="flags" /&gt; gesetzten Flags auch in &lt;paramref name="value" /&gt; gesetzt sind. </text:p>
      <text:p text:style-name="P1">2023-10-18 17:23:09.761 +02:00 [INF] Translation found: Checks whether all flags set in &lt;paramref name ="flags"/&gt; are also set in &lt;paramref name ="value"/&gt;.</text:p>
      <text:p text:style-name="P1">2023-10-18 17:23:09.762 +02:00 [INF] Try to translate: Der &lt;see cref="PropertyClassTypes" /&gt;?-Wert, der daraufhin überprüft wird, ob sämtliche in &lt;paramref name="flags" /&gt; gesetzten Flags auf ihm gesetzt sind.</text:p>
      <text:p text:style-name="P1">2023-10-18 17:23:09.763 +02:00 [INF] Translation found: The value, which is checked to see whether all flags set in &lt;paramref name ="flags"/&gt; are set on it.</text:p>
      <text:p text:style-name="P1">2023-10-18 17:23:09.765 +02:00 [INF] Try to translate: Ein einzelner &lt;see cref="PropertyClassTypes" /&gt;-Wert oder eine Kombination aus mehreren &lt;see cref="PropertyClassTypes" /&gt;-Werten.</text:p>
      <text:p text:style-name="P1">2023-10-18 17:23:09.767 +02:00 [INF] Translation found: A single &lt;see cref="PropertyClassTypes"/&gt; value or a combination of several &lt;see cref="PropertyClassTypes"/&gt; values.</text:p>
      <text:p text:style-name="P1">2023-10-18 17:23:09.769 +02:00 [INF] Try to translate: &lt;c&gt;true&lt;/c&gt;, wenn sämtliche in &lt;paramref name="flags" /&gt; gesetzten Flags auch in &lt;paramref name="value" /&gt; gesetzt sind. Wenn &lt;paramref name="value" /&gt; &lt;c&gt;null&lt;/c&gt; ist, wird &lt;c&gt;false&lt;/c&gt; zurückgegeben.</text:p>
      <text:p text:style-name="P1">2023-10-18 17:23:09.770 +02:00 [INF] Translation found: Returns &lt;c&gt;true&lt;/c&gt;, if all flags set in &lt;paramref name ="flags"/&gt; are also set in &lt;paramref name ="value"/&gt;. If &lt;paramref name ="value"/&gt; is &lt;c&gt;null&lt;/c&gt;, &lt;c&gt;false&lt;/c&gt; is returned.</text:p>
      <text:p text:style-name="P1">2023-10-18 17:23:09.772 +02:00 [INF] Try to translate: <text:s/>Entfernt sämtliche in &lt;paramref name="flags" /&gt; gesetzten Flags aus &lt;paramref name="value" /&gt;. </text:p>
      <text:p text:style-name="P1">2023-10-18 17:23:09.773 +02:00 [INF] Translation found: Unsets all flags set in &lt;paramref name ="flags"/&gt; in &lt;paramref name ="value"/&gt;.</text:p>
      <text:p text:style-name="P1">2023-10-18 17:23:09.774 +02:00 [INF] Try to translate: Der &lt;see cref="PropertyClassTypes" /&gt;?-Wert, aus dem die in &lt;paramref name="flags" /&gt; gesetzten Flags entfernt werden.</text:p>
      <text:p text:style-name="P1">2023-10-18 17:23:09.775 +02:00 [INF] Translation found: The value from which the flags set in &lt;paramref name ="flags"/&gt; are removed.</text:p>
      <text:p text:style-name="P1">2023-10-18 17:23:09.776 +02:00 [INF] Try to translate: Ein einzelner &lt;see cref="PropertyClassTypes" /&gt;-Wert oder eine Kombination aus mehreren &lt;see cref="PropertyClassTypes" /&gt;-Werten.</text:p>
      <text:p text:style-name="P1">2023-10-18 17:23:09.777 +02:00 [INF] Translation found: A single &lt;see cref="PropertyClassTypes"/&gt; value or a combination of several &lt;see cref="PropertyClassTypes"/&gt; values.</text:p>
      <text:p text:style-name="P1">2023-10-18 17:23:09.782 +02:00 [INF] Try to translate: Ein &lt;see cref="PropertyClassTypes" /&gt;-Wert, auf dem sämtliche in &lt;paramref name="flags" /&gt; gesetzten Flags entfernt sind oder &lt;c&gt;null&lt;/c&gt;, wenn sämtliche Flags entfernt wurden. Wenn &lt;paramref name="value" /&gt; &lt;c&gt;null&lt;/c&gt; ist, wird &lt;c&gt;null&lt;/c&gt; zurückgegeben.</text:p>
      <text:p text:style-name="P1">2023-10-18 17:23:09.784 +02:00 [INF] Translation found: A value from which all the flags set in &lt;paramref name ="flags"/&gt; are removed, respectively &lt;c&gt;null&lt;/c&gt; if all flags are unset. If &lt;paramref name ="value"/&gt; is &lt;c&gt;null&lt;/c&gt;, &lt;c&gt;null&lt;/c&gt; is returned.</text:p>
      <text:p text:style-name="P1">2023-10-18 17:23:09.786 +02:00 [INF] Save<text:line-break/>C:\Users\fkinz\source\repos\FolkerKinzel.VCards\src\FolkerKinzel.VCards\Extensions\PropertyClassTypesExtension.cs to<text:line-break/>C:\Users\fkinz\source\repos\FolkerKinzel.VCards\src\FolkerKinzel.VCards\Extensions\PropertyClassTypesExtension.cs.</text:p>
      <text:p text:style-name="P1">2023-10-18 17:23:09.788 +02:00 [INF] ===================================================</text:p>
      <text:p text:style-name="P1">2023-10-18 17:23:09.789 +02:00 [INF] </text:p>
      <text:p text:style-name="P1">2023-10-18 17:23:09.790 +02:00 [INF] Start translating C:\Users\fkinz\source\repos\FolkerKinzel.VCards\src\FolkerKinzel.VCards\<text:span text:style-name="T1">Extensions\RelationTypesExtension.cs</text:span></text:p>
      <text:p text:style-name="P1">2023-10-18 17:23:09.791 +02:00 [INF] Try to translate: <text:s/>Erweiterungsmethoden, die die Arbeit mit der &lt;see cref="RelationTypes" /&gt;-Enum erleichtern. </text:p>
      <text:p text:style-name="P1">2023-10-18 17:23:09.792 +02:00 [INF] Translation found: Extension methods that make working with the &lt;see cref="RelationTypes"/&gt; enum easier.</text:p>
      <text:p text:style-name="P1">2023-10-18 17:23:09.793 +02:00 [INF] Try to translate: <text:s/>Setzt sämtliche in &lt;paramref name="flags" /&gt; gesetzten Flags in &lt;paramref name="value" /&gt;. </text:p>
      <text:p text:style-name="P1">2023-10-18 17:23:09.795 +02:00 [INF] Translation found: Sets all the flags set in &lt;paramref name ="flags"/&gt; in &lt;paramref name ="value"/&gt;.</text:p>
      <text:p text:style-name="P1">2023-10-18 17:23:09.798 +02:00 [INF] Try to translate: Der &lt;see cref="RelationTypes" /&gt;?-Wert, auf dem die in &lt;paramref name="flags" /&gt; gesetzten Flags gesetzt werden.</text:p>
      <text:p text:style-name="P1">2023-10-18 17:23:09.799 +02:00 [INF] Translation found: The value to which all the flags set in &lt;paramref name ="flags"/&gt; are added.</text:p>
      <text:p text:style-name="P1">2023-10-18 17:23:09.800 +02:00 [INF] Try to translate: Ein einzelner &lt;see cref="RelationTypes" /&gt;-Wert oder eine Kombination aus mehreren &lt;see cref="RelationTypes" /&gt;-Werten.</text:p>
      <text:p text:style-name="P1">2023-10-18 17:23:09.801 +02:00 [INF] Translation found: A single &lt;see cref="RelationTypes"/&gt; value or a combination of several &lt;see cref="RelationTypes"/&gt; values.</text:p>
      <text:p text:style-name="P1">2023-10-18 17:23:09.802 +02:00 [INF] Try to translate: Ein &lt;see cref="RelationTypes" /&gt;-Wert, auf dem sämtliche in &lt;paramref name="value" /&gt; und &lt;paramref name="flags" /&gt; gesetzten Flags gesetzt sind. Wenn &lt;paramref name="value" /&gt; &lt;c&gt;null&lt;/c&gt; ist, wird &lt;paramref name="flags" /&gt; zurückgegeben.</text:p>
      <text:p text:style-name="P1">2023-10-18 17:23:09.804 +02:00 [INF] Translation found: A value, which has all flags set that are set in &lt;paramref name ="value"/&gt; and &lt;paramref name ="flags"/&gt;. If &lt;paramref name ="value"/&gt; is &lt;c&gt;null&lt;/c&gt;, &lt;paramref name ="flags"/&gt; is returned.</text:p>
      <text:p text:style-name="P1">2023-10-18 17:23:09.805 +02:00 [INF] Try to translate: <text:s/>Untersucht, ob sämtliche in &lt;paramref name="flags" /&gt; gesetzten Flags auch in &lt;paramref name="value" /&gt; gesetzt sind. </text:p>
      <text:p text:style-name="P1">2023-10-18 17:23:09.806 +02:00 [INF] Translation found: Checks whether all flags set in &lt;paramref name ="flags"/&gt; are also set in &lt;paramref name ="value"/&gt;.</text:p>
      <text:p text:style-name="P1">2023-10-18 17:23:09.807 +02:00 [INF] Try to translate: Der &lt;see cref="RelationTypes" /&gt;?-Wert, der daraufhin überprüft wird, ob sämtliche in &lt;paramref name="flags" /&gt; gesetzten Flags auf ihm gesetzt sind.</text:p>
      <text:p text:style-name="P1">2023-10-18 17:23:09.808 +02:00 [INF] Translation found: The value, which is checked to see whether all flags set in &lt;paramref name ="flags"/&gt; are set on it.</text:p>
      <text:p text:style-name="P1">2023-10-18 17:23:09.810 +02:00 [INF] Try to translate: Ein einzelner &lt;see cref="RelationTypes" /&gt;-Wert oder eine Kombination aus mehreren &lt;see cref="RelationTypes" /&gt;-Werten.</text:p>
      <text:p text:style-name="P1">2023-10-18 17:23:09.812 +02:00 [INF] Translation found: A single &lt;see cref="RelationTypes"/&gt; value or a combination of several &lt;see cref="RelationTypes"/&gt; values.</text:p>
      <text:p text:style-name="P1">2023-10-18 17:23:09.815 +02:00 [INF] Try to translate: &lt;c&gt;true&lt;/c&gt;, wenn sämtliche in &lt;paramref name="flags" /&gt; gesetzten Flags auch in &lt;paramref name="value" /&gt; gesetzt sind. Wenn &lt;paramref name="value" /&gt; &lt;c&gt;null&lt;/c&gt; ist, wird &lt;c&gt;false&lt;/c&gt; zurückgegeben.</text:p>
      <text:p text:style-name="P1">2023-10-18 17:23:09.818 +02:00 [INF] Translation found: Returns &lt;c&gt;true&lt;/c&gt;, if all flags set in &lt;paramref name ="flags"/&gt; are also set in &lt;paramref name ="value"/&gt;. If &lt;paramref name ="value"/&gt; is &lt;c&gt;null&lt;/c&gt;, &lt;c&gt;false&lt;/c&gt; is returned.</text:p>
      <text:p text:style-name="P1">2023-10-18 17:23:09.820 +02:00 [INF] Try to translate: <text:s/>Entfernt sämtliche in &lt;paramref name="flags" /&gt; gesetzten Flags aus &lt;paramref name="value" /&gt;. </text:p>
      <text:p text:style-name="P1">2023-10-18 17:23:09.822 +02:00 [INF] Translation found: Unsets all flags set in &lt;paramref name ="flags"/&gt; in &lt;paramref name ="value"/&gt;.</text:p>
      <text:p text:style-name="P1">2023-10-18 17:23:09.823 +02:00 [INF] Try to translate: Der &lt;see cref="RelationTypes" /&gt;?-Wert, aus dem die in &lt;paramref name="flags" /&gt; gesetzten Flags entfernt werden.</text:p>
      <text:p text:style-name="P1">2023-10-18 17:23:09.826 +02:00 [INF] Translation found: The value from which the flags set in &lt;paramref name ="flags"/&gt; are removed.</text:p>
      <text:p text:style-name="P1">2023-10-18 17:23:09.830 +02:00 [INF] Try to translate: Ein einzelner &lt;see cref="RelationTypes" /&gt;-Wert oder eine Kombination aus mehreren &lt;see cref="RelationTypes" /&gt;-Werten.</text:p>
      <text:p text:style-name="P1">2023-10-18 17:23:09.832 +02:00 [INF] Translation found: A single &lt;see cref="RelationTypes"/&gt; value or a combination of several &lt;see cref="RelationTypes"/&gt; values.</text:p>
      <text:p text:style-name="P1">2023-10-18 17:23:09.834 +02:00 [INF] Try to translate: Ein &lt;see cref="RelationTypes" /&gt;-Wert, auf dem sämtliche in &lt;paramref name="flags" /&gt; gesetzten Flags entfernt sind oder &lt;c&gt;null&lt;/c&gt;, wenn sämtliche Flags entfernt wurden. Wenn &lt;paramref name="value" /&gt; &lt;c&gt;null&lt;/c&gt; ist, wird &lt;c&gt;null&lt;/c&gt; zurückgegeben.</text:p>
      <text:p text:style-name="P1">2023-10-18 17:23:09.835 +02:00 [INF] Translation found: A value from which all the flags set in &lt;paramref name ="flags"/&gt; are removed, respectively &lt;c&gt;null&lt;/c&gt; if all flags are unset. If &lt;paramref name ="value"/&gt; is &lt;c&gt;null&lt;/c&gt;, &lt;c&gt;null&lt;/c&gt; is returned.</text:p>
      <text:p text:style-name="P1">2023-10-18 17:23:09.836 +02:00 [INF] Save<text:line-break/>C:\Users\fkinz\source\repos\FolkerKinzel.VCards\src\FolkerKinzel.VCards\Extensions\RelationTypesExtension.cs to<text:line-break/>C:\Users\fkinz\source\repos\FolkerKinzel.VCards\src\FolkerKinzel.VCards\Extensions\RelationTypesExtension.cs.</text:p>
      <text:p text:style-name="P1">2023-10-18 17:23:09.838 +02:00 [INF] ===================================================</text:p>
      <text:p text:style-name="P1">2023-10-18 17:23:09.840 +02:00 [INF] </text:p>
      <text:p text:style-name="P1">2023-10-18 17:23:09.840 +02:00 [INF] Start translating C:\Users\fkinz\source\repos\FolkerKinzel.VCards\src\FolkerKinzel.VCards\<text:span text:style-name="T1">Extensions\TelTypesExtension.cs</text:span></text:p>
      <text:p text:style-name="P1">2023-10-18 17:23:09.842 +02:00 [INF] Try to translate: <text:s/>Erweiterungsmethoden, die die Arbeit mit der &lt;see cref="TelTypes" /&gt;-Enum erleichtern. </text:p>
      <text:p text:style-name="P1">2023-10-18 17:23:09.845 +02:00 [INF] Translation found: Extension methods that make working with the &lt;see cref="TelTypes"/&gt; enum easier.</text:p>
      <text:p text:style-name="P1">2023-10-18 17:23:09.848 +02:00 [INF] Try to translate: <text:s/>Setzt sämtliche in &lt;paramref name="flags" /&gt; gesetzten Flags in &lt;paramref name="value" /&gt;. </text:p>
      <text:p text:style-name="P1">2023-10-18 17:23:09.849 +02:00 [INF] Translation found: Sets all the flags set in &lt;paramref name ="flags"/&gt; in &lt;paramref name ="value"/&gt;.</text:p>
      <text:p text:style-name="P1">2023-10-18 17:23:09.850 +02:00 [INF] Try to translate: Der &lt;see cref="TelTypes" /&gt;?-Wert, auf dem die in &lt;paramref name="flags" /&gt; gesetzten Flags gesetzt werden.</text:p>
      <text:p text:style-name="P1">2023-10-18 17:23:09.851 +02:00 [INF] Translation found: The value to which all the flags set in &lt;paramref name ="flags"/&gt; are added.</text:p>
      <text:p text:style-name="P1">2023-10-18 17:23:09.852 +02:00 [INF] Try to translate: Ein einzelner &lt;see cref="TelTypes" /&gt;-Wert oder eine Kombination aus mehreren &lt;see cref="TelTypes" /&gt;-Werten.</text:p>
      <text:p text:style-name="P1">2023-10-18 17:23:09.854 +02:00 [INF] Translation found: A single &lt;see cref="TelTypes"/&gt; value or a combination of several &lt;see cref="TelTypes"/&gt; values.</text:p>
      <text:p text:style-name="P1">2023-10-18 17:23:09.856 +02:00 [INF] Try to translate: Ein &lt;see cref="TelTypes" /&gt;-Wert, auf dem sämtliche in &lt;paramref name="value" /&gt; und &lt;paramref name="flags" /&gt; gesetzten Flags gesetzt sind. Wenn &lt;paramref name="value" /&gt; &lt;c&gt;null&lt;/c&gt; ist, wird &lt;paramref name="flags" /&gt; zurückgegeben.</text:p>
      <text:p text:style-name="P1">2023-10-18 17:23:09.858 +02:00 [INF] Translation found: A value, which has all flags set that are set in &lt;paramref name ="value"/&gt; and &lt;paramref name ="flags"/&gt;. If &lt;paramref name ="value"/&gt; is &lt;c&gt;null&lt;/c&gt;, &lt;paramref name ="flags"/&gt; is returned.</text:p>
      <text:p text:style-name="P1">2023-10-18 17:23:09.860 +02:00 [INF] Try to translate: <text:s/>Untersucht, ob sämtliche in &lt;paramref name="flags" /&gt; gesetzten Flags auch in &lt;paramref name="value" /&gt; gesetzt sind. </text:p>
      <text:p text:style-name="P1">2023-10-18 17:23:09.863 +02:00 [INF] Translation found: Checks whether all flags set in &lt;paramref name ="flags"/&gt; are also set in &lt;paramref name ="value"/&gt;.</text:p>
      <text:p text:style-name="P1">2023-10-18 17:23:09.865 +02:00 [INF] Try to translate: Der &lt;see cref="TelTypes" /&gt;?-Wert, der daraufhin überprüft wird, ob sämtliche in &lt;paramref name="flags" /&gt; gesetzten Flags auf ihm gesetzt sind.</text:p>
      <text:p text:style-name="P1">2023-10-18 17:23:09.866 +02:00 [INF] Translation found: The value, which is checked to see whether all flags set in &lt;paramref name ="flags"/&gt; are set on it.</text:p>
      <text:p text:style-name="P1">2023-10-18 17:23:09.868 +02:00 [INF] Try to translate: Ein einzelner &lt;see cref="TelTypes" /&gt;-Wert oder eine Kombination aus mehreren &lt;see cref="TelTypes" /&gt;-Werten.</text:p>
      <text:p text:style-name="P1">2023-10-18 17:23:09.870 +02:00 [INF] Translation found: A single &lt;see cref="TelTypes"/&gt; value or a combination of several &lt;see cref="TelTypes"/&gt; values.</text:p>
      <text:p text:style-name="P1">2023-10-18 17:23:09.870 +02:00 [INF] Try to translate: &lt;c&gt;true&lt;/c&gt;, wenn sämtliche in &lt;paramref name="flags" /&gt; gesetzten Flags auch in &lt;paramref name="value" /&gt; gesetzt sind. Wenn &lt;paramref name="value" /&gt; &lt;c&gt;null&lt;/c&gt; ist, wird &lt;c&gt;false&lt;/c&gt; zurückgegeben.</text:p>
      <text:p text:style-name="P1">2023-10-18 17:23:09.872 +02:00 [INF] Translation found: Returns &lt;c&gt;true&lt;/c&gt;, if all flags set in &lt;paramref name ="flags"/&gt; are also set in &lt;paramref name ="value"/&gt;. If &lt;paramref name ="value"/&gt; is &lt;c&gt;null&lt;/c&gt;, &lt;c&gt;false&lt;/c&gt; is returned.</text:p>
      <text:p text:style-name="P1">2023-10-18 17:23:09.873 +02:00 [INF] Try to translate: <text:s/>Entfernt sämtliche in &lt;paramref name="flags" /&gt; gesetzten Flags aus &lt;paramref name="value" /&gt;. </text:p>
      <text:p text:style-name="P1">2023-10-18 17:23:09.874 +02:00 [INF] Translation found: Unsets all flags set in &lt;paramref name ="flags"/&gt; in &lt;paramref name ="value"/&gt;.</text:p>
      <text:p text:style-name="P1">2023-10-18 17:23:09.877 +02:00 [INF] Try to translate: Der &lt;see cref="TelTypes" /&gt;?-Wert, aus dem die in &lt;paramref name="flags" /&gt; gesetzten Flags entfernt werden.</text:p>
      <text:p text:style-name="P1">2023-10-18 17:23:09.879 +02:00 [INF] Translation found: The value from which the flags set in &lt;paramref name ="flags"/&gt; are removed.</text:p>
      <text:p text:style-name="P1">2023-10-18 17:23:09.880 +02:00 [INF] Try to translate: Ein einzelner &lt;see cref="TelTypes" /&gt;-Wert oder eine Kombination aus mehreren &lt;see cref="TelTypes" /&gt;-Werten.</text:p>
      <text:p text:style-name="P1">2023-10-18 17:23:09.881 +02:00 [INF] Translation found: A single &lt;see cref="TelTypes"/&gt; value or a combination of several &lt;see cref="TelTypes"/&gt; values.</text:p>
      <text:p text:style-name="P1">2023-10-18 17:23:09.881 +02:00 [INF] Try to translate: Ein &lt;see cref="TelTypes" /&gt;-Wert, auf dem sämtliche in &lt;paramref name="flags" /&gt; gesetzten Flags entfernt sind oder &lt;c&gt;null&lt;/c&gt;, wenn sämtliche Flags entfernt wurden. Wenn &lt;paramref name="value" /&gt; &lt;c&gt;null&lt;/c&gt; ist, wird &lt;c&gt;null&lt;/c&gt; zurückgegeben.</text:p>
      <text:p text:style-name="P1">2023-10-18 17:23:09.883 +02:00 [INF] Translation found: A value from which all the flags set in &lt;paramref name ="flags"/&gt; are removed, respectively &lt;c&gt;null&lt;/c&gt; if all flags are unset. If &lt;paramref name ="value"/&gt; is &lt;c&gt;null&lt;/c&gt;, &lt;c&gt;null&lt;/c&gt; is returned.</text:p>
      <text:p text:style-name="P1">2023-10-18 17:23:09.884 +02:00 [INF] Save<text:line-break/>C:\Users\fkinz\source\repos\FolkerKinzel.VCards\src\FolkerKinzel.VCards\Extensions\TelTypesExtension.cs to<text:line-break/>C:\Users\fkinz\source\repos\FolkerKinzel.VCards\src\FolkerKinzel.VCards\Extensions\TelTypesExtension.cs.</text:p>
      <text:p text:style-name="P1">2023-10-18 17:23:09.886 +02:00 [INF] ===================================================</text:p>
      <text:p text:style-name="P1">2023-10-18 17:23:09.887 +02:00 [INF] </text:p>
      <text:p text:style-name="P1">2023-10-18 17:23:09.888 +02:00 [INF] Start translating C:\Users\fkinz\source\repos\FolkerKinzel.VCards\src\FolkerKinzel.VCards\<text:span text:style-name="T1">Extensions\VCardCollectionExtension.cs</text:span></text:p>
      <text:p text:style-name="P1">2023-10-18 17:23:09.890 +02:00 [INF] Try to translate: <text:s/>Erweiterungsmethoden, die die Arbeit mit &lt;see cref="IEnumerable{T}"&gt;IEnumerable&amp;lt;VCard&amp;gt;&lt;/see&gt;-Objekten erleichtern. </text:p>
      <text:p text:style-name="P1">2023-10-18 17:23:09.892 +02:00 [INF] Translation found: Extension methods that make working with &lt;see cref="IEnumerable{T}"&gt;IEnumerable&amp;lt;VCard&amp;gt;&lt;/see&gt; objects easier.</text:p>
      <text:p text:style-name="P1">2023-10-18 17:23:09.893 +02:00 [INF] Try to translate: <text:s/>Gibt eine Sammlung von &lt;see cref="VCard" /&gt;-Objekten zurück, in der die &lt;see cref="RelationVCardProperty" /&gt;-Objekte durch &lt;see cref="RelationUuidProperty" /&gt;-Objekte ersetzt sind und in der die in den &lt;see cref="RelationVCardProperty" /&gt;-Objekten referenzierten &lt;see cref="VCard" /&gt;-Objekte als separate Elemente angefügt sind. </text:p>
      <text:p text:style-name="P1">2023-10-18 17:23:09.896 +02:00 <text:span text:style-name="T2">[WRN]</text:span> No translation found.</text:p>
      <text:p text:style-name="P1">2023-10-18 17:23:09.897 +02:00 [INF] Try to translate: Sammlung von &lt;see cref="VCard" /&gt;-Objekten. Die Auflistung darf leer sein und &lt;c&gt;null&lt;/c&gt;-Werte enthalten.</text:p>
      <text:p text:style-name="P1">2023-10-18 17:23:09.898 +02:00 [INF] Translation found: A collection of &lt;see cref="VCard"/&gt; objects. The collection may be empty or may contain &lt;c&gt;null&lt;/c&gt; values.</text:p>
      <text:p text:style-name="P1">2023-10-18 17:23:09.899 +02:00 [INF] Try to translate: <text:s/>Eine Sammlung von &lt;see cref="VCard" /&gt;-Objekten, in der die &lt;see cref="RelationVCardProperty" /&gt;-Objekte durch &lt;see cref="RelationUuidProperty" /&gt;-Objekte ersetzt sind und in der die in den &lt;see cref="RelationVCardProperty" /&gt;-Objekten referenzierten &lt;see cref="VCard" /&gt;-Objekte als separate Elemente angefügt sind. (Wenn die angefügten &lt;see cref="VCard" /&gt;-Objekte noch keine &lt;see cref="VCard.UniqueIdentifier" /&gt;-Eigenschaft hatten, wird ihnen von der Methode automatisch eine neue zugewiesen.) </text:p>
      <text:p text:style-name="P1">2023-10-18 17:23:09.901 +02:00 <text:span text:style-name="T2">[WRN]</text:span> No translation found.</text:p>
      <text:p text:style-name="P1">2023-10-18 17:23:09.902 +02:00 [INF] Try to translate: &lt;note type="caution"&gt; Obwohl die Methode selbst threadsafe ist, sind es die an die Methode übergebenen &lt;see cref="VCard" /&gt;-Objekte nicht. Sperren Sie den lesenden und schreibenden Zugriff auf diese &lt;see cref="VCard" /&gt;-Objekte während der Ausführung dieser Methode! &lt;/note&gt;&lt;note type="important"&gt; Verwenden Sie diese Methode niemals, wenn Sie eine VCF-Datei als vCard 2.1 oder vCard 3.0 speichern möchten. Es droht Datenverlust. &lt;/note&gt;&lt;para&gt; Die Methode wird bei Bedarf von den Serialisierungsmethoden von &lt;see cref="VCard" /&gt; automatisch verwendet. Die Verwendung in eigenem Code ist nur dann sinnvoll, wenn ein &lt;see cref="VCard" /&gt;-Objekt als vCard 4.0 gespeichert werden soll und wenn dabei jede VCF-Datei nur eine einzige vCard enthalten soll. (Dieses Vorgehen ist i.d.R. nicht vorteilhaft, da es die referentielle Integrität gefährdet.) &lt;/para&gt;</text:p>
      <text:p text:style-name="P1">2023-10-18 17:23:09.904 +02:00 [INF] Translation found: &lt;note type ="caution"&gt;<text:line-break/>Although the method itself is thread-safe, the &lt;see cref="VCard"/&gt; objects passed to the method are not. Block read and write access to these &lt;see cref="VCard"/&gt; objects, while this method is being executed!<text:line-break/>&lt;/note&gt;<text:line-break/>&lt;note type ="important"&gt;<text:line-break/>Never use this method, if you want to save a VCF file as vCard 2.1 or vCard 3.0!<text:line-break/>&lt;/note&gt;<text:line-break/>&lt;para&gt;<text:line-break/>The method is - if necessary - automatically called by the serialization methods of &lt;see cref="VCard"/&gt;. It only makes sense to use it in your own code, if a &lt;see cref="VCard"/&gt; object is to be saved as vCard 4.0 and if each VCF file should only contain a single vCard. (As a rule, this approach is not advantageous as it endangers referential integrity.)<text:line-break/>&lt;/para&gt;</text:p>
      <text:p text:style-name="P1">2023-10-18 17:23:09.908 +02:00 [INF] Try to translate: &lt;para&gt; Das Beispiel demonstriert, wie ein &lt;see cref="VCard" /&gt;-Objekt als vCard 4.0 gespeichert werden kann, wenn beabsichtigt ist, dass eine VCF-Datei jeweils nur eine einzige vCard enthalten soll. Das Beispiel zeigt möglicherweise auch, dass dieses Vorgehen i.d.R. nicht vorteilhaft ist, da es die referentielle Integrität gefährdet. &lt;/para&gt;&lt;note type="note"&gt;Der leichteren Lesbarkeit wegen, wurde in dem Beispiel auf Ausnahmebehandlung verzichtet.&lt;/note&gt;&lt;code language="cs" source="..\Examples\VCard40Example.cs" /&gt;</text:p>
      <text:p text:style-name="P1">2023-10-18 17:23:09.910 +02:00 [INF] Translation found: &lt;para&gt;<text:line-break/>The example demonstrates how a &lt;see cref="VCard"/&gt; object can be saved as a vCard 4.0, if it is intended that a VCF file should only contain one single vCard. The example may also show that this approach is generally not advantageous, because it endangers referential integrity.<text:line-break/>&lt;/para&gt;<text:line-break/>&lt;note type ="note"&gt;<text:line-break/>For the sake of easier readability, exception handling has not been used in the example.<text:line-break/>&lt;/note&gt;<text:line-break/>&lt;code/&gt;</text:p>
      <text:p text:style-name="P1">2023-10-18 17:23:09.912 +02:00 [INF] Try to translate: &lt;paramref name="vCards" /&gt; ist &lt;c&gt;null&lt;/c&gt;.</text:p>
      <text:p text:style-name="P1">2023-10-18 17:23:09.913 +02:00 [INF] Translation found: &lt;paramref name="vCards"/&gt; is &lt;c&gt;null&lt;/c&gt;.</text:p>
      <text:p text:style-name="P1">2023-10-18 17:23:09.915 +02:00 [INF] Try to translate: <text:s/>Gibt eine Sammlung von &lt;see cref="VCard" /&gt;-Objekten zurück, in der &lt;see cref="RelationUuidProperty" /&gt;-Objekte durch &lt;see cref="RelationVCardProperty" /&gt;-Objekte ersetzt worden sind, falls sich die referenzierten &lt;see cref="VCard" /&gt;-Objekte in der Sammlung befinden. </text:p>
      <text:p text:style-name="P1">2023-10-18 17:23:09.916 +02:00 <text:span text:style-name="T2">[WRN]</text:span> No translation found.</text:p>
      <text:p text:style-name="P1">2023-10-18 17:23:09.918 +02:00 [INF] Try to translate: Auflistung von &lt;see cref="VCard" /&gt;-Objekten. Die Auflistung darf leer sein und &lt;c&gt;null&lt;/c&gt;-Werte enthalten.</text:p>
      <text:p text:style-name="P1">2023-10-18 17:23:09.919 +02:00 [INF] Translation found: A collection of &lt;see cref="VCard"/&gt; objects. The collection may be empty or may contain &lt;c&gt;null&lt;/c&gt; values.</text:p>
      <text:p text:style-name="P1">2023-10-18 17:23:09.920 +02:00 [INF] Try to translate: <text:s/>Eine Sammlung von &lt;see cref="VCard" /&gt;-Objekten, in der &lt;see cref="RelationUuidProperty" /&gt;-Objekte durch &lt;see cref="RelationVCardProperty" /&gt;-Objekte ersetzt worden sind, falls sich die referenzierten &lt;see cref="VCard" /&gt;-Objekte in der als Argument übergebenen Sammlung befinden. </text:p>
      <text:p text:style-name="P1">2023-10-18 17:23:09.921 +02:00 <text:span text:style-name="T2">[WRN]</text:span> No translation found.</text:p>
      <text:p text:style-name="P1">2023-10-18 17:23:09.923 +02:00 [INF] Try to translate: &lt;note type="caution"&gt; Obwohl die Methode selbst threadsafe ist, sind es die an die Methode übergebenen &lt;see cref="VCard" /&gt;-Objekte nicht. Sperren Sie den lesenden und schreibenden Zugriff auf diese &lt;see cref="VCard" /&gt;-Objekte während der Ausführung dieser Methode! &lt;/note&gt;&lt;para&gt;Die Methode wird von den Deserialisierungsmethoden von &lt;see cref="VCard" /&gt; automatisch aufgerufen. Die Verwendung in eigenem Code kann z.B. nützlich sein, wenn &lt;see cref="VCard" /&gt;-Objekte aus verschiedenen Quellen in einer gemeinsamen Liste zusammengeführt werden, um ihre Daten durchsuchbar zu machen. &lt;/para&gt;</text:p>
      <text:p text:style-name="P1">2023-10-18 17:23:09.925 +02:00 [INF] Translation found: &lt;note type ="caution"&gt;<text:line-break/>Although the method itself is thread-safe, the &lt;see cref="VCard"/&gt; objects passed to the method are not. Block read and write access to these &lt;see cref="VCard"/&gt; objects, while this method is being executed!<text:line-break/>&lt;/note&gt;<text:line-break/>&lt;para&gt;<text:line-break/>The method is automatically called by the deserialization methods of the &lt;see cref="VCard"/&gt; class. Using it in your own code can be useful, e.g., if &lt;see cref="VCard"/&gt; objects from different sources are combined in a common list in order to make their data searchable.<text:line-break/>&lt;/para&gt;</text:p>
      <text:p text:style-name="P1">2023-10-18 17:23:09.927 +02:00 [INF] Try to translate: &lt;para&gt; Das Beispiel zeigt das Deserialisieren und Auswerten einer VCF-Datei, deren Inhalt auf andere VCF-Dateien verweist. &lt;/para&gt;&lt;note type="note"&gt;Der leichteren Lesbarkeit wegen, wurde in dem Beispiel auf Ausnahmebehandlung verzichtet.&lt;/note&gt;&lt;code language="cs" source="..\Examples\VCard40Example.cs" /&gt;</text:p>
      <text:p text:style-name="P1">2023-10-18 17:23:09.929 +02:00 [INF] Translation found: &lt;para&gt;<text:line-break/>The example shows the deserialization and analysis of a VCF file whose content refers to other VCF files.<text:line-break/>&lt;/para&gt;<text:line-break/>&lt;note type ="note"&gt;<text:line-break/>For the sake of easier readability, exception handling has not been used in the example.<text:line-break/>&lt;/note&gt;<text:line-break/>&lt;code/&gt;</text:p>
      <text:p text:style-name="P1">2023-10-18 17:23:09.930 +02:00 [INF] Try to translate: &lt;paramref name="vCards" /&gt; ist &lt;c&gt;null&lt;/c&gt;.</text:p>
      <text:p text:style-name="P1">2023-10-18 17:23:09.931 +02:00 [INF] Translation found: &lt;paramref name="vCards"/&gt; is &lt;c&gt;null&lt;/c&gt;.</text:p>
      <text:p text:style-name="P1">2023-10-18 17:23:09.932 +02:00 [INF] Try to translate: <text:s/>Speichert eine Sammlung von &lt;see cref="VCard" /&gt;-Objekten in eine gemeinsame VCF-Datei. </text:p>
      <text:p text:style-name="P1">2023-10-18 17:23:09.934 +02:00 [INF] Translation found: Saves a collection of &lt;see cref="VCard"/&gt; objects in a common VCF file.</text:p>
      <text:p text:style-name="P1">2023-10-18 17:23:09.935 +02:00 [INF] Try to translate: Die zu speichernden &lt;see cref="VCard" /&gt;-Objekte. Die Sammlung darf leer sein und &lt;c&gt;null&lt;/c&gt;-Werte enthalten. Wenn die Sammlung kein &lt;see cref="VCard" /&gt;-Objekt enthält, wird keine Datei geschrieben.</text:p>
      <text:p text:style-name="P1">2023-10-18 17:23:09.936 +02:00 [INF] Translation found: The &lt;see cref="VCard"/&gt; objects to be saved. The collection may be empty or <text:s/>may contain &lt;c&gt;null&lt;/c&gt; values. If the collection does not contain any &lt;see cref="VCard"/&gt; object, no file will be written.</text:p>
      <text:p text:style-name="P1">2023-10-18 17:23:09.937 +02:00 [INF] Try to translate: Der Dateipfad. Wenn die Datei existiert, wird sie überschrieben.</text:p>
      <text:p text:style-name="P1">2023-10-18 17:23:09.940 +02:00 [INF] Translation found: The file path. If the file exists, it will be overwritten.</text:p>
      <text:p text:style-name="P1">2023-10-18 17:23:09.941 +02:00 [INF] Try to translate: Die vCard-Version der zu speichernden VCF-Datei.</text:p>
      <text:p text:style-name="P1">2023-10-18 17:23:09.942 +02:00 [INF] Translation found: The vCard version of the VCF file to be written.</text:p>
      <text:p text:style-name="P1">2023-10-18 17:23:09.943 +02:00 [INF] Try to translate: Ein Objekt, das &lt;see cref="ITimeZoneIDConverter" /&gt; implementiert, um beim Schreiben von vCard 2.1 oder vCard 3.0 Zeitzonennamen aus der "IANA time zone database" in UTC-Offsets umwandeln zu können, oder &lt;c&gt;null&lt;/c&gt;, um auf eine Umwandlung zu verzichten.</text:p>
      <text:p text:style-name="P1">2023-10-18 17:23:09.945 +02:00 [INF] Translation found: An object that implements &lt;see cref="ITimeZoneIDConverter"/&gt; to convert IANA time zone names to UTC offsets, or &lt;c&gt;null&lt;/c&gt;.</text:p>
      <text:p text:style-name="P1">2023-10-18 17:23:09.947 +02:00 [INF] Try to translate: Optionen für das Schreiben der VCF-Datei. Die Flags können kombiniert werden.</text:p>
      <text:p text:style-name="P1">2023-10-18 17:23:09.948 +02:00 [INF] Translation found: Options for writing the VCF file. The flags can be combined.</text:p>
      <text:p text:style-name="P1">2023-10-18 17:23:09.948 +02:00 [INF] Try to translate: &lt;note type="caution"&gt; Obwohl die Methode selbst threadsafe ist, sind es die an die Methode übergebenen &lt;see cref="VCard" /&gt;-Objekte nicht. Sperren Sie den lesenden und schreibenden Zugriff auf diese &lt;see cref="VCard" /&gt;-Objekte während der Ausführung dieser Methode! &lt;/note&gt;&lt;para&gt;Die Methode serialisiert möglicherweise mehr vCards, als die Anzahl der Elemente in der Sammlung, die an den Parameter &lt;paramref name="vCards" /&gt; übergeben wird. Dies geschieht, wenn eine VCF-Datei als vCard 4.0 gespeichert wird und sich in den Eigenschaften &lt;see cref="VCard.Members" /&gt; oder &lt;see cref="VCard.Relations" /&gt; eines &lt;see cref="VCard" /&gt;-Objekts weitere &lt;see cref="VCard" /&gt;-Objekte in Form von &lt;see cref="RelationVCardProperty" /&gt;-Objekten befinden. &lt;/para&gt;&lt;para&gt; Ebenso verhält sich die Methode, wenn eine vCard 2.1 oder 3.0 mit der Option &lt;see cref="VcfOptions.IncludeAgentAsSeparateVCard" /&gt; serialisiert wird und wenn sich in der Eigenschaft &lt;see cref="VCard.Relations" /&gt; eines &lt;see cref="VCard" /&gt;-Objekts ein &lt;see cref="RelationVCardProperty" /&gt;-Objekt befindet, auf dessen &lt;see cref="ParameterSection" /&gt; in der Eigenschaft &lt;see cref="ParameterSection.RelationType" /&gt; das Flag &lt;see cref="RelationTypes.Agent" /&gt; gesetzt ist. &lt;/para&gt;</text:p>
      <text:p text:style-name="P1">2023-10-18 17:23:09.951 +02:00 <text:span text:style-name="T2">[WRN]</text:span> No translation found.</text:p>
      <text:p text:style-name="P1">2023-10-18 17:23:09.952 +02:00 [INF] Try to translate: </text:p>
      <text:p text:style-name="P1">2023-10-18 17:23:09.953 +02:00 [INF] Translation found: </text:p>
      <text:p text:style-name="P1">2023-10-18 17:23:09.955 +02:00 [INF] Try to translate: &lt;paramref name="fileName" /&gt; oder &lt;paramref name="vCards" /&gt; ist &lt;c&gt;null&lt;/c&gt;.</text:p>
      <text:p text:style-name="P1">2023-10-18 17:23:09.956 +02:00 [INF] Translation found: &lt;paramref name="fileName"/&gt; or &lt;paramref name="vCards"/&gt; is &lt;c&gt;null&lt;/c&gt;.</text:p>
      <text:p text:style-name="P1">2023-10-18 17:23:09.957 +02:00 [INF] Try to translate: &lt;paramref name="fileName" /&gt; ist kein gültiger Dateipfad oder &lt;paramref name="version" /&gt; hat einen nichtdefinierten Wert.</text:p>
      <text:p text:style-name="P1">2023-10-18 17:23:09.958 +02:00 [INF] Translation found: &lt;paramref name ="fileName"/&gt; is not a valid file path or &lt;paramref name ="version"/&gt; has an undefined value.</text:p>
      <text:p text:style-name="P1">2023-10-18 17:23:09.959 +02:00 [INF] Try to translate: Die Datei konnte nicht geschrieben werden.</text:p>
      <text:p text:style-name="P1">2023-10-18 17:23:09.960 +02:00 [INF] Translation found: The file could not be written.</text:p>
      <text:p text:style-name="P1">2023-10-18 17:23:09.962 +02:00 [INF] Try to translate: <text:s/>Serialisiert eine Sammlung von &lt;see cref="VCard" /&gt;-Objekten unter Verwendung des VCF-Formats in einen &lt;see cref="Stream" /&gt;. </text:p>
      <text:p text:style-name="P1">2023-10-18 17:23:09.964 +02:00 [INF] Translation found: Serializes a collection of &lt;see cref="VCard"/&gt; objects into a &lt;see cref="Stream" /&gt; using the VCF format.</text:p>
      <text:p text:style-name="P1">2023-10-18 17:23:09.965 +02:00 [INF] Try to translate: Die zu serialisierenden &lt;see cref="VCard" /&gt;-Objekte. Die Sammlung darf leer sein und &lt;c&gt;null&lt;/c&gt;-Werte enthalten.</text:p>
      <text:p text:style-name="P1">2023-10-18 17:23:09.966 +02:00 [INF] Translation found: The &lt;see cref="VCard"/&gt; objects to be serialized. The collection may be empty or may contain &lt;c&gt;null&lt;/c&gt; values.</text:p>
      <text:p text:style-name="P1">2023-10-18 17:23:09.968 +02:00 [INF] Try to translate: Ein &lt;see cref="Stream" /&gt;, in den die serialisierten &lt;see cref="VCard" /&gt;-Objekte geschrieben werden.</text:p>
      <text:p text:style-name="P1">2023-10-18 17:23:09.971 +02:00 [INF] Translation found: A &lt;see cref="Stream"/&gt; into which the serialized &lt;see cref="VCard"/&gt; objects are written.</text:p>
      <text:p text:style-name="P1">2023-10-18 17:23:09.972 +02:00 [INF] Try to translate: Die vCard-Version, die für die Serialisierung verwendet wird.</text:p>
      <text:p text:style-name="P1">2023-10-18 17:23:09.973 +02:00 [INF] Translation found: The vCard version used for the serialization.</text:p>
      <text:p text:style-name="P1">2023-10-18 17:23:09.974 +02:00 [INF] Try to translate: Ein Objekt, das &lt;see cref="ITimeZoneIDConverter" /&gt; implementiert, um beim Schreiben von vCard 2.1 oder vCard 3.0 Zeitzonennamen aus der "IANA time zone database" in UTC-Offsets umwandeln zu können, oder &lt;c&gt;null&lt;/c&gt;, um auf eine Umwandlung zu verzichten.</text:p>
      <text:p text:style-name="P1">2023-10-18 17:23:09.975 +02:00 [INF] Translation found: An object that implements &lt;see cref="ITimeZoneIDConverter"/&gt; to convert IANA time zone names to UTC offsets, or &lt;c&gt;null&lt;/c&gt;.</text:p>
      <text:p text:style-name="P1">2023-10-18 17:23:09.977 +02:00 [INF] Try to translate: Optionen für das Serialisieren. Die Flags können kombiniert werden.</text:p>
      <text:p text:style-name="P1">2023-10-18 17:23:09.978 +02:00 [INF] Translation found: Options for serializing VCF. The flags can be combined.</text:p>
      <text:p text:style-name="P1">2023-10-18 17:23:09.979 +02:00 [INF] Try to translate: Mit &lt;c&gt;true&lt;/c&gt; wird bewirkt, dass die Methode &lt;paramref name="stream" /&gt; nicht schließt. Der Standardwert ist &lt;c&gt;false&lt;/c&gt;.</text:p>
      <text:p text:style-name="P1">2023-10-18 17:23:09.980 +02:00 [INF] Translation found: &lt;c&gt;true&lt;/c&gt; means that the method does not close the underlying &lt;see cref="Stream"/&gt;. The default value is &lt;c&gt;false&lt;/c&gt;.</text:p>
      <text:p text:style-name="P1">2023-10-18 17:23:09.982 +02:00 [INF] Try to translate: &lt;note type="caution"&gt; Obwohl die Methode selbst threadsafe ist, sind es die an die Methode übergebenen &lt;see cref="VCard" /&gt;-Objekte nicht. Sperren Sie den lesenden und schreibenden Zugriff auf diese &lt;see cref="VCard" /&gt;-Objekte während der Ausführung dieser Methode! &lt;/note&gt;&lt;para&gt;Die Methode serialisiert möglicherweise mehr vCards, als die Anzahl der Elemente in der Sammlung, die an den Parameter &lt;paramref name="vCards" /&gt; übergeben wird. Dies geschieht, wenn eine vCard 4.0 serialisiert wird und sich in den Eigenschaften &lt;see cref="VCard.Members" /&gt; oder &lt;see cref="VCard.Relations" /&gt; eines &lt;see cref="VCard" /&gt;-Objekts weitere &lt;see cref="VCard" /&gt;-Objekte in Form von &lt;see cref="RelationVCardProperty" /&gt;-Objekten befanden. &lt;/para&gt;&lt;para&gt;Ebenso verhält sich die Methode, wenn eine vCard 2.1 oder 3.0 mit der Option &lt;see cref="VcfOptions.IncludeAgentAsSeparateVCard" /&gt; serialisiert wird und wenn sich in der Eigenschaft &lt;see cref="VCard.Relations" /&gt; eines &lt;see cref="VCard" /&gt;-Objekts ein &lt;see cref="RelationVCardProperty" /&gt;-Objekt befindet, auf dessen &lt;see cref="ParameterSection" /&gt; in der Eigenschaft &lt;see cref="ParameterSection.RelationType" /&gt; das Flag &lt;see cref="RelationTypes.Agent" /&gt; gesetzt ist. &lt;/para&gt;</text:p>
      <text:p text:style-name="P1">2023-10-18 17:23:09.986 +02:00 <text:span text:style-name="T2">[WRN]</text:span> No translation found.</text:p>
      <text:p text:style-name="P1">2023-10-18 17:23:09.986 +02:00 [INF] Try to translate: </text:p>
      <text:p text:style-name="P1">2023-10-18 17:23:09.987 +02:00 [INF] Translation found: </text:p>
      <text:p text:style-name="P1">2023-10-18 17:23:09.988 +02:00 [INF] Try to translate: &lt;paramref name="stream" /&gt; oder &lt;paramref name="vCards" /&gt; ist &lt;c&gt;null&lt;/c&gt;.</text:p>
      <text:p text:style-name="P1">2023-10-18 17:23:09.989 +02:00 [INF] Translation found: &lt;paramref name="stream"/&gt; or &lt;paramref name="vCards"/&gt; is &lt;c&gt;null&lt;/c&gt;.</text:p>
      <text:p text:style-name="P1">2023-10-18 17:23:09.990 +02:00 [INF] Try to translate: &lt;paramref name="stream" /&gt; unterstützt keine Schreibvorgänge oder &lt;paramref name="version" /&gt; hat einen nichtdefinierten Wert.</text:p>
      <text:p text:style-name="P1">2023-10-18 17:23:09.991 +02:00 [INF] Translation found: &lt;paramref name ="stream"/&gt; does not support write operations or &lt;paramref name ="version"/&gt; has an undefined value.</text:p>
      <text:p text:style-name="P1">2023-10-18 17:23:09.992 +02:00 [INF] Try to translate: E/A-Fehler.</text:p>
      <text:p text:style-name="P1">2023-10-18 17:23:09.993 +02:00 [INF] Translation found: I/O error.</text:p>
      <text:p text:style-name="P1">2023-10-18 17:23:09.995 +02:00 [INF] Try to translate: &lt;paramref name="stream" /&gt; war bereits geschlossen.</text:p>
      <text:p text:style-name="P1">2023-10-18 17:23:09.996 +02:00 [INF] Translation found: &lt;paramref name ="stream"/&gt; was already closed.</text:p>
      <text:p text:style-name="P1">2023-10-18 17:23:09.998 +02:00 [INF] Try to translate: <text:s/>Serialisiert &lt;paramref name="vCards" /&gt; als einen &lt;see cref="string" /&gt;, der den Inhalt einer VCF-Datei darstellt. </text:p>
      <text:p text:style-name="P1">2023-10-18 17:23:09.999 +02:00 [INF] Translation found: Serializes &lt;paramref name ="vCards"/&gt; as a &lt;see cref="string"/&gt;, which represents the content of a VCF file.</text:p>
      <text:p text:style-name="P1">2023-10-18 17:23:10.002 +02:00 [INF] Try to translate: Die zu serialisierenden &lt;see cref="VCard" /&gt;-Objekte. Die Sammlung darf leer sein und &lt;c&gt;null&lt;/c&gt;-Werte enthalten.</text:p>
      <text:p text:style-name="P1">2023-10-18 17:23:10.004 +02:00 [INF] Translation found: The &lt;see cref="VCard"/&gt; objects to be serialized. The collection may be empty or may contain &lt;c&gt;null&lt;/c&gt; values.</text:p>
      <text:p text:style-name="P1">2023-10-18 17:23:10.005 +02:00 [INF] Try to translate: Die vCard-Version, die für die Serialisierung verwendet wird.</text:p>
      <text:p text:style-name="P1">2023-10-18 17:23:10.006 +02:00 [INF] Translation found: The vCard version used for the serialization.</text:p>
      <text:p text:style-name="P1">2023-10-18 17:23:10.007 +02:00 [INF] Try to translate: Ein Objekt, das &lt;see cref="ITimeZoneIDConverter" /&gt; implementiert, um beim Schreiben von vCard 2.1 oder vCard 3.0 Zeitzonennamen aus der "IANA time zone database" in UTC-Offsets umwandeln zu können, oder &lt;c&gt;null&lt;/c&gt;, um auf eine Umwandlung zu verzichten.</text:p>
      <text:p text:style-name="P1">2023-10-18 17:23:10.008 +02:00 [INF] Translation found: An object that implements &lt;see cref="ITimeZoneIDConverter"/&gt; to convert IANA time zone names to UTC offsets, or &lt;c&gt;null&lt;/c&gt;.</text:p>
      <text:p text:style-name="P1">2023-10-18 17:23:10.009 +02:00 [INF] Try to translate: Optionen für das Serialisieren. Die Flags können kombiniert werden.</text:p>
      <text:p text:style-name="P1">2023-10-18 17:23:10.010 +02:00 [INF] Translation found: Options for serializing VCF. The flags can be combined.</text:p>
      <text:p text:style-name="P1">2023-10-18 17:23:10.013 +02:00 [INF] Try to translate: &lt;paramref name="vCards" /&gt;, serialisiert als &lt;see cref="string" /&gt;, der den Inhalt einer VCF-Datei darstellt.</text:p>
      <text:p text:style-name="P1">2023-10-18 17:23:10.014 +02:00 [INF] Translation found: &lt;paramref name ="vCards"/&gt;, serialized as a &lt;see cref="string"/&gt;, which represents the content of a VCF file.</text:p>
      <text:p text:style-name="P1">2023-10-18 17:23:10.018 +02:00 [INF] Try to translate: &lt;note type="caution"&gt; Obwohl die Methode selbst threadsafe ist, sind es die an die Methode übergebenen &lt;see cref="VCard" /&gt;-Objekte nicht. Sperren Sie den lesenden und schreibenden Zugriff auf diese &lt;see cref="VCard" /&gt;-Objekte während der Ausführung dieser Methode! &lt;/note&gt;&lt;para&gt;Die Methode serialisiert möglicherweise mehr vCards, als sich ursprünglich Elemente in &lt;paramref name="vCards" /&gt; befanden. Dies geschieht, wenn eine vCard 4.0 serialisiert wird und sich in den Eigenschaften &lt;see cref="VCard.Members" /&gt; oder &lt;see cref="VCard.Relations" /&gt; eines &lt;see cref="VCard" /&gt;-Objekts weitere &lt;see cref="VCard" /&gt;-Objekte in Form von &lt;see cref="RelationVCardProperty" /&gt;-Objekten befanden. &lt;/para&gt;&lt;para&gt;Ebenso verhält sich die Methode, wenn eine vCard 2.1 oder 3.0 mit der Option &lt;see cref="VcfOptions.IncludeAgentAsSeparateVCard" /&gt; serialisiert wird und wenn sich in der Eigenschaft &lt;see cref="VCard.Relations" /&gt; eines &lt;see cref="VCard" /&gt;-Objekts ein &lt;see cref="RelationVCardProperty" /&gt;-Objekt befindet, auf dessen &lt;see cref="ParameterSection" /&gt; in der Eigenschaft &lt;see cref="ParameterSection.RelationType" /&gt; das Flag &lt;see cref="RelationTypes.Agent" /&gt; gesetzt ist. &lt;/para&gt;</text:p>
      <text:p text:style-name="P1">2023-10-18 17:23:10.020 +02:00 <text:span text:style-name="T2">[WRN]</text:span> No translation found.</text:p>
      <text:p text:style-name="P1">2023-10-18 17:23:10.021 +02:00 [INF] Try to translate: </text:p>
      <text:p text:style-name="P1">2023-10-18 17:23:10.022 +02:00 [INF] Translation found: </text:p>
      <text:p text:style-name="P1">2023-10-18 17:23:10.023 +02:00 [INF] Try to translate: &lt;paramref name="vCards" /&gt; ist &lt;c&gt;null&lt;/c&gt;.</text:p>
      <text:p text:style-name="P1">2023-10-18 17:23:10.024 +02:00 [INF] Translation found: &lt;paramref name="vCards"/&gt; is &lt;c&gt;null&lt;/c&gt;.</text:p>
      <text:p text:style-name="P1">2023-10-18 17:23:10.025 +02:00 [INF] Try to translate: &lt;paramref name="version" /&gt; hat einen nichtdefinierten Wert.</text:p>
      <text:p text:style-name="P1">2023-10-18 17:23:10.027 +02:00 [INF] Translation found: &lt;paramref name ="version"/&gt; has an undefined value.</text:p>
      <text:p text:style-name="P1">2023-10-18 17:23:10.029 +02:00 [INF] Try to translate: Es ist nicht genug Speicher vorhanden.</text:p>
      <text:p text:style-name="P1">2023-10-18 17:23:10.032 +02:00 [INF] Translation found: The system is out of memory.</text:p>
      <text:p text:style-name="P1">2023-10-18 17:23:10.034 +02:00 [INF] Save<text:line-break/>C:\Users\fkinz\source\repos\FolkerKinzel.VCards\src\FolkerKinzel.VCards\Extensions\VCardCollectionExtension.cs to<text:line-break/>C:\Users\fkinz\source\repos\FolkerKinzel.VCards\src\FolkerKinzel.VCards\Extensions\VCardCollectionExtension.cs.</text:p>
      <text:p text:style-name="P1">2023-10-18 17:23:10.037 +02:00 [INF] ===================================================</text:p>
      <text:p text:style-name="P1">2023-10-18 17:23:10.039 +02:00 [INF] </text:p>
      <text:p text:style-name="P1">2023-10-18 17:23:10.040 +02:00 [INF] Start translating C:\Users\fkinz\source\repos\FolkerKinzel.VCards\src\FolkerKinzel.VCards\<text:span text:style-name="T1">Extensions\VcfOptionsExtension.cs</text:span></text:p>
      <text:p text:style-name="P1">2023-10-18 17:23:10.041 +02:00 [INF] Try to translate: <text:s/>Erweiterungsmethoden, die die Arbeit mit der &lt;see cref="VcfOptions" /&gt;-Enum erleichtern. </text:p>
      <text:p text:style-name="P1">2023-10-18 17:23:10.042 +02:00 [INF] Translation found: Extension methods that make working with the &lt;see cref="VcfOptions"/&gt; enum easier.</text:p>
      <text:p text:style-name="P1">2023-10-18 17:23:10.043 +02:00 [INF] Try to translate: <text:s/>Setzt sämtliche in &lt;paramref name="flags" /&gt; gesetzten Flags in &lt;paramref name="value" /&gt;. </text:p>
      <text:p text:style-name="P1">2023-10-18 17:23:10.046 +02:00 [INF] Translation found: Sets all the flags set in &lt;paramref name ="flags"/&gt; in &lt;paramref name ="value"/&gt;.</text:p>
      <text:p text:style-name="P1">2023-10-18 17:23:10.049 +02:00 [INF] Try to translate: Der &lt;see cref="VcfOptions" /&gt;?-Wert, auf dem die in &lt;paramref name="flags" /&gt; gesetzten Flags gesetzt werden.</text:p>
      <text:p text:style-name="P1">2023-10-18 17:23:10.050 +02:00 [INF] Translation found: The value to which all the flags set in &lt;paramref name ="flags"/&gt; are added.</text:p>
      <text:p text:style-name="P1">2023-10-18 17:23:10.051 +02:00 [INF] Try to translate: Ein einzelner &lt;see cref="VcfOptions" /&gt;-Wert oder eine Kombination aus mehreren &lt;see cref="VcfOptions" /&gt;-Werten.</text:p>
      <text:p text:style-name="P1">2023-10-18 17:23:10.053 +02:00 [INF] Translation found: A single &lt;see cref="VcfOptions"/&gt; value or a combination of several &lt;see cref="VcfOptions"/&gt; values.</text:p>
      <text:p text:style-name="P1">2023-10-18 17:23:10.054 +02:00 [INF] Try to translate: Ein &lt;see cref="VcfOptions" /&gt;-Wert, auf dem sämtliche in &lt;paramref name="value" /&gt; und &lt;paramref name="flags" /&gt; gesetzten Flags gesetzt sind.</text:p>
      <text:p text:style-name="P1">2023-10-18 17:23:10.056 +02:00 [INF] Translation found: A value, which has all flags set that are set in &lt;paramref name ="value"/&gt; and &lt;paramref name ="flags"/&gt;.</text:p>
      <text:p text:style-name="P1">2023-10-18 17:23:10.057 +02:00 [INF] Try to translate: <text:s/>Untersucht, ob sämtliche in &lt;paramref name="flags" /&gt; gesetzten Flags auch in &lt;paramref name="value" /&gt; gesetzt sind. </text:p>
      <text:p text:style-name="P1">2023-10-18 17:23:10.058 +02:00 [INF] Translation found: Checks whether all flags set in &lt;paramref name ="flags"/&gt; are also set in &lt;paramref name ="value"/&gt;.</text:p>
      <text:p text:style-name="P1">2023-10-18 17:23:10.059 +02:00 [INF] Try to translate: Der &lt;see cref="VcfOptions" /&gt;?-Wert, der daraufhin überprüft wird, ob sämtliche in &lt;paramref name="flags" /&gt; gesetzten Flags auf ihm gesetzt sind.</text:p>
      <text:p text:style-name="P1">2023-10-18 17:23:10.060 +02:00 [INF] Translation found: The value, which is checked to see whether all flags set in &lt;paramref name ="flags"/&gt; are set on it.</text:p>
      <text:p text:style-name="P1">2023-10-18 17:23:10.064 +02:00 [INF] Try to translate: Ein einzelner &lt;see cref="VcfOptions" /&gt;-Wert oder eine Kombination aus mehreren &lt;see cref="VcfOptions" /&gt;-Werten.</text:p>
      <text:p text:style-name="P1">2023-10-18 17:23:10.067 +02:00 [INF] Translation found: A single &lt;see cref="VcfOptions"/&gt; value or a combination of several &lt;see cref="VcfOptions"/&gt; values.</text:p>
      <text:p text:style-name="P1">2023-10-18 17:23:10.069 +02:00 [INF] Try to translate: &lt;c&gt;true&lt;/c&gt;, wenn sämtliche in &lt;paramref name="flags" /&gt; gesetzten Flags auch in &lt;paramref name="value" /&gt; gesetzt sind. (Wenn &lt;paramref name="flags" /&gt; &lt;see cref="VcfOptions.None" /&gt; ist, wird nur dann &lt;c&gt;true&lt;/c&gt; zurückgegeben, wenn auch &lt;paramref name="value" /&gt; &lt;see cref="VcfOptions.None" /&gt; ist. Dasselbe gilt auch für &lt;see cref="VcfOptions.All" /&gt;.)</text:p>
      <text:p text:style-name="P1">2023-10-18 17:23:10.071 +02:00 <text:span text:style-name="T2">[WRN]</text:span> No translation found.</text:p>
      <text:p text:style-name="P1">2023-10-18 17:23:10.072 +02:00 [INF] Try to translate: <text:s/>Entfernt sämtliche in &lt;paramref name="flags" /&gt; gesetzten Flags aus &lt;paramref name="value" /&gt;. </text:p>
      <text:p text:style-name="P1">2023-10-18 17:23:10.072 +02:00 [INF] Translation found: Unsets all flags set in &lt;paramref name ="flags"/&gt; in &lt;paramref name ="value"/&gt;.</text:p>
      <text:p text:style-name="P1">2023-10-18 17:23:10.073 +02:00 [INF] Try to translate: Der &lt;see cref="VcfOptions" /&gt;?-Wert, aus dem die in &lt;paramref name="flags" /&gt; gesetzten Flags entfernt werden.</text:p>
      <text:p text:style-name="P1">2023-10-18 17:23:10.074 +02:00 [INF] Translation found: The value from which the flags set in &lt;paramref name ="flags"/&gt; are removed.</text:p>
      <text:p text:style-name="P1">2023-10-18 17:23:10.075 +02:00 [INF] Try to translate: Ein einzelner &lt;see cref="VcfOptions" /&gt;-Wert oder eine Kombination aus mehreren &lt;see cref="VcfOptions" /&gt;-Werten.</text:p>
      <text:p text:style-name="P1">2023-10-18 17:23:10.076 +02:00 [INF] Translation found: A single &lt;see cref="VcfOptions"/&gt; value or a combination of several &lt;see cref="VcfOptions"/&gt; values.</text:p>
      <text:p text:style-name="P1">2023-10-18 17:23:10.080 +02:00 [INF] Try to translate: Ein &lt;see cref="VcfOptions" /&gt;-Wert, auf dem sämtliche in &lt;paramref name="flags" /&gt; gesetzten Flags entfernt sind. (Wenn &lt;paramref name="flags" /&gt; &lt;see cref="VcfOptions.All" /&gt; ist, wird &lt;see cref="VcfOptions.None" /&gt; zurückgegeben.)</text:p>
      <text:p text:style-name="P1">2023-10-18 17:23:10.081 +02:00 <text:span text:style-name="T2">[WRN]</text:span> No translation found.</text:p>
      <text:p text:style-name="P1">2023-10-18 17:23:10.082 +02:00 [INF] Save<text:line-break/>C:\Users\fkinz\source\repos\FolkerKinzel.VCards\src\FolkerKinzel.VCards\Extensions\VcfOptionsExtension.cs to<text:line-break/>C:\Users\fkinz\source\repos\FolkerKinzel.VCards\src\FolkerKinzel.VCards\Extensions\VcfOptionsExtension.cs.</text:p>
      <text:p text:style-name="P1">2023-10-18 17:23:10.085 +02:00 [INF] ===================================================</text:p>
      <text:p text:style-name="P1">2023-10-18 17:23:10.086 +02:00 [INF] </text:p>
      <text:p text:style-name="P1">2023-10-18 17:23:10.087 +02:00 [INF] Start translating C:\Users\fkinz\source\repos\FolkerKinzel.VCards\src\FolkerKinzel.VCards\<text:span text:style-name="T1">Intls\Converters\AccessConverter.cs</text:span></text:p>
      <text:p text:style-name="P1">2023-10-18 17:23:10.088 +02:00 [INF] Save<text:line-break/>C:\Users\fkinz\source\repos\FolkerKinzel.VCards\src\FolkerKinzel.VCards\Intls\Converters\AccessConverter.cs to<text:line-break/>C:\Users\fkinz\source\repos\FolkerKinzel.VCards\src\FolkerKinzel.VCards\Intls\Converters\AccessConverter.cs.</text:p>
      <text:p text:style-name="P1">2023-10-18 17:23:10.090 +02:00 [INF] ===================================================</text:p>
      <text:p text:style-name="P1">2023-10-18 17:23:10.091 +02:00 [INF] </text:p>
      <text:p text:style-name="P1">2023-10-18 17:23:10.091 +02:00 [INF] Start translating C:\Users\fkinz\source\repos\FolkerKinzel.VCards\src\FolkerKinzel.VCards\<text:span text:style-name="T1">Intls\Converters\AddressOrder.cs</text:span></text:p>
      <text:p text:style-name="P1">2023-10-18 17:23:10.096 +02:00 [INF] Save<text:line-break/>C:\Users\fkinz\source\repos\FolkerKinzel.VCards\src\FolkerKinzel.VCards\Intls\Converters\AddressOrder.cs to<text:line-break/>C:\Users\fkinz\source\repos\FolkerKinzel.VCards\src\FolkerKinzel.VCards\Intls\Converters\AddressOrder.cs.</text:p>
      <text:p text:style-name="P1">2023-10-18 17:23:10.098 +02:00 [INF] ===================================================</text:p>
      <text:p text:style-name="P1">2023-10-18 17:23:10.100 +02:00 [INF] </text:p>
      <text:p text:style-name="P1">2023-10-18 17:23:10.101 +02:00 [INF] Start translating C:\Users\fkinz\source\repos\FolkerKinzel.VCards\src\FolkerKinzel.VCards\<text:span text:style-name="T1">Intls\Converters\AddressOrderConverter.cs</text:span></text:p>
      <text:p text:style-name="P1">2023-10-18 17:23:10.102 +02:00 [INF] Save<text:line-break/>C:\Users\fkinz\source\repos\FolkerKinzel.VCards\src\FolkerKinzel.VCards\Intls\Converters\AddressOrderConverter.cs to<text:line-break/>C:\Users\fkinz\source\repos\FolkerKinzel.VCards\src\FolkerKinzel.VCards\Intls\Converters\AddressOrderConverter.cs.</text:p>
      <text:p text:style-name="P1">2023-10-18 17:23:10.104 +02:00 [INF] ===================================================</text:p>
      <text:p text:style-name="P1">2023-10-18 17:23:10.105 +02:00 [INF] </text:p>
      <text:p text:style-name="P1">2023-10-18 17:23:10.106 +02:00 [INF] Start translating C:\Users\fkinz\source\repos\FolkerKinzel.VCards\src\FolkerKinzel.VCards\<text:span text:style-name="T1">Intls\Converters\AddressToLabelConverter.cs</text:span></text:p>
      <text:p text:style-name="P1">2023-10-18 17:23:10.108 +02:00 [INF] Save<text:line-break/>C:\Users\fkinz\source\repos\FolkerKinzel.VCards\src\FolkerKinzel.VCards\Intls\Converters\AddressToLabelConverter.cs to<text:line-break/>C:\Users\fkinz\source\repos\FolkerKinzel.VCards\src\FolkerKinzel.VCards\Intls\Converters\AddressToLabelConverter.cs.</text:p>
      <text:p text:style-name="P1">2023-10-18 17:23:10.117 +02:00 [INF] ===================================================</text:p>
      <text:p text:style-name="P1">2023-10-18 17:23:10.119 +02:00 [INF] </text:p>
      <text:p text:style-name="P1">2023-10-18 17:23:10.119 +02:00 [INF] Start translating C:\Users\fkinz\source\repos\FolkerKinzel.VCards\src\FolkerKinzel.VCards\<text:span text:style-name="T1">Intls\Converters\AddressTypesConverter.cs</text:span></text:p>
      <text:p text:style-name="P1">2023-10-18 17:23:10.120 +02:00 [INF] Save<text:line-break/>C:\Users\fkinz\source\repos\FolkerKinzel.VCards\src\FolkerKinzel.VCards\Intls\Converters\AddressTypesConverter.cs to<text:line-break/>C:\Users\fkinz\source\repos\FolkerKinzel.VCards\src\FolkerKinzel.VCards\Intls\Converters\AddressTypesConverter.cs.</text:p>
      <text:p text:style-name="P1">2023-10-18 17:23:10.122 +02:00 [INF] ===================================================</text:p>
      <text:p text:style-name="P1">2023-10-18 17:23:10.123 +02:00 [INF] </text:p>
      <text:p text:style-name="P1">2023-10-18 17:23:10.126 +02:00 [INF] Start translating C:\Users\fkinz\source\repos\FolkerKinzel.VCards\src\FolkerKinzel.VCards\<text:span text:style-name="T1">Intls\Converters\Const.cs</text:span></text:p>
      <text:p text:style-name="P1">2023-10-18 17:23:10.128 +02:00 [INF] Save<text:line-break/>C:\Users\fkinz\source\repos\FolkerKinzel.VCards\src\FolkerKinzel.VCards\Intls\Converters\Const.cs to<text:line-break/>C:\Users\fkinz\source\repos\FolkerKinzel.VCards\src\FolkerKinzel.VCards\Intls\Converters\Const.cs.</text:p>
      <text:p text:style-name="P1">2023-10-18 17:23:10.130 +02:00 [INF] ===================================================</text:p>
      <text:p text:style-name="P1">2023-10-18 17:23:10.131 +02:00 [INF] </text:p>
      <text:p text:style-name="P1">2023-10-18 17:23:10.132 +02:00 [INF] Start translating C:\Users\fkinz\source\repos\FolkerKinzel.VCards\src\FolkerKinzel.VCards\<text:span text:style-name="T1">Intls\Converters\ContentLocationConverter.cs</text:span></text:p>
      <text:p text:style-name="P1">2023-10-18 17:23:10.133 +02:00 [INF] Save<text:line-break/>C:\Users\fkinz\source\repos\FolkerKinzel.VCards\src\FolkerKinzel.VCards\Intls\Converters\ContentLocationConverter.cs to<text:line-break/>C:\Users\fkinz\source\repos\FolkerKinzel.VCards\src\FolkerKinzel.VCards\Intls\Converters\ContentLocationConverter.cs.</text:p>
      <text:p text:style-name="P1">2023-10-18 17:23:10.135 +02:00 [INF] ===================================================</text:p>
      <text:p text:style-name="P1">2023-10-18 17:23:10.136 +02:00 [INF] </text:p>
      <text:p text:style-name="P1">2023-10-18 17:23:10.137 +02:00 [INF] Start translating C:\Users\fkinz\source\repos\FolkerKinzel.VCards\src\FolkerKinzel.VCards\<text:span text:style-name="T1">Intls\Converters\DateAndOrTimeConverter.cs</text:span></text:p>
      <text:p text:style-name="P1">2023-10-18 17:23:10.139 +02:00 [INF] Try to translate: <text:s/>Konvertiert die vCard-Values Date, Date-Time, Date-And-Or-Time und Timestamp. </text:p>
      <text:p text:style-name="P1">2023-10-18 17:23:10.141 +02:00 [INF] Translation found: </text:p>
      <text:p text:style-name="P1">2023-10-18 17:23:10.142 +02:00 [INF] Try to translate: </text:p>
      <text:p text:style-name="P1">2023-10-18 17:23:10.143 +02:00 [INF] Translation found: </text:p>
      <text:p text:style-name="P1">2023-10-18 17:23:10.144 +02:00 [INF] Save<text:line-break/>C:\Users\fkinz\source\repos\FolkerKinzel.VCards\src\FolkerKinzel.VCards\Intls\Converters\DateAndOrTimeConverter.cs to<text:line-break/>C:\Users\fkinz\source\repos\FolkerKinzel.VCards\src\FolkerKinzel.VCards\Intls\Converters\DateAndOrTimeConverter.cs.</text:p>
      <text:p text:style-name="P1">2023-10-18 17:23:10.147 +02:00 [INF] ===================================================</text:p>
      <text:p text:style-name="P1">2023-10-18 17:23:10.148 +02:00 [INF] </text:p>
      <text:p text:style-name="P1">2023-10-18 17:23:10.149 +02:00 [INF] Start translating C:\Users\fkinz\source\repos\FolkerKinzel.VCards\src\FolkerKinzel.VCards\<text:span text:style-name="T1">Intls\Converters\ExpertiseLevelConverter.cs</text:span></text:p>
      <text:p text:style-name="P1">2023-10-18 17:23:10.150 +02:00 [INF] Save<text:line-break/>C:\Users\fkinz\source\repos\FolkerKinzel.VCards\src\FolkerKinzel.VCards\Intls\Converters\ExpertiseLevelConverter.cs to<text:line-break/>C:\Users\fkinz\source\repos\FolkerKinzel.VCards\src\FolkerKinzel.VCards\Intls\Converters\ExpertiseLevelConverter.cs.</text:p>
      <text:p text:style-name="P1">2023-10-18 17:23:10.152 +02:00 [INF] ===================================================</text:p>
      <text:p text:style-name="P1">2023-10-18 17:23:10.152 +02:00 [INF] </text:p>
      <text:p text:style-name="P1">2023-10-18 17:23:10.153 +02:00 [INF] Start translating C:\Users\fkinz\source\repos\FolkerKinzel.VCards\src\FolkerKinzel.VCards\<text:span text:style-name="T1">Intls\Converters\GenderConverter.cs</text:span></text:p>
      <text:p text:style-name="P1">2023-10-18 17:23:10.156 +02:00 [INF] Save<text:line-break/>C:\Users\fkinz\source\repos\FolkerKinzel.VCards\src\FolkerKinzel.VCards\Intls\Converters\GenderConverter.cs to<text:line-break/>C:\Users\fkinz\source\repos\FolkerKinzel.VCards\src\FolkerKinzel.VCards\Intls\Converters\GenderConverter.cs.</text:p>
      <text:p text:style-name="P1">2023-10-18 17:23:10.159 +02:00 [INF] ===================================================</text:p>
      <text:p text:style-name="P1">2023-10-18 17:23:10.160 +02:00 [INF] </text:p>
      <text:p text:style-name="P1">2023-10-18 17:23:10.161 +02:00 [INF] Start translating C:\Users\fkinz\source\repos\FolkerKinzel.VCards\src\FolkerKinzel.VCards\<text:span text:style-name="T1">Intls\Converters\GeoCoordinateConverter.cs</text:span></text:p>
      <text:p text:style-name="P1">2023-10-18 17:23:10.162 +02:00 [INF] Save<text:line-break/>C:\Users\fkinz\source\repos\FolkerKinzel.VCards\src\FolkerKinzel.VCards\Intls\Converters\GeoCoordinateConverter.cs to<text:line-break/>C:\Users\fkinz\source\repos\FolkerKinzel.VCards\src\FolkerKinzel.VCards\Intls\Converters\GeoCoordinateConverter.cs.</text:p>
      <text:p text:style-name="P1">2023-10-18 17:23:10.166 +02:00 [INF] ===================================================</text:p>
      <text:p text:style-name="P1">2023-10-18 17:23:10.167 +02:00 [INF] </text:p>
      <text:p text:style-name="P1">2023-10-18 17:23:10.169 +02:00 [INF] Start translating C:\Users\fkinz\source\repos\FolkerKinzel.VCards\src\FolkerKinzel.VCards\<text:span text:style-name="T1">Intls\Converters\ImppTypesConverter.cs</text:span></text:p>
      <text:p text:style-name="P1">2023-10-18 17:23:10.172 +02:00 [INF] Save<text:line-break/>C:\Users\fkinz\source\repos\FolkerKinzel.VCards\src\FolkerKinzel.VCards\Intls\Converters\ImppTypesConverter.cs to<text:line-break/>C:\Users\fkinz\source\repos\FolkerKinzel.VCards\src\FolkerKinzel.VCards\Intls\Converters\ImppTypesConverter.cs.</text:p>
      <text:p text:style-name="P1">2023-10-18 17:23:10.174 +02:00 [INF] ===================================================</text:p>
      <text:p text:style-name="P1">2023-10-18 17:23:10.175 +02:00 [INF] </text:p>
      <text:p text:style-name="P1">2023-10-18 17:23:10.176 +02:00 [INF] Start translating C:\Users\fkinz\source\repos\FolkerKinzel.VCards\src\FolkerKinzel.VCards\<text:span text:style-name="T1">Intls\Converters\InterestLevelConverter.cs</text:span></text:p>
      <text:p text:style-name="P1">2023-10-18 17:23:10.177 +02:00 [INF] Save<text:line-break/>C:\Users\fkinz\source\repos\FolkerKinzel.VCards\src\FolkerKinzel.VCards\Intls\Converters\InterestLevelConverter.cs to<text:line-break/>C:\Users\fkinz\source\repos\FolkerKinzel.VCards\src\FolkerKinzel.VCards\Intls\Converters\InterestLevelConverter.cs.</text:p>
      <text:p text:style-name="P1">2023-10-18 17:23:10.181 +02:00 [INF] ===================================================</text:p>
      <text:p text:style-name="P1">2023-10-18 17:23:10.182 +02:00 [INF] </text:p>
      <text:p text:style-name="P1">2023-10-18 17:23:10.183 +02:00 [INF] Start translating C:\Users\fkinz\source\repos\FolkerKinzel.VCards\src\FolkerKinzel.VCards\<text:span text:style-name="T1">Intls\Converters\MimeTypeConverter.cs</text:span></text:p>
      <text:p text:style-name="P1">2023-10-18 17:23:10.184 +02:00 [INF] Save<text:line-break/>C:\Users\fkinz\source\repos\FolkerKinzel.VCards\src\FolkerKinzel.VCards\Intls\Converters\MimeTypeConverter.cs to<text:line-break/>C:\Users\fkinz\source\repos\FolkerKinzel.VCards\src\FolkerKinzel.VCards\Intls\Converters\MimeTypeConverter.cs.</text:p>
      <text:p text:style-name="P1">2023-10-18 17:23:10.188 +02:00 [INF] ===================================================</text:p>
      <text:p text:style-name="P1">2023-10-18 17:23:10.189 +02:00 [INF] </text:p>
      <text:p text:style-name="P1">2023-10-18 17:23:10.190 +02:00 [INF] Start translating C:\Users\fkinz\source\repos\FolkerKinzel.VCards\src\FolkerKinzel.VCards\<text:span text:style-name="T1">Intls\Converters\ReadOnlyCollectionConverter.cs</text:span></text:p>
      <text:p text:style-name="P1">2023-10-18 17:23:10.192 +02:00 [INF] Save<text:line-break/>C:\Users\fkinz\source\repos\FolkerKinzel.VCards\src\FolkerKinzel.VCards\Intls\Converters\ReadOnlyCollectionConverter.cs to<text:line-break/>C:\Users\fkinz\source\repos\FolkerKinzel.VCards\src\FolkerKinzel.VCards\Intls\Converters\ReadOnlyCollectionConverter.cs.</text:p>
      <text:p text:style-name="P1">2023-10-18 17:23:10.193 +02:00 [INF] ===================================================</text:p>
      <text:p text:style-name="P1">2023-10-18 17:23:10.194 +02:00 [INF] </text:p>
      <text:p text:style-name="P1">2023-10-18 17:23:10.195 +02:00 [INF] Start translating C:\Users\fkinz\source\repos\FolkerKinzel.VCards\src\FolkerKinzel.VCards\<text:span text:style-name="T1">Intls\Converters\RelationTypesConverter.cs</text:span></text:p>
      <text:p text:style-name="P1">2023-10-18 17:23:10.197 +02:00 [INF] Save<text:line-break/>C:\Users\fkinz\source\repos\FolkerKinzel.VCards\src\FolkerKinzel.VCards\Intls\Converters\RelationTypesConverter.cs to<text:line-break/>C:\Users\fkinz\source\repos\FolkerKinzel.VCards\src\FolkerKinzel.VCards\Intls\Converters\RelationTypesConverter.cs.</text:p>
      <text:p text:style-name="P1">2023-10-18 17:23:10.198 +02:00 [INF] ===================================================</text:p>
      <text:p text:style-name="P1">2023-10-18 17:23:10.199 +02:00 [INF] </text:p>
      <text:p text:style-name="P1">2023-10-18 17:23:10.200 +02:00 [INF] Start translating C:\Users\fkinz\source\repos\FolkerKinzel.VCards\src\FolkerKinzel.VCards\<text:span text:style-name="T1">Intls\Converters\TelTypesConverter.cs</text:span></text:p>
      <text:p text:style-name="P1">2023-10-18 17:23:10.203 +02:00 [INF] Save<text:line-break/>C:\Users\fkinz\source\repos\FolkerKinzel.VCards\src\FolkerKinzel.VCards\Intls\Converters\TelTypesConverter.cs to<text:line-break/>C:\Users\fkinz\source\repos\FolkerKinzel.VCards\src\FolkerKinzel.VCards\Intls\Converters\TelTypesConverter.cs.</text:p>
      <text:p text:style-name="P1">2023-10-18 17:23:10.205 +02:00 [INF] ===================================================</text:p>
      <text:p text:style-name="P1">2023-10-18 17:23:10.206 +02:00 [INF] </text:p>
      <text:p text:style-name="P1">2023-10-18 17:23:10.207 +02:00 [INF] Start translating C:\Users\fkinz\source\repos\FolkerKinzel.VCards\src\FolkerKinzel.VCards\<text:span text:style-name="T1">Intls\Converters\TimeConverter.cs</text:span></text:p>
      <text:p text:style-name="P1">2023-10-18 17:23:10.208 +02:00 [INF] Try to translate: <text:s/>Konvertiert das vCard-Value "Time". </text:p>
      <text:p text:style-name="P1">2023-10-18 17:23:10.209 +02:00 [INF] Translation found: </text:p>
      <text:p text:style-name="P1">2023-10-18 17:23:10.210 +02:00 [INF] Try to translate: </text:p>
      <text:p text:style-name="P1">2023-10-18 17:23:10.211 +02:00 [INF] Translation found: </text:p>
      <text:p text:style-name="P1">2023-10-18 17:23:10.213 +02:00 [INF] Save<text:line-break/>C:\Users\fkinz\source\repos\FolkerKinzel.VCards\src\FolkerKinzel.VCards\Intls\Converters\TimeConverter.cs to<text:line-break/>C:\Users\fkinz\source\repos\FolkerKinzel.VCards\src\FolkerKinzel.VCards\Intls\Converters\TimeConverter.cs.</text:p>
      <text:p text:style-name="P1">2023-10-18 17:23:10.215 +02:00 [INF] ===================================================</text:p>
      <text:p text:style-name="P1">2023-10-18 17:23:10.216 +02:00 [INF] </text:p>
      <text:p text:style-name="P1">2023-10-18 17:23:10.217 +02:00 [INF] Start translating C:\Users\fkinz\source\repos\FolkerKinzel.VCards\src\FolkerKinzel.VCards\I<text:span text:style-name="T1">ntls\Converters\TypeConverterPolyfills.cs</text:span></text:p>
      <text:p text:style-name="P1">2023-10-18 17:23:10.219 +02:00 [INF] Save<text:line-break/>C:\Users\fkinz\source\repos\FolkerKinzel.VCards\src\FolkerKinzel.VCards\Intls\Converters\TypeConverterPolyfills.cs to<text:line-break/>C:\Users\fkinz\source\repos\FolkerKinzel.VCards\src\FolkerKinzel.VCards\Intls\Converters\TypeConverterPolyfills.cs.</text:p>
      <text:p text:style-name="P1">2023-10-18 17:23:10.221 +02:00 [INF] ===================================================</text:p>
      <text:p text:style-name="P1">2023-10-18 17:23:10.222 +02:00 [INF] </text:p>
      <text:p text:style-name="P1">2023-10-18 17:23:10.223 +02:00 [INF] Start translating C:\Users\fkinz\source\repos\FolkerKinzel.VCards\src\FolkerKinzel.VCards\<text:span text:style-name="T1">Intls\Converters\UriConverter.cs</text:span></text:p>
      <text:p text:style-name="P1">2023-10-18 17:23:10.224 +02:00 [INF] Save<text:line-break/>C:\Users\fkinz\source\repos\FolkerKinzel.VCards\src\FolkerKinzel.VCards\Intls\Converters\UriConverter.cs to<text:line-break/>C:\Users\fkinz\source\repos\FolkerKinzel.VCards\src\FolkerKinzel.VCards\Intls\Converters\UriConverter.cs.</text:p>
      <text:p text:style-name="P1">2023-10-18 17:23:10.227 +02:00 [INF] ===================================================</text:p>
      <text:p text:style-name="P1">2023-10-18 17:23:10.228 +02:00 [INF] </text:p>
      <text:p text:style-name="P1">2023-10-18 17:23:10.230 +02:00 [INF] Start translating C:\Users\fkinz\source\repos\FolkerKinzel.VCards\src\FolkerKinzel.VCards\<text:span text:style-name="T1">Intls\Converters\UuidConverter.cs</text:span></text:p>
      <text:p text:style-name="P1">2023-10-18 17:23:10.232 +02:00 [INF] Save<text:line-break/>C:\Users\fkinz\source\repos\FolkerKinzel.VCards\src\FolkerKinzel.VCards\Intls\Converters\UuidConverter.cs to<text:line-break/>C:\Users\fkinz\source\repos\FolkerKinzel.VCards\src\FolkerKinzel.VCards\Intls\Converters\UuidConverter.cs.</text:p>
      <text:p text:style-name="P1">2023-10-18 17:23:10.236 +02:00 [INF] ===================================================</text:p>
      <text:p text:style-name="P1">2023-10-18 17:23:10.238 +02:00 [INF] </text:p>
      <text:p text:style-name="P1">2023-10-18 17:23:10.239 +02:00 [INF] Start translating C:\Users\fkinz\source\repos\FolkerKinzel.VCards\src\FolkerKinzel.VCards\<text:span text:style-name="T1">Intls\Converters\ValueEncodingConverter.cs</text:span></text:p>
      <text:p text:style-name="P1">2023-10-18 17:23:10.241 +02:00 [INF] Save<text:line-break/>C:\Users\fkinz\source\repos\FolkerKinzel.VCards\src\FolkerKinzel.VCards\Intls\Converters\ValueEncodingConverter.cs to<text:line-break/>C:\Users\fkinz\source\repos\FolkerKinzel.VCards\src\FolkerKinzel.VCards\Intls\Converters\ValueEncodingConverter.cs.</text:p>
      <text:p text:style-name="P1">2023-10-18 17:23:10.243 +02:00 [INF] ===================================================</text:p>
      <text:p text:style-name="P1">2023-10-18 17:23:10.245 +02:00 [INF] </text:p>
      <text:p text:style-name="P1">2023-10-18 17:23:10.247 +02:00 [INF] Start translating C:\Users\fkinz\source\repos\FolkerKinzel.VCards\src\FolkerKinzel.VCards\<text:span text:style-name="T1">Intls\Converters\VCdDataTypeConverter.cs</text:span></text:p>
      <text:p text:style-name="P1">2023-10-18 17:23:10.250 +02:00 [INF] Save<text:line-break/>C:\Users\fkinz\source\repos\FolkerKinzel.VCards\src\FolkerKinzel.VCards\Intls\Converters\VCdDataTypeConverter.cs to<text:line-break/>C:\Users\fkinz\source\repos\FolkerKinzel.VCards\src\FolkerKinzel.VCards\Intls\Converters\VCdDataTypeConverter.cs.</text:p>
      <text:p text:style-name="P1">2023-10-18 17:23:10.253 +02:00 [INF] ===================================================</text:p>
      <text:p text:style-name="P1">2023-10-18 17:23:10.254 +02:00 [INF] </text:p>
      <text:p text:style-name="P1">2023-10-18 17:23:10.254 +02:00 [INF] Start translating C:\Users\fkinz\source\repos\FolkerKinzel.VCards\src\FolkerKinzel.VCards\<text:span text:style-name="T1">Intls\Converters\VCdKindConverter.cs</text:span></text:p>
      <text:p text:style-name="P1">2023-10-18 17:23:10.256 +02:00 [INF] Save<text:line-break/>C:\Users\fkinz\source\repos\FolkerKinzel.VCards\src\FolkerKinzel.VCards\Intls\Converters\VCdKindConverter.cs to<text:line-break/>C:\Users\fkinz\source\repos\FolkerKinzel.VCards\src\FolkerKinzel.VCards\Intls\Converters\VCdKindConverter.cs.</text:p>
      <text:p text:style-name="P1">2023-10-18 17:23:10.257 +02:00 [INF] ===================================================</text:p>
      <text:p text:style-name="P1">2023-10-18 17:23:10.259 +02:00 [INF] </text:p>
      <text:p text:style-name="P1">2023-10-18 17:23:10.259 +02:00 [INF] Start translating C:\Users\fkinz\source\repos\FolkerKinzel.VCards\src\FolkerKinzel.VCards\<text:span text:style-name="T1">Intls\Converters\VCdVersionConverter.cs</text:span></text:p>
      <text:p text:style-name="P1">2023-10-18 17:23:10.262 +02:00 [INF] Save<text:line-break/>C:\Users\fkinz\source\repos\FolkerKinzel.VCards\src\FolkerKinzel.VCards\Intls\Converters\VCdVersionConverter.cs to<text:line-break/>C:\Users\fkinz\source\repos\FolkerKinzel.VCards\src\FolkerKinzel.VCards\Intls\Converters\VCdVersionConverter.cs.</text:p>
      <text:p text:style-name="P1">2023-10-18 17:23:10.265 +02:00 [INF] ===================================================</text:p>
      <text:p text:style-name="P1">2023-10-18 17:23:10.266 +02:00 [INF] </text:p>
      <text:p text:style-name="P1">2023-10-18 17:23:10.267 +02:00 [INF] Start translating C:\Users\fkinz\source\repos\FolkerKinzel.VCards\src\FolkerKinzel.VCards\<text:span text:style-name="T1">Intls\Converters\XMessengerParameterConverter.cs</text:span></text:p>
      <text:p text:style-name="P1">2023-10-18 17:23:10.269 +02:00 [INF] Save<text:line-break/>C:\Users\fkinz\source\repos\FolkerKinzel.VCards\src\FolkerKinzel.VCards\Intls\Converters\XMessengerParameterConverter.cs to<text:line-break/>C:\Users\fkinz\source\repos\FolkerKinzel.VCards\src\FolkerKinzel.VCards\Intls\Converters\XMessengerParameterConverter.cs.</text:p>
      <text:p text:style-name="P1">2023-10-18 17:23:10.271 +02:00 [INF] ===================================================</text:p>
      <text:p text:style-name="P1">2023-10-18 17:23:10.272 +02:00 [INF] </text:p>
      <text:p text:style-name="P1">2023-10-18 17:23:10.273 +02:00 [INF] Start translating C:\Users\fkinz\source\repos\FolkerKinzel.VCards\src\FolkerKinzel.VCards\<text:span text:style-name="T1">Intls\Deserializers\Assigner.cs</text:span></text:p>
      <text:p text:style-name="P1">2023-10-18 17:23:10.274 +02:00 [INF] Save<text:line-break/>C:\Users\fkinz\source\repos\FolkerKinzel.VCards\src\FolkerKinzel.VCards\Intls\Deserializers\Assigner.cs to<text:line-break/>C:\Users\fkinz\source\repos\FolkerKinzel.VCards\src\FolkerKinzel.VCards\Intls\Deserializers\Assigner.cs.</text:p>
      <text:p text:style-name="P1">2023-10-18 17:23:10.276 +02:00 [INF] ===================================================</text:p>
      <text:p text:style-name="P1">2023-10-18 17:23:10.277 +02:00 [INF] </text:p>
      <text:p text:style-name="P1">2023-10-18 17:23:10.281 +02:00 [INF] Start translating C:\Users\fkinz\source\repos\FolkerKinzel.VCards\src\FolkerKinzel.VCards\<text:span text:style-name="T1">Intls\Deserializers\ValueSplitter.cs</text:span></text:p>
      <text:p text:style-name="P1">2023-10-18 17:23:10.282 +02:00 [INF] Save<text:line-break/>C:\Users\fkinz\source\repos\FolkerKinzel.VCards\src\FolkerKinzel.VCards\Intls\Deserializers\ValueSplitter.cs to<text:line-break/>C:\Users\fkinz\source\repos\FolkerKinzel.VCards\src\FolkerKinzel.VCards\Intls\Deserializers\ValueSplitter.cs.</text:p>
      <text:p text:style-name="P1">2023-10-18 17:23:10.284 +02:00 [INF] ===================================================</text:p>
      <text:p text:style-name="P1">2023-10-18 17:23:10.285 +02:00 [INF] </text:p>
      <text:p text:style-name="P1">2023-10-18 17:23:10.286 +02:00 [INF] Start translating C:\Users\fkinz\source\repos\FolkerKinzel.VCards\src\FolkerKinzel.VCards\<text:span text:style-name="T1">Intls\Deserializers\VcfDeserializationInfo.cs</text:span></text:p>
      <text:p text:style-name="P1">2023-10-18 17:23:10.287 +02:00 [INF] Save<text:line-break/>C:\Users\fkinz\source\repos\FolkerKinzel.VCards\src\FolkerKinzel.VCards\Intls\Deserializers\VcfDeserializationInfo.cs to<text:line-break/>C:\Users\fkinz\source\repos\FolkerKinzel.VCards\src\FolkerKinzel.VCards\Intls\Deserializers\VcfDeserializationInfo.cs.</text:p>
      <text:p text:style-name="P1">2023-10-18 17:23:10.289 +02:00 [INF] ===================================================</text:p>
      <text:p text:style-name="P1">2023-10-18 17:23:10.290 +02:00 [INF] </text:p>
      <text:p text:style-name="P1">2023-10-18 17:23:10.291 +02:00 [INF] Start translating C:\Users\fkinz\source\repos\FolkerKinzel.VCards\src\FolkerKinzel.VCards\<text:span text:style-name="T1">Intls\Deserializers\VcfReader.cs</text:span></text:p>
      <text:p text:style-name="P1">2023-10-18 17:23:10.292 +02:00 [INF] Save<text:line-break/>C:\Users\fkinz\source\repos\FolkerKinzel.VCards\src\FolkerKinzel.VCards\Intls\Deserializers\VcfReader.cs to<text:line-break/>C:\Users\fkinz\source\repos\FolkerKinzel.VCards\src\FolkerKinzel.VCards\Intls\Deserializers\VcfReader.cs.</text:p>
      <text:p text:style-name="P1">2023-10-18 17:23:10.297 +02:00 [INF] ===================================================</text:p>
      <text:p text:style-name="P1">2023-10-18 17:23:10.298 +02:00 [INF] </text:p>
      <text:p text:style-name="P1">2023-10-18 17:23:10.299 +02:00 [INF] Start translating C:\Users\fkinz\source\repos\FolkerKinzel.VCards\src\FolkerKinzel.VCards\<text:span text:style-name="T1">Intls\Deserializers\VcfRow_AttributeValueSwitch.cs</text:span></text:p>
      <text:p text:style-name="P1">2023-10-18 17:23:10.302 +02:00 [INF] Save<text:line-break/>C:\Users\fkinz\source\repos\FolkerKinzel.VCards\src\FolkerKinzel.VCards\Intls\Deserializers\VcfRow_AttributeValueSwitch.cs to<text:line-break/>C:\Users\fkinz\source\repos\FolkerKinzel.VCards\src\FolkerKinzel.VCards\Intls\Deserializers\VcfRow_AttributeValueSwitch.cs.</text:p>
      <text:p text:style-name="P1">2023-10-18 17:23:10.305 +02:00 [INF] ===================================================</text:p>
      <text:p text:style-name="P1">2023-10-18 17:23:10.306 +02:00 [INF] </text:p>
      <text:p text:style-name="P1">2023-10-18 17:23:10.307 +02:00 [INF] Start translating C:\Users\fkinz\source\repos\FolkerKinzel.VCards\src\FolkerKinzel.VCards\<text:span text:style-name="T1">Intls\Deserializers\VcfRow_ctor.cs</text:span></text:p>
      <text:p text:style-name="P1">2023-10-18 17:23:10.309 +02:00 [INF] Try to translate: <text:s/>ctor </text:p>
      <text:p text:style-name="P1">2023-10-18 17:23:10.309 +02:00 [INF] Translation found: ctor</text:p>
      <text:p text:style-name="P1">2023-10-18 17:23:10.312 +02:00 [INF] Try to translate: vCard-Zeile</text:p>
      <text:p text:style-name="P1">2023-10-18 17:23:10.314 +02:00 [INF] Translation found: </text:p>
      <text:p text:style-name="P1">2023-10-18 17:23:10.315 +02:00 [INF] Try to translate: Index des des Trennzeichens &lt;c&gt;':'&lt;/c&gt;, das den Wert von &lt;paramref name="vCardRow" /&gt; vom Schlüssel- und Parameterteil trennt.</text:p>
      <text:p text:style-name="P1">2023-10-18 17:23:10.316 +02:00 [INF] Translation found: </text:p>
      <text:p text:style-name="P1">2023-10-18 17:23:10.317 +02:00 [INF] Try to translate: Ein &lt;see cref="VcfDeserializationInfo" /&gt;-Objekt.</text:p>
      <text:p text:style-name="P1">2023-10-18 17:23:10.318 +02:00 [INF] Translation found: </text:p>
      <text:p text:style-name="P1">2023-10-18 17:23:10.319 +02:00 [INF] Save<text:line-break/>C:\Users\fkinz\source\repos\FolkerKinzel.VCards\src\FolkerKinzel.VCards\Intls\Deserializers\VcfRow_ctor.cs to<text:line-break/>C:\Users\fkinz\source\repos\FolkerKinzel.VCards\src\FolkerKinzel.VCards\Intls\Deserializers\VcfRow_ctor.cs.</text:p>
      <text:p text:style-name="P1">2023-10-18 17:23:10.321 +02:00 [INF] ===================================================</text:p>
      <text:p text:style-name="P1">2023-10-18 17:23:10.323 +02:00 [INF] </text:p>
      <text:p text:style-name="P1">2023-10-18 17:23:10.324 +02:00 [INF] Start translating C:\Users\fkinz\source\repos\FolkerKinzel.VCards\src\FolkerKinzel.VCards\<text:span text:style-name="T1">Intls\Deserializers\VcfRow_Data.cs</text:span></text:p>
      <text:p text:style-name="P1">2023-10-18 17:23:10.325 +02:00 [INF] Try to translate: <text:s/>Eine &lt;see cref="VcfRow" /&gt; stellt eine zusammengehörende Datenzeile der Vcf-Datei dar. </text:p>
      <text:p text:style-name="P1">2023-10-18 17:23:10.328 +02:00 [INF] Translation found: </text:p>
      <text:p text:style-name="P1">2023-10-18 17:23:10.329 +02:00 [INF] Save<text:line-break/>C:\Users\fkinz\source\repos\FolkerKinzel.VCards\src\FolkerKinzel.VCards\Intls\Deserializers\VcfRow_Data.cs to<text:line-break/>C:\Users\fkinz\source\repos\FolkerKinzel.VCards\src\FolkerKinzel.VCards\Intls\Deserializers\VcfRow_Data.cs.</text:p>
      <text:p text:style-name="P1">2023-10-18 17:23:10.331 +02:00 [INF] ===================================================</text:p>
      <text:p text:style-name="P1">2023-10-18 17:23:10.332 +02:00 [INF] </text:p>
      <text:p text:style-name="P1">2023-10-18 17:23:10.333 +02:00 [INF] Start translating C:\Users\fkinz\source\repos\FolkerKinzel.VCards\src\FolkerKinzel.VCards\<text:span text:style-name="T1">Intls\Deserializers\VcfRow_Method.cs</text:span></text:p>
      <text:p text:style-name="P1">2023-10-18 17:23:10.334 +02:00 [INF] Try to translate: <text:s/>Parst eine Datenzeile der VCF-Datei. </text:p>
      <text:p text:style-name="P1">2023-10-18 17:23:10.335 +02:00 [INF] Translation found: </text:p>
      <text:p text:style-name="P1">2023-10-18 17:23:10.336 +02:00 [INF] Try to translate: Die Datenzeile der vCard als &lt;see cref="string" /&gt;.</text:p>
      <text:p text:style-name="P1">2023-10-18 17:23:10.337 +02:00 [INF] Translation found: </text:p>
      <text:p text:style-name="P1">2023-10-18 17:23:10.338 +02:00 [INF] Try to translate: Ein &lt;see cref="VcfDeserializationInfo" /&gt;.</text:p>
      <text:p text:style-name="P1">2023-10-18 17:23:10.339 +02:00 [INF] Translation found: </text:p>
      <text:p text:style-name="P1">2023-10-18 17:23:10.340 +02:00 [INF] Try to translate: &lt;see cref="VcfRow" /&gt;-Objekt</text:p>
      <text:p text:style-name="P1">2023-10-18 17:23:10.341 +02:00 [INF] Translation found: </text:p>
      <text:p text:style-name="P1">2023-10-18 17:23:10.343 +02:00 [INF] Try to translate: <text:s/>Unmaskiert maskierten Text, der sich in &lt;see cref="Value" /&gt; befindet, nach den Maßgaben des verwendeten vCard-Standards und dekodiert ihn, falls er Quoted-Printable-kodiert ist. </text:p>
      <text:p text:style-name="P1">2023-10-18 17:23:10.346 +02:00 <text:span text:style-name="T2">[WRN]</text:span> No translation found.</text:p>
      <text:p text:style-name="P1">2023-10-18 17:23:10.347 +02:00 [INF] Try to translate: Die Versionsnummer des vCard-Standards.</text:p>
      <text:p text:style-name="P1">2023-10-18 17:23:10.348 +02:00 [INF] Translation found: </text:p>
      <text:p text:style-name="P1">2023-10-18 17:23:10.349 +02:00 [INF] Try to translate: <text:s/>Dekodiert Quoted-Printable kodierten Text, der sich in &lt;see cref="Value" /&gt; befindet, wenn &lt;see cref="VCards.Models.PropertyParts.ParameterSection.Encoding" /&gt; gleich &lt;see cref="ValueEncoding.QuotedPrintable" /&gt; ist. </text:p>
      <text:p text:style-name="P1">2023-10-18 17:23:10.350 +02:00 <text:span text:style-name="T2">[WRN]</text:span> No translation found.</text:p>
      <text:p text:style-name="P1">2023-10-18 17:23:10.350 +02:00 [INF] Save<text:line-break/>C:\Users\fkinz\source\repos\FolkerKinzel.VCards\src\FolkerKinzel.VCards\Intls\Deserializers\VcfRow_Method.cs to<text:line-break/>C:\Users\fkinz\source\repos\FolkerKinzel.VCards\src\FolkerKinzel.VCards\Intls\Deserializers\VcfRow_Method.cs.</text:p>
      <text:p text:style-name="P1">2023-10-18 17:23:10.353 +02:00 [INF] ===================================================</text:p>
      <text:p text:style-name="P1">2023-10-18 17:23:10.353 +02:00 [INF] </text:p>
      <text:p text:style-name="P1">2023-10-18 17:23:10.355 +02:00 [INF] Start translating C:\Users\fkinz\source\repos\FolkerKinzel.VCards\src\FolkerKinzel.VCards\Intls\Encodings\Base64Helper.cs</text:p>
      <text:p text:style-name="P1">2023-10-18 17:23:10.357 +02:00 [INF] Save<text:line-break/>C:\Users\fkinz\source\repos\FolkerKinzel.VCards\src\FolkerKinzel.VCards\Intls\Encodings\Base64Helper.cs to<text:line-break/>C:\Users\fkinz\source\repos\FolkerKinzel.VCards\src\FolkerKinzel.VCards\Intls\Encodings\Base64Helper.cs.</text:p>
      <text:p text:style-name="P1">2023-10-18 17:23:10.361 +02:00 [INF] ===================================================</text:p>
      <text:p text:style-name="P1">2023-10-18 17:23:10.363 +02:00 [INF] </text:p>
      <text:p text:style-name="P1">2023-10-18 17:23:10.364 +02:00 [INF] Start translating C:\Users\fkinz\source\repos\FolkerKinzel.VCards\src\FolkerKinzel.VCards\Intls\Encodings\QuotedPrintable.cs</text:p>
      <text:p text:style-name="P1">2023-10-18 17:23:10.365 +02:00 [INF] Try to translate: <text:s/>Eine Klasse, die Methoden zum Codieren und Encodieren im Quoted-Printable-Format enthält. </text:p>
      <text:p text:style-name="P1">2023-10-18 17:23:10.366 +02:00 [INF] Translation found: </text:p>
      <text:p text:style-name="P1">2023-10-18 17:23:10.367 +02:00 [INF] Try to translate: </text:p>
      <text:p text:style-name="P1">2023-10-18 17:23:10.367 +02:00 [INF] Translation found: </text:p>
      <text:p text:style-name="P1">2023-10-18 17:23:10.369 +02:00 [INF] Try to translate: <text:s/>Codiert einen String in Quoted-Printable. Sollte Environment.NewLine auf dem ausführenden System nicht "\r\n" sein, wird der String automatisch angepasst. </text:p>
      <text:p text:style-name="P1">2023-10-18 17:23:10.370 +02:00 [INF] Translation found: </text:p>
      <text:p text:style-name="P1">2023-10-18 17:23:10.371 +02:00 [INF] Try to translate: Der String, der codiert werden soll. Ist &lt;c&gt;sb == null&lt;/c&gt; wird ein &lt;see cref="string.Empty"&gt;string.Empty&lt;/see&gt; zurückgegeben.</text:p>
      <text:p text:style-name="P1">2023-10-18 17:23:10.373 +02:00 [INF] Translation found: </text:p>
      <text:p text:style-name="P1">2023-10-18 17:23:10.375 +02:00 [INF] Try to translate: Anzahl der nicht-enkodierten Zeichen, die in der ersten Zeile vor dem enkodierten Text kommen.</text:p>
      <text:p text:style-name="P1">2023-10-18 17:23:10.378 +02:00 [INF] Translation found: </text:p>
      <text:p text:style-name="P1">2023-10-18 17:23:10.379 +02:00 [INF] Try to translate: Der encodierte String. Wenn der übergebene String &lt;c&gt;null&lt;/c&gt; oder Empty ist, wird string.Empty zurückgegeben.</text:p>
      <text:p text:style-name="P1">2023-10-18 17:23:10.380 +02:00 [INF] Translation found: </text:p>
      <text:p text:style-name="P1">2023-10-18 17:23:10.381 +02:00 [INF] Try to translate: Wird ausgelöst, wenn maxRowLength kleiner als 4 ist.</text:p>
      <text:p text:style-name="P1">2023-10-18 17:23:10.382 +02:00 [INF] Translation found: </text:p>
      <text:p text:style-name="P1">2023-10-18 17:23:10.383 +02:00 [INF] Try to translate: <text:s/>Decodiert einen Quoted-Printable codierten String. Zeilenwechselzeichen werden an das auf dem System übliche Zeilenwechselzeichen angepasst. </text:p>
      <text:p text:style-name="P1">2023-10-18 17:23:10.384 +02:00 [INF] Translation found: </text:p>
      <text:p text:style-name="P1">2023-10-18 17:23:10.385 +02:00 [INF] Try to translate: Wenn der übergebene String &lt;c&gt;null&lt;/c&gt; oder Empty ist, wird &lt;see cref="string.Empty" /&gt; zurückgegeben.</text:p>
      <text:p text:style-name="P1">2023-10-18 17:23:10.386 +02:00 <text:span text:style-name="T2">[WRN]</text:span> No translation found.</text:p>
      <text:p text:style-name="P1">2023-10-18 17:23:10.387 +02:00 [INF] Try to translate: Der codierte String. Wird &lt;c&gt;null&lt;/c&gt; übergeben, wird ein Leerstring zurückgegeben.</text:p>
      <text:p text:style-name="P1">2023-10-18 17:23:10.388 +02:00 [INF] Translation found: </text:p>
      <text:p text:style-name="P1">2023-10-18 17:23:10.390 +02:00 [INF] Try to translate: Die Textencodierung, der der codierte String entspricht. Als Standard wird &lt;see cref="Encoding.UTF8" /&gt; angenommen. (Wird auch gewählt, wenn dem Parameter &lt;c&gt;null&lt;/c&gt; übergeben wird.)</text:p>
      <text:p text:style-name="P1">2023-10-18 17:23:10.390 +02:00 [INF] Translation found: </text:p>
      <text:p text:style-name="P1">2023-10-18 17:23:10.391 +02:00 [INF] Try to translate: Der decodierte String.</text:p>
      <text:p text:style-name="P1">2023-10-18 17:23:10.392 +02:00 [INF] Translation found: </text:p>
      <text:p text:style-name="P1">2023-10-18 17:23:10.393 +02:00 [INF] Try to translate: <text:s/>Decodiert beliebige Daten, die im Quoted-Printable-Format codiert sind. </text:p>
      <text:p text:style-name="P1">2023-10-18 17:23:10.394 +02:00 [INF] Translation found: </text:p>
      <text:p text:style-name="P1">2023-10-18 17:23:10.395 +02:00 [INF] Try to translate: Wenn der übergebene String &lt;c&gt;null&lt;/c&gt; oder Empty ist, wird ein Byte-Array der Länge 0 zurückgegeben.</text:p>
      <text:p text:style-name="P1">2023-10-18 17:23:10.397 +02:00 [INF] Translation found: </text:p>
      <text:p text:style-name="P1">2023-10-18 17:23:10.398 +02:00 [INF] Try to translate: Der codierte String. Wird &lt;c&gt;null&lt;/c&gt; übergeben, wird ein Byte-Array der Länge 0 zurückgegeben.</text:p>
      <text:p text:style-name="P1">2023-10-18 17:23:10.399 +02:00 [INF] Translation found: </text:p>
      <text:p text:style-name="P1">2023-10-18 17:23:10.400 +02:00 [INF] Try to translate: Die decodierten Daten als Byte-Array.</text:p>
      <text:p text:style-name="P1">2023-10-18 17:23:10.400 +02:00 [INF] Translation found: </text:p>
      <text:p text:style-name="P1">2023-10-18 17:23:10.401 +02:00 [INF] Save<text:line-break/>C:\Users\fkinz\source\repos\FolkerKinzel.VCards\src\FolkerKinzel.VCards\Intls\Encodings\QuotedPrintable.cs to<text:line-break/>C:\Users\fkinz\source\repos\FolkerKinzel.VCards\src\FolkerKinzel.VCards\Intls\Encodings\QuotedPrintable.cs.</text:p>
      <text:p text:style-name="P1">2023-10-18 17:23:10.405 +02:00 [INF] ===================================================</text:p>
      <text:p text:style-name="P1">2023-10-18 17:23:10.406 +02:00 [INF] </text:p>
      <text:p text:style-name="P1">2023-10-18 17:23:10.407 +02:00 [INF] Start translating C:\Users\fkinz\source\repos\FolkerKinzel.VCards\src\FolkerKinzel.VCards\<text:span text:style-name="T1">Intls\Extensions\IetfLanguageTagExtension.cs</text:span></text:p>
      <text:p text:style-name="P1">2023-10-18 17:23:10.409 +02:00 [INF] Save<text:line-break/>C:\Users\fkinz\source\repos\FolkerKinzel.VCards\src\FolkerKinzel.VCards\Intls\Extensions\IetfLanguageTagExtension.cs to<text:line-break/>C:\Users\fkinz\source\repos\FolkerKinzel.VCards\src\FolkerKinzel.VCards\Intls\Extensions\IetfLanguageTagExtension.cs.</text:p>
      <text:p text:style-name="P1">2023-10-18 17:23:10.411 +02:00 [INF] ===================================================</text:p>
      <text:p text:style-name="P1">2023-10-18 17:23:10.412 +02:00 [INF] </text:p>
      <text:p text:style-name="P1">2023-10-18 17:23:10.413 +02:00 [INF] Start translating C:\Users\fkinz\source\repos\FolkerKinzel.VCards\src\FolkerKinzel.VCards\<text:span text:style-name="T1">Intls\Extensions\IntExtension.cs</text:span></text:p>
      <text:p text:style-name="P1">2023-10-18 17:23:10.415 +02:00 [INF] Try to translate: <text:s/>Testet, ob &lt;paramref name="id" /&gt; eine Zahl zwischen 1 und 9 ist. </text:p>
      <text:p text:style-name="P1">2023-10-18 17:23:10.416 +02:00 [INF] Translation found: </text:p>
      <text:p text:style-name="P1">2023-10-18 17:23:10.417 +02:00 [INF] Try to translate: Die zu überprüfende Zahl.</text:p>
      <text:p text:style-name="P1">2023-10-18 17:23:10.419 +02:00 [INF] Translation found: </text:p>
      <text:p text:style-name="P1">2023-10-18 17:23:10.421 +02:00 [INF] Try to translate: Name des überprüften Parameters.</text:p>
      <text:p text:style-name="P1">2023-10-18 17:23:10.422 +02:00 [INF] Translation found: </text:p>
      <text:p text:style-name="P1">2023-10-18 17:23:10.422 +02:00 [INF] Try to translate: &lt;paramref name="id" /&gt; liegt nicht im erlaubten Bereich.</text:p>
      <text:p text:style-name="P1">2023-10-18 17:23:10.423 +02:00 [INF] Translation found: </text:p>
      <text:p text:style-name="P1">2023-10-18 17:23:10.424 +02:00 [INF] Save<text:line-break/>C:\Users\fkinz\source\repos\FolkerKinzel.VCards\src\FolkerKinzel.VCards\Intls\Extensions\IntExtension.cs to<text:line-break/>C:\Users\fkinz\source\repos\FolkerKinzel.VCards\src\FolkerKinzel.VCards\Intls\Extensions\IntExtension.cs.</text:p>
      <text:p text:style-name="P1">2023-10-18 17:23:10.426 +02:00 [INF] ===================================================</text:p>
      <text:p text:style-name="P1">2023-10-18 17:23:10.428 +02:00 [INF] </text:p>
      <text:p text:style-name="P1">2023-10-18 17:23:10.430 +02:00 [INF] Start translating C:\Users\fkinz\source\repos\FolkerKinzel.VCards\src\FolkerKinzel.VCards\<text:span text:style-name="T1">Intls\Extensions\StringBuilderExtension.cs</text:span></text:p>
      <text:p text:style-name="P1">2023-10-18 17:23:10.432 +02:00 [INF] Try to translate: <text:s/>Entfernt einfache und doppelte Gänsefüßchen, die sich am Beginnn oder Ende des Inhalts von &lt;paramref name="builder" /&gt; befinden. </text:p>
      <text:p text:style-name="P1">2023-10-18 17:23:10.435 +02:00 [INF] Translation found: </text:p>
      <text:p text:style-name="P1">2023-10-18 17:23:10.437 +02:00 [INF] Try to translate: Der &lt;see cref="StringBuilder" /&gt;, dessen Inhalt verändert wird.</text:p>
      <text:p text:style-name="P1">2023-10-18 17:23:10.439 +02:00 [INF] Translation found: </text:p>
      <text:p text:style-name="P1">2023-10-18 17:23:10.441 +02:00 [INF] Try to translate: Gibt &lt;paramref name="builder" /&gt; zurück, damit Aufrufe verkettet werden können.</text:p>
      <text:p text:style-name="P1">2023-10-18 17:23:10.442 +02:00 [INF] Translation found: </text:p>
      <text:p text:style-name="P1">2023-10-18 17:23:10.443 +02:00 [INF] Save<text:line-break/>C:\Users\fkinz\source\repos\FolkerKinzel.VCards\src\FolkerKinzel.VCards\Intls\Extensions\StringBuilderExtension.cs to<text:line-break/>C:\Users\fkinz\source\repos\FolkerKinzel.VCards\src\FolkerKinzel.VCards\Intls\Extensions\StringBuilderExtension.cs.</text:p>
      <text:p text:style-name="P1">2023-10-18 17:23:10.446 +02:00 [INF] ===================================================</text:p>
      <text:p text:style-name="P1">2023-10-18 17:23:10.448 +02:00 [INF] </text:p>
      <text:p text:style-name="P1">2023-10-18 17:23:10.448 +02:00 [INF] Start translating C:\Users\fkinz\source\repos\FolkerKinzel.VCards\src\FolkerKinzel.VCards\<text:span text:style-name="T1">Intls\Extensions\StringExtension.cs</text:span></text:p>
      <text:p text:style-name="P1">2023-10-18 17:23:10.452 +02:00 [INF] Try to translate: <text:s/>Gibt &lt;c&gt;true&lt;/c&gt; zurück, wenn &lt;paramref name="s" /&gt; NON-ASCII-Zeichen oder Zeilenwechsel enthält. Needs no &lt;c&gt;null&lt;/c&gt; check! </text:p>
      <text:p text:style-name="P1">2023-10-18 17:23:10.454 +02:00 <text:span text:style-name="T2">[WRN]</text:span> No translation found.</text:p>
      <text:p text:style-name="P1">2023-10-18 17:23:10.455 +02:00 [INF] Try to translate: Ein &lt;see cref="string" /&gt;.</text:p>
      <text:p text:style-name="P1">2023-10-18 17:23:10.456 +02:00 <text:span text:style-name="T2">[WRN]</text:span> No translation found.</text:p>
      <text:p text:style-name="P1">2023-10-18 17:23:10.457 +02:00 [INF] Try to translate: &lt;c&gt;true&lt;/c&gt;, wenn &lt;paramref name="s" /&gt; enkodiert werden muss.</text:p>
      <text:p text:style-name="P1">2023-10-18 17:23:10.457 +02:00 [INF] Translation found: </text:p>
      <text:p text:style-name="P1">2023-10-18 17:23:10.458 +02:00 [INF] Save<text:line-break/>C:\Users\fkinz\source\repos\FolkerKinzel.VCards\src\FolkerKinzel.VCards\Intls\Extensions\StringExtension.cs to<text:line-break/>C:\Users\fkinz\source\repos\FolkerKinzel.VCards\src\FolkerKinzel.VCards\Intls\Extensions\StringExtension.cs.</text:p>
      <text:p text:style-name="P1">2023-10-18 17:23:10.461 +02:00 [INF] ===================================================</text:p>
      <text:p text:style-name="P1">2023-10-18 17:23:10.463 +02:00 [INF] </text:p>
      <text:p text:style-name="P1">2023-10-18 17:23:10.465 +02:00 [INF] Start translating C:\Users\fkinz\source\repos\FolkerKinzel.VCards\src\FolkerKinzel.VCards\<text:span text:style-name="T1">Intls\Models\DateOnlyProperty.cs</text:span></text:p>
      <text:p text:style-name="P1">2023-10-18 17:23:10.468 +02:00 [INF] Try to translate: </text:p>
      <text:p text:style-name="P1">2023-10-18 17:23:10.469 +02:00 [INF] Translation found: </text:p>
      <text:p text:style-name="P1">2023-10-18 17:23:10.470 +02:00 [INF] Save<text:line-break/>C:\Users\fkinz\source\repos\FolkerKinzel.VCards\src\FolkerKinzel.VCards\Intls\Models\DateOnlyProperty.cs to<text:line-break/>C:\Users\fkinz\source\repos\FolkerKinzel.VCards\src\FolkerKinzel.VCards\Intls\Models\DateOnlyProperty.cs.</text:p>
      <text:p text:style-name="P1">2023-10-18 17:23:10.472 +02:00 [INF] ===================================================</text:p>
      <text:p text:style-name="P1">2023-10-18 17:23:10.473 +02:00 [INF] </text:p>
      <text:p text:style-name="P1">2023-10-18 17:23:10.474 +02:00 [INF] Start translating C:\Users\fkinz\source\repos\FolkerKinzel.VCards\src\FolkerKinzel.VCards\<text:span text:style-name="T1">Intls\Models\DateTimeOffsetProperty.cs</text:span></text:p>
      <text:p text:style-name="P1">2023-10-18 17:23:10.476 +02:00 [INF] Try to translate: </text:p>
      <text:p text:style-name="P1">2023-10-18 17:23:10.476 +02:00 [INF] Translation found: </text:p>
      <text:p text:style-name="P1">2023-10-18 17:23:10.478 +02:00 [INF] Try to translate: </text:p>
      <text:p text:style-name="P1">2023-10-18 17:23:10.481 +02:00 [INF] Translation found: </text:p>
      <text:p text:style-name="P1">2023-10-18 17:23:10.482 +02:00 [INF] Save<text:line-break/>C:\Users\fkinz\source\repos\FolkerKinzel.VCards\src\FolkerKinzel.VCards\Intls\Models\DateTimeOffsetProperty.cs to<text:line-break/>C:\Users\fkinz\source\repos\FolkerKinzel.VCards\src\FolkerKinzel.VCards\Intls\Models\DateTimeOffsetProperty.cs.</text:p>
      <text:p text:style-name="P1">2023-10-18 17:23:10.484 +02:00 [INF] ===================================================</text:p>
      <text:p text:style-name="P1">2023-10-18 17:23:10.486 +02:00 [INF] </text:p>
      <text:p text:style-name="P1">2023-10-18 17:23:10.487 +02:00 [INF] Start translating C:\Users\fkinz\source\repos\FolkerKinzel.VCards\src\FolkerKinzel.VCards\<text:span text:style-name="T1">Intls\Models\DateTimeTextProperty.cs</text:span></text:p>
      <text:p text:style-name="P1">2023-10-18 17:23:10.488 +02:00 [INF] Try to translate: </text:p>
      <text:p text:style-name="P1">2023-10-18 17:23:10.488 +02:00 [INF] Translation found: </text:p>
      <text:p text:style-name="P1">2023-10-18 17:23:10.489 +02:00 [INF] Try to translate: </text:p>
      <text:p text:style-name="P1">2023-10-18 17:23:10.490 +02:00 [INF] Translation found: </text:p>
      <text:p text:style-name="P1">2023-10-18 17:23:10.491 +02:00 [INF] Save<text:line-break/>C:\Users\fkinz\source\repos\FolkerKinzel.VCards\src\FolkerKinzel.VCards\Intls\Models\DateTimeTextProperty.cs to<text:line-break/>C:\Users\fkinz\source\repos\FolkerKinzel.VCards\src\FolkerKinzel.VCards\Intls\Models\DateTimeTextProperty.cs.</text:p>
      <text:p text:style-name="P1">2023-10-18 17:23:10.493 +02:00 [INF] ===================================================</text:p>
      <text:p text:style-name="P1">2023-10-18 17:23:10.494 +02:00 [INF] </text:p>
      <text:p text:style-name="P1">2023-10-18 17:23:10.498 +02:00 [INF] Start translating C:\Users\fkinz\source\repos\FolkerKinzel.VCards\src\FolkerKinzel.VCards\<text:span text:style-name="T1">Intls\Models\EmbeddedBytesProperty.cs</text:span></text:p>
      <text:p text:style-name="P1">2023-10-18 17:23:10.500 +02:00 [INF] Try to translate: <text:s/>Copy ctor </text:p>
      <text:p text:style-name="P1">2023-10-18 17:23:10.500 +02:00 [INF] Translation found: </text:p>
      <text:p text:style-name="P1">2023-10-18 17:23:10.501 +02:00 [INF] Try to translate: The &lt;see cref="DataProperty" /&gt; object to clone.</text:p>
      <text:p text:style-name="P1">2023-10-18 17:23:10.502 +02:00 <text:span text:style-name="T2">[WRN]</text:span> No translation found.</text:p>
      <text:p text:style-name="P1">2023-10-18 17:23:10.503 +02:00 [INF] Try to translate: </text:p>
      <text:p text:style-name="P1">2023-10-18 17:23:10.504 +02:00 [INF] Translation found: </text:p>
      <text:p text:style-name="P1">2023-10-18 17:23:10.504 +02:00 [INF] Try to translate: </text:p>
      <text:p text:style-name="P1">2023-10-18 17:23:10.505 +02:00 [INF] Translation found: </text:p>
      <text:p text:style-name="P1">2023-10-18 17:23:10.506 +02:00 [INF] Save<text:line-break/>C:\Users\fkinz\source\repos\FolkerKinzel.VCards\src\FolkerKinzel.VCards\Intls\Models\EmbeddedBytesProperty.cs to<text:line-break/>C:\Users\fkinz\source\repos\FolkerKinzel.VCards\src\FolkerKinzel.VCards\Intls\Models\EmbeddedBytesProperty.cs.</text:p>
      <text:p text:style-name="P1">2023-10-18 17:23:10.508 +02:00 [INF] ===================================================</text:p>
      <text:p text:style-name="P1">2023-10-18 17:23:10.510 +02:00 [INF] </text:p>
      <text:p text:style-name="P1">2023-10-18 17:23:10.514 +02:00 [INF] Start translating C:\Users\fkinz\source\repos\FolkerKinzel.VCards\src\FolkerKinzel.VCards\<text:span text:style-name="T1">Intls\Models\EmbeddedTextProperty.cs</text:span></text:p>
      <text:p text:style-name="P1">2023-10-18 17:23:10.515 +02:00 [INF] Try to translate: </text:p>
      <text:p text:style-name="P1">2023-10-18 17:23:10.516 +02:00 [INF] Translation found: </text:p>
      <text:p text:style-name="P1">2023-10-18 17:23:10.516 +02:00 [INF] Try to translate: </text:p>
      <text:p text:style-name="P1">2023-10-18 17:23:10.517 +02:00 [INF] Translation found: </text:p>
      <text:p text:style-name="P1">2023-10-18 17:23:10.518 +02:00 [INF] Save<text:line-break/>C:\Users\fkinz\source\repos\FolkerKinzel.VCards\src\FolkerKinzel.VCards\Intls\Models\EmbeddedTextProperty.cs to<text:line-break/>C:\Users\fkinz\source\repos\FolkerKinzel.VCards\src\FolkerKinzel.VCards\Intls\Models\EmbeddedTextProperty.cs.</text:p>
      <text:p text:style-name="P1">2023-10-18 17:23:10.520 +02:00 [INF] ===================================================</text:p>
      <text:p text:style-name="P1">2023-10-18 17:23:10.521 +02:00 [INF] </text:p>
      <text:p text:style-name="P1">2023-10-18 17:23:10.523 +02:00 [INF] Start translating C:\Users\fkinz\source\repos\FolkerKinzel.VCards\src\FolkerKinzel.VCards\<text:span text:style-name="T1">Intls\Models\ReferencedDataProperty.cs</text:span></text:p>
      <text:p text:style-name="P1">2023-10-18 17:23:10.524 +02:00 [INF] Try to translate: <text:s/>ctor </text:p>
      <text:p text:style-name="P1">2023-10-18 17:23:10.525 +02:00 [INF] Translation found: ctor</text:p>
      <text:p text:style-name="P1">2023-10-18 17:23:10.526 +02:00 [INF] Try to translate: </text:p>
      <text:p text:style-name="P1">2023-10-18 17:23:10.529 +02:00 [INF] Translation found: </text:p>
      <text:p text:style-name="P1">2023-10-18 17:23:10.532 +02:00 [INF] Try to translate: </text:p>
      <text:p text:style-name="P1">2023-10-18 17:23:10.532 +02:00 [INF] Translation found: </text:p>
      <text:p text:style-name="P1">2023-10-18 17:23:10.533 +02:00 [INF] Save<text:line-break/>C:\Users\fkinz\source\repos\FolkerKinzel.VCards\src\FolkerKinzel.VCards\Intls\Models\ReferencedDataProperty.cs to<text:line-break/>C:\Users\fkinz\source\repos\FolkerKinzel.VCards\src\FolkerKinzel.VCards\Intls\Models\ReferencedDataProperty.cs.</text:p>
      <text:p text:style-name="P1">2023-10-18 17:23:10.536 +02:00 [INF] ===================================================</text:p>
      <text:p text:style-name="P1">2023-10-18 17:23:10.537 +02:00 [INF] </text:p>
      <text:p text:style-name="P1">2023-10-18 17:23:10.537 +02:00 [INF] Start translating C:\Users\fkinz\source\repos\FolkerKinzel.VCards\src\FolkerKinzel.VCards\<text:span text:style-name="T1">Intls\Models\RelationTextProperty.cs</text:span></text:p>
      <text:p text:style-name="P1">2023-10-18 17:23:10.539 +02:00 [INF] Try to translate: <text:s/>Spezialisierung der &lt;see cref="RelationProperty" /&gt;-Klasse, um den Namen einer Person, zu der eine Beziehung besteht, anzugeben. </text:p>
      <text:p text:style-name="P1">2023-10-18 17:23:10.539 +02:00 <text:span text:style-name="T2">[WRN]</text:span> No translation found.</text:p>
      <text:p text:style-name="P1">2023-10-18 17:23:10.540 +02:00 [INF] Try to translate: <text:s/>Die von der &lt;see cref="RelationTextProperty" /&gt; zur Verfügung gestellten Daten. </text:p>
      <text:p text:style-name="P1">2023-10-18 17:23:10.541 +02:00 <text:span text:style-name="T2">[WRN]</text:span> No translation found.</text:p>
      <text:p text:style-name="P1">2023-10-18 17:23:10.542 +02:00 [INF] Try to translate: </text:p>
      <text:p text:style-name="P1">2023-10-18 17:23:10.545 +02:00 [INF] Translation found: </text:p>
      <text:p text:style-name="P1">2023-10-18 17:23:10.547 +02:00 [INF] Try to translate: </text:p>
      <text:p text:style-name="P1">2023-10-18 17:23:10.547 +02:00 [INF] Translation found: </text:p>
      <text:p text:style-name="P1">2023-10-18 17:23:10.548 +02:00 [INF] Save<text:line-break/>C:\Users\fkinz\source\repos\FolkerKinzel.VCards\src\FolkerKinzel.VCards\Intls\Models\RelationTextProperty.cs to<text:line-break/>C:\Users\fkinz\source\repos\FolkerKinzel.VCards\src\FolkerKinzel.VCards\Intls\Models\RelationTextProperty.cs.</text:p>
      <text:p text:style-name="P1">2023-10-18 17:23:10.550 +02:00 [INF] ===================================================</text:p>
      <text:p text:style-name="P1">2023-10-18 17:23:10.551 +02:00 [INF] </text:p>
      <text:p text:style-name="P1">2023-10-18 17:23:10.552 +02:00 [INF] Start translating C:\Users\fkinz\source\repos\FolkerKinzel.VCards\src\FolkerKinzel.VCards\<text:span text:style-name="T1">Intls\Models\RelationUriProperty.cs</text:span></text:p>
      <text:p text:style-name="P1">2023-10-18 17:23:10.554 +02:00 [INF] Try to translate: <text:s/>Spezialisierung der &lt;see cref="RelationProperty" /&gt;-Klasse, um eine Person, zu der eine Beziehung besteht, mit einem &lt;see cref="Uri" /&gt; dieser Person zu beschreiben. </text:p>
      <text:p text:style-name="P1">2023-10-18 17:23:10.555 +02:00 <text:span text:style-name="T2">[WRN]</text:span> No translation found.</text:p>
      <text:p text:style-name="P1">2023-10-18 17:23:10.556 +02:00 [INF] Try to translate: <text:s/>Copy ctor. </text:p>
      <text:p text:style-name="P1">2023-10-18 17:23:10.557 +02:00 [INF] Translation found: </text:p>
      <text:p text:style-name="P1">2023-10-18 17:23:10.557 +02:00 [INF] Try to translate: </text:p>
      <text:p text:style-name="P1">2023-10-18 17:23:10.560 +02:00 [INF] Translation found: </text:p>
      <text:p text:style-name="P1">2023-10-18 17:23:10.561 +02:00 [INF] Try to translate: <text:s/>Die von der &lt;see cref="RelationUriProperty" /&gt; zur Verfügung gestellten Daten. </text:p>
      <text:p text:style-name="P1">2023-10-18 17:23:10.562 +02:00 <text:span text:style-name="T2">[WRN]</text:span> No translation found.</text:p>
      <text:p text:style-name="P1">2023-10-18 17:23:10.563 +02:00 [INF] Try to translate: </text:p>
      <text:p text:style-name="P1">2023-10-18 17:23:10.564 +02:00 [INF] Translation found: </text:p>
      <text:p text:style-name="P1">2023-10-18 17:23:10.565 +02:00 [INF] Save<text:line-break/>C:\Users\fkinz\source\repos\FolkerKinzel.VCards\src\FolkerKinzel.VCards\Intls\Models\RelationUriProperty.cs to<text:line-break/>C:\Users\fkinz\source\repos\FolkerKinzel.VCards\src\FolkerKinzel.VCards\Intls\Models\RelationUriProperty.cs.</text:p>
      <text:p text:style-name="P1">2023-10-18 17:23:10.567 +02:00 [INF] ===================================================</text:p>
      <text:p text:style-name="P1">2023-10-18 17:23:10.567 +02:00 [INF] </text:p>
      <text:p text:style-name="P1">2023-10-18 17:23:10.568 +02:00 [INF] Start translating C:\Users\fkinz\source\repos\FolkerKinzel.VCards\src\FolkerKinzel.VCards\<text:span text:style-name="T1">Intls\Models\RelationUuidProperty.cs</text:span></text:p>
      <text:p text:style-name="P1">2023-10-18 17:23:10.570 +02:00 [INF] Try to translate: <text:s/>Spezialisierung der &lt;see cref="RelationProperty" /&gt;-Klasse, um eine Person, zu der eine Beziehung besteht, mit der UUID ihrer &lt;see cref="VCard" /&gt; zu beschreiben. </text:p>
      <text:p text:style-name="P1">2023-10-18 17:23:10.571 +02:00 <text:span text:style-name="T2">[WRN]</text:span> No translation found.</text:p>
      <text:p text:style-name="P1">2023-10-18 17:23:10.572 +02:00 [INF] Try to translate: <text:s/>Copy ctor. </text:p>
      <text:p text:style-name="P1">2023-10-18 17:23:10.574 +02:00 [INF] Translation found: </text:p>
      <text:p text:style-name="P1">2023-10-18 17:23:10.575 +02:00 [INF] Try to translate: </text:p>
      <text:p text:style-name="P1">2023-10-18 17:23:10.576 +02:00 [INF] Translation found: </text:p>
      <text:p text:style-name="P1">2023-10-18 17:23:10.579 +02:00 [INF] Try to translate: <text:s/>Initialisiert ein neues &lt;see cref="RelationUuidProperty" /&gt;-Objekt. </text:p>
      <text:p text:style-name="P1">2023-10-18 17:23:10.580 +02:00 <text:span text:style-name="T2">[WRN]</text:span> No translation found.</text:p>
      <text:p text:style-name="P1">2023-10-18 17:23:10.581 +02:00 [INF] Try to translate: UUID einer Person, zu der eine Beziehung besteht. Das kann zum Beispiel der Wert der vCard-Property &lt;c&gt;UID&lt;/c&gt; (&lt;see cref="VCard.UniqueIdentifier"&gt;VCard.UniqueIdentifier&lt;/see&gt;) der vCard dieser Person sein.</text:p>
      <text:p text:style-name="P1">2023-10-18 17:23:10.582 +02:00 <text:span text:style-name="T2">[WRN]</text:span> No translation found.</text:p>
      <text:p text:style-name="P1">2023-10-18 17:23:10.583 +02:00 [INF] Try to translate: Einfacher oder kombinierter Wert der &lt;see cref="RelationTypes" /&gt;-Enum oder &lt;c&gt;null&lt;/c&gt;.</text:p>
      <text:p text:style-name="P1">2023-10-18 17:23:10.584 +02:00 [INF] Translation found: A single &lt;see cref="RelationTypes"/&gt; value or a combination of several &lt;see cref="RelationTypes"/&gt; values or &lt;c&gt;null&lt;/c&gt;.</text:p>
      <text:p text:style-name="P1">2023-10-18 17:23:10.585 +02:00 [INF] Try to translate: Bezeichner der Gruppe, der die &lt;see cref="VCardProperty" /&gt; zugehören soll, oder &lt;c&gt;null&lt;/c&gt;, um anzuzeigen, dass die &lt;see cref="VCardProperty" /&gt; keiner Gruppe angehört.</text:p>
      <text:p text:style-name="P1">2023-10-18 17:23:10.587 +02:00 [INF] Translation found: Identifier of the group of &lt;see cref="VCardProperty"/&gt; objects, which the &lt;see cref="VCardProperty"/&gt; should belong to, or &lt;c&gt;null&lt;/c&gt; to indicate that the &lt;see cref="VCardProperty"/&gt; does not belong to any group.</text:p>
      <text:p text:style-name="P1">2023-10-18 17:23:10.588 +02:00 [INF] Try to translate: <text:s/>Die von der &lt;see cref="RelationUuidProperty" /&gt; zur Verfügung gestellten Daten. </text:p>
      <text:p text:style-name="P1">2023-10-18 17:23:10.591 +02:00 <text:span text:style-name="T2">[WRN]</text:span> No translation found.</text:p>
      <text:p text:style-name="P1">2023-10-18 17:23:10.593 +02:00 [INF] Try to translate: </text:p>
      <text:p text:style-name="P1">2023-10-18 17:23:10.594 +02:00 [INF] Translation found: </text:p>
      <text:p text:style-name="P1">2023-10-18 17:23:10.596 +02:00 [INF] Try to translate: </text:p>
      <text:p text:style-name="P1">2023-10-18 17:23:10.597 +02:00 [INF] Translation found: </text:p>
      <text:p text:style-name="P1">2023-10-18 17:23:10.598 +02:00 [INF] Save<text:line-break/>C:\Users\fkinz\source\repos\FolkerKinzel.VCards\src\FolkerKinzel.VCards\Intls\Models\RelationUuidProperty.cs to<text:line-break/>C:\Users\fkinz\source\repos\FolkerKinzel.VCards\src\FolkerKinzel.VCards\Intls\Models\RelationUuidProperty.cs.</text:p>
      <text:p text:style-name="P1">2023-10-18 17:23:10.600 +02:00 [INF] ===================================================</text:p>
      <text:p text:style-name="P1">2023-10-18 17:23:10.601 +02:00 [INF] </text:p>
      <text:p text:style-name="P1">2023-10-18 17:23:10.603 +02:00 [INF] Start translating C:\Users\fkinz\source\repos\FolkerKinzel.VCards\src\FolkerKinzel.VCards\<text:span text:style-name="T1">Intls\Models\RelationVCardProperty.cs</text:span></text:p>
      <text:p text:style-name="P1">2023-10-18 17:23:10.604 +02:00 [INF] Try to translate: <text:s/>Spezialisierung der &lt;see cref="RelationProperty" /&gt;-Klasse, um eine Person, zu der eine Beziehung besteht, mit ihrer &lt;see cref="VCard" /&gt; zu beschreiben. </text:p>
      <text:p text:style-name="P1">2023-10-18 17:23:10.607 +02:00 <text:span text:style-name="T2">[WRN]</text:span> No translation found.</text:p>
      <text:p text:style-name="P1">2023-10-18 17:23:10.608 +02:00 [INF] Try to translate: <text:s/>Copy ctor. </text:p>
      <text:p text:style-name="P1">2023-10-18 17:23:10.609 +02:00 [INF] Translation found: </text:p>
      <text:p text:style-name="P1">2023-10-18 17:23:10.610 +02:00 [INF] Try to translate: </text:p>
      <text:p text:style-name="P1">2023-10-18 17:23:10.611 +02:00 [INF] Translation found: </text:p>
      <text:p text:style-name="P1">2023-10-18 17:23:10.612 +02:00 [INF] Try to translate: <text:s/>Initialisiert ein neues &lt;see cref="RelationVCardProperty" /&gt;-Objekt. </text:p>
      <text:p text:style-name="P1">2023-10-18 17:23:10.613 +02:00 <text:span text:style-name="T2">[WRN]</text:span> No translation found.</text:p>
      <text:p text:style-name="P1">2023-10-18 17:23:10.614 +02:00 [INF] Try to translate: &lt;see cref="VCard" /&gt; einer Person, zu der eine Beziehung besteht oder &lt;c&gt;null&lt;/c&gt;.</text:p>
      <text:p text:style-name="P1">2023-10-18 17:23:10.615 +02:00 [INF] Translation found: The &lt;see cref="VCard"/&gt; of a person, with whom there is a relationship, or <text:s/>&lt;c&gt;null&lt;/c&gt;.</text:p>
      <text:p text:style-name="P1">2023-10-18 17:23:10.616 +02:00 [INF] Try to translate: Einfacher oder kombinierter Wert der &lt;see cref="RelationTypes" /&gt;-Enum oder &lt;c&gt;null&lt;/c&gt;.</text:p>
      <text:p text:style-name="P1">2023-10-18 17:23:10.617 +02:00 [INF] Translation found: A single &lt;see cref="RelationTypes"/&gt; value or a combination of several &lt;see cref="RelationTypes"/&gt; values or &lt;c&gt;null&lt;/c&gt;.</text:p>
      <text:p text:style-name="P1">2023-10-18 17:23:10.618 +02:00 [INF] Try to translate: Bezeichner der Gruppe, der die &lt;see cref="VCardProperty" /&gt; zugehören soll, oder &lt;c&gt;null&lt;/c&gt;, um anzuzeigen, dass die &lt;see cref="VCardProperty" /&gt; keiner Gruppe angehört.</text:p>
      <text:p text:style-name="P1">2023-10-18 17:23:10.619 +02:00 [INF] Translation found: Identifier of the group of &lt;see cref="VCardProperty"/&gt; objects, which the &lt;see cref="VCardProperty"/&gt; should belong to, or &lt;c&gt;null&lt;/c&gt; to indicate that the &lt;see cref="VCardProperty"/&gt; does not belong to any group.</text:p>
      <text:p text:style-name="P1">2023-10-18 17:23:10.623 +02:00 [INF] Try to translate: <text:s/>Die von der &lt;see cref="RelationVCardProperty" /&gt; zur Verfügung gestellten Daten. </text:p>
      <text:p text:style-name="P1">2023-10-18 17:23:10.624 +02:00 <text:span text:style-name="T2">[WRN]</text:span> No translation found.</text:p>
      <text:p text:style-name="P1">2023-10-18 17:23:10.626 +02:00 [INF] Try to translate: </text:p>
      <text:p text:style-name="P1">2023-10-18 17:23:10.627 +02:00 [INF] Translation found: </text:p>
      <text:p text:style-name="P1">2023-10-18 17:23:10.629 +02:00 [INF] Save<text:line-break/>C:\Users\fkinz\source\repos\FolkerKinzel.VCards\src\FolkerKinzel.VCards\Intls\Models\RelationVCardProperty.cs to<text:line-break/>C:\Users\fkinz\source\repos\FolkerKinzel.VCards\src\FolkerKinzel.VCards\Intls\Models\RelationVCardProperty.cs.</text:p>
      <text:p text:style-name="P1">2023-10-18 17:23:10.631 +02:00 [INF] ===================================================</text:p>
      <text:p text:style-name="P1">2023-10-18 17:23:10.632 +02:00 [INF] </text:p>
      <text:p text:style-name="P1">2023-10-18 17:23:10.633 +02:00 [INF] Start translating C:\Users\fkinz\source\repos\FolkerKinzel.VCards\src\FolkerKinzel.VCards\<text:span text:style-name="T1">Intls\Models\TimeOnlyProperty.cs</text:span></text:p>
      <text:p text:style-name="P1">2023-10-18 17:23:10.636 +02:00 [INF] Try to translate: </text:p>
      <text:p text:style-name="P1">2023-10-18 17:23:10.639 +02:00 [INF] Translation found: </text:p>
      <text:p text:style-name="P1">2023-10-18 17:23:10.640 +02:00 [INF] Save<text:line-break/>C:\Users\fkinz\source\repos\FolkerKinzel.VCards\src\FolkerKinzel.VCards\Intls\Models\TimeOnlyProperty.cs to<text:line-break/>C:\Users\fkinz\source\repos\FolkerKinzel.VCards\src\FolkerKinzel.VCards\Intls\Models\TimeOnlyProperty.cs.</text:p>
      <text:p text:style-name="P1">2023-10-18 17:23:10.643 +02:00 [INF] ===================================================</text:p>
      <text:p text:style-name="P1">2023-10-18 17:23:10.643 +02:00 [INF] </text:p>
      <text:p text:style-name="P1">2023-10-18 17:23:10.647 +02:00 [INF] Start translating C:\Users\fkinz\source\repos\FolkerKinzel.VCards\src\FolkerKinzel.VCards\<text:span text:style-name="T1">Intls\Models\UriProperty.cs</text:span></text:p>
      <text:p text:style-name="P1">2023-10-18 17:23:10.650 +02:00 [INF] Try to translate: <text:s/>Copy ctor </text:p>
      <text:p text:style-name="P1">2023-10-18 17:23:10.650 +02:00 [INF] Translation found: </text:p>
      <text:p text:style-name="P1">2023-10-18 17:23:10.651 +02:00 [INF] Try to translate: </text:p>
      <text:p text:style-name="P1">2023-10-18 17:23:10.653 +02:00 [INF] Translation found: </text:p>
      <text:p text:style-name="P1">2023-10-18 17:23:10.656 +02:00 [INF] Try to translate: </text:p>
      <text:p text:style-name="P1">2023-10-18 17:23:10.656 +02:00 [INF] Translation found: </text:p>
      <text:p text:style-name="P1">2023-10-18 17:23:10.657 +02:00 [INF] Try to translate: </text:p>
      <text:p text:style-name="P1">2023-10-18 17:23:10.658 +02:00 [INF] Translation found: </text:p>
      <text:p text:style-name="P1">2023-10-18 17:23:10.659 +02:00 [INF] Save<text:line-break/>C:\Users\fkinz\source\repos\FolkerKinzel.VCards\src\FolkerKinzel.VCards\Intls\Models\UriProperty.cs to<text:line-break/>C:\Users\fkinz\source\repos\FolkerKinzel.VCards\src\FolkerKinzel.VCards\Intls\Models\UriProperty.cs.</text:p>
      <text:p text:style-name="P1">2023-10-18 17:23:10.662 +02:00 [INF] ===================================================</text:p>
      <text:p text:style-name="P1">2023-10-18 17:23:10.663 +02:00 [INF] </text:p>
      <text:p text:style-name="P1">2023-10-18 17:23:10.664 +02:00 [INF] Start translating C:\Users\fkinz\source\repos\FolkerKinzel.VCards\src\FolkerKinzel.VCards\<text:span text:style-name="T1">Intls\Serializers\EnumValueCollectors\AddressTypesCollector.cs</text:span></text:p>
      <text:p text:style-name="P1">2023-10-18 17:23:10.665 +02:00 [INF] Try to translate: <text:s/>Sammelt die Namen der in &lt;paramref name="addressType" /&gt; gesetzten Flags in &lt;paramref name="list" /&gt;. &lt;paramref name="list" /&gt; wird von der Methode nicht geleert. </text:p>
      <text:p text:style-name="P1">2023-10-18 17:23:10.666 +02:00 [INF] Translation found: </text:p>
      <text:p text:style-name="P1">2023-10-18 17:23:10.669 +02:00 [INF] Try to translate: &lt;see cref="AddressTypes" /&gt;-Objekt oder &lt;c&gt;null&lt;/c&gt;.</text:p>
      <text:p text:style-name="P1">2023-10-18 17:23:10.669 +02:00 [INF] Translation found: </text:p>
      <text:p text:style-name="P1">2023-10-18 17:23:10.670 +02:00 [INF] Try to translate: Eine Liste zum sammeln.</text:p>
      <text:p text:style-name="P1">2023-10-18 17:23:10.671 +02:00 [INF] Translation found: </text:p>
      <text:p text:style-name="P1">2023-10-18 17:23:10.672 +02:00 [INF] Save<text:line-break/>C:\Users\fkinz\source\repos\FolkerKinzel.VCards\src\FolkerKinzel.VCards\Intls\Serializers\EnumValueCollectors\AddressTypesCollector.cs to<text:line-break/>C:\Users\fkinz\source\repos\FolkerKinzel.VCards\src\FolkerKinzel.VCards\Intls\Serializers\EnumValueCollectors\AddressTypesCollector.cs.</text:p>
      <text:p text:style-name="P1">2023-10-18 17:23:10.675 +02:00 [INF] ===================================================</text:p>
      <text:p text:style-name="P1">2023-10-18 17:23:10.677 +02:00 [INF] </text:p>
      <text:p text:style-name="P1">2023-10-18 17:23:10.679 +02:00 [INF] Start translating C:\Users\fkinz\source\repos\FolkerKinzel.VCards\src\FolkerKinzel.VCards\<text:span text:style-name="T1">Intls\Serializers\EnumValueCollectors\ImppTypesCollector.cs</text:span></text:p>
      <text:p text:style-name="P1">2023-10-18 17:23:10.681 +02:00 [INF] Try to translate: <text:s/>Sammelt die Namen der in &lt;paramref name="imppType" /&gt; gesetzten Flags in &lt;paramref name="list" /&gt;. &lt;paramref name="list" /&gt; wird von der Methode nicht geleert. </text:p>
      <text:p text:style-name="P1">2023-10-18 17:23:10.682 +02:00 [INF] Translation found: </text:p>
      <text:p text:style-name="P1">2023-10-18 17:23:10.682 +02:00 [INF] Try to translate: &lt;see cref="ImppTypes" /&gt;-Objekt oder &lt;c&gt;null&lt;/c&gt;.</text:p>
      <text:p text:style-name="P1">2023-10-18 17:23:10.685 +02:00 [INF] Translation found: </text:p>
      <text:p text:style-name="P1">2023-10-18 17:23:10.687 +02:00 [INF] Try to translate: Eine Liste zum Sammeln.</text:p>
      <text:p text:style-name="P1">2023-10-18 17:23:10.688 +02:00 [INF] Translation found: </text:p>
      <text:p text:style-name="P1">2023-10-18 17:23:10.689 +02:00 [INF] Save<text:line-break/>C:\Users\fkinz\source\repos\FolkerKinzel.VCards\src\FolkerKinzel.VCards\Intls\Serializers\EnumValueCollectors\ImppTypesCollector.cs to<text:line-break/>C:\Users\fkinz\source\repos\FolkerKinzel.VCards\src\FolkerKinzel.VCards\Intls\Serializers\EnumValueCollectors\ImppTypesCollector.cs.</text:p>
      <text:p text:style-name="P1">2023-10-18 17:23:10.691 +02:00 [INF] ===================================================</text:p>
      <text:p text:style-name="P1">2023-10-18 17:23:10.692 +02:00 [INF] </text:p>
      <text:p text:style-name="P1">2023-10-18 17:23:10.693 +02:00 [INF] Start translating C:\Users\fkinz\source\repos\FolkerKinzel.VCards\src\FolkerKinzel.VCards\<text:span text:style-name="T1">Intls\Serializers\EnumValueCollectors\PropertyClassTypesCollector.cs</text:span></text:p>
      <text:p text:style-name="P1">2023-10-18 17:23:10.695 +02:00 [INF] Try to translate: <text:s/>Sammelt die Namen der in &lt;paramref name="propertyClassType" /&gt; gesetzten Flags in &lt;paramref name="list" /&gt;. &lt;paramref name="list" /&gt; wird von der Methode nicht geleert. </text:p>
      <text:p text:style-name="P1">2023-10-18 17:23:10.696 +02:00 [INF] Translation found: </text:p>
      <text:p text:style-name="P1">2023-10-18 17:23:10.697 +02:00 [INF] Try to translate: &lt;see cref="PropertyClassTypes" /&gt;-Objekt oder &lt;c&gt;null&lt;/c&gt;.</text:p>
      <text:p text:style-name="P1">2023-10-18 17:23:10.698 +02:00 [INF] Translation found: </text:p>
      <text:p text:style-name="P1">2023-10-18 17:23:10.701 +02:00 [INF] Try to translate: Eine Liste zum sammeln.</text:p>
      <text:p text:style-name="P1">2023-10-18 17:23:10.702 +02:00 [INF] Translation found: </text:p>
      <text:p text:style-name="P1">2023-10-18 17:23:10.703 +02:00 [INF] Save<text:line-break/>C:\Users\fkinz\source\repos\FolkerKinzel.VCards\src\FolkerKinzel.VCards\Intls\Serializers\EnumValueCollectors\PropertyClassTypesCollector.cs to<text:line-break/>C:\Users\fkinz\source\repos\FolkerKinzel.VCards\src\FolkerKinzel.VCards\Intls\Serializers\EnumValueCollectors\PropertyClassTypesCollector.cs.</text:p>
      <text:p text:style-name="P1">2023-10-18 17:23:10.706 +02:00 [INF] ===================================================</text:p>
      <text:p text:style-name="P1">2023-10-18 17:23:10.707 +02:00 [INF] </text:p>
      <text:p text:style-name="P1"/>
      <text:p text:style-name="P1">2023-10-18 17:23:10.708 +02:00 [INF] Start translating C:\Users\fkinz\source\repos\FolkerKinzel.VCards\src\FolkerKinzel.VCards\<text:span text:style-name="T1">Intls\Serializers\EnumValueCollectors\RelationTypesCollector.cs</text:span></text:p>
      <text:p text:style-name="P1">2023-10-18 17:23:10.709 +02:00 [INF] Try to translate: <text:s/>Sammelt die Namen der in &lt;paramref name="relationType" /&gt; gesetzten Flags in &lt;paramref name="list" /&gt;. &lt;paramref name="list" /&gt; wird von der Methode nicht geleert. </text:p>
      <text:p text:style-name="P1">2023-10-18 17:23:10.711 +02:00 [INF] Translation found: </text:p>
      <text:p text:style-name="P1">2023-10-18 17:23:10.712 +02:00 [INF] Try to translate: &lt;see cref="RelationTypes" /&gt;-Objekt oder &lt;c&gt;null&lt;/c&gt;.</text:p>
      <text:p text:style-name="P1">2023-10-18 17:23:10.713 +02:00 [INF] Translation found: </text:p>
      <text:p text:style-name="P1">2023-10-18 17:23:10.715 +02:00 [INF] Try to translate: Eine Liste zum sammeln.</text:p>
      <text:p text:style-name="P1">2023-10-18 17:23:10.716 +02:00 [INF] Translation found: </text:p>
      <text:p text:style-name="P1">2023-10-18 17:23:10.717 +02:00 [INF] Save<text:line-break/>C:\Users\fkinz\source\repos\FolkerKinzel.VCards\src\FolkerKinzel.VCards\Intls\Serializers\EnumValueCollectors\RelationTypesCollector.cs to<text:line-break/>C:\Users\fkinz\source\repos\FolkerKinzel.VCards\src\FolkerKinzel.VCards\Intls\Serializers\EnumValueCollectors\RelationTypesCollector.cs.</text:p>
      <text:p text:style-name="P1">2023-10-18 17:23:10.719 +02:00 [INF] ===================================================</text:p>
      <text:p text:style-name="P1">2023-10-18 17:23:10.720 +02:00 [INF] </text:p>
      <text:p text:style-name="P1">2023-10-18 17:23:10.721 +02:00 [INF] Start translating C:\Users\fkinz\source\repos\FolkerKinzel.VCards\src\FolkerKinzel.VCards\<text:span text:style-name="T1">Intls\Serializers\EnumValueCollectors\TelTypesCollector.cs</text:span></text:p>
      <text:p text:style-name="P1">2023-10-18 17:23:10.722 +02:00 [INF] Try to translate: <text:s/>Sammelt die Namen der in &lt;paramref name="telType" /&gt; gesetzten Flags in &lt;paramref name="list" /&gt;. &lt;paramref name="list" /&gt; wird von der Methode nicht geleert. </text:p>
      <text:p text:style-name="P1">2023-10-18 17:23:10.723 +02:00 [INF] Translation found: </text:p>
      <text:p text:style-name="P1">2023-10-18 17:23:10.724 +02:00 [INF] Try to translate: &lt;see cref="TelTypes" /&gt;-Objekt oder &lt;c&gt;null&lt;/c&gt;.</text:p>
      <text:p text:style-name="P1">2023-10-18 17:23:10.725 +02:00 [INF] Translation found: </text:p>
      <text:p text:style-name="P1">2023-10-18 17:23:10.726 +02:00 [INF] Try to translate: Eine Liste zum sammeln.</text:p>
      <text:p text:style-name="P1">2023-10-18 17:23:10.727 +02:00 [INF] Translation found: </text:p>
      <text:p text:style-name="P1">2023-10-18 17:23:10.729 +02:00 [INF] Save<text:line-break/>C:\Users\fkinz\source\repos\FolkerKinzel.VCards\src\FolkerKinzel.VCards\Intls\Serializers\EnumValueCollectors\TelTypesCollector.cs to<text:line-break/>C:\Users\fkinz\source\repos\FolkerKinzel.VCards\src\FolkerKinzel.VCards\Intls\Serializers\EnumValueCollectors\TelTypesCollector.cs.</text:p>
      <text:p text:style-name="P1">2023-10-18 17:23:10.734 +02:00 [INF] ===================================================</text:p>
      <text:p text:style-name="P1">2023-10-18 17:23:10.735 +02:00 [INF] </text:p>
      <text:p text:style-name="P1">2023-10-18 17:23:10.737 +02:00 [INF] Start translating C:\Users\fkinz\source\repos\FolkerKinzel.VCards\src\FolkerKinzel.VCards\<text:span text:style-name="T1">Intls\Serializers\ParameterSerializer.cs</text:span></text:p>
      <text:p text:style-name="P1">2023-10-18 17:23:10.738 +02:00 [INF] Try to translate: <text:s/>ctor </text:p>
      <text:p text:style-name="P1">2023-10-18 17:23:10.739 +02:00 [INF] Translation found: ctor</text:p>
      <text:p text:style-name="P1">2023-10-18 17:23:10.740 +02:00 [INF] Try to translate: </text:p>
      <text:p text:style-name="P1">2023-10-18 17:23:10.740 +02:00 [INF] Translation found: </text:p>
      <text:p text:style-name="P1">2023-10-18 17:23:10.741 +02:00 [INF] Save<text:line-break/>C:\Users\fkinz\source\repos\FolkerKinzel.VCards\src\FolkerKinzel.VCards\Intls\Serializers\ParameterSerializer.cs to<text:line-break/>C:\Users\fkinz\source\repos\FolkerKinzel.VCards\src\FolkerKinzel.VCards\Intls\Serializers\ParameterSerializer.cs.</text:p>
      <text:p text:style-name="P1">2023-10-18 17:23:10.744 +02:00 [INF] ===================================================</text:p>
      <text:p text:style-name="P1">2023-10-18 17:23:10.747 +02:00 [INF] </text:p>
      <text:p text:style-name="P1">2023-10-18 17:23:10.749 +02:00 [INF] Start translating C:\Users\fkinz\source\repos\FolkerKinzel.VCards\src\FolkerKinzel.VCards\<text:span text:style-name="T1">Intls\Serializers\ParameterSerializer2_1.cs</text:span></text:p>
      <text:p text:style-name="P1">2023-10-18 17:23:10.751 +02:00 [INF] Save<text:line-break/>C:\Users\fkinz\source\repos\FolkerKinzel.VCards\src\FolkerKinzel.VCards\Intls\Serializers\ParameterSerializer2_1.cs to<text:line-break/>C:\Users\fkinz\source\repos\FolkerKinzel.VCards\src\FolkerKinzel.VCards\Intls\Serializers\ParameterSerializer2_1.cs.</text:p>
      <text:p text:style-name="P1">2023-10-18 17:23:10.753 +02:00 [INF] ===================================================</text:p>
      <text:p text:style-name="P1">2023-10-18 17:23:10.754 +02:00 [INF] </text:p>
      <text:p text:style-name="P1">2023-10-18 17:23:10.755 +02:00 [INF] Start translating C:\Users\fkinz\source\repos\FolkerKinzel.VCards\src\FolkerKinzel.VCards\<text:span text:style-name="T1">Intls\Serializers\ParameterSerializer3_0.cs</text:span></text:p>
      <text:p text:style-name="P1">2023-10-18 17:23:10.756 +02:00 [INF] Save<text:line-break/>C:\Users\fkinz\source\repos\FolkerKinzel.VCards\src\FolkerKinzel.VCards\Intls\Serializers\ParameterSerializer3_0.cs to<text:line-break/>C:\Users\fkinz\source\repos\FolkerKinzel.VCards\src\FolkerKinzel.VCards\Intls\Serializers\ParameterSerializer3_0.cs.</text:p>
      <text:p text:style-name="P1">2023-10-18 17:23:10.758 +02:00 [INF] ===================================================</text:p>
      <text:p text:style-name="P1">2023-10-18 17:23:10.759 +02:00 [INF] </text:p>
      <text:p text:style-name="P1">2023-10-18 17:23:10.759 +02:00 [INF] Start translating C:\Users\fkinz\source\repos\FolkerKinzel.VCards\src\FolkerKinzel.VCards\<text:span text:style-name="T1">Intls\Serializers\ParameterSerializer4_0.cs</text:span></text:p>
      <text:p text:style-name="P1">2023-10-18 17:23:10.762 +02:00 [INF] Save<text:line-break/>C:\Users\fkinz\source\repos\FolkerKinzel.VCards\src\FolkerKinzel.VCards\Intls\Serializers\ParameterSerializer4_0.cs to<text:line-break/>C:\Users\fkinz\source\repos\FolkerKinzel.VCards\src\FolkerKinzel.VCards\Intls\Serializers\ParameterSerializer4_0.cs.</text:p>
      <text:p text:style-name="P1">2023-10-18 17:23:10.767 +02:00 [INF] ===================================================</text:p>
      <text:p text:style-name="P1">2023-10-18 17:23:10.768 +02:00 [INF] </text:p>
      <text:p text:style-name="P1">2023-10-18 17:23:10.769 +02:00 [INF] Start translating C:\Users\fkinz\source\repos\FolkerKinzel.VCards\src\FolkerKinzel.VCards\<text:span text:style-name="T1">Intls\Serializers\VcfSerializer.cs</text:span></text:p>
      <text:p text:style-name="P1">2023-10-18 17:23:10.771 +02:00 [INF] Try to translate: <text:s/>Name des Ehepartners </text:p>
      <text:p text:style-name="P1">2023-10-18 17:23:10.771 +02:00 [INF] Translation found: </text:p>
      <text:p text:style-name="P1">2023-10-18 17:23:10.772 +02:00 [INF] Try to translate: <text:s/>beliebiges Jubiläum (zusätzlich zu BDAY, Geburtstag) </text:p>
      <text:p text:style-name="P1">2023-10-18 17:23:10.773 +02:00 [INF] Translation found: </text:p>
      <text:p text:style-name="P1">2023-10-18 17:23:10.774 +02:00 [INF] Try to translate: <text:s/>// Assistenzname (anstelle von AGENT) // </text:p>
      <text:p text:style-name="P1">2023-10-18 17:23:10.775 +02:00 [INF] Translation found: </text:p>
      <text:p text:style-name="P1">2023-10-18 17:23:10.776 +02:00 [INF] Try to translate: <text:s/>Instant-Messenger-Adresse </text:p>
      <text:p text:style-name="P1">2023-10-18 17:23:10.779 +02:00 [INF] Translation found: </text:p>
      <text:p text:style-name="P1">2023-10-18 17:23:10.780 +02:00 [INF] Save<text:line-break/>C:\Users\fkinz\source\repos\FolkerKinzel.VCards\src\FolkerKinzel.VCards\Intls\Serializers\VcfSerializer.cs to<text:line-break/>C:\Users\fkinz\source\repos\FolkerKinzel.VCards\src\FolkerKinzel.VCards\Intls\Serializers\VcfSerializer.cs.</text:p>
      <text:p text:style-name="P1">2023-10-18 17:23:10.782 +02:00 [INF] ===================================================</text:p>
      <text:p text:style-name="P1">2023-10-18 17:23:10.783 +02:00 [INF] </text:p>
      <text:p text:style-name="P1">2023-10-18 17:23:10.784 +02:00 [INF] Start translating C:\Users\fkinz\source\repos\FolkerKinzel.VCards\src\FolkerKinzel.VCards\<text:span text:style-name="T1">Intls\Serializers\Vcf_2_1Serializer.cs</text:span></text:p>
      <text:p text:style-name="P1">2023-10-18 17:23:10.785 +02:00 [INF] Save<text:line-break/>C:\Users\fkinz\source\repos\FolkerKinzel.VCards\src\FolkerKinzel.VCards\Intls\Serializers\Vcf_2_1Serializer.cs to<text:line-break/>C:\Users\fkinz\source\repos\FolkerKinzel.VCards\src\FolkerKinzel.VCards\Intls\Serializers\Vcf_2_1Serializer.cs.</text:p>
      <text:p text:style-name="P1">2023-10-18 17:23:10.786 +02:00 [INF] ===================================================</text:p>
      <text:p text:style-name="P1">2023-10-18 17:23:10.787 +02:00 [INF] </text:p>
      <text:p text:style-name="P1">2023-10-18 17:23:10.788 +02:00 [INF] Start translating C:\Users\fkinz\source\repos\FolkerKinzel.VCards\src\FolkerKinzel.VCards\<text:span text:style-name="T1">Intls\Serializers\Vcf_3_0Serializer.cs</text:span></text:p>
      <text:p text:style-name="P1">2023-10-18 17:23:10.790 +02:00 [INF] Save<text:line-break/>C:\Users\fkinz\source\repos\FolkerKinzel.VCards\src\FolkerKinzel.VCards\Intls\Serializers\Vcf_3_0Serializer.cs to<text:line-break/>C:\Users\fkinz\source\repos\FolkerKinzel.VCards\src\FolkerKinzel.VCards\Intls\Serializers\Vcf_3_0Serializer.cs.</text:p>
      <text:p text:style-name="P1">2023-10-18 17:23:10.792 +02:00 [INF] ===================================================</text:p>
      <text:p text:style-name="P1">2023-10-18 17:23:10.793 +02:00 [INF] </text:p>
      <text:p text:style-name="P1">2023-10-18 17:23:10.796 +02:00 [INF] Start translating C:\Users\fkinz\source\repos\FolkerKinzel.VCards\src\FolkerKinzel.VCards\<text:span text:style-name="T1">Intls\Serializers\Vcf_4_0Serializer.cs</text:span></text:p>
      <text:p text:style-name="P1">2023-10-18 17:23:10.798 +02:00 [INF] Save<text:line-break/>C:\Users\fkinz\source\repos\FolkerKinzel.VCards\src\FolkerKinzel.VCards\Intls\Serializers\Vcf_4_0Serializer.cs to<text:line-break/>C:\Users\fkinz\source\repos\FolkerKinzel.VCards\src\FolkerKinzel.VCards\Intls\Serializers\Vcf_4_0Serializer.cs.</text:p>
      <text:p text:style-name="P1">2023-10-18 17:23:10.801 +02:00 [INF] ===================================================</text:p>
      <text:p text:style-name="P1">2023-10-18 17:23:10.802 +02:00 [INF] </text:p>
      <text:p text:style-name="P1">2023-10-18 17:23:10.802 +02:00 [INF] Start translating C:\Users\fkinz\source\repos\FolkerKinzel.VCards\src\FolkerKinzel.VCards\<text:span text:style-name="T1">Intls\DebugWriter.cs</text:span></text:p>
      <text:p text:style-name="P1">2023-10-18 17:23:10.804 +02:00 [INF] Save<text:line-break/>C:\Users\fkinz\source\repos\FolkerKinzel.VCards\src\FolkerKinzel.VCards\Intls\DebugWriter.cs to<text:line-break/>C:\Users\fkinz\source\repos\FolkerKinzel.VCards\src\FolkerKinzel.VCards\Intls\DebugWriter.cs.</text:p>
      <text:p text:style-name="P1">2023-10-18 17:23:10.806 +02:00 [INF] ===================================================</text:p>
      <text:p text:style-name="P1">2023-10-18 17:23:10.807 +02:00 [INF] </text:p>
      <text:p text:style-name="P1">2023-10-18 17:23:10.809 +02:00 [INF] Start translating C:\Users\fkinz\source\repos\FolkerKinzel.VCards\src\FolkerKinzel.VCards\<text:span text:style-name="T1">Intls\ReadOnlyCollectionEmptyPolyfill.cs</text:span></text:p>
      <text:p text:style-name="P1">2023-10-18 17:23:10.812 +02:00 [INF] Save<text:line-break/>C:\Users\fkinz\source\repos\FolkerKinzel.VCards\src\FolkerKinzel.VCards\Intls\ReadOnlyCollectionEmptyPolyfill.cs to<text:line-break/>C:\Users\fkinz\source\repos\FolkerKinzel.VCards\src\FolkerKinzel.VCards\Intls\ReadOnlyCollectionEmptyPolyfill.cs.</text:p>
      <text:p text:style-name="P1">2023-10-18 17:23:10.816 +02:00 [INF] ===================================================</text:p>
      <text:p text:style-name="P1">2023-10-18 17:23:10.816 +02:00 [INF] </text:p>
      <text:p text:style-name="P1">2023-10-18 17:23:10.818 +02:00 [INF] Start translating C:\Users\fkinz\source\repos\FolkerKinzel.VCards\src\FolkerKinzel.VCards\<text:span text:style-name="T1">Models\Enums\Access.cs</text:span></text:p>
      <text:p text:style-name="P1">2023-10-18 17:23:10.819 +02:00 [INF] Try to translate: <text:s/>Benannte Konstanten, um in vCard 3.0 anzugeben, welche Geheimhaltungsstufe für die vCard gilt. </text:p>
      <text:p text:style-name="P1">2023-10-18 17:23:10.820 +02:00 [INF] Translation found: Named constants to indicate in vCard 3.0 which level of confidentiality applies to the vCard.</text:p>
      <text:p text:style-name="P1">2023-10-18 17:23:10.822 +02:00 [INF] Try to translate: <text:s/>Der Inhalt der vCard ist öffentlich zugänglich. </text:p>
      <text:p text:style-name="P1">2023-10-18 17:23:10.822 +02:00 [INF] Translation found: Public</text:p>
      <text:p text:style-name="P1">2023-10-18 17:23:10.824 +02:00 [INF] Try to translate: <text:s/>Der Inhalt der vCard ist für persönliche Bekannte zugänglich. </text:p>
      <text:p text:style-name="P1">2023-10-18 17:23:10.825 +02:00 [INF] Translation found: Private</text:p>
      <text:p text:style-name="P1">2023-10-18 17:23:10.827 +02:00 [INF] Try to translate: <text:s/>Der Inhalt der vCard ist vertraulich. </text:p>
      <text:p text:style-name="P1">2023-10-18 17:23:10.828 +02:00 [INF] Translation found: Confidential</text:p>
      <text:p text:style-name="P1">2023-10-18 17:23:10.829 +02:00 [INF] Save<text:line-break/>C:\Users\fkinz\source\repos\FolkerKinzel.VCards\src\FolkerKinzel.VCards\Models\Enums\Access.cs to<text:line-break/>C:\Users\fkinz\source\repos\FolkerKinzel.VCards\src\FolkerKinzel.VCards\Models\Enums\Access.cs.</text:p>
      <text:p text:style-name="P1">2023-10-18 17:23:10.831 +02:00 [INF] ===================================================</text:p>
      <text:p text:style-name="P1">2023-10-18 17:23:10.832 +02:00 [INF] </text:p>
      <text:p text:style-name="P1">2023-10-18 17:23:10.834 +02:00 [INF] Start translating C:\Users\fkinz\source\repos\FolkerKinzel.VCards\src\FolkerKinzel.VCards\Models\<text:span text:style-name="T1">Enums\AddressTypes.cs</text:span></text:p>
      <text:p text:style-name="P1">2023-10-18 17:23:10.835 +02:00 [INF] Try to translate: <text:s/>Benannte Konstanten, um in vCards die Art einer Postanschrift zu beschreiben. Die Konstanten können kombiniert werden. </text:p>
      <text:p text:style-name="P1">2023-10-18 17:23:10.835 +02:00 [INF] Translation found: Named constants to describe the type of a postal address in vCards. The constants can be combined.</text:p>
      <text:p text:style-name="P1">2023-10-18 17:23:10.836 +02:00 [INF] Try to translate: &lt;note type="tip"&gt;Verwenden Sie bei der Arbeit mit der Enum die Erweiterungsmethoden aus der &lt;see cref="AddressTypesExtension" /&gt;-Klasse.&lt;/note&gt;</text:p>
      <text:p text:style-name="P1">2023-10-18 17:23:10.837 +02:00 [INF] Translation found: &lt;note type ="tip"&gt; When working with the enum use the extension methods from the &lt;see cref="AddressTypesExtension"/&gt; class. &lt;/note&gt;</text:p>
      <text:p text:style-name="P1">2023-10-18 17:23:10.838 +02:00 [INF] Try to translate: &lt;c&gt;DOM&lt;/c&gt;: inländische Adresse </text:p>
      <text:p text:style-name="P1">2023-10-18 17:23:10.839 +02:00 [INF] Translation found: &lt;c&gt;DOM&lt;/c&gt;: Domestic delivery address</text:p>
      <text:p text:style-name="P1">2023-10-18 17:23:10.840 +02:00 [INF] Try to translate: &lt;c&gt;INTL&lt;/c&gt;: internationale Adresse </text:p>
      <text:p text:style-name="P1">2023-10-18 17:23:10.841 +02:00 [INF] Translation found: &lt;c&gt;INTL&lt;/c&gt;: International delivery address</text:p>
      <text:p text:style-name="P1">2023-10-18 17:23:10.844 +02:00 [INF] Try to translate: &lt;c&gt;POSTAL&lt;/c&gt;: Postanschrift </text:p>
      <text:p text:style-name="P1">2023-10-18 17:23:10.846 +02:00 [INF] Translation found: &lt;c&gt;POSTAL&lt;/c&gt;: Postal delivery address</text:p>
      <text:p text:style-name="P1">2023-10-18 17:23:10.848 +02:00 [INF] Try to translate: &lt;c&gt;PARCEL&lt;/c&gt;: Anschrift für die Zustellung von Paketen (Lieferadresse) </text:p>
      <text:p text:style-name="P1">2023-10-18 17:23:10.850 +02:00 [INF] Translation found: &lt;c&gt;PARCEL&lt;/c&gt;: Parcel delivery address</text:p>
      <text:p text:style-name="P1">2023-10-18 17:23:10.852 +02:00 [INF] Save<text:line-break/>C:\Users\fkinz\source\repos\FolkerKinzel.VCards\src\FolkerKinzel.VCards\Models\Enums\AddressTypes.cs to<text:line-break/>C:\Users\fkinz\source\repos\FolkerKinzel.VCards\src\FolkerKinzel.VCards\Models\Enums\AddressTypes.cs.</text:p>
      <text:p text:style-name="P1">2023-10-18 17:23:10.855 +02:00 [INF] ===================================================</text:p>
      <text:p text:style-name="P1">2023-10-18 17:23:10.856 +02:00 [INF] </text:p>
      <text:p text:style-name="P1">2023-10-18 17:23:10.858 +02:00 [INF] Start translating C:\Users\fkinz\source\repos\FolkerKinzel.VCards\src\FolkerKinzel.VCards\<text:span text:style-name="T1">Models\Enums\ContentLocation.cs</text:span></text:p>
      <text:p text:style-name="P1">2023-10-18 17:23:10.859 +02:00 [INF] Try to translate: <text:s/>Benannte Konstanten, um in vCard 2.1 anzugeben, wo der Inhalt einer vCard-Property lokalisiert ist. </text:p>
      <text:p text:style-name="P1">2023-10-18 17:23:10.860 +02:00 [INF] Translation found: Named constants to indicate in vCard 2.1 where the content of a vCard property is located.</text:p>
      <text:p text:style-name="P1">2023-10-18 17:23:10.863 +02:00 [INF] Try to translate: &lt;c&gt;INLINE&lt;/c&gt;: Der Inhalt ist direkt in die vCard eingebettet. (Default) </text:p>
      <text:p text:style-name="P1">2023-10-18 17:23:10.864 +02:00 [INF] Translation found: &lt;c&gt;INLINE&lt;/c&gt;: The location of the property value is inline with the property. (Default)</text:p>
      <text:p text:style-name="P1">2023-10-18 17:23:10.866 +02:00 [INF] Try to translate: &lt;c&gt;Content-ID&lt;/c&gt;, &lt;c&gt;CID&lt;/c&gt;: Der Inhalt befindet sich an einer anderen Stelle in derselben Datei (z.B. Multipart-E-Mail). Auf ihn wird mit einer Content-ID (cid) verwiesen. </text:p>
      <text:p text:style-name="P1">2023-10-18 17:23:10.867 +02:00 [INF] Translation found: &lt;c&gt;Content-ID&lt;/c&gt;, &lt;c&gt;CID&lt;/c&gt;: In the case of the vCard being transported within a MIME email message, the property value can be specified as being located in a separate MIME entity with the “Content-ID” value, or “CID” for short. In this case, the property value is the Content-ID for the MIME entity containing the property value.</text:p>
      <text:p text:style-name="P1">2023-10-18 17:23:10.868 +02:00 [INF] Try to translate: &lt;c&gt;URL&lt;/c&gt;: Der Inhalt befindet sich im Internet. Auf ihn wird mit einer Url verwiesen. </text:p>
      <text:p text:style-name="P1">2023-10-18 17:23:10.869 +02:00 [INF] Translation found: &lt;c&gt;URL&lt;/c&gt;: The property value is specified as being located out on the network within some Internet resource. In this case, the property value is the Uniform Resource Locator for the Internet resource containing the property value.</text:p>
      <text:p text:style-name="P1">2023-10-18 17:23:10.871 +02:00 [INF] Save<text:line-break/>C:\Users\fkinz\source\repos\FolkerKinzel.VCards\src\FolkerKinzel.VCards\Models\Enums\ContentLocation.cs to<text:line-break/>C:\Users\fkinz\source\repos\FolkerKinzel.VCards\src\FolkerKinzel.VCards\Models\Enums\ContentLocation.cs.</text:p>
      <text:p text:style-name="P1">2023-10-18 17:23:10.875 +02:00 [INF] ===================================================</text:p>
      <text:p text:style-name="P1">2023-10-18 17:23:10.876 +02:00 [INF] </text:p>
      <text:p text:style-name="P1">2023-10-18 17:23:10.878 +02:00 [INF] Start translating C:\Users\fkinz\source\repos\FolkerKinzel.VCards\src\FolkerKinzel.VCards\<text:span text:style-name="T1">Models\Enums\EmailType.cs</text:span></text:p>
      <text:p text:style-name="P1">2023-10-18 17:23:10.880 +02:00 [INF] Try to translate: <text:s/>Benannte Konstanten, die die Art einer E-Mail-Adresse beschreiben. </text:p>
      <text:p text:style-name="P1">2023-10-18 17:23:10.881 +02:00 [INF] Translation found: Named constants to describe the type of an email address.</text:p>
      <text:p text:style-name="P1">2023-10-18 17:23:10.882 +02:00 [INF] Try to translate: <text:s/>Internet-E-Mail </text:p>
      <text:p text:style-name="P1">2023-10-18 17:23:10.883 +02:00 [INF] Translation found: Internet addressing type</text:p>
      <text:p text:style-name="P1">2023-10-18 17:23:10.884 +02:00 [INF] Try to translate: <text:s/>X.400-E-Mail (z.B. "BusinessMail X.400") </text:p>
      <text:p text:style-name="P1">2023-10-18 17:23:10.885 +02:00 [INF] Translation found: X.400 addressing type (e.g. "BusinessMail X.400")</text:p>
      <text:p text:style-name="P1">2023-10-18 17:23:10.886 +02:00 [INF] Save<text:line-break/>C:\Users\fkinz\source\repos\FolkerKinzel.VCards\src\FolkerKinzel.VCards\Models\Enums\EmailType.cs to<text:line-break/>C:\Users\fkinz\source\repos\FolkerKinzel.VCards\src\FolkerKinzel.VCards\Models\Enums\EmailType.cs.</text:p>
      <text:p text:style-name="P1">2023-10-18 17:23:10.890 +02:00 [INF] ===================================================</text:p>
      <text:p text:style-name="P1">2023-10-18 17:23:10.890 +02:00 [INF] </text:p>
      <text:p text:style-name="P1">2023-10-18 17:23:10.892 +02:00 [INF] Start translating C:\Users\fkinz\source\repos\FolkerKinzel.VCards\src\FolkerKinzel.VCards\<text:span text:style-name="T1">Models\Enums\ExpertiseLevel.cs</text:span></text:p>
      <text:p text:style-name="P1">2023-10-18 17:23:10.893 +02:00 [INF] Try to translate: <text:s/>Benannte Konstanten, um den Parameter &lt;see cref="ParameterSection.ExpertiseLevel" /&gt; in der Eigenschaft &lt;see cref="VCard.Expertises"&gt;VCard.Expertises&lt;/see&gt; anzugeben. &lt;c&gt;(RFC 6715)&lt;/c&gt;</text:p>
      <text:p text:style-name="P1">2023-10-18 17:23:10.895 +02:00 <text:span text:style-name="T2">[WRN]</text:span> No translation found.</text:p>
      <text:p text:style-name="P1">2023-10-18 17:23:10.896 +02:00 [INF] Try to translate: <text:s/>Anfänger </text:p>
      <text:p text:style-name="P1">2023-10-18 17:23:10.897 +02:00 [INF] Translation found: Beginner</text:p>
      <text:p text:style-name="P1">2023-10-18 17:23:10.898 +02:00 [INF] Try to translate: <text:s/>Fortgeschrittener </text:p>
      <text:p text:style-name="P1">2023-10-18 17:23:10.899 +02:00 [INF] Translation found: Average</text:p>
      <text:p text:style-name="P1">2023-10-18 17:23:10.900 +02:00 [INF] Try to translate: <text:s/>Experte </text:p>
      <text:p text:style-name="P1">2023-10-18 17:23:10.901 +02:00 [INF] Translation found: Expert</text:p>
      <text:p text:style-name="P1">2023-10-18 17:23:10.902 +02:00 [INF] Save<text:line-break/>C:\Users\fkinz\source\repos\FolkerKinzel.VCards\src\FolkerKinzel.VCards\Models\Enums\ExpertiseLevel.cs to<text:line-break/>C:\Users\fkinz\source\repos\FolkerKinzel.VCards\src\FolkerKinzel.VCards\Models\Enums\ExpertiseLevel.cs.</text:p>
      <text:p text:style-name="P1">2023-10-18 17:23:10.905 +02:00 [INF] ===================================================</text:p>
      <text:p text:style-name="P1">2023-10-18 17:23:10.907 +02:00 [INF] </text:p>
      <text:p text:style-name="P1">2023-10-18 17:23:10.908 +02:00 [INF] Start translating C:\Users\fkinz\source\repos\FolkerKinzel.VCards\src\FolkerKinzel.VCards\<text:span text:style-name="T1">Models\Enums\Gender.cs</text:span></text:p>
      <text:p text:style-name="P1">2023-10-18 17:23:10.909 +02:00 [INF] Try to translate: <text:s/>Benannte Konstanten, um das Geschlecht des Subjekts anzugeben, das die vCard repräsentiert. </text:p>
      <text:p text:style-name="P1">2023-10-18 17:23:10.910 +02:00 [INF] Translation found: Named Constants to specify the sex of the object the vCard represents.</text:p>
      <text:p text:style-name="P1">2023-10-18 17:23:10.912 +02:00 [INF] Try to translate: &lt;c&gt;U&lt;/c&gt;: unbekannt &lt;c&gt;(4)&lt;/c&gt;</text:p>
      <text:p text:style-name="P1">2023-10-18 17:23:10.913 +02:00 [INF] Translation found: &lt;c&gt;U&lt;/c&gt;: Unknown. &lt;c&gt;(4)&lt;/c&gt;</text:p>
      <text:p text:style-name="P1">2023-10-18 17:23:10.915 +02:00 [INF] Try to translate: &lt;c&gt;F&lt;/c&gt;: weiblich &lt;c&gt;(4)&lt;/c&gt;</text:p>
      <text:p text:style-name="P1">2023-10-18 17:23:10.915 +02:00 [INF] Translation found: &lt;c&gt;F&lt;/c&gt;: Female. &lt;c&gt;(4)&lt;/c&gt;</text:p>
      <text:p text:style-name="P1">2023-10-18 17:23:10.916 +02:00 [INF] Try to translate: &lt;c&gt;M&lt;/c&gt;: männlich &lt;c&gt;(4)&lt;/c&gt;</text:p>
      <text:p text:style-name="P1">2023-10-18 17:23:10.917 +02:00 [INF] Translation found: &lt;c&gt;M&lt;/c&gt;: Male. &lt;c&gt;(4)&lt;/c&gt;</text:p>
      <text:p text:style-name="P1">2023-10-18 17:23:10.918 +02:00 [INF] Try to translate: &lt;c&gt;N&lt;/c&gt;: geschlechtslos oder nicht zuzuordnen &lt;c&gt;(4)&lt;/c&gt;</text:p>
      <text:p text:style-name="P1">2023-10-18 17:23:10.921 +02:00 [INF] Translation found: &lt;c&gt;N&lt;/c&gt;: None or not applicable. &lt;c&gt;(4)&lt;/c&gt;</text:p>
      <text:p text:style-name="P1">2023-10-18 17:23:10.922 +02:00 [INF] Try to translate: &lt;c&gt;O&lt;/c&gt;: anderes Geschlecht &lt;c&gt;(4)&lt;/c&gt;</text:p>
      <text:p text:style-name="P1">2023-10-18 17:23:10.923 +02:00 [INF] Translation found: &lt;c&gt;O&lt;/c&gt;: Other. &lt;c&gt;(4)&lt;/c&gt;</text:p>
      <text:p text:style-name="P1">2023-10-18 17:23:10.924 +02:00 [INF] Save<text:line-break/>C:\Users\fkinz\source\repos\FolkerKinzel.VCards\src\FolkerKinzel.VCards\Models\Enums\Gender.cs to<text:line-break/>C:\Users\fkinz\source\repos\FolkerKinzel.VCards\src\FolkerKinzel.VCards\Models\Enums\Gender.cs.</text:p>
      <text:p text:style-name="P1">2023-10-18 17:23:10.926 +02:00 [INF] ===================================================</text:p>
      <text:p text:style-name="P1">2023-10-18 17:23:10.927 +02:00 [INF] </text:p>
      <text:p text:style-name="P1">2023-10-18 17:23:10.929 +02:00 [INF] Start translating C:\Users\fkinz\source\repos\FolkerKinzel.VCards\src\FolkerKinzel.VCards\<text:span text:style-name="T1">Models\Enums\ImppTypes.cs</text:span></text:p>
      <text:p text:style-name="P1">2023-10-18 17:23:10.931 +02:00 [INF] Try to translate: <text:s/>Benannte Konstanten, um in vCard 3.0 die Art einer Instant-Messenger-Adresse anzugeben. Die Konstanten können kombiniert werden. </text:p>
      <text:p text:style-name="P1">2023-10-18 17:23:10.932 +02:00 [INF] Translation found: Named constants to specify the type of an instant messenger handle in vCard 3.0. The constants can be combined.</text:p>
      <text:p text:style-name="P1">2023-10-18 17:23:10.933 +02:00 [INF] Try to translate: &lt;note type="tip"&gt;Verwenden Sie bei der Arbeit mit der Enum die Erweiterungsmethoden aus der &lt;see cref="ImppTypesExtension" /&gt;-Klasse.&lt;/note&gt;</text:p>
      <text:p text:style-name="P1">2023-10-18 17:23:10.936 +02:00 <text:span text:style-name="T2">[WRN]</text:span> No translation found.</text:p>
      <text:p text:style-name="P1">2023-10-18 17:23:10.938 +02:00 [INF] Try to translate: <text:s/>privat </text:p>
      <text:p text:style-name="P1">2023-10-18 17:23:10.938 +02:00 [INF] Translation found: Personal</text:p>
      <text:p text:style-name="P1">2023-10-18 17:23:10.939 +02:00 [INF] Try to translate: <text:s/>geschäftlich </text:p>
      <text:p text:style-name="P1">2023-10-18 17:23:10.940 +02:00 [INF] Translation found: Business</text:p>
      <text:p text:style-name="P1">2023-10-18 17:23:10.941 +02:00 [INF] Try to translate: <text:s/>mobil </text:p>
      <text:p text:style-name="P1">2023-10-18 17:23:10.942 +02:00 [INF] Translation found: Mobile</text:p>
      <text:p text:style-name="P1">2023-10-18 17:23:10.943 +02:00 [INF] Save<text:line-break/>C:\Users\fkinz\source\repos\FolkerKinzel.VCards\src\FolkerKinzel.VCards\Models\Enums\ImppTypes.cs to<text:line-break/>C:\Users\fkinz\source\repos\FolkerKinzel.VCards\src\FolkerKinzel.VCards\Models\Enums\ImppTypes.cs.</text:p>
      <text:p text:style-name="P1">2023-10-18 17:23:10.947 +02:00 [INF] ===================================================</text:p>
      <text:p text:style-name="P1">2023-10-18 17:23:10.948 +02:00 [INF] </text:p>
      <text:p text:style-name="P1">2023-10-18 17:23:10.949 +02:00 [INF] Start translating C:\Users\fkinz\source\repos\FolkerKinzel.VCards\src\FolkerKinzel.VCards\<text:span text:style-name="T1">Models\Enums\InterestLevel.cs</text:span></text:p>
      <text:p text:style-name="P1">2023-10-18 17:23:10.952 +02:00 [INF] Try to translate: <text:s/>Benannte Konstanten, um den Parameter &lt;see cref="ParameterSection.InterestLevel" /&gt; in den Eigenschaften &lt;see cref="VCard.Hobbies"&gt;VCard.Hobbies&lt;/see&gt; und &lt;see cref="VCard.Interests"&gt;VCard.Interests&lt;/see&gt; anzugeben. &lt;c&gt;(RFC 6715)&lt;/c&gt;</text:p>
      <text:p text:style-name="P1">2023-10-18 17:23:10.953 +02:00 <text:span text:style-name="T2">[WRN]</text:span> No translation found.</text:p>
      <text:p text:style-name="P1">2023-10-18 17:23:10.954 +02:00 [INF] Try to translate: <text:s/>hoch </text:p>
      <text:p text:style-name="P1">2023-10-18 17:23:10.954 +02:00 [INF] Translation found: High</text:p>
      <text:p text:style-name="P1">2023-10-18 17:23:10.955 +02:00 [INF] Try to translate: <text:s/>mittel </text:p>
      <text:p text:style-name="P1">2023-10-18 17:23:10.956 +02:00 [INF] Translation found: Medium</text:p>
      <text:p text:style-name="P1">2023-10-18 17:23:10.957 +02:00 [INF] Try to translate: <text:s/>gering </text:p>
      <text:p text:style-name="P1">2023-10-18 17:23:10.958 +02:00 [INF] Translation found: Low</text:p>
      <text:p text:style-name="P1">2023-10-18 17:23:10.959 +02:00 [INF] Save<text:line-break/>C:\Users\fkinz\source\repos\FolkerKinzel.VCards\src\FolkerKinzel.VCards\Models\Enums\InterestLevel.cs to<text:line-break/>C:\Users\fkinz\source\repos\FolkerKinzel.VCards\src\FolkerKinzel.VCards\Models\Enums\InterestLevel.cs.</text:p>
      <text:p text:style-name="P1">2023-10-18 17:23:10.961 +02:00 [INF] ===================================================</text:p>
      <text:p text:style-name="P1">2023-10-18 17:23:10.963 +02:00 [INF] </text:p>
      <text:p text:style-name="P1">2023-10-18 17:23:10.964 +02:00 [INF] Start translating C:\Users\fkinz\source\repos\FolkerKinzel.VCards\src\FolkerKinzel.VCards\<text:span text:style-name="T1">Models\Enums\PropertyClassTypes.cs</text:span></text:p>
      <text:p text:style-name="P1">2023-10-18 17:23:10.967 +02:00 [INF] Try to translate: <text:s/>Benannte Konstanten, um den Geltungsbereich einer vCard-Property zu klassifizieren. Die Konstanten können kombiniert werden. </text:p>
      <text:p text:style-name="P1">2023-10-18 17:23:10.969 +02:00 [INF] Translation found: Named constants to classify the scope of a vCard property. The constants can be combined.</text:p>
      <text:p text:style-name="P1">2023-10-18 17:23:10.971 +02:00 [INF] Try to translate: &lt;note type="tip"&gt;Verwenden Sie bei der Arbeit mit der Enum die Erweiterungsmethoden aus &lt;see cref="PropertyClassTypesExtension" /&gt;.&lt;/note&gt;</text:p>
      <text:p text:style-name="P1">2023-10-18 17:23:10.972 +02:00 <text:span text:style-name="T2">[WRN]</text:span> No translation found.</text:p>
      <text:p text:style-name="P1">2023-10-18 17:23:10.973 +02:00 [INF] Try to translate: &lt;c&gt;HOME&lt;/c&gt;: privat </text:p>
      <text:p text:style-name="P1">2023-10-18 17:23:10.974 +02:00 [INF] Translation found: &lt;c&gt;HOME&lt;/c&gt;: Implies that the property is related to an individual's personal life.</text:p>
      <text:p text:style-name="P1">2023-10-18 17:23:10.975 +02:00 [INF] Try to translate: &lt;c&gt;WORK&lt;/c&gt;: dienstlich </text:p>
      <text:p text:style-name="P1">2023-10-18 17:23:10.975 +02:00 [INF] Translation found: &lt;c&gt;WORK&lt;/c&gt;: Implies that the property is related to an individual's work place.</text:p>
      <text:p text:style-name="P1">2023-10-18 17:23:10.976 +02:00 [INF] Save<text:line-break/>C:\Users\fkinz\source\repos\FolkerKinzel.VCards\src\FolkerKinzel.VCards\Models\Enums\PropertyClassTypes.cs to<text:line-break/>C:\Users\fkinz\source\repos\FolkerKinzel.VCards\src\FolkerKinzel.VCards\Models\Enums\PropertyClassTypes.cs.</text:p>
      <text:p text:style-name="P1">2023-10-18 17:23:10.980 +02:00 [INF] ===================================================</text:p>
      <text:p text:style-name="P1">2023-10-18 17:23:10.982 +02:00 [INF] </text:p>
      <text:p text:style-name="P1">2023-10-18 17:23:10.983 +02:00 [INF] Start translating C:\Users\fkinz\source\repos\FolkerKinzel.VCards\src\FolkerKinzel.VCards\<text:span text:style-name="T1">Models\Enums\RelationTypes.cs</text:span></text:p>
      <text:p text:style-name="P1">2023-10-18 17:23:10.985 +02:00 [INF] Try to translate: <text:s/>Benannte Konstanten, um die Art der Beziehung zu einer Person oder Organisation zu beschreiben. Die Konstanten können kombiniert werden. </text:p>
      <text:p text:style-name="P1">2023-10-18 17:23:10.985 +02:00 [INF] Translation found: Named constants to describe the type of relationship with a person or organization. The constants can be combined.</text:p>
      <text:p text:style-name="P1">2023-10-18 17:23:10.986 +02:00 [INF] Try to translate: &lt;note type="tip"&gt;Verwenden Sie bei der Arbeit mit der Enum die Erweiterungsmethoden aus der &lt;see cref="RelationTypesExtension" /&gt;-Klasse.&lt;/note&gt;</text:p>
      <text:p text:style-name="P1">2023-10-18 17:23:10.987 +02:00 <text:span text:style-name="T2">[WRN]</text:span> No translation found.</text:p>
      <text:p text:style-name="P1">2023-10-18 17:23:10.988 +02:00 [INF] Try to translate: &lt;c&gt;CONTACT&lt;/c&gt;: Jemand, mit dem Sie Kontakt aufnehmen können. Oft symmetrisch. </text:p>
      <text:p text:style-name="P1">2023-10-18 17:23:10.989 +02:00 [INF] Translation found: &lt;c&gt;CONTACT&lt;/c&gt;: Someone you know how to get in touch with. Often symmetric.</text:p>
      <text:p text:style-name="P1">2023-10-18 17:23:10.991 +02:00 [INF] Try to translate: &lt;c&gt;ACQUAINTANCE&lt;/c&gt;: Jemand, mit dem Sie Grüße ausgetauscht haben und nicht viel mehr (wenn überhaupt) - vielleicht ein kurzes Gespräch oder zwei. Oft symmetrisch. </text:p>
      <text:p text:style-name="P1">2023-10-18 17:23:10.992 +02:00 [INF] Translation found: &lt;c&gt;ACQUAINTANCE&lt;/c&gt;: Someone who you have exchanged greetings and not much (if any) more — maybe a short conversation or two. Often symmetric.</text:p>
      <text:p text:style-name="P1">2023-10-18 17:23:10.993 +02:00 [INF] Try to translate: &lt;c&gt;FRIEND&lt;/c&gt;: Jemand, mit dem Sie befreundet sind, ein Landsmann, ein Kumpel. Oft symmetrisch. </text:p>
      <text:p text:style-name="P1">2023-10-18 17:23:10.996 +02:00 [INF] Translation found: &lt;c&gt;FRIEND&lt;/c&gt;: Someone you are a friend to. A compatriot, buddy, home(boy|girl) that you know. Often symmetric.</text:p>
      <text:p text:style-name="P1">2023-10-18 17:23:11.000 +02:00 [INF] Try to translate: &lt;c&gt;MET&lt;/c&gt;: Jemand, den Sie tatsächlich persönlich getroffen haben. Symmetrisch. </text:p>
      <text:p text:style-name="P1">2023-10-18 17:23:11.002 +02:00 [INF] Translation found: &lt;c&gt;MET&lt;/c&gt;: Someone who you have actually met in person. Symmetric.</text:p>
      <text:p text:style-name="P1">2023-10-18 17:23:11.003 +02:00 [INF] Try to translate: &lt;c&gt;CO-WORKER&lt;/c&gt;: Jemand, mit dem eine Person zusammenarbeitet oder der in derselben Organisation arbeitet. Symmetrisch. Normalerweise transitiv. </text:p>
      <text:p text:style-name="P1">2023-10-18 17:23:11.004 +02:00 [INF] Translation found: &lt;c&gt;CO-WORKER&lt;/c&gt;: Someone a person works with, or works at the same organization as. Symmetric. Usually transitive.</text:p>
      <text:p text:style-name="P1">2023-10-18 17:23:11.005 +02:00 [INF] Try to translate: &lt;c&gt;COLLEAGUE&lt;/c&gt;: Jemand im selben Studien- / Tätigkeitsbereich. Symmetrisch. Oft transitiv. </text:p>
      <text:p text:style-name="P1">2023-10-18 17:23:11.006 +02:00 [INF] Translation found: &lt;c&gt;COLLEAGUE&lt;/c&gt;: Someone in the same field of study/activity. Symmetric. Often transitive.</text:p>
      <text:p text:style-name="P1">2023-10-18 17:23:11.007 +02:00 [INF] Try to translate: &lt;c&gt;CO-RESIDENT&lt;/c&gt;: Jemand, mit dem Sie in der selben Straße wohnen. Symmetrisch und transitiv. </text:p>
      <text:p text:style-name="P1">2023-10-18 17:23:11.008 +02:00 [INF] Translation found: &lt;c&gt;CO-RESIDENT&lt;/c&gt;: Someone you share a street address with. Symmetric and transitive.</text:p>
      <text:p text:style-name="P1">2023-10-18 17:23:11.009 +02:00 [INF] Try to translate: &lt;c&gt;NEIGHBOR&lt;/c&gt;: Nachbar: Jemand, der in der Nähe wohnt, vielleicht im Nachbarhaus oder Tür an Tür. Symmetrisch. Oft transitiv. </text:p>
      <text:p text:style-name="P1">2023-10-18 17:23:11.010 +02:00 [INF] Translation found: &lt;c&gt;NEIGHBOR&lt;/c&gt;: Someone who lives nearby, perhaps only at an adjacent street address or doorway. Symmetric. Often transitive.</text:p>
      <text:p text:style-name="P1">2023-10-18 17:23:11.014 +02:00 [INF] Try to translate: &lt;c&gt;CHILD&lt;/c&gt;: Kind: Der genetische Nachwuchs einer Person oder jemand, den eine Person adoptiert hat um und den sie sich kümmert. Inverse ist Elternteil. </text:p>
      <text:p text:style-name="P1">2023-10-18 17:23:11.015 +02:00 [INF] Translation found: &lt;c&gt;CHILD&lt;/c&gt;: A person's genetic offspring, or someone that a person has adopted and takes care of. Inverse is parent.</text:p>
      <text:p text:style-name="P1">2023-10-18 17:23:11.016 +02:00 [INF] Try to translate: &lt;c&gt;PARENT&lt;/c&gt;: Elternteil: Das Gegenteil von &lt;see cref="Child" /&gt;. </text:p>
      <text:p text:style-name="P1">2023-10-18 17:23:11.017 +02:00 <text:span text:style-name="T2">[WRN]</text:span> No translation found.</text:p>
      <text:p text:style-name="P1">2023-10-18 17:23:11.018 +02:00 [INF] Try to translate: &lt;c&gt;SIBLING&lt;/c&gt;: Geschwister: Jemand, mit dem eine Person ein Elternteil teilt. Symmetrisch. Normalerweise transitiv. </text:p>
      <text:p text:style-name="P1">2023-10-18 17:23:11.019 +02:00 [INF] Translation found: &lt;c&gt;SIBLING&lt;/c&gt;: <text:s/>Someone a person shares a parent with. Symmetric. Usually transitive.</text:p>
      <text:p text:style-name="P1">2023-10-18 17:23:11.021 +02:00 [INF] Try to translate: &lt;c&gt;SPOUSE&lt;/c&gt;: Ehepartner: Jemand, mit dem Sie verheiratet sind. Symmetrisch. Nicht transitiv. </text:p>
      <text:p text:style-name="P1">2023-10-18 17:23:11.022 +02:00 [INF] Translation found: &lt;c&gt;SPOUSE&lt;/c&gt;: Someone you are married to. Symmetric. Not transitive.</text:p>
      <text:p text:style-name="P1">2023-10-18 17:23:11.023 +02:00 [INF] Try to translate: &lt;c&gt;KIN&lt;/c&gt;: Verwandtschaft: Ein Verwandter, jemand, den Sie als Teil Ihrer Großfamilie betrachten. Symmetrisch und typisch transitiv. </text:p>
      <text:p text:style-name="P1">2023-10-18 17:23:11.024 +02:00 [INF] Translation found: &lt;c&gt;KIN&lt;/c&gt;: A relative, someone you consider part of your extended family. Symmetric and typically transitive.</text:p>
      <text:p text:style-name="P1">2023-10-18 17:23:11.025 +02:00 [INF] Try to translate: &lt;c&gt;MUSE&lt;/c&gt;: Muse: Jemand, der dir Inspiration bringt. Keine Umkehrung. </text:p>
      <text:p text:style-name="P1">2023-10-18 17:23:11.026 +02:00 [INF] Translation found: &lt;c&gt;MUSE&lt;/c&gt;: Someone who brings you inspiration. No inverse.</text:p>
      <text:p text:style-name="P1">2023-10-18 17:23:11.027 +02:00 [INF] Try to translate: &lt;c&gt;CRUSH&lt;/c&gt;: Jemand, in den du verknallt bist. Keine Umkehrung. </text:p>
      <text:p text:style-name="P1">2023-10-18 17:23:11.028 +02:00 [INF] Translation found: &lt;c&gt;CRUSH&lt;/c&gt;: Someone you have a crush on. No inverse.</text:p>
      <text:p text:style-name="P1">2023-10-18 17:23:11.031 +02:00 [INF] Try to translate: &lt;c&gt;DATE&lt;/c&gt;: Jemand, mit dem Sie ein Date haben. Symmetrisch. Nicht transitiv. </text:p>
      <text:p text:style-name="P1">2023-10-18 17:23:11.032 +02:00 [INF] Translation found: &lt;c&gt;DATE&lt;/c&gt;: Someone you are dating. Symmetric. Not transitive.</text:p>
      <text:p text:style-name="P1">2023-10-18 17:23:11.033 +02:00 [INF] Try to translate: &lt;c&gt;SWEETHEART&lt;/c&gt;: Jemand, mit dem Sie intim und zumindest etwas verbandelt sind, normalerweise exklusiv. Symmetrisch. Nicht transitiv. </text:p>
      <text:p text:style-name="P1">2023-10-18 17:23:11.034 +02:00 [INF] Translation found: &lt;c&gt;SWEETHEART&lt;/c&gt;: Someone with whom you are intimate and at least somewhat committed, typically exclusively. Symmetric. Not transitive.</text:p>
      <text:p text:style-name="P1">2023-10-18 17:23:11.036 +02:00 [INF] Try to translate: &lt;c&gt;ME&lt;/c&gt;: Ich: Ein Link zu sich selbst unter einer anderen URL. Anders als alle anderen XFN-Werte. Notwendigerweise symmetrisch. Es gibt eine implizite "Ich"-Relation vom Inhalt eines Verzeichnisses zum Verzeichnis selbst. </text:p>
      <text:p text:style-name="P1">2023-10-18 17:23:11.037 +02:00 [INF] Translation found: &lt;c&gt;ME&lt;/c&gt;: A link to yourself at a different URL. Exclusive of all other XFN values. Required symmetric. There is an implicit "me" relation from the contents of a directory to the directory itself.</text:p>
      <text:p text:style-name="P1">2023-10-18 17:23:11.038 +02:00 [INF] Try to translate: &lt;c&gt;AGENT&lt;/c&gt;: Person oder Organisation, die manchmal als Helfer der Person oder Organisation auftritt, auf die die vCard ausgestellt ist. </text:p>
      <text:p text:style-name="P1">2023-10-18 17:23:11.039 +02:00 [INF] Translation found: &lt;c&gt;AGENT&lt;/c&gt;: An entity who may sometimes act on behalf of the entity<text:line-break/> <text:s text:c="8"/>associated with the vCard.</text:p>
      <text:p text:style-name="P1">2023-10-18 17:23:11.041 +02:00 [INF] Try to translate: &lt;c&gt;EMERGENCY&lt;/c&gt;: Kontakt für Notfälle. </text:p>
      <text:p text:style-name="P1">2023-10-18 17:23:11.041 +02:00 [INF] Translation found: &lt;c&gt;EMERGENCY&lt;/c&gt;: Indicates an emergency contact.</text:p>
      <text:p text:style-name="P1">2023-10-18 17:23:11.042 +02:00 [INF] Save<text:line-break/>C:\Users\fkinz\source\repos\FolkerKinzel.VCards\src\FolkerKinzel.VCards\Models\Enums\RelationTypes.cs to<text:line-break/>C:\Users\fkinz\source\repos\FolkerKinzel.VCards\src\FolkerKinzel.VCards\Models\Enums\RelationTypes.cs.</text:p>
      <text:p text:style-name="P1">2023-10-18 17:23:11.046 +02:00 [INF] ===================================================</text:p>
      <text:p text:style-name="P1">2023-10-18 17:23:11.047 +02:00 [INF] </text:p>
      <text:p text:style-name="P1">2023-10-18 17:23:11.048 +02:00 [INF] Start translating C:\Users\fkinz\source\repos\FolkerKinzel.VCards\src\FolkerKinzel.VCards\<text:span text:style-name="T1">Models\Enums\TelTypes.cs</text:span></text:p>
      <text:p text:style-name="P1">2023-10-18 17:23:11.051 +02:00 [INF] Try to translate: <text:s/>Benannte Konstanten, um in vCards die Art einer Telefonnummer zu beschreiben. Die Konstanten können kombiniert werden. </text:p>
      <text:p text:style-name="P1">2023-10-18 17:23:11.053 +02:00 [INF] Translation found: Named constants to describe the type of a phone number in vCards. The constants can be combined.</text:p>
      <text:p text:style-name="P1">2023-10-18 17:23:11.055 +02:00 [INF] Try to translate: &lt;note type="tip"&gt;Verwenden Sie bei der Arbeit mit der Enum die Erweiterungsmethoden aus der &lt;see cref="TelTypesExtension" /&gt;-Klasse.&lt;/note&gt;</text:p>
      <text:p text:style-name="P1">2023-10-18 17:23:11.057 +02:00 <text:span text:style-name="T2">[WRN]</text:span> No translation found.</text:p>
      <text:p text:style-name="P1">2023-10-18 17:23:11.058 +02:00 [INF] Try to translate: &lt;c&gt;VOICE&lt;/c&gt;: Telefonnummer für Sprachkommunikation (Default). &lt;c&gt;(2,3,4)&lt;/c&gt;</text:p>
      <text:p text:style-name="P1">2023-10-18 17:23:11.062 +02:00 [INF] Translation found: &lt;c&gt;VOICE&lt;/c&gt;: Indicates a voice telephone number. (Default). &lt;c&gt;(2,3,4)&lt;/c&gt;</text:p>
      <text:p text:style-name="P1">2023-10-18 17:23:11.065 +02:00 [INF] Try to translate: &lt;c&gt;FAX&lt;/c&gt;: Fax-Nummer &lt;c&gt;(2,3,4)&lt;/c&gt;</text:p>
      <text:p text:style-name="P1">2023-10-18 17:23:11.066 +02:00 [INF] Translation found: &lt;c&gt;FAX&lt;/c&gt;: Indicates a facsimile telephone number. &lt;c&gt;(2,3,4)&lt;/c&gt;</text:p>
      <text:p text:style-name="P1">2023-10-18 17:23:11.067 +02:00 [INF] Try to translate: &lt;c&gt;MSG&lt;/c&gt;: Voice Message (z.B. MMS). &lt;c&gt;(2,3)&lt;/c&gt;</text:p>
      <text:p text:style-name="P1">2023-10-18 17:23:11.068 +02:00 [INF] Translation found: &lt;c&gt;MSG&lt;/c&gt;: Indicates that the telephone number has voice messaging support. &lt;c&gt;(2,3)&lt;/c&gt;</text:p>
      <text:p text:style-name="P1">2023-10-18 17:23:11.069 +02:00 [INF] Try to translate: &lt;c&gt;CELL&lt;/c&gt;: Handy &lt;c&gt;(2,3,4)&lt;/c&gt;</text:p>
      <text:p text:style-name="P1">2023-10-18 17:23:11.070 +02:00 [INF] Translation found: &lt;c&gt;CELL&lt;/c&gt;: Indicates a cellular or mobile telephone number. <text:s/>&lt;c&gt;(2,3,4)&lt;/c&gt;</text:p>
      <text:p text:style-name="P1">2023-10-18 17:23:11.071 +02:00 [INF] Try to translate: &lt;c&gt;PAGER&lt;/c&gt;: Pager-Nummer &lt;c&gt;(2,3,4)&lt;/c&gt;</text:p>
      <text:p text:style-name="P1">2023-10-18 17:23:11.072 +02:00 [INF] Translation found: &lt;c&gt;PAGER&lt;/c&gt;: Indicates a paging device telephone number. <text:s/>&lt;c&gt;(2,3,4)&lt;/c&gt;</text:p>
      <text:p text:style-name="P1">2023-10-18 17:23:11.073 +02:00 [INF] Try to translate: &lt;c&gt;BBS&lt;/c&gt;: Anrufbeantworter (Bulletin board system) &lt;c&gt;(2,3)&lt;/c&gt;</text:p>
      <text:p text:style-name="P1">2023-10-18 17:23:11.074 +02:00 [INF] Translation found: &lt;c&gt;BBS&lt;/c&gt;: Indicates a bulletin board system telephone number. &lt;c&gt;(2,3)&lt;/c&gt;</text:p>
      <text:p text:style-name="P1">2023-10-18 17:23:11.075 +02:00 [INF] Try to translate: &lt;c&gt;MODEM&lt;/c&gt;: Modem &lt;c&gt;(2,3)&lt;/c&gt;</text:p>
      <text:p text:style-name="P1">2023-10-18 17:23:11.076 +02:00 [INF] Translation found: &lt;c&gt;MODEM&lt;/c&gt;: Indicates a MODEM connected telephone number. &lt;c&gt;(2,3)&lt;/c&gt;</text:p>
      <text:p text:style-name="P1">2023-10-18 17:23:11.079 +02:00 [INF] Try to translate: &lt;c&gt;CAR&lt;/c&gt;: Autotelefon &lt;c&gt;(2,3)&lt;/c&gt;</text:p>
      <text:p text:style-name="P1">2023-10-18 17:23:11.080 +02:00 [INF] Translation found: &lt;c&gt;CAR&lt;/c&gt;: Indicates a car-phone telephone number.&lt;c&gt;(2,3)&lt;/c&gt;</text:p>
      <text:p text:style-name="P1">2023-10-18 17:23:11.080 +02:00 [INF] Try to translate: &lt;c&gt;ISDN&lt;/c&gt;: ISDN-Nummer &lt;c&gt;(2,3)&lt;/c&gt;</text:p>
      <text:p text:style-name="P1">2023-10-18 17:23:11.081 +02:00 [INF] Translation found: &lt;c&gt;ISDN&lt;/c&gt;: Indicates an ISDN service telephone number. &lt;c&gt;(2,3)&lt;/c&gt;</text:p>
      <text:p text:style-name="P1">2023-10-18 17:23:11.082 +02:00 [INF] Try to translate: &lt;c&gt;VIDEO&lt;/c&gt;: Telefonnummer für Videokonferenzen &lt;c&gt;(2,3,4)&lt;/c&gt;</text:p>
      <text:p text:style-name="P1">2023-10-18 17:23:11.083 +02:00 [INF] Translation found: &lt;c&gt;VIDEO&lt;/c&gt;: Indicates a video conferencing telephone number. &lt;c&gt;(2,3,4)&lt;/c&gt;</text:p>
      <text:p text:style-name="P1">2023-10-18 17:23:11.084 +02:00 [INF] Try to translate: &lt;c&gt;PCS&lt;/c&gt;: Mobilfunkdienst (Personal communication services) &lt;c&gt;(3)&lt;/c&gt;</text:p>
      <text:p text:style-name="P1">2023-10-18 17:23:11.085 +02:00 [INF] Translation found: &lt;c&gt;PCS&lt;/c&gt;: Indicates a personal communication services telephone number. &lt;c&gt;(3)&lt;/c&gt;</text:p>
      <text:p text:style-name="P1">2023-10-18 17:23:11.086 +02:00 [INF] Try to translate: &lt;c&gt;TEXTPHONE&lt;/c&gt;: Telefonnummer für Menschen mit Hör- oder Sprachstörungen. &lt;c&gt;(4)&lt;/c&gt;</text:p>
      <text:p text:style-name="P1">2023-10-18 17:23:11.087 +02:00 [INF] Translation found: &lt;c&gt;TEXTPHONE&lt;/c&gt;: Indicates a telecommunication device for people with hearing or speech difficulties. &lt;c&gt;(4)&lt;/c&gt;</text:p>
      <text:p text:style-name="P1">2023-10-18 17:23:11.088 +02:00 [INF] Try to translate: &lt;c&gt;TEXT&lt;/c&gt;: Die Telefonnummer unterstützt Textnachrichten (SMS). &lt;c&gt;(4)&lt;/c&gt;</text:p>
      <text:p text:style-name="P1">2023-10-18 17:23:11.089 +02:00 [INF] Translation found: &lt;c&gt;TEXT&lt;/c&gt;: Indicates that the telephone number supports text messages (SMS). &lt;c&gt;(4)&lt;/c&gt;</text:p>
      <text:p text:style-name="P1">2023-10-18 17:23:11.090 +02:00 [INF] Save<text:line-break/>C:\Users\fkinz\source\repos\FolkerKinzel.VCards\src\FolkerKinzel.VCards\Models\Enums\TelTypes.cs to<text:line-break/>C:\Users\fkinz\source\repos\FolkerKinzel.VCards\src\FolkerKinzel.VCards\Models\Enums\TelTypes.cs.</text:p>
      <text:p text:style-name="P1">2023-10-18 17:23:11.092 +02:00 [INF] ===================================================</text:p>
      <text:p text:style-name="P1"/>
      <text:p text:style-name="P1">2023-10-18 17:23:11.095 +02:00 [INF] </text:p>
      <text:p text:style-name="P1">2023-10-18 17:23:11.097 +02:00 [INF] Start translating C:\Users\fkinz\source\repos\FolkerKinzel.VCards\src\FolkerKinzel.VCards\<text:span text:style-name="T1">Models\Enums\ValueEncoding.cs</text:span></text:p>
      <text:p text:style-name="P1">2023-10-18 17:23:11.099 +02:00 [INF] Try to translate: <text:s/>Benannte Konstanten, um die Kodierung des Inhalts einer vCard-Property anzugeben. </text:p>
      <text:p text:style-name="P1">2023-10-18 17:23:11.099 +02:00 [INF] Translation found: Named constants to specify the encoding of the value of a vCard property.</text:p>
      <text:p text:style-name="P1">2023-10-18 17:23:11.100 +02:00 [INF] Try to translate: &lt;c&gt;B&lt;/c&gt;, &lt;c&gt;BASE64&lt;/c&gt;: Base64 &lt;c&gt;(2,3)&lt;/c&gt;</text:p>
      <text:p text:style-name="P1">2023-10-18 17:23:11.101 +02:00 [INF] Translation found: &lt;c&gt;B&lt;/c&gt;, &lt;c&gt;BASE64&lt;/c&gt;: Base64 &lt;c&gt;(2,3)&lt;/c&gt;</text:p>
      <text:p text:style-name="P1">2023-10-18 17:23:11.102 +02:00 [INF] Try to translate: &lt;c&gt;QUOTED-PRINTABLE&lt;/c&gt;: Quoted Printable &lt;c&gt;(2)&lt;/c&gt;</text:p>
      <text:p text:style-name="P1">2023-10-18 17:23:11.103 +02:00 [INF] Translation found: &lt;c&gt;QUOTED-PRINTABLE&lt;/c&gt;: Quoted Printable &lt;c&gt;(2)&lt;/c&gt;</text:p>
      <text:p text:style-name="P1">2023-10-18 17:23:11.104 +02:00 [INF] Try to translate: &lt;c&gt;8BIT&lt;/c&gt;: 8-Bit-Zeichensatz &lt;c&gt;(2)&lt;/c&gt;</text:p>
      <text:p text:style-name="P1">2023-10-18 17:23:11.105 +02:00 [INF] Translation found: &lt;c&gt;8BIT&lt;/c&gt;: 8-Bit charset &lt;c&gt;(2)&lt;/c&gt;</text:p>
      <text:p text:style-name="P1">2023-10-18 17:23:11.105 +02:00 [INF] Save<text:line-break/>C:\Users\fkinz\source\repos\FolkerKinzel.VCards\src\FolkerKinzel.VCards\Models\Enums\ValueEncoding.cs to<text:line-break/>C:\Users\fkinz\source\repos\FolkerKinzel.VCards\src\FolkerKinzel.VCards\Models\Enums\ValueEncoding.cs.</text:p>
      <text:p text:style-name="P1">2023-10-18 17:23:11.107 +02:00 [INF] ===================================================</text:p>
      <text:p text:style-name="P1">2023-10-18 17:23:11.110 +02:00 [INF] </text:p>
      <text:p text:style-name="P1">2023-10-18 17:23:11.112 +02:00 [INF] Start translating C:\Users\fkinz\source\repos\FolkerKinzel.VCards\src\FolkerKinzel.VCards\<text:span text:style-name="T1">Models\Enums\VCdDataType.cs</text:span></text:p>
      <text:p text:style-name="P1">2023-10-18 17:23:11.114 +02:00 [INF] Try to translate: <text:s/>Benannte Konstanten, um den Datentyp des Inhalts einer vCard-Property anzugeben. </text:p>
      <text:p text:style-name="P1">2023-10-18 17:23:11.114 +02:00 [INF] Translation found: Named constants to specify the data type of the value of a vCard property.</text:p>
      <text:p text:style-name="P1">2023-10-18 17:23:11.115 +02:00 [INF] Try to translate: &lt;c&gt;TEXT&lt;/c&gt;: Für Menschen lesbarer Text. &lt;c&gt;(3,4)&lt;/c&gt;</text:p>
      <text:p text:style-name="P1">2023-10-18 17:23:11.116 +02:00 [INF] Translation found: &lt;c&gt;TEXT&lt;/c&gt;: Values that contain human-readable text. &lt;c&gt;(3,4)&lt;/c&gt;</text:p>
      <text:p text:style-name="P1">2023-10-18 17:23:11.117 +02:00 [INF] Try to translate: &lt;c&gt;URI&lt;/c&gt;: URI &lt;c&gt;(3,4)&lt;/c&gt;</text:p>
      <text:p text:style-name="P1">2023-10-18 17:23:11.119 +02:00 [INF] Translation found: &lt;c&gt;URI&lt;/c&gt;: Values that are referenced by a Uniform Resource Identifier (URI) instead of encoded in-line. &lt;c&gt;(3,4)&lt;/c&gt;</text:p>
      <text:p text:style-name="P1">2023-10-18 17:23:11.122 +02:00 [INF] Try to translate: &lt;c&gt;DATE&lt;/c&gt;: Datum &lt;c&gt;(3,4)&lt;/c&gt;</text:p>
      <text:p text:style-name="P1">2023-10-18 17:23:11.123 +02:00 [INF] Translation found: &lt;c&gt;DATE&lt;/c&gt;: A calendar date. &lt;c&gt;(3,4)&lt;/c&gt;</text:p>
      <text:p text:style-name="P1">2023-10-18 17:23:11.124 +02:00 [INF] Try to translate: &lt;c&gt;TIME&lt;/c&gt;: Zeitangabe &lt;c&gt;(3,4)&lt;/c&gt;</text:p>
      <text:p text:style-name="P1">2023-10-18 17:23:11.126 +02:00 [INF] Translation found: &lt;c&gt;TIME&lt;/c&gt;: A time of day. &lt;c&gt;(3,4)&lt;/c&gt;</text:p>
      <text:p text:style-name="P1">2023-10-18 17:23:11.129 +02:00 [INF] Try to translate: &lt;c&gt;DATE-TIME&lt;/c&gt;: Kombination aus Datums- und Zeitangabe &lt;c&gt;(3,4)&lt;/c&gt;</text:p>
      <text:p text:style-name="P1">2023-10-18 17:23:11.130 +02:00 [INF] Translation found: &lt;c&gt;DATE-TIME&lt;/c&gt;: A date and time of day combination. &lt;c&gt;(3,4)&lt;/c&gt;</text:p>
      <text:p text:style-name="P1">2023-10-18 17:23:11.131 +02:00 [INF] Try to translate: &lt;c&gt;DATE-AND-OR-TIME&lt;/c&gt;: &lt;see cref="Date" /&gt;, &lt;see cref="Time" /&gt; oder &lt;see cref="DateTime" /&gt;. &lt;c&gt;(4)&lt;/c&gt;</text:p>
      <text:p text:style-name="P1">2023-10-18 17:23:11.132 +02:00 <text:span text:style-name="T2">[WRN]</text:span> No translation found.</text:p>
      <text:p text:style-name="P1">2023-10-18 17:23:11.134 +02:00 [INF] Try to translate: &lt;c&gt;TIMESTAMP&lt;/c&gt;: Zeitstempel &lt;c&gt;(4)&lt;/c&gt;</text:p>
      <text:p text:style-name="P1">2023-10-18 17:23:11.135 +02:00 [INF] Translation found: &lt;c&gt;TIMESTAMP&lt;/c&gt;: A complete date and time of day combination as specified in<text:line-break/> <text:s text:c="2"/>[ISO.8601.2004], Section 4.3.2. &lt;c&gt;(4)&lt;/c&gt;</text:p>
      <text:p text:style-name="P1">2023-10-18 17:23:11.136 +02:00 [INF] Try to translate: &lt;c&gt;BOOLEAN&lt;/c&gt;: Boolscher Wert &lt;c&gt;(3,4)&lt;/c&gt;</text:p>
      <text:p text:style-name="P1">2023-10-18 17:23:11.137 +02:00 [INF] Translation found: &lt;c&gt;BOOLEAN&lt;/c&gt;: A boolean value. &lt;c&gt;(3,4)&lt;/c&gt;</text:p>
      <text:p text:style-name="P1">2023-10-18 17:23:11.138 +02:00 [INF] Try to translate: &lt;c&gt;INTEGER&lt;/c&gt;: Ganzzahliger Typ mit Vorzeichen &lt;c&gt;(3,4)&lt;/c&gt;</text:p>
      <text:p text:style-name="P1">2023-10-18 17:23:11.141 +02:00 [INF] Translation found: &lt;c&gt;INTEGER&lt;/c&gt;: Signed integer values in decimal format. &lt;c&gt;(3,4)&lt;/c&gt;</text:p>
      <text:p text:style-name="P1">2023-10-18 17:23:11.143 +02:00 [INF] Try to translate: &lt;c&gt;FLOAT&lt;/c&gt;: Fließkommazahl mit Vorzeichen &lt;c&gt;(3,4)&lt;/c&gt;</text:p>
      <text:p text:style-name="P1">2023-10-18 17:23:11.146 +02:00 [INF] Translation found: &lt;c&gt;FLOAT&lt;/c&gt;: Real numbers. &lt;c&gt;(3,4)&lt;/c&gt;</text:p>
      <text:p text:style-name="P1">2023-10-18 17:23:11.148 +02:00 [INF] Try to translate: &lt;c&gt;UTC-OFFSET&lt;/c&gt;: Offset von der Standardzeit &lt;c&gt;(3,4)&lt;/c&gt;</text:p>
      <text:p text:style-name="P1">2023-10-18 17:23:11.149 +02:00 [INF] Translation found: &lt;c&gt;UTC-OFFSET&lt;/c&gt;: The value is a signed offset from UTC. &lt;c&gt;(3,4)&lt;/c&gt;</text:p>
      <text:p text:style-name="P1">2023-10-18 17:23:11.150 +02:00 [INF] Try to translate: &lt;c&gt;LANGUAGE-TAG&lt;/c&gt;: Sprachangabe nach RFC 5646 &lt;c&gt;(4)&lt;/c&gt;</text:p>
      <text:p text:style-name="P1">2023-10-18 17:23:11.151 +02:00 [INF] Translation found: &lt;c&gt;LANGUAGE-TAG&lt;/c&gt;: A single language tag, as defined in RFC 5646. &lt;c&gt;(4)&lt;/c&gt;</text:p>
      <text:p text:style-name="P1">2023-10-18 17:23:11.152 +02:00 [INF] Try to translate: &lt;c&gt;BINARY&lt;/c&gt;: Base64-codierte binäre Daten &lt;c&gt;(3)&lt;/c&gt;</text:p>
      <text:p text:style-name="P1">2023-10-18 17:23:11.154 +02:00 [INF] Translation found: &lt;c&gt;BINARY&lt;/c&gt;: The value is inline, Base64-encoded binary data. &lt;c&gt;(3)&lt;/c&gt;</text:p>
      <text:p text:style-name="P1">2023-10-18 17:23:11.156 +02:00 [INF] Try to translate: &lt;c&gt;PHONE-NUMBER&lt;/c&gt;: Telefonnummer &lt;c&gt;(3)&lt;/c&gt;</text:p>
      <text:p text:style-name="P1">2023-10-18 17:23:11.158 +02:00 [INF] Translation found: &lt;c&gt;PHONE-NUMBER&lt;/c&gt;: The value is a telephone number. &lt;c&gt;(3)&lt;/c&gt;</text:p>
      <text:p text:style-name="P1">2023-10-18 17:23:11.159 +02:00 [INF] Try to translate: &lt;c&gt;VCARD&lt;/c&gt;: Eingebettete vCard &lt;c&gt;(3)&lt;/c&gt;</text:p>
      <text:p text:style-name="P1">2023-10-18 17:23:11.160 +02:00 [INF] Translation found: &lt;c&gt;VCARD&lt;/c&gt;: The value is another embedded vCard. &lt;c&gt;(3)&lt;/c&gt;</text:p>
      <text:p text:style-name="P1">2023-10-18 17:23:11.161 +02:00 [INF] Save<text:line-break/>C:\Users\fkinz\source\repos\FolkerKinzel.VCards\src\FolkerKinzel.VCards\Models\Enums\VCdDataType.cs to<text:line-break/>C:\Users\fkinz\source\repos\FolkerKinzel.VCards\src\FolkerKinzel.VCards\Models\Enums\VCdDataType.cs.</text:p>
      <text:p text:style-name="P1">2023-10-18 17:23:11.163 +02:00 [INF] ===================================================</text:p>
      <text:p text:style-name="P1">2023-10-18 17:23:11.164 +02:00 [INF] </text:p>
      <text:p text:style-name="P1">2023-10-18 17:23:11.164 +02:00 [INF] Start translating C:\Users\fkinz\source\repos\FolkerKinzel.VCards\src\FolkerKinzel.VCards\<text:span text:style-name="T1">Models\Enums\VCdKind.cs</text:span></text:p>
      <text:p text:style-name="P1">2023-10-18 17:23:11.166 +02:00 [INF] Try to translate: <text:s/>Benannte Konstanten, um die Art des Objekts anzugeben, das die vCard repräsentiert. </text:p>
      <text:p text:style-name="P1">2023-10-18 17:23:11.167 +02:00 [INF] Translation found: Named Constants to specify the type of object the vCard represents.</text:p>
      <text:p text:style-name="P1">2023-10-18 17:23:11.167 +02:00 [INF] Try to translate: &lt;c&gt;INDIVIDUAL&lt;/c&gt;: Einzelne Person oder Entität. &lt;c&gt;4&lt;/c&gt;</text:p>
      <text:p text:style-name="P1">2023-10-18 17:23:11.168 +02:00 [INF] Translation found: &lt;c&gt;INDIVIDUAL&lt;/c&gt;: The vCard represents a single person or entity. (Default) &lt;c&gt;4&lt;/c&gt;</text:p>
      <text:p text:style-name="P1">2023-10-18 17:23:11.169 +02:00 [INF] Try to translate: &lt;c&gt;GROUP&lt;/c&gt;: Gruppe von Personen oder Entitäten. &lt;c&gt;4&lt;/c&gt;</text:p>
      <text:p text:style-name="P1">2023-10-18 17:23:11.170 +02:00 [INF] Translation found: &lt;c&gt;GROUP&lt;/c&gt;: The vCard represents a group of persons or entities. &lt;c&gt;4&lt;/c&gt;</text:p>
      <text:p text:style-name="P1">2023-10-18 17:23:11.172 +02:00 [INF] Try to translate: &lt;c&gt;ORGANIZATION&lt;/c&gt;: Eine Organisation. &lt;c&gt;4&lt;/c&gt;</text:p>
      <text:p text:style-name="P1">2023-10-18 17:23:11.173 +02:00 [INF] Translation found: &lt;c&gt;ORGANIZATION&lt;/c&gt;: The vCard represents an organization. &lt;c&gt;4&lt;/c&gt;</text:p>
      <text:p text:style-name="P1">2023-10-18 17:23:11.174 +02:00 [INF] Try to translate: &lt;c&gt;LOCATION&lt;/c&gt;: Einen geographischen Ort. &lt;c&gt;4&lt;/c&gt;</text:p>
      <text:p text:style-name="P1">2023-10-18 17:23:11.175 +02:00 [INF] Translation found: &lt;c&gt;LOCATION&lt;/c&gt;: The vCard represents a named geographical place. &lt;c&gt;4&lt;/c&gt;</text:p>
      <text:p text:style-name="P1">2023-10-18 17:23:11.176 +02:00 [INF] Try to translate: &lt;c&gt;APPLICATION&lt;/c&gt;: Ein Software-Programm (Server, Online-Service etc.). &lt;c&gt;(4 - RFC 6473)&lt;/c&gt;</text:p>
      <text:p text:style-name="P1">2023-10-18 17:23:11.178 +02:00 [INF] Translation found: &lt;c&gt;APPLICATION&lt;/c&gt;: The vCard represents a software application such as a server, an online service <text:s/>(e.g., a chat room), or an automated software bot. &lt;c&gt;(4 - RFC 6473)&lt;/c&gt;</text:p>
      <text:p text:style-name="P1">2023-10-18 17:23:11.180 +02:00 [INF] Save<text:line-break/>C:\Users\fkinz\source\repos\FolkerKinzel.VCards\src\FolkerKinzel.VCards\Models\Enums\VCdKind.cs to<text:line-break/>C:\Users\fkinz\source\repos\FolkerKinzel.VCards\src\FolkerKinzel.VCards\Models\Enums\VCdKind.cs.</text:p>
      <text:p text:style-name="P1">2023-10-18 17:23:11.182 +02:00 [INF] ===================================================</text:p>
      <text:p text:style-name="P1">2023-10-18 17:23:11.183 +02:00 [INF] </text:p>
      <text:p text:style-name="P1">2023-10-18 17:23:11.184 +02:00 [INF] Start translating C:\Users\fkinz\source\repos\FolkerKinzel.VCards\src\FolkerKinzel.VCards\<text:span text:style-name="T1">Models\Enums\VCdProp.cs</text:span></text:p>
      <text:p text:style-name="P1">2023-10-18 17:23:11.188 +02:00 [INF] Try to translate: <text:s/>Benannte Konstanten, um auf Eigenschaften eines &lt;see cref="VCard" /&gt;-Objekts zuzugreifen. </text:p>
      <text:p text:style-name="P1">2023-10-18 17:23:11.190 +02:00 [INF] Translation found: Named constants to access the properties of a &lt;see cref="VCard"/&gt; object.</text:p>
      <text:p text:style-name="P1">2023-10-18 17:23:11.191 +02:00 [INF] Try to translate: &lt;c&gt;PROFILE&lt;/c&gt;: Legt fest, dass die VCF-Datei eine vCard ist. &lt;c&gt;(3)&lt;/c&gt;</text:p>
      <text:p text:style-name="P1">2023-10-18 17:23:11.192 +02:00 [INF] Translation found: &lt;c&gt;PROFILE&lt;/c&gt;: States that the vCard is a vCard. &lt;c&gt;(3)&lt;/c&gt;</text:p>
      <text:p text:style-name="P1">2023-10-18 17:23:11.193 +02:00 [INF] Try to translate: &lt;c&gt;KIND&lt;/c&gt;: Art des Objekts, das die vCard beschreibt. &lt;c&gt;(4)&lt;/c&gt;</text:p>
      <text:p text:style-name="P1">2023-10-18 17:23:11.196 +02:00 [INF] Translation found: &lt;c&gt;KIND&lt;/c&gt;: Defines the type of entity, that this vCard represents. &lt;c&gt;(4)&lt;/c&gt;</text:p>
      <text:p text:style-name="P1">2023-10-18 17:23:11.197 +02:00 [INF] Try to translate: &lt;c&gt;REV&lt;/c&gt;: Zeitstempel der letzten Aktualisierung der vCard. &lt;c&gt;(2,3,4)&lt;/c&gt;</text:p>
      <text:p text:style-name="P1">2023-10-18 17:23:11.198 +02:00 [INF] Translation found: &lt;c&gt;REV&lt;/c&gt;: A timestamp for the last time the vCard was updated. &lt;c&gt;(2,3,4)&lt;/c&gt;</text:p>
      <text:p text:style-name="P1">2023-10-18 17:23:11.200 +02:00 [INF] Try to translate: &lt;c&gt;UID&lt;/c&gt;: UUID, die eine persistente, global eindeutige Kennung des verbundenen Objekts darstellt. &lt;c&gt;(2,3,4)&lt;/c&gt;</text:p>
      <text:p text:style-name="P1">2023-10-18 17:23:11.201 +02:00 [INF] Translation found: &lt;c&gt;UID&lt;/c&gt;: Specifies a value that represents a persistent, globally unique identifier, associated with the object. &lt;c&gt;(2,3,4)&lt;/c&gt;</text:p>
      <text:p text:style-name="P1">2023-10-18 17:23:11.204 +02:00 [INF] Try to translate: &lt;c&gt;CATEGORIES&lt;/c&gt;: Liste von Eigenschaften, die das Objekt der vCard beschreiben. &lt;c&gt;(3,4)&lt;/c&gt;</text:p>
      <text:p text:style-name="P1">2023-10-18 17:23:11.205 +02:00 [INF] Translation found: &lt;c&gt;CATEGORIES&lt;/c&gt;: Lists of "tags" that can be used to describe the object represented by this vCard. &lt;c&gt;(3,4)&lt;/c&gt;</text:p>
      <text:p text:style-name="P1">2023-10-18 17:23:11.207 +02:00 [INF] Try to translate: &lt;c&gt;TZ&lt;/c&gt;: Zeitzone(n) des vCard Objekts. &lt;c&gt;(2,3,4)&lt;/c&gt;</text:p>
      <text:p text:style-name="P1">2023-10-18 17:23:11.208 +02:00 [INF] Translation found: &lt;c&gt;TZ&lt;/c&gt;: The time zone(s) of the vCard object. &lt;c&gt;(2,3,4)&lt;/c&gt;</text:p>
      <text:p text:style-name="P1">2023-10-18 17:23:11.208 +02:00 [INF] Try to translate: &lt;c&gt;GEO&lt;/c&gt;: Längen- und Breitengrad(e). &lt;c&gt;(2,3,4)&lt;/c&gt;</text:p>
      <text:p text:style-name="P1">2023-10-18 17:23:11.209 +02:00 [INF] Translation found: &lt;c&gt;GEO&lt;/c&gt;: Specifies latitudes and longitudes. &lt;c&gt;(2,3,4)&lt;/c&gt;</text:p>
      <text:p text:style-name="P1">2023-10-18 17:23:11.210 +02:00 [INF] Try to translate: &lt;c&gt;CLASS&lt;/c&gt;: Sensibilität der in der vCard enthaltenen Daten. &lt;c&gt;(3)&lt;/c&gt;</text:p>
      <text:p text:style-name="P1">2023-10-18 17:23:11.212 +02:00 [INF] Translation found: &lt;c&gt;CLASS&lt;/c&gt;: Describes the sensitivity of the information in the vCard. &lt;c&gt;(3)&lt;/c&gt;</text:p>
      <text:p text:style-name="P1">2023-10-18 17:23:11.214 +02:00 [INF] Try to translate: &lt;c&gt;SOURCE&lt;/c&gt;: URLs, die verwendet werden können, um die neueste Version dieser vCard zu erhalten. &lt;c&gt;(3,4)&lt;/c&gt;</text:p>
      <text:p text:style-name="P1">2023-10-18 17:23:11.215 +02:00 [INF] Translation found: &lt;c&gt;SOURCE&lt;/c&gt;: URLs that can be used to get the latest version of this vCard.&lt;c&gt;(3,4)&lt;/c&gt;</text:p>
      <text:p text:style-name="P1">2023-10-18 17:23:11.218 +02:00 [INF] Try to translate: &lt;c&gt;NAME&lt;/c&gt;: Anzeigbarer Name der &lt;see cref="Sources" /&gt;-Eigenschaft. &lt;c&gt;(3)&lt;/c&gt;</text:p>
      <text:p text:style-name="P1">2023-10-18 17:23:11.221 +02:00 <text:span text:style-name="T2">[WRN]</text:span> No translation found.</text:p>
      <text:p text:style-name="P1">2023-10-18 17:23:11.222 +02:00 [INF] Try to translate: &lt;c&gt;MAILER&lt;/c&gt;: Art des genutzten E-Mail-Programms. &lt;c&gt;(2,3)&lt;/c&gt;</text:p>
      <text:p text:style-name="P1">2023-10-18 17:23:11.222 +02:00 [INF] Translation found: &lt;c&gt;MAILER&lt;/c&gt;: Type of email program used. &lt;c&gt;(2,3)&lt;/c&gt;</text:p>
      <text:p text:style-name="P1">2023-10-18 17:23:11.223 +02:00 [INF] Try to translate: &lt;c&gt;PRODID&lt;/c&gt;: Kennung für das Produkt, mit dem die VCF-Datei erstellt wurde. &lt;c&gt;(3,4)&lt;/c&gt;</text:p>
      <text:p text:style-name="P1">2023-10-18 17:23:11.224 +02:00 [INF] Translation found: &lt;c&gt;PRODID&lt;/c&gt;: The identifier for the product that created the vCard object. &lt;c&gt;(3,4)&lt;/c&gt;</text:p>
      <text:p text:style-name="P1">2023-10-18 17:23:11.226 +02:00 [INF] Try to translate: &lt;c&gt;FN&lt;/c&gt;: Formatierte Zeichenfolge mit dem/den vollständigen Namen des vCard-Objekts. &lt;c&gt;(2,3,4)&lt;/c&gt;</text:p>
      <text:p text:style-name="P1">2023-10-18 17:23:11.227 +02:00 [INF] Translation found: &lt;c&gt;FN&lt;/c&gt;: The formatted name string associated with the vCard object. &lt;c&gt;(2,3,4)&lt;/c&gt;</text:p>
      <text:p text:style-name="P1">2023-10-18 17:23:11.229 +02:00 [INF] Try to translate: &lt;c&gt;N&lt;/c&gt;: Name der Person oder Organisation, die die vCard repräsentiert. &lt;c&gt;(2,3,4)&lt;/c&gt;</text:p>
      <text:p text:style-name="P1">2023-10-18 17:23:11.230 +02:00 [INF] Translation found: &lt;c&gt;N&lt;/c&gt;: A structured representation of the name of the person, place or thing associated with the vCard object. &lt;c&gt;(2,3,4)&lt;/c&gt;</text:p>
      <text:p text:style-name="P1">2023-10-18 17:23:11.231 +02:00 [INF] Try to translate: &lt;c&gt;GENDER&lt;/c&gt;: Geschlecht &lt;c&gt;(4)&lt;/c&gt;</text:p>
      <text:p text:style-name="P1">2023-10-18 17:23:11.233 +02:00 [INF] Translation found: &lt;c&gt;GENDER&lt;/c&gt;: Defines the person's gender. &lt;c&gt;(4)&lt;/c&gt;</text:p>
      <text:p text:style-name="P1">2023-10-18 17:23:11.235 +02:00 [INF] Try to translate: &lt;c&gt;NICKNAME&lt;/c&gt;: Ein oder mehrere Alternativnamen für das Objekt, das von der vCard repräsentiert wird. &lt;c&gt;(3,4)&lt;/c&gt;</text:p>
      <text:p text:style-name="P1">2023-10-18 17:23:11.236 +02:00 [INF] Translation found: &lt;c&gt;NICKNAME&lt;/c&gt;: One or more descriptive/familiar names for the object represented by this vCard. &lt;c&gt;(3,4)&lt;/c&gt;</text:p>
      <text:p text:style-name="P1">2023-10-18 17:23:11.237 +02:00 [INF] Try to translate: &lt;c&gt;TITLE&lt;/c&gt;: Angabe der Stellenbezeichnung, funktionellen Stellung oder Funktion der mit dem vCard-Objekt verbundenen Person innerhalb einer Organisation, z.B. “Vizepräsident”. &lt;c&gt;(2,3,4)&lt;/c&gt;</text:p>
      <text:p text:style-name="P1">2023-10-18 17:23:11.238 +02:00 [INF] Translation found: &lt;c&gt;TITLE&lt;/c&gt;: Specifies the job title, functional position or function of the individual, associated with the vCard object, within an organization. &lt;c&gt;(2,3,4)&lt;/c&gt;</text:p>
      <text:p text:style-name="P1">2023-10-18 17:23:11.239 +02:00 [INF] Try to translate: &lt;c&gt;ROLE&lt;/c&gt;: Rolle, Beruf oder Wirtschaftskategorie des vCard-Objekts innerhalb einer Organisation, z.B. "rechte Hand des Chefs". &lt;c&gt;(2,3,4)&lt;/c&gt;</text:p>
      <text:p text:style-name="P1">2023-10-18 17:23:11.239 +02:00 [INF] Translation found: &lt;c&gt;ROLE&lt;/c&gt;: The role, occupation, or business category of the vCard object within an organization. &lt;c&gt;(2,3,4)&lt;/c&gt;</text:p>
      <text:p text:style-name="P1">2023-10-18 17:23:11.240 +02:00 [INF] Try to translate: &lt;c&gt;ORG&lt;/c&gt;: Name und gegebenenfalls Einheit(en) der Organisation, der das vCard-Objekt zugeordnet ist. &lt;c&gt;(2,3,4)&lt;/c&gt;</text:p>
      <text:p text:style-name="P1">2023-10-18 17:23:11.242 +02:00 [INF] Translation found: &lt;c&gt;ORG&lt;/c&gt;: The name and optionally the unit(s) of the organization associated with the vCard object. &lt;c&gt;(2,3,4)&lt;/c&gt;</text:p>
      <text:p text:style-name="P1">2023-10-18 17:23:11.244 +02:00 [INF] Try to translate: &lt;c&gt;BDAY&lt;/c&gt;: Geburtstag &lt;c&gt;(2,3,4)&lt;/c&gt;</text:p>
      <text:p text:style-name="P1">2023-10-18 17:23:11.246 +02:00 [INF] Translation found: &lt;c&gt;BDAY&lt;/c&gt;: Date of birth of the individual associated with the vCard. &lt;c&gt;(2,3,4)&lt;/c&gt;</text:p>
      <text:p text:style-name="P1">2023-10-18 17:23:11.247 +02:00 [INF] Try to translate: &lt;c&gt;BIRTHPLACE&lt;/c&gt;: Geburtsort &lt;c&gt;(RFC 6474)&lt;/c&gt;</text:p>
      <text:p text:style-name="P1">2023-10-18 17:23:11.250 +02:00 [INF] Translation found: &lt;c&gt;BIRTHPLACE&lt;/c&gt;: The location of the individual's birth. &lt;c&gt;(4 - RFC 6474)&lt;/c&gt;</text:p>
      <text:p text:style-name="P1">2023-10-18 17:23:11.252 +02:00 [INF] Try to translate: &lt;c&gt;ANNIVERSARY&lt;/c&gt;: Jahrestag (gemeint ist i. A. der Hochzeitstag) der Person. &lt;c&gt;(4)&lt;/c&gt;</text:p>
      <text:p text:style-name="P1">2023-10-18 17:23:11.253 +02:00 [INF] Translation found: &lt;c&gt;ANNIVERSARY&lt;/c&gt;: Defines the person's anniversary. &lt;c&gt;(4)&lt;/c&gt;</text:p>
      <text:p text:style-name="P1">2023-10-18 17:23:11.254 +02:00 [INF] Try to translate: &lt;c&gt;DEATHDATE&lt;/c&gt;: Todestag &lt;c&gt;(RFC 6474)&lt;/c&gt;</text:p>
      <text:p text:style-name="P1">2023-10-18 17:23:11.255 +02:00 [INF] Translation found: &lt;c&gt;DEATHDATE&lt;/c&gt;: The individual's time of death. &lt;c&gt;(4 - RFC 6474)&lt;/c&gt;</text:p>
      <text:p text:style-name="P1">2023-10-18 17:23:11.256 +02:00 [INF] Try to translate: &lt;c&gt;DEATHPLACE&lt;/c&gt;: Sterbeort &lt;c&gt;(RFC 6474)&lt;/c&gt;</text:p>
      <text:p text:style-name="P1">2023-10-18 17:23:11.258 +02:00 [INF] Translation found: &lt;c&gt;DEATHPLACE&lt;/c&gt;: The location of the individual's death. &lt;c&gt;(4 - RFC 6474)&lt;/c&gt;</text:p>
      <text:p text:style-name="P1">2023-10-18 17:23:11.259 +02:00 [INF] Try to translate: &lt;c&gt;ADR&lt;/c&gt;: Adressen &lt;c&gt;(2,3,4)&lt;/c&gt;</text:p>
      <text:p text:style-name="P1">2023-10-18 17:23:11.261 +02:00 [INF] Translation found: &lt;c&gt;ADR&lt;/c&gt;: A structured representation of the physical delivery address for the vCard object. &lt;c&gt;(2,3,4)&lt;/c&gt;</text:p>
      <text:p text:style-name="P1">2023-10-18 17:23:11.265 +02:00 [INF] Try to translate: &lt;c&gt;TEL&lt;/c&gt;: Telefonnummern &lt;c&gt;(2,3,4)&lt;/c&gt;</text:p>
      <text:p text:style-name="P1">2023-10-18 17:23:11.266 +02:00 [INF] Translation found: &lt;c&gt;TEL&lt;/c&gt;: Canonical number strings for a telephone numbers for telephony communication with the vCard object. &lt;c&gt;(2,3,4)&lt;/c&gt;</text:p>
      <text:p text:style-name="P1">2023-10-18 17:23:11.268 +02:00 [INF] Try to translate: &lt;c&gt;EMAIL&lt;/c&gt;: E-Mail-Adressen <text:s/>&lt;c&gt;(2,3,4)&lt;/c&gt;</text:p>
      <text:p text:style-name="P1">2023-10-18 17:23:11.269 +02:00 [INF] Translation found: &lt;c&gt;EMAIL&lt;/c&gt;: The addresses for electronic mail communication with the vCard object. &lt;c&gt;(2,3,4)&lt;/c&gt;</text:p>
      <text:p text:style-name="P1">2023-10-18 17:23:11.270 +02:00 [INF] Try to translate: &lt;c&gt;URL&lt;/c&gt;: URLs, die die Person repräsentieren (Webseiten, Blogs, Social-Media-Seiten). &lt;c&gt;(2,3,4)&lt;/c&gt;</text:p>
      <text:p text:style-name="P1">2023-10-18 17:23:11.272 +02:00 [INF] Translation found: &lt;c&gt;URL&lt;/c&gt;: URLs, pointing to websites that represent the person in some way. &lt;c&gt;(2,3,4)&lt;/c&gt;</text:p>
      <text:p text:style-name="P1">2023-10-18 17:23:11.273 +02:00 [INF] Try to translate: &lt;c&gt;IMPP&lt;/c&gt;: Liste von Instant-Messenger-Handles. &lt;c&gt;(3,4)&lt;/c&gt;</text:p>
      <text:p text:style-name="P1">2023-10-18 17:23:11.274 +02:00 [INF] Translation found: &lt;c&gt;IMPP&lt;/c&gt;: List of instant messenger handles. &lt;c&gt;(3,4)&lt;/c&gt;</text:p>
      <text:p text:style-name="P1">2023-10-18 17:23:11.275 +02:00 [INF] Try to translate: &lt;c&gt;KEY&lt;/c&gt;: Öffentliche Schlüssel, die dem vCard-Objekt zugeordnet sind. &lt;c&gt;(2,3,4)&lt;/c&gt;</text:p>
      <text:p text:style-name="P1">2023-10-18 17:23:11.275 +02:00 [INF] Translation found: &lt;c&gt;KEY&lt;/c&gt;: Public encryption keys associated with the vCard object. &lt;c&gt;(2,3,4)&lt;/c&gt;</text:p>
      <text:p text:style-name="P1">2023-10-18 17:23:11.276 +02:00 [INF] Try to translate: &lt;c&gt;CALURI&lt;/c&gt;: URLs zum Kalender der Person. &lt;c&gt;(4)&lt;/c&gt;</text:p>
      <text:p text:style-name="P1">2023-10-18 17:23:11.282 +02:00 [INF] Translation found: &lt;c&gt;CALURI&lt;/c&gt;: URLs to the person's calendar. &lt;c&gt;(4)&lt;/c&gt;</text:p>
      <text:p text:style-name="P1">2023-10-18 17:23:11.283 +02:00 [INF] Try to translate: &lt;c&gt;CALADRURI&lt;/c&gt;: URLs für das Senden einer Terminanforderung an die Person oder Organisation. &lt;c&gt;(4)&lt;/c&gt;</text:p>
      <text:p text:style-name="P1">2023-10-18 17:23:11.284 +02:00 [INF] Translation found: &lt;c&gt;CALADRURI&lt;/c&gt;: URLs to use for sending a scheduling request to the person's calendar. &lt;c&gt;(4)&lt;/c&gt;</text:p>
      <text:p text:style-name="P1">2023-10-18 17:23:11.285 +02:00 [INF] Try to translate: &lt;c&gt;FBURL&lt;/c&gt;: URLs, die beschreiben, ob auf dem Kalender der Person "frei" oder "besetzt" angezeigt wird. &lt;c&gt;(4)&lt;/c&gt;</text:p>
      <text:p text:style-name="P1">2023-10-18 17:23:11.286 +02:00 [INF] Translation found: &lt;c&gt;FBURL&lt;/c&gt;: Defines URLs that show when the person is "free" or "busy" on their calendar. &lt;c&gt;(4)&lt;/c&gt;</text:p>
      <text:p text:style-name="P1">2023-10-18 17:23:11.287 +02:00 [INF] Try to translate: &lt;c&gt;RELATED&lt;/c&gt;: Andere Einheiten, zu der die Person Verbindung hat. &lt;c&gt;(4)&lt;/c&gt;</text:p>
      <text:p text:style-name="P1">2023-10-18 17:23:11.288 +02:00 [INF] Translation found: &lt;c&gt;RELATED&lt;/c&gt;: Other entities that the person is related to. &lt;c&gt;(4)&lt;/c&gt;</text:p>
      <text:p text:style-name="P1">2023-10-18 17:23:11.289 +02:00 [INF] Try to translate: &lt;c&gt;MEMBER&lt;/c&gt;: Definiert das Objekt, das die vCard repräsentiert, als Teil einer Gruppe. Um diese Eigenschaft verwenden zu können, muss die &lt;see cref="VCard.Kind" /&gt;-Eigenschaft auf &lt;see cref="VCdKind.Group" /&gt; gesetzt werden. &lt;c&gt;(4)&lt;/c&gt;</text:p>
      <text:p text:style-name="P1">2023-10-18 17:23:11.290 +02:00 <text:span text:style-name="T2">[WRN]</text:span> No translation found.</text:p>
      <text:p text:style-name="P1">2023-10-18 17:23:11.291 +02:00 [INF] Try to translate: &lt;c&gt;ORG-DIRECTORY&lt;/c&gt;: URIs, die die Arbeitsplätze der Person repräsentieren. Damit können Informationen über Mitarbeiter der Person eingeholt werden. &lt;c&gt;(RFC 6715)&lt;/c&gt;</text:p>
      <text:p text:style-name="P1">2023-10-18 17:23:11.292 +02:00 [INF] Translation found: &lt;c&gt;ORG-DIRECTORY&lt;/c&gt;: A URI representing the person's work place, which can be used to look up information on the person's co-workers. &lt;c&gt;(RFC 6715)&lt;/c&gt;</text:p>
      <text:p text:style-name="P1">2023-10-18 17:23:11.294 +02:00 [INF] Try to translate: &lt;c&gt;EXPERTISE&lt;/c&gt;: Fachgebiete, über die die Person Kenntnisse hat. &lt;c&gt;(RFC 6715)&lt;/c&gt;</text:p>
      <text:p text:style-name="P1">2023-10-18 17:23:11.298 +02:00 [INF] Translation found: &lt;c&gt;EXPERTISE&lt;/c&gt;: A professional subject area, that the person has knowledge of. &lt;c&gt;(RFC 6715)&lt;/c&gt;</text:p>
      <text:p text:style-name="P1">2023-10-18 17:23:11.300 +02:00 [INF] Try to translate: &lt;c&gt;INTEREST&lt;/c&gt;: Freizeitbeschäftigungen, für die sich die Person interessiert, an denen sie aber nicht zwangsläufig teilnimmt. &lt;c&gt;(RFC 6715)&lt;/c&gt;</text:p>
      <text:p text:style-name="P1">2023-10-18 17:23:11.301 +02:00 [INF] Translation found: &lt;c&gt;INTEREST&lt;/c&gt;: Recreational activities that the person is interested in, but does not necessarily take part in. &lt;c&gt;(4 - RFC 6715)&lt;/c&gt;</text:p>
      <text:p text:style-name="P1">2023-10-18 17:23:11.302 +02:00 [INF] Try to translate: &lt;c&gt;HOBBY&lt;/c&gt;: Freizeitbeschäftigungen, denen die Person nachgeht. &lt;c&gt;(RFC 6715)&lt;/c&gt;</text:p>
      <text:p text:style-name="P1">2023-10-18 17:23:11.303 +02:00 [INF] Translation found: &lt;c&gt;HOBBY&lt;/c&gt;: Recreational activities that the person actively engages in. &lt;c&gt;(4 - RFC 6715)&lt;/c&gt;</text:p>
      <text:p text:style-name="P1">2023-10-18 17:23:11.304 +02:00 [INF] Try to translate: &lt;c&gt;LANG&lt;/c&gt;: Sprachen, die die Person spricht. &lt;c&gt;(4)&lt;/c&gt;</text:p>
      <text:p text:style-name="P1">2023-10-18 17:23:11.305 +02:00 [INF] Translation found: &lt;c&gt;LANG&lt;/c&gt;: Defines languages that the person speaks. &lt;c&gt;(4)&lt;/c&gt;</text:p>
      <text:p text:style-name="P1">2023-10-18 17:23:11.306 +02:00 [INF] Try to translate: &lt;c&gt;NOTE&lt;/c&gt;: Kommentar(e) &lt;c&gt;(2,3,4)&lt;/c&gt;</text:p>
      <text:p text:style-name="P1">2023-10-18 17:23:11.307 +02:00 [INF] Translation found: &lt;c&gt;NOTE&lt;/c&gt;: Specifies supplemental informations or comments, that are associated with the vCard. &lt;c&gt;(2,3,4)&lt;/c&gt;</text:p>
      <text:p text:style-name="P1">2023-10-18 17:23:11.308 +02:00 [INF] Try to translate: &lt;c&gt;XML&lt;/c&gt;: Beliebige zusätzliche XML-Daten. &lt;c&gt;(4)&lt;/c&gt;</text:p>
      <text:p text:style-name="P1">2023-10-18 17:23:11.309 +02:00 [INF] Translation found: &lt;c&gt;XML&lt;/c&gt;: Any XML data that is attached to the vCard. &lt;c&gt;(4)&lt;/c&gt;</text:p>
      <text:p text:style-name="P1">2023-10-18 17:23:11.310 +02:00 [INF] Try to translate: &lt;c&gt;LOGO&lt;/c&gt;: Logo(s) der Organisation, mit der die Person in Beziehung steht, der die vCard gehört. &lt;c&gt;(2,3,4)&lt;/c&gt;</text:p>
      <text:p text:style-name="P1">2023-10-18 17:23:11.314 +02:00 [INF] Translation found: &lt;c&gt;LOGO&lt;/c&gt;: Images or graphics of the logo of the organization that is associated with the individual to which the vCard belongs. &lt;c&gt;(2,3,4)&lt;/c&gt;</text:p>
      <text:p text:style-name="P1">2023-10-18 17:23:11.316 +02:00 [INF] Try to translate: &lt;c&gt;PHOTO&lt;/c&gt;: Bild(er) oder Fotografie(n) der mit der vCard verbundenen Person. &lt;c&gt;(2,3,4)&lt;/c&gt;</text:p>
      <text:p text:style-name="P1">2023-10-18 17:23:11.317 +02:00 [INF] Translation found: &lt;c&gt;PHOTO&lt;/c&gt;: Image(s) or photograph(s) of the individual associated with the vCard. &lt;c&gt;(2,3,4)&lt;/c&gt;</text:p>
      <text:p text:style-name="P1">2023-10-18 17:23:11.318 +02:00 [INF] Try to translate: &lt;c&gt;SOUND&lt;/c&gt;: Demonstriert die Aussprache der &lt;see cref="VCard.DisplayNames" /&gt;-Eigenschaft des &lt;see cref="VCard" /&gt;-Objekts. &lt;c&gt;(2,3,4)&lt;/c&gt;</text:p>
      <text:p text:style-name="P1">2023-10-18 17:23:11.320 +02:00 [INF] Translation found: &lt;c&gt;SOUND&lt;/c&gt;: Specifies the pronunciation of the &lt;see cref="VCard.DisplayNames"/&gt; property of the &lt;see cref="VCard"/&gt;-object. &lt;c&gt;(2,3,4)&lt;/c&gt;</text:p>
      <text:p text:style-name="P1">2023-10-18 17:23:11.321 +02:00 [INF] Try to translate: &lt;c&gt;CLIENTPIDMAP&lt;/c&gt;: Mappings für &lt;see cref="PropertyID" /&gt;s. Wird verwendet, um verschiedene Bearbeitungsstände derselben vCard zu synchronisieren. &lt;c&gt;(4)&lt;/c&gt;</text:p>
      <text:p text:style-name="P1">2023-10-18 17:23:11.322 +02:00 [INF] Translation found: &lt;c&gt;CLIENTPIDMAP&lt;/c&gt;: Mappings for &lt;see cref="PropertyID"/&gt;s. It is used for synchronizing different revisions of the same vCard. &lt;c&gt;(4)&lt;/c&gt;</text:p>
      <text:p text:style-name="P1">2023-10-18 17:23:11.323 +02:00 [INF] Try to translate: <text:s/>vCard-Properties, die nicht dem Standard entsprechen. </text:p>
      <text:p text:style-name="P1">2023-10-18 17:23:11.324 +02:00 [INF] Translation found: vCard-Properties that don't belong to the standard.</text:p>
      <text:p text:style-name="P1">2023-10-18 17:23:11.325 +02:00 [INF] Save<text:line-break/>C:\Users\fkinz\source\repos\FolkerKinzel.VCards\src\FolkerKinzel.VCards\Models\Enums\VCdProp.cs to<text:line-break/>C:\Users\fkinz\source\repos\FolkerKinzel.VCards\src\FolkerKinzel.VCards\Models\Enums\VCdProp.cs.</text:p>
      <text:p text:style-name="P1">2023-10-18 17:23:11.330 +02:00 [INF] ===================================================</text:p>
      <text:p text:style-name="P1">2023-10-18 17:23:11.332 +02:00 [INF] </text:p>
      <text:p text:style-name="P1">2023-10-18 17:23:11.333 +02:00 [INF] Start translating C:\Users\fkinz\source\repos\FolkerKinzel.VCards\src\FolkerKinzel.VCards\<text:span text:style-name="T1">Models\PropertyParts\Address.cs</text:span></text:p>
      <text:p text:style-name="P1">2023-10-18 17:23:11.334 +02:00 [INF] Try to translate: <text:s/>Kapselt Informationen über die Postanschrift in vCards. </text:p>
      <text:p text:style-name="P1">2023-10-18 17:23:11.335 +02:00 [INF] Translation found: Encapsulates information about a postal delivery address.</text:p>
      <text:p text:style-name="P1">2023-10-18 17:23:11.336 +02:00 [INF] Try to translate: <text:s/>Initialisiert ein neues &lt;see cref="Address" /&gt;-Objekt. </text:p>
      <text:p text:style-name="P1">2023-10-18 17:23:11.336 +02:00 [INF] Translation found: </text:p>
      <text:p text:style-name="P1">2023-10-18 17:23:11.337 +02:00 [INF] Try to translate: Straße</text:p>
      <text:p text:style-name="P1">2023-10-18 17:23:11.338 +02:00 [INF] Translation found: The street address.</text:p>
      <text:p text:style-name="P1">2023-10-18 17:23:11.339 +02:00 [INF] Try to translate: Ort</text:p>
      <text:p text:style-name="P1">2023-10-18 17:23:11.340 +02:00 [INF] Translation found: The locality (e.g. city).</text:p>
      <text:p text:style-name="P1">2023-10-18 17:23:11.341 +02:00 [INF] Try to translate: Bundesland</text:p>
      <text:p text:style-name="P1">2023-10-18 17:23:11.342 +02:00 [INF] Translation found: The region (e.g. state or province).</text:p>
      <text:p text:style-name="P1">2023-10-18 17:23:11.345 +02:00 [INF] Try to translate: Postleitzahl</text:p>
      <text:p text:style-name="P1">2023-10-18 17:23:11.347 +02:00 [INF] Translation found: The postal code.</text:p>
      <text:p text:style-name="P1">2023-10-18 17:23:11.349 +02:00 [INF] Try to translate: Land (Staat)</text:p>
      <text:p text:style-name="P1">2023-10-18 17:23:11.350 +02:00 [INF] Translation found: The country name (full name).</text:p>
      <text:p text:style-name="P1">2023-10-18 17:23:11.351 +02:00 [INF] Try to translate: Postfach. (Nicht verwenden: Sollte immer &lt;c&gt;null&lt;/c&gt; sein.)</text:p>
      <text:p text:style-name="P1">2023-10-18 17:23:11.353 +02:00 [INF] Translation found: The post office box. (Don't use this property!)</text:p>
      <text:p text:style-name="P1">2023-10-18 17:23:11.354 +02:00 [INF] Try to translate: Adresszusatz. (Nicht verwenden: Sollte immer &lt;c&gt;null&lt;/c&gt; sein.)</text:p>
      <text:p text:style-name="P1">2023-10-18 17:23:11.355 +02:00 [INF] Translation found: The extended address (e.g. apartment or suite number). <text:s/>(Don't use this parameter!)</text:p>
      <text:p text:style-name="P1">2023-10-18 17:23:11.356 +02:00 [INF] Try to translate: <text:s/>Postfach (nie &lt;c&gt;null&lt;/c&gt;) (nicht verwenden) </text:p>
      <text:p text:style-name="P1">2023-10-18 17:23:11.356 +02:00 [INF] Translation found: The post office box. (Don't use this property!)</text:p>
      <text:p text:style-name="P1">2023-10-18 17:23:11.357 +02:00 [INF] Try to translate: <text:s/>Adresszusatz (nie &lt;c&gt;null&lt;/c&gt;) (nicht verwenden) </text:p>
      <text:p text:style-name="P1">2023-10-18 17:23:11.359 +02:00 [INF] Translation found: The extended address (e.g. apartment or suite number). <text:s/>(Don't use this property!)</text:p>
      <text:p text:style-name="P1">2023-10-18 17:23:11.361 +02:00 [INF] Try to translate: <text:s/>Straße (nie &lt;c&gt;null&lt;/c&gt;) </text:p>
      <text:p text:style-name="P1">2023-10-18 17:23:11.363 +02:00 [INF] Translation found: The street address. (Never &lt;c&gt;null&lt;/c&gt;.)</text:p>
      <text:p text:style-name="P1">2023-10-18 17:23:11.365 +02:00 [INF] Try to translate: <text:s/>Ort (nie &lt;c&gt;null&lt;/c&gt;) </text:p>
      <text:p text:style-name="P1">2023-10-18 17:23:11.367 +02:00 [INF] Translation found: The locality (e.g. city). <text:s/>(Never &lt;c&gt;null&lt;/c&gt;.)</text:p>
      <text:p text:style-name="P1">2023-10-18 17:23:11.368 +02:00 [INF] Try to translate: <text:s/>Bundesland (nie &lt;c&gt;null&lt;/c&gt;) </text:p>
      <text:p text:style-name="P1">2023-10-18 17:23:11.369 +02:00 [INF] Translation found: The region (e.g. state or province). <text:s/>(Never &lt;c&gt;null&lt;/c&gt;.)</text:p>
      <text:p text:style-name="P1">2023-10-18 17:23:11.370 +02:00 [INF] Try to translate: <text:s/>Postleitzahl (nie &lt;c&gt;null&lt;/c&gt;) </text:p>
      <text:p text:style-name="P1">2023-10-18 17:23:11.370 +02:00 [INF] Translation found: The postal code. (Never &lt;c&gt;null&lt;/c&gt;.)</text:p>
      <text:p text:style-name="P1">2023-10-18 17:23:11.372 +02:00 [INF] Try to translate: <text:s/>Land (Staat) (nie &lt;c&gt;null&lt;/c&gt;) </text:p>
      <text:p text:style-name="P1">2023-10-18 17:23:11.375 +02:00 [INF] Translation found: The country name (full name). <text:s/>(Never &lt;c&gt;null&lt;/c&gt;.)</text:p>
      <text:p text:style-name="P1">2023-10-18 17:23:11.376 +02:00 [INF] Try to translate: &lt;c&gt;true&lt;/c&gt;, wenn das &lt;see cref="Address" /&gt;-Objekt keine verwertbaren Daten enthält. </text:p>
      <text:p text:style-name="P1">2023-10-18 17:23:11.377 +02:00 [INF] Translation found: Returns &lt;c&gt;true&lt;/c&gt;, if the &lt;see cref="Address"/&gt; object does not contain any usable data.</text:p>
      <text:p text:style-name="P1">2023-10-18 17:23:11.378 +02:00 [INF] Try to translate: <text:s/>Wandelt die in der Instanz gekapselten Daten in formatierten Text für ein Adressetikett um. </text:p>
      <text:p text:style-name="P1">2023-10-18 17:23:11.379 +02:00 [INF] Translation found: Converts the data encapsulated in the instance into formatted text for a mailing label.</text:p>
      <text:p text:style-name="P1">2023-10-18 17:23:11.381 +02:00 [INF] Try to translate: Die in der Instanz gekapselten Daten, umgewandelt in formatierten Text für ein Adressetikett.</text:p>
      <text:p text:style-name="P1">2023-10-18 17:23:11.382 +02:00 [INF] Translation found: The data encapsulated in the instance, converted to formatted text for a mailing label.</text:p>
      <text:p text:style-name="P1">2023-10-18 17:23:11.383 +02:00 [INF] Try to translate: <text:s/>Erstellt eine &lt;see cref="string" /&gt;-Repräsentation des &lt;see cref="Address" /&gt;-Objekts. (Nur zum Debugging.) </text:p>
      <text:p text:style-name="P1">2023-10-18 17:23:11.384 +02:00 [INF] Translation found: Creates a &lt;see cref="string"/&gt; representation of the &lt;see cref="Address"/&gt; object. (For debugging only.)</text:p>
      <text:p text:style-name="P1">2023-10-18 17:23:11.385 +02:00 [INF] Try to translate: Eine &lt;see cref="string" /&gt;-Repräsentation des &lt;see cref="Address" /&gt;-Objekts.</text:p>
      <text:p text:style-name="P1">2023-10-18 17:23:11.386 +02:00 [INF] Translation found: A &lt;see cref="string"/&gt; representation of the &lt;see cref="Address"/&gt; object.</text:p>
      <text:p text:style-name="P1">2023-10-18 17:23:11.387 +02:00 [INF] Save<text:line-break/>C:\Users\fkinz\source\repos\FolkerKinzel.VCards\src\FolkerKinzel.VCards\Models\PropertyParts\Address.cs to<text:line-break/>C:\Users\fkinz\source\repos\FolkerKinzel.VCards\src\FolkerKinzel.VCards\Models\PropertyParts\Address.cs.</text:p>
      <text:p text:style-name="P1">2023-10-18 17:23:11.391 +02:00 [INF] ===================================================</text:p>
      <text:p text:style-name="P1">2023-10-18 17:23:11.392 +02:00 [INF] </text:p>
      <text:p text:style-name="P1">2023-10-18 17:23:11.393 +02:00 [INF] Start translating C:\Users\fkinz\source\repos\FolkerKinzel.VCards\src\FolkerKinzel.VCards\<text:span text:style-name="T1">Models\PropertyParts\DataPropertyValue.cs</text:span></text:p>
      <text:p text:style-name="P1">2023-10-18 17:23:11.395 +02:00 [INF] Save<text:line-break/>C:\Users\fkinz\source\repos\FolkerKinzel.VCards\src\FolkerKinzel.VCards\Models\PropertyParts\DataPropertyValue.cs to<text:line-break/>C:\Users\fkinz\source\repos\FolkerKinzel.VCards\src\FolkerKinzel.VCards\Models\PropertyParts\DataPropertyValue.cs.</text:p>
      <text:p text:style-name="P1">2023-10-18 17:23:11.398 +02:00 [INF] ===================================================</text:p>
      <text:p text:style-name="P1">2023-10-18 17:23:11.398 +02:00 [INF] </text:p>
      <text:p text:style-name="P1">2023-10-18 17:23:11.400 +02:00 [INF] Start translating C:\Users\fkinz\source\repos\FolkerKinzel.VCards\src\FolkerKinzel.VCards\<text:span text:style-name="T1">Models\PropertyParts\DateAndOrTime.cs</text:span></text:p>
      <text:p text:style-name="P1">2023-10-18 17:23:11.401 +02:00 [INF] Try to translate: </text:p>
      <text:p text:style-name="P1">2023-10-18 17:23:11.402 +02:00 [INF] Translation found: </text:p>
      <text:p text:style-name="P1">2023-10-18 17:23:11.403 +02:00 [INF] Save<text:line-break/>C:\Users\fkinz\source\repos\FolkerKinzel.VCards\src\FolkerKinzel.VCards\Models\PropertyParts\DateAndOrTime.cs to<text:line-break/>C:\Users\fkinz\source\repos\FolkerKinzel.VCards\src\FolkerKinzel.VCards\Models\PropertyParts\DateAndOrTime.cs.</text:p>
      <text:p text:style-name="P1">2023-10-18 17:23:11.406 +02:00 [INF] ===================================================</text:p>
      <text:p text:style-name="P1">2023-10-18 17:23:11.407 +02:00 [INF] </text:p>
      <text:p text:style-name="P1">2023-10-18 17:23:11.408 +02:00 [INF] Start translating C:\Users\fkinz\source\repos\FolkerKinzel.VCards\src\FolkerKinzel.VCards\<text:span text:style-name="T1">Models\PropertyParts\GenderInfo.cs</text:span></text:p>
      <text:p text:style-name="P1">2023-10-18 17:23:11.409 +02:00 [INF] Try to translate: <text:s/>Kapselt Informationen zur Angabe des Geschlechts und der Geschlechtsidentität. </text:p>
      <text:p text:style-name="P1">2023-10-18 17:23:11.410 +02:00 [INF] Translation found: Encapsulates information to specify the components of the sex and gender identity of the object the vCard represents</text:p>
      <text:p text:style-name="P1">2023-10-18 17:23:11.412 +02:00 [INF] Try to translate: <text:s/>Initialisiert ein neues &lt;see cref="GenderInfo" /&gt;-Objekt. </text:p>
      <text:p text:style-name="P1">2023-10-18 17:23:11.412 +02:00 <text:span text:style-name="T2">[WRN]</text:span> No translation found.</text:p>
      <text:p text:style-name="P1">2023-10-18 17:23:11.413 +02:00 [INF] Try to translate: Standardisierte Geschlechtsangabe.</text:p>
      <text:p text:style-name="P1">2023-10-18 17:23:11.414 +02:00 [INF] Translation found: Standardized information about the sex of a person.</text:p>
      <text:p text:style-name="P1">2023-10-18 17:23:11.415 +02:00 [INF] Try to translate: Freie Beschreibung des Geschlechts.</text:p>
      <text:p text:style-name="P1">2023-10-18 17:23:11.416 +02:00 [INF] Translation found: Free text describing the gender identity.</text:p>
      <text:p text:style-name="P1">2023-10-18 17:23:11.417 +02:00 [INF] Try to translate: <text:s/>Standardisierte Geschlechtsangabe. </text:p>
      <text:p text:style-name="P1">2023-10-18 17:23:11.418 +02:00 [INF] Translation found: Standardized information about the sex of a person.</text:p>
      <text:p text:style-name="P1">2023-10-18 17:23:11.420 +02:00 [INF] Try to translate: <text:s/>Freie Beschreibung der Geschlechtsidentität. </text:p>
      <text:p text:style-name="P1">2023-10-18 17:23:11.422 +02:00 [INF] Translation found: Free text describing the gender identity.</text:p>
      <text:p text:style-name="P1">2023-10-18 17:23:11.423 +02:00 [INF] Try to translate: &lt;c&gt;true&lt;/c&gt;, wenn das &lt;see cref="GenderInfo" /&gt;-Objekt keine verwertbaren Daten enthält. </text:p>
      <text:p text:style-name="P1">2023-10-18 17:23:11.424 +02:00 <text:span text:style-name="T2">[WRN]</text:span> No translation found.</text:p>
      <text:p text:style-name="P1">2023-10-18 17:23:11.425 +02:00 [INF] Try to translate: <text:s/>Erstellt eine &lt;see cref="string" /&gt;-Repräsentation des &lt;see cref="GenderInfo" /&gt;-Objekts. (Nur zum Debugging.) </text:p>
      <text:p text:style-name="P1">2023-10-18 17:23:11.426 +02:00 <text:span text:style-name="T2">[WRN]</text:span> No translation found.</text:p>
      <text:p text:style-name="P1">2023-10-18 17:23:11.427 +02:00 [INF] Try to translate: Eine &lt;see cref="string" /&gt;-Repräsentation des &lt;see cref="GenderInfo" /&gt;-Objekts.</text:p>
      <text:p text:style-name="P1">2023-10-18 17:23:11.429 +02:00 <text:span text:style-name="T2">[WRN]</text:span> No translation found.</text:p>
      <text:p text:style-name="P1">2023-10-18 17:23:11.430 +02:00 [INF] Save<text:line-break/>C:\Users\fkinz\source\repos\FolkerKinzel.VCards\src\FolkerKinzel.VCards\Models\PropertyParts\GenderInfo.cs to<text:line-break/>C:\Users\fkinz\source\repos\FolkerKinzel.VCards\src\FolkerKinzel.VCards\Models\PropertyParts\GenderInfo.cs.</text:p>
      <text:p text:style-name="P1">2023-10-18 17:23:11.432 +02:00 [INF] ===================================================</text:p>
      <text:p text:style-name="P1">2023-10-18 17:23:11.434 +02:00 [INF] </text:p>
      <text:p text:style-name="P1">2023-10-18 17:23:11.436 +02:00 [INF] Start translating C:\Users\fkinz\source\repos\FolkerKinzel.VCards\src\FolkerKinzel.VCards\<text:span text:style-name="T1">Models\PropertyParts\Name.cs</text:span></text:p>
      <text:p text:style-name="P1">2023-10-18 17:23:11.438 +02:00 [INF] Try to translate: <text:s/>Kapselt Informationen über den Namen der Person, die die vCard repräsentiert. </text:p>
      <text:p text:style-name="P1">2023-10-18 17:23:11.439 +02:00 [INF] Translation found: Encapsulates information about the name of the person the vCard represents.</text:p>
      <text:p text:style-name="P1">2023-10-18 17:23:11.441 +02:00 [INF] Try to translate: <text:s/>Initialisiert ein neues &lt;see cref="Name" /&gt;-Objekt. </text:p>
      <text:p text:style-name="P1">2023-10-18 17:23:11.442 +02:00 [INF] Translation found: </text:p>
      <text:p text:style-name="P1">2023-10-18 17:23:11.442 +02:00 [INF] Try to translate: Nachname</text:p>
      <text:p text:style-name="P1">2023-10-18 17:23:11.443 +02:00 [INF] Translation found: </text:p>
      <text:p text:style-name="P1">2023-10-18 17:23:11.446 +02:00 [INF] Try to translate: Vorname</text:p>
      <text:p text:style-name="P1">2023-10-18 17:23:11.447 +02:00 [INF] Translation found: </text:p>
      <text:p text:style-name="P1">2023-10-18 17:23:11.448 +02:00 [INF] Try to translate: zweiter Vorname</text:p>
      <text:p text:style-name="P1">2023-10-18 17:23:11.449 +02:00 [INF] Translation found: </text:p>
      <text:p text:style-name="P1">2023-10-18 17:23:11.451 +02:00 [INF] Try to translate: Namenspräfix (z.B. "Prof. Dr.")</text:p>
      <text:p text:style-name="P1">2023-10-18 17:23:11.452 +02:00 [INF] Translation found: </text:p>
      <text:p text:style-name="P1">2023-10-18 17:23:11.453 +02:00 [INF] Try to translate: Namenssuffix (z.B. "jr.")</text:p>
      <text:p text:style-name="P1">2023-10-18 17:23:11.454 +02:00 [INF] Translation found: </text:p>
      <text:p text:style-name="P1">2023-10-18 17:23:11.455 +02:00 [INF] Try to translate: <text:s/>Nachname (nie &lt;c&gt;null&lt;/c&gt;) </text:p>
      <text:p text:style-name="P1">2023-10-18 17:23:11.456 +02:00 [INF] Translation found: Family Name(s) (also known as surname(s)) (Never &lt;c&gt;null&lt;/c&gt;.)</text:p>
      <text:p text:style-name="P1">2023-10-18 17:23:11.457 +02:00 [INF] Try to translate: <text:s/>Vorname (nie &lt;c&gt;null&lt;/c&gt;) </text:p>
      <text:p text:style-name="P1">2023-10-18 17:23:11.458 +02:00 [INF] Translation found: Given Name(s) (first name(s)) (Never &lt;c&gt;null&lt;/c&gt;.)</text:p>
      <text:p text:style-name="P1">2023-10-18 17:23:11.459 +02:00 [INF] Try to translate: <text:s/>zweiter Vorname (nie &lt;c&gt;null&lt;/c&gt;) </text:p>
      <text:p text:style-name="P1">2023-10-18 17:23:11.461 +02:00 [INF] Translation found: Additional Name(s) (Never &lt;c&gt;null&lt;/c&gt;.)</text:p>
      <text:p text:style-name="P1">2023-10-18 17:23:11.463 +02:00 [INF] Try to translate: <text:s/>Namenspräfix (z.B. "Prof. Dr.") (nie &lt;c&gt;null&lt;/c&gt;) </text:p>
      <text:p text:style-name="P1">2023-10-18 17:23:11.464 +02:00 [INF] Translation found: Honorific Prefix(es) (Never &lt;c&gt;null&lt;/c&gt;.)</text:p>
      <text:p text:style-name="P1">2023-10-18 17:23:11.464 +02:00 [INF] Try to translate: <text:s/>Namenssuffix (z.B. "jr.") (nie &lt;c&gt;null&lt;/c&gt;) </text:p>
      <text:p text:style-name="P1">2023-10-18 17:23:11.467 +02:00 [INF] Translation found: Honorific Suffix(es) (Never &lt;c&gt;null&lt;/c&gt;.)</text:p>
      <text:p text:style-name="P1">2023-10-18 17:23:11.468 +02:00 [INF] Try to translate: &lt;c&gt;true&lt;/c&gt;, wenn das &lt;see cref="Name" /&gt;-Objekt keine verwertbaren Daten enthält. </text:p>
      <text:p text:style-name="P1">2023-10-18 17:23:11.469 +02:00 [INF] Translation found: Returns &lt;c&gt;true&lt;/c&gt;, if the &lt;see cref="Name"/&gt; object does not contain any usable data.</text:p>
      <text:p text:style-name="P1">2023-10-18 17:23:11.470 +02:00 [INF] Try to translate: <text:s/>Erstellt eine &lt;see cref="string" /&gt;-Repräsentation des &lt;see cref="Name" /&gt;-Objekts. (Nur zum Debugging.) </text:p>
      <text:p text:style-name="P1">2023-10-18 17:23:11.471 +02:00 [INF] Translation found: Creates a &lt;see cref="string"/&gt; representation of the &lt;see cref="Name"/&gt; object. (For debugging only.)</text:p>
      <text:p text:style-name="P1">2023-10-18 17:23:11.472 +02:00 [INF] Try to translate: Eine &lt;see cref="string" /&gt;-Repräsentation des &lt;see cref="Name" /&gt;-Objekts.</text:p>
      <text:p text:style-name="P1">2023-10-18 17:23:11.473 +02:00 [INF] Translation found: A &lt;see cref="string"/&gt; representation of the &lt;see cref="Name"/&gt; object.</text:p>
      <text:p text:style-name="P1">2023-10-18 17:23:11.474 +02:00 [INF] Try to translate: <text:s/>Formatiert die von der Instanz gekapselten Daten in eine lesbare Form. </text:p>
      <text:p text:style-name="P1">2023-10-18 17:23:11.475 +02:00 [INF] Translation found: Formats the data encapsulated by the instance into a human-readable form.</text:p>
      <text:p text:style-name="P1">2023-10-18 17:23:11.475 +02:00 [INF] Try to translate: Die von der Instanz gekapselten Daten in lesbarer Form.</text:p>
      <text:p text:style-name="P1">2023-10-18 17:23:11.476 +02:00 [INF] Translation found: The data encapsulated by the instance in human-readable form.</text:p>
      <text:p text:style-name="P1">2023-10-18 17:23:11.479 +02:00 [INF] Save<text:line-break/>C:\Users\fkinz\source\repos\FolkerKinzel.VCards\src\FolkerKinzel.VCards\Models\PropertyParts\Name.cs to<text:line-break/>C:\Users\fkinz\source\repos\FolkerKinzel.VCards\src\FolkerKinzel.VCards\Models\PropertyParts\Name.cs.</text:p>
      <text:p text:style-name="P1">2023-10-18 17:23:11.482 +02:00 [INF] ===================================================</text:p>
      <text:p text:style-name="P1">2023-10-18 17:23:11.483 +02:00 [INF] </text:p>
      <text:p text:style-name="P1">2023-10-18 17:23:11.484 +02:00 [INF] Start translating C:\Users\fkinz\source\repos\FolkerKinzel.VCards\src\FolkerKinzel.VCards\<text:span text:style-name="T1">Models\PropertyParts\Organization.cs</text:span></text:p>
      <text:p text:style-name="P1">2023-10-18 17:23:11.485 +02:00 [INF] Try to translate: <text:s/>Kapselt Angaben zur Organisation (oder Firma) des Subjekts, das die vCard repräsentiert. </text:p>
      <text:p text:style-name="P1">2023-10-18 17:23:11.487 +02:00 [INF] Translation found: Encapsulates information about the organization (or company) of the subject the vCard represents.</text:p>
      <text:p text:style-name="P1">2023-10-18 17:23:11.488 +02:00 [INF] Try to translate: <text:s/>Initialisiert ein neues &lt;see cref="Organization" /&gt;-Objekt. </text:p>
      <text:p text:style-name="P1">2023-10-18 17:23:11.489 +02:00 [INF] Translation found: Initializes a new &lt;see cref="Organization"/&gt; object.</text:p>
      <text:p text:style-name="P1">2023-10-18 17:23:11.490 +02:00 [INF] Try to translate: Name der Organisation gefolgt von Name(n) der Unterorganisation(en).</text:p>
      <text:p text:style-name="P1">2023-10-18 17:23:11.492 +02:00 <text:span text:style-name="T2">[WRN]</text:span> No translation found.</text:p>
      <text:p text:style-name="P1">2023-10-18 17:23:11.493 +02:00 [INF] Try to translate: <text:s/>Name der Organisation </text:p>
      <text:p text:style-name="P1">2023-10-18 17:23:11.495 +02:00 [INF] Translation found: Organization name.</text:p>
      <text:p text:style-name="P1">2023-10-18 17:23:11.498 +02:00 [INF] Try to translate: <text:s/>Name(n) der Unterorganisation(en) </text:p>
      <text:p text:style-name="P1">2023-10-18 17:23:11.499 +02:00 [INF] Translation found: Organizational unit name(s).</text:p>
      <text:p text:style-name="P1">2023-10-18 17:23:11.500 +02:00 [INF] Try to translate: &lt;c&gt;true&lt;/c&gt;, wenn das &lt;see cref="Organization" /&gt;-Objekt keine verwertbaren Daten enthält. </text:p>
      <text:p text:style-name="P1">2023-10-18 17:23:11.502 +02:00 [INF] Translation found: Returns &lt;c&gt;true&lt;/c&gt;, if the &lt;see cref="Organization"/&gt; object does not contain any usable data.</text:p>
      <text:p text:style-name="P1">2023-10-18 17:23:11.503 +02:00 [INF] Try to translate: <text:s/>Erstellt eine &lt;see cref="string" /&gt;-Repräsentation des &lt;see cref="Organization" /&gt;-Objekts. (Nur zum Debuggen.) </text:p>
      <text:p text:style-name="P1">2023-10-18 17:23:11.504 +02:00 [INF] Translation found: Creates a &lt;see cref="string"/&gt; representation of the &lt;see cref="Organization"/&gt; object. (For debugging only.)</text:p>
      <text:p text:style-name="P1">2023-10-18 17:23:11.505 +02:00 [INF] Try to translate: Eine &lt;see cref="string" /&gt;-Repräsentation des &lt;see cref="Organization" /&gt;-Objekts.</text:p>
      <text:p text:style-name="P1">2023-10-18 17:23:11.506 +02:00 [INF] Translation found: A &lt;see cref="string"/&gt; representation of the &lt;see cref="Organization"/&gt; object.</text:p>
      <text:p text:style-name="P1">2023-10-18 17:23:11.507 +02:00 [INF] Save<text:line-break/>C:\Users\fkinz\source\repos\FolkerKinzel.VCards\src\FolkerKinzel.VCards\Models\PropertyParts\Organization.cs to<text:line-break/>C:\Users\fkinz\source\repos\FolkerKinzel.VCards\src\FolkerKinzel.VCards\Models\PropertyParts\Organization.cs.</text:p>
      <text:p text:style-name="P1">2023-10-18 17:23:11.509 +02:00 [INF] ===================================================</text:p>
      <text:p text:style-name="P1">2023-10-18 17:23:11.513 +02:00 [INF] </text:p>
      <text:p text:style-name="P1">2023-10-18 17:23:11.514 +02:00 [INF] Start translating C:\Users\fkinz\source\repos\FolkerKinzel.VCards\src\FolkerKinzel.VCards\<text:span text:style-name="T1">Models\PropertyParts\ParameterSection_CONST.cs</text:span></text:p>
      <text:p text:style-name="P1">2023-10-18 17:23:11.516 +02:00 [INF] Save<text:line-break/>C:\Users\fkinz\source\repos\FolkerKinzel.VCards\src\FolkerKinzel.VCards\Models\PropertyParts\ParameterSection_CONST.cs to<text:line-break/>C:\Users\fkinz\source\repos\FolkerKinzel.VCards\src\FolkerKinzel.VCards\Models\PropertyParts\ParameterSection_CONST.cs.</text:p>
      <text:p text:style-name="P1">2023-10-18 17:23:11.520 +02:00 [INF] ===================================================</text:p>
      <text:p text:style-name="P1">2023-10-18 17:23:11.521 +02:00 [INF] </text:p>
      <text:p text:style-name="P1">2023-10-18 17:23:11.522 +02:00 [INF] Start translating C:\Users\fkinz\source\repos\FolkerKinzel.VCards\src\FolkerKinzel.VCards\<text:span text:style-name="T1">Models\PropertyParts\ParameterSection_ctor.cs</text:span></text:p>
      <text:p text:style-name="P1">2023-10-18 17:23:11.524 +02:00 [INF] Try to translate: <text:s/>Copy ctor </text:p>
      <text:p text:style-name="P1">2023-10-18 17:23:11.525 +02:00 [INF] Translation found: </text:p>
      <text:p text:style-name="P1">2023-10-18 17:23:11.530 +02:00 [INF] Try to translate: The &lt;see cref="ParameterSection" /&gt; object to clone.</text:p>
      <text:p text:style-name="P1">2023-10-18 17:23:11.532 +02:00 [INF] Translation found: </text:p>
      <text:p text:style-name="P1">2023-10-18 17:23:11.533 +02:00 [INF] Save<text:line-break/>C:\Users\fkinz\source\repos\FolkerKinzel.VCards\src\FolkerKinzel.VCards\Models\PropertyParts\ParameterSection_ctor.cs to<text:line-break/>C:\Users\fkinz\source\repos\FolkerKinzel.VCards\src\FolkerKinzel.VCards\Models\PropertyParts\ParameterSection_ctor.cs.</text:p>
      <text:p text:style-name="P1">2023-10-18 17:23:11.535 +02:00 [INF] ===================================================</text:p>
      <text:p text:style-name="P1">2023-10-18 17:23:11.536 +02:00 [INF] </text:p>
      <text:p text:style-name="P1">2023-10-18 17:23:11.537 +02:00 [INF] Start translating C:\Users\fkinz\source\repos\FolkerKinzel.VCards\src\FolkerKinzel.VCards\<text:span text:style-name="T1">Models\PropertyParts\ParameterSection_Data.cs</text:span></text:p>
      <text:p text:style-name="P1">2023-10-18 17:23:11.538 +02:00 [INF] Try to translate: <text:s/>Kapselt die Information über die Parameter einer vCard-Property. </text:p>
      <text:p text:style-name="P1">2023-10-18 17:23:11.539 +02:00 [INF] Translation found: Encapsulates the information about the parameters of a vCard property.</text:p>
      <text:p text:style-name="P1">2023-10-18 17:23:11.540 +02:00 [INF] Try to translate: </text:p>
      <text:p text:style-name="P1">2023-10-18 17:23:11.540 +02:00 [INF] Translation found: </text:p>
      <text:p text:style-name="P1">2023-10-18 17:23:11.544 +02:00 [INF] Try to translate: <text:s/>Anzahl der gespeicherten Parameter (zum Testen und Debuggen) </text:p>
      <text:p text:style-name="P1">2023-10-18 17:23:11.546 +02:00 [INF] Translation found: </text:p>
      <text:p text:style-name="P1">2023-10-18 17:23:11.547 +02:00 [INF] Try to translate: &lt;c&gt;TYPE&lt;/c&gt;: Beschreibt die Art einer Adresse. &lt;c&gt;(2,3)&lt;/c&gt;</text:p>
      <text:p text:style-name="P1">2023-10-18 17:23:11.550 +02:00 [INF] Translation found: &lt;c&gt;TYPE&lt;/c&gt;: Specifies the type of a postal delivery address. &lt;c&gt;(2,3)&lt;/c&gt;</text:p>
      <text:p text:style-name="P1">2023-10-18 17:23:11.551 +02:00 [INF] Try to translate: &lt;c&gt;ALTID&lt;/c&gt;: Ein gemeinsamer Bezeichner, der zu erkennen gibt, dass mehrere Instanzen derselben Property dasselbe darstellen (z.B. in unterschiedlichen Sprachen). &lt;c&gt;(4)&lt;/c&gt;</text:p>
      <text:p text:style-name="P1">2023-10-18 17:23:11.553 +02:00 [INF] Translation found: </text:p>
      <text:p text:style-name="P1">2023-10-18 17:23:11.554 +02:00 [INF] Try to translate: &lt;c&gt;CALSCALE&lt;/c&gt;: Gibt die Art des Kalenders an, der für Datumsangaben verwendet wird. &lt;c&gt;(4)&lt;/c&gt;</text:p>
      <text:p text:style-name="P1">2023-10-18 17:23:11.555 +02:00 [INF] Translation found: </text:p>
      <text:p text:style-name="P1">2023-10-18 17:23:11.556 +02:00 [INF] Try to translate: Der einzige offiziell registrierte Wert ist &lt;c&gt;GREGORIAN&lt;/c&gt; für den gregorianischen Kalender.</text:p>
      <text:p text:style-name="P1">2023-10-18 17:23:11.558 +02:00 [INF] Translation found: The<text:line-break/> <text:s text:c="2"/>only value specified is &lt;c&gt;GREGORIAN&lt;/c&gt;, which stands for<text:line-break/> <text:s text:c="2"/>the Gregorian system.</text:p>
      <text:p text:style-name="P1">2023-10-18 17:23:11.561 +02:00 [INF] Try to translate: &lt;c&gt;CHARSET&lt;/c&gt;: Gibt den Zeichensatz an, der für die Property verwendet wurde. &lt;c&gt;(2)&lt;/c&gt;</text:p>
      <text:p text:style-name="P1">2023-10-18 17:23:11.562 +02:00 [INF] Translation found: &lt;c&gt;CHARSET&lt;/c&gt;: Indicates the character set that was used for the property. &lt;c&gt;(2)&lt;/c&gt;</text:p>
      <text:p text:style-name="P1">2023-10-18 17:23:11.563 +02:00 [INF] Try to translate: &lt;c&gt;VALUE&lt;/c&gt;: Gibt an, wo sich der eigentiche Inhalt der Property befindet. &lt;c&gt;(2)&lt;/c&gt;</text:p>
      <text:p text:style-name="P1">2023-10-18 17:23:11.564 +02:00 [INF] Translation found: </text:p>
      <text:p text:style-name="P1">2023-10-18 17:23:11.565 +02:00 [INF] Try to translate: &lt;c&gt;CONTEXT&lt;/c&gt;: Gibt den Kontext der Daten an, z.B. &lt;c&gt;VCARD&lt;/c&gt; oder &lt;c&gt;LDAP&lt;/c&gt;. &lt;c&gt;(3)&lt;/c&gt;</text:p>
      <text:p text:style-name="P1">2023-10-18 17:23:11.566 +02:00 [INF] Translation found: &lt;c&gt;CONTEXT&lt;/c&gt;: Indicates the context of the data, e.g. &lt;c&gt;VCARD&lt;/c&gt; or &lt;c&gt;LDAP&lt;/c&gt;. &lt;c&gt;(3)&lt;/c&gt;</text:p>
      <text:p text:style-name="P1">2023-10-18 17:23:11.567 +02:00 [INF] Try to translate: Kommt in der &lt;c&gt;SOURCE&lt;/c&gt;-Property von vCard 3.0 zum Einsatz.</text:p>
      <text:p text:style-name="P1">2023-10-18 17:23:11.568 +02:00 [INF] Translation found: Is used in the &lt;c&gt;SOURCE&lt;/c&gt; property of vCard 3.0.</text:p>
      <text:p text:style-name="P1">2023-10-18 17:23:11.569 +02:00 [INF] Try to translate: &lt;c&gt;VALUE&lt;/c&gt;: Gibt an, welchem der vom vCard-Standard vordefinierten Datentypen der Inhalt der vCard-Property entspricht. &lt;c&gt;(3,4)&lt;/c&gt;</text:p>
      <text:p text:style-name="P1">2023-10-18 17:23:11.570 +02:00 [INF] Translation found: </text:p>
      <text:p text:style-name="P1">2023-10-18 17:23:11.571 +02:00 [INF] Try to translate: &lt;c&gt;TYPE&lt;/c&gt;: Beschreibt die Art einer E-Mail. &lt;c&gt;(2,3)&lt;/c&gt;</text:p>
      <text:p text:style-name="P1">2023-10-18 17:23:11.574 +02:00 [INF] Translation found: &lt;c&gt;TYPE&lt;/c&gt;: Describes the type of an email. &lt;c&gt;(2,3)&lt;/c&gt;</text:p>
      <text:p text:style-name="P1">2023-10-18 17:23:11.574 +02:00 [INF] Try to translate: Verwenden Sie nur die Konstanten der Klasse &lt;see cref="EmailType" /&gt;.</text:p>
      <text:p text:style-name="P1">2023-10-18 17:23:11.575 +02:00 <text:span text:style-name="T2">[WRN]</text:span> No translation found.</text:p>
      <text:p text:style-name="P1">2023-10-18 17:23:11.576 +02:00 [INF] Try to translate: &lt;c&gt;ENCODING&lt;/c&gt;: Gibt die Encodierung der &lt;see cref="VCardProperty" /&gt; an. &lt;c&gt;(2,3)&lt;/c&gt;</text:p>
      <text:p text:style-name="P1">2023-10-18 17:23:11.578 +02:00 [INF] Translation found: </text:p>
      <text:p text:style-name="P1">2023-10-18 17:23:11.579 +02:00 [INF] Try to translate: &lt;para&gt;Der Wert wird automatisch gesetzt - lediglich bei &lt;see cref="NonStandardProperty" /&gt;-Objekten muss dies manuell erfolgen.&lt;/para&gt;&lt;para&gt;In vCard 3.0 ist nur &lt;see cref="ValueEncoding.Base64" /&gt; gestattet.&lt;/para&gt;</text:p>
      <text:p text:style-name="P1">2023-10-18 17:23:11.580 +02:00 <text:span text:style-name="T2">[WRN]</text:span> No translation found.</text:p>
      <text:p text:style-name="P1">2023-10-18 17:23:11.581 +02:00 [INF] Try to translate: &lt;c&gt;LEVEL&lt;/c&gt;: Grad der Sachkenntnis einer Person. (Für die Eigenschaft &lt;see cref="VCard.Expertises"&gt;VCard.Expertises&lt;/see&gt;.) &lt;c&gt;(4 - RFC 6715)&lt;/c&gt;</text:p>
      <text:p text:style-name="P1">2023-10-18 17:23:11.582 +02:00 <text:span text:style-name="T2">[WRN]</text:span> No translation found.</text:p>
      <text:p text:style-name="P1">2023-10-18 17:23:11.583 +02:00 [INF] Try to translate: &lt;c&gt;GEO&lt;/c&gt;: Geografische Position. &lt;c&gt;(4)&lt;/c&gt;</text:p>
      <text:p text:style-name="P1">2023-10-18 17:23:11.584 +02:00 [INF] Translation found: &lt;c&gt;GEO&lt;/c&gt;: Geographical position. &lt;c&gt;(4)&lt;/c&gt;</text:p>
      <text:p text:style-name="P1">2023-10-18 17:23:11.585 +02:00 [INF] Try to translate: <text:s/>Dieser Parameter wird nur geschrieben, wenn er an ein &lt;see cref="AddressProperty" /&gt;-Objekt angehängt ist. </text:p>
      <text:p text:style-name="P1">2023-10-18 17:23:11.588 +02:00 <text:span text:style-name="T2">[WRN]</text:span> No translation found.</text:p>
      <text:p text:style-name="P1">2023-10-18 17:23:11.590 +02:00 [INF] Try to translate: &lt;c&gt;TYPE&lt;/c&gt;: Nähere Beschreibung einer Instant-Messenger-Adresse. &lt;c&gt;(3 - RFC 4770)&lt;/c&gt;</text:p>
      <text:p text:style-name="P1">2023-10-18 17:23:11.591 +02:00 [INF] Translation found: </text:p>
      <text:p text:style-name="P1">2023-10-18 17:23:11.593 +02:00 [INF] Try to translate: &lt;c&gt;INDEX&lt;/c&gt;: 1-basierter Index einer Property, wenn mehrere Instanzen derselben Property möglich sind. &lt;c&gt;(4 - RFC 6715)&lt;/c&gt;</text:p>
      <text:p text:style-name="P1">2023-10-18 17:23:11.594 +02:00 [INF] Translation found: </text:p>
      <text:p text:style-name="P1">2023-10-18 17:23:11.596 +02:00 [INF] Try to translate: &lt;c&gt;LEVEL&lt;/c&gt;: Grad des Interesses einer Person für eine Sache. (Für die Eigenschaften &lt;see cref="VCard.Hobbies"&gt;VCard.Hobbies&lt;/see&gt; und &lt;see cref="VCard.Interests"&gt;VCard.Interests&lt;/see&gt;.) &lt;c&gt;(4 - RFC 6715)&lt;/c&gt;</text:p>
      <text:p text:style-name="P1">2023-10-18 17:23:11.597 +02:00 <text:span text:style-name="T2">[WRN]</text:span> No translation found.</text:p>
      <text:p text:style-name="P1">2023-10-18 17:23:11.598 +02:00 [INF] Try to translate: &lt;c&gt;LABEL&lt;/c&gt;: Gibt die formatierte Textdarstellung einer Adresse an. &lt;c&gt;([2],[3],4)&lt;/c&gt;</text:p>
      <text:p text:style-name="P1">2023-10-18 17:23:11.598 +02:00 [INF] Translation found: </text:p>
      <text:p text:style-name="P1">2023-10-18 17:23:11.599 +02:00 [INF] Try to translate: <text:s/>Im vCard-Standard 2.1 und 3.0 sind &lt;c&gt;ADR&lt;/c&gt; und &lt;c&gt;Label&lt;/c&gt; separate vCard-Properties. Erst ab vCard 4.0 sind sie fest miteinander verknüpft. Beim Speichern einer vCard 2.1 und vCard 3.0 wird der Inhalt dieser Eigenschaft automatisch als separate &lt;c&gt;LABEL&lt;/c&gt;-Property in die vCard eingefügt. <text:s/>&lt;note type="warning"&gt;&lt;para&gt; Beim Einlesen einer vCard 2.1 oder 3.0 versucht die Library, die Verküpfung zwischen &lt;c&gt;Label&lt;/c&gt; und &lt;c&gt;ADR&lt;/c&gt; aufgrund von Übereinstimmungen der Parameter beider Properties herzustellen. Ein Textvergleich der Inhalte von &lt;c&gt;ADR&lt;/c&gt; und &lt;c&gt;Label&lt;/c&gt; findet aber aus Performancegründen nicht statt. &lt;/para&gt;&lt;para&gt; Obwohl die korrekte Zuordnung auf diese Weise meist gelingt, kann dies nicht für jedes Szenario garantiert werden. Wenn die Zuordnung von &lt;c&gt;ADR&lt;/c&gt; und &lt;c&gt;Label&lt;/c&gt; für die Anwendung eine Rolle spielt, sollte die Anwendung diese im Falle von vCard 2.1 oder vCard 3.0 durch Textvergleich überprüfen oder mit der Methode &lt;see cref="AddressProperty.AppendLabel()" /&gt; aus den Adressdaten eigene Labels erstellen. &lt;/para&gt;&lt;/note&gt;</text:p>
      <text:p text:style-name="P1">2023-10-18 17:23:11.602 +02:00 <text:span text:style-name="T2">[WRN]</text:span> No translation found.</text:p>
      <text:p text:style-name="P1">2023-10-18 17:23:11.605 +02:00 [INF] Try to translate: </text:p>
      <text:p text:style-name="P1">2023-10-18 17:23:11.606 +02:00 [INF] Translation found: </text:p>
      <text:p text:style-name="P1">2023-10-18 17:23:11.607 +02:00 [INF] Try to translate: &lt;c&gt;LANGUAGE&lt;/c&gt;: Sprache der &lt;see cref="VCardProperty" /&gt;. &lt;c&gt;(2,3,4)&lt;/c&gt;</text:p>
      <text:p text:style-name="P1">2023-10-18 17:23:11.608 +02:00 [INF] Translation found: </text:p>
      <text:p text:style-name="P1">2023-10-18 17:23:11.609 +02:00 [INF] Try to translate: Ein IETF-Language-Tag wie in Section 2 von RFC 5646 definiert.</text:p>
      <text:p text:style-name="P1">2023-10-18 17:23:11.610 +02:00 [INF] Translation found: An IETF Language Tag as defined in Section 2 of RFC 5646.</text:p>
      <text:p text:style-name="P1">2023-10-18 17:23:11.612 +02:00 [INF] Try to translate: &lt;c&gt;MEDIATYPE&lt;/c&gt;: Gibt bei URIs den MIME-Typ der Daten an, auf den der URI verweist (z.B. &lt;c&gt;text/plain&lt;/c&gt;). &lt;c&gt;(4)&lt;/c&gt;</text:p>
      <text:p text:style-name="P1">2023-10-18 17:23:11.614 +02:00 [INF] Translation found: </text:p>
      <text:p text:style-name="P1">2023-10-18 17:23:11.615 +02:00 [INF] Try to translate: <text:s/>MIME-Typ entsprechend RFC 2046. </text:p>
      <text:p text:style-name="P1">2023-10-18 17:23:11.616 +02:00 [INF] Translation found: MIME type according to RFC 2046.</text:p>
      <text:p text:style-name="P1">2023-10-18 17:23:11.617 +02:00 [INF] Try to translate: <text:s/>Nichtstandardisierte Attribute. &lt;c&gt;(2,3,4)&lt;/c&gt;</text:p>
      <text:p text:style-name="P1">2023-10-18 17:23:11.619 +02:00 [INF] Translation found: Non-standard attributes. &lt;c&gt;(2,3,4)&lt;/c&gt;</text:p>
      <text:p text:style-name="P1">2023-10-18 17:23:11.620 +02:00 [INF] Try to translate: <text:s/>Um nicht-standardisierte Attribute in eine vCard zu schreiben, muss beim Serialisieren des &lt;see cref="VCard" /&gt;-Objekts das Flag &lt;see cref="VcfOptions.WriteNonStandardParameters"&gt;VcfOptions.WriteNonStandardParameters&lt;/see&gt; explizit gesetzt werden. </text:p>
      <text:p text:style-name="P1">2023-10-18 17:23:11.622 +02:00 <text:span text:style-name="T2">[WRN]</text:span> No translation found.</text:p>
      <text:p text:style-name="P1">2023-10-18 17:23:11.622 +02:00 [INF] Try to translate: &lt;c&gt;PREF&lt;/c&gt; oder &lt;c&gt;TYPE=PREF&lt;/c&gt;: Drückt die Beliebtheit einer Property aus. &lt;c&gt;(2,3,4)&lt;/c&gt;</text:p>
      <text:p text:style-name="P1">2023-10-18 17:23:11.623 +02:00 [INF] Translation found: </text:p>
      <text:p text:style-name="P1">2023-10-18 17:23:11.624 +02:00 [INF] Try to translate: Ein Wert zwischen 1 und 100. 1 bedeutet am beliebtesten.</text:p>
      <text:p text:style-name="P1">2023-10-18 17:23:11.625 +02:00 [INF] Translation found: A value between 1 and 100. 1 means most preferred.</text:p>
      <text:p text:style-name="P1">2023-10-18 17:23:11.626 +02:00 [INF] Try to translate: Erst ab vCard 4.0 kann eine differenzierte Beliebtheit angegeben werden. In vCard 2.1 und vCard 3.0 wird lediglich die beliebteste Property markiert. Als beliebteste Property wird diejenige ausgewählt, deren Zahlenwert für &lt;see cref="Preference" /&gt; am geringsten ist.</text:p>
      <text:p text:style-name="P1">2023-10-18 17:23:11.628 +02:00 <text:span text:style-name="T2">[WRN]</text:span> No translation found.</text:p>
      <text:p text:style-name="P1">2023-10-18 17:23:11.629 +02:00 [INF] Try to translate: &lt;c&gt;TYPE&lt;/c&gt;: Klassifiziert eine &lt;see cref="VCardProperty" /&gt; als dienstlich und / oder privat. &lt;c&gt;(2,3,4)&lt;/c&gt;</text:p>
      <text:p text:style-name="P1">2023-10-18 17:23:11.631 +02:00 [INF] Translation found: &lt;c&gt;TYPE&lt;/c&gt;: Indicates, wether a &lt;see cref="VCardProperty"/&gt; is related to an individual's work place or to an individual's <text:s/>personal life. &lt;c&gt;(2,3,4)&lt;/c&gt;</text:p>
      <text:p text:style-name="P1">2023-10-18 17:23:11.632 +02:00 [INF] Try to translate: &lt;c&gt;PID&lt;/c&gt;: &lt;see cref="PropertyID" /&gt;s zur Identifizierung der &lt;see cref="VCardProperty" /&gt;. &lt;c&gt;(4)&lt;/c&gt;</text:p>
      <text:p text:style-name="P1">2023-10-18 17:23:11.633 +02:00 [INF] Translation found: &lt;c&gt; PID &lt;/c&gt;: &lt;see cref="PropertyID"/&gt;s to identify the &lt;see cref="VCardProperty"/&gt;. &lt;c&gt; (4) &lt;/c&gt;</text:p>
      <text:p text:style-name="P1">2023-10-18 17:23:11.634 +02:00 [INF] Try to translate: &lt;c&gt;TYPE&lt;/c&gt;: Bestimmt in einer &lt;see cref="RelationProperty" /&gt; (&lt;c&gt;RELATED&lt;/c&gt;) die Art der Beziehung zu einer Person. &lt;c&gt;(4)&lt;/c&gt;</text:p>
      <text:p text:style-name="P1">2023-10-18 17:23:11.638 +02:00 <text:span text:style-name="T2">[WRN]</text:span> No translation found.</text:p>
      <text:p text:style-name="P1">2023-10-18 17:23:11.639 +02:00 [INF] Try to translate: &lt;c&gt;SORT-AS&lt;/c&gt;: &lt;see cref="string" /&gt;s (case-sensitiv!), die die Sortierreihenfolge festlegen. (Maximal so viele, wie Felder der zusammengesetzten Property!) &lt;c&gt;([3],4)&lt;/c&gt;</text:p>
      <text:p text:style-name="P1">2023-10-18 17:23:11.640 +02:00 [INF] Translation found: </text:p>
      <text:p text:style-name="P1">2023-10-18 17:23:11.641 +02:00 [INF] Try to translate: &lt;code&gt; FN:Rene van der Harten N;SORT-AS="Harten,Rene":van der Harten;Rene,J.;Sir;R.D.O.N. &lt;/code&gt;</text:p>
      <text:p text:style-name="P1">2023-10-18 17:23:11.642 +02:00 [INF] Translation found: &lt;code/&gt;</text:p>
      <text:p text:style-name="P1">2023-10-18 17:23:11.643 +02:00 [INF] Try to translate: <text:s/>In vCard 3.0 wird automatisch eine separate &lt;c&gt;SORT-STRING&lt;/c&gt;-Property eingefügt, in die lediglich der erste &lt;see cref="string" /&gt; übernommen wird. </text:p>
      <text:p text:style-name="P1">2023-10-18 17:23:11.646 +02:00 [INF] Translation found: When serializing a file as vCard 3.0, a separate &lt;c&gt;SORT-STRING&lt;/c&gt;-property, which contains the first &lt;see cref="string"/&gt;, is automatically inserted into the vCard.</text:p>
      <text:p text:style-name="P1">2023-10-18 17:23:11.647 +02:00 [INF] Try to translate: &lt;c&gt;TYPE&lt;/c&gt;: Beschreibt die Art einer Telefonnummer. &lt;c&gt;(2,3,4)&lt;/c&gt;</text:p>
      <text:p text:style-name="P1">2023-10-18 17:23:11.648 +02:00 [INF] Translation found: </text:p>
      <text:p text:style-name="P1">2023-10-18 17:23:11.649 +02:00 [INF] Try to translate: &lt;c&gt;TZ&lt;/c&gt;: Zeitzone &lt;c&gt;(4)&lt;/c&gt;</text:p>
      <text:p text:style-name="P1">2023-10-18 17:23:11.649 +02:00 [INF] Translation found: </text:p>
      <text:p text:style-name="P1">2023-10-18 17:23:11.652 +02:00 [INF] Try to translate: <text:s/>Dieser Parameter wird nur geschrieben, wenn er an ein &lt;see cref="AddressProperty" /&gt;-Objekt angehängt ist. </text:p>
      <text:p text:style-name="P1">2023-10-18 17:23:11.655 +02:00 <text:span text:style-name="T2">[WRN]</text:span> No translation found.</text:p>
      <text:p text:style-name="P1">2023-10-18 17:23:11.656 +02:00 [INF] Save<text:line-break/>C:\Users\fkinz\source\repos\FolkerKinzel.VCards\src\FolkerKinzel.VCards\Models\PropertyParts\ParameterSection_Data.cs to<text:line-break/>C:\Users\fkinz\source\repos\FolkerKinzel.VCards\src\FolkerKinzel.VCards\Models\PropertyParts\ParameterSection_Data.cs.</text:p>
      <text:p text:style-name="P1">2023-10-18 17:23:11.658 +02:00 [INF] ===================================================</text:p>
      <text:p text:style-name="P1">2023-10-18 17:23:11.659 +02:00 [INF] </text:p>
      <text:p text:style-name="P1">2023-10-18 17:23:11.660 +02:00 [INF] Start translating C:\Users\fkinz\source\repos\FolkerKinzel.VCards\src\FolkerKinzel.VCards\<text:span text:style-name="T1">Models\PropertyParts\ParameterSection_ICloneable.cs</text:span></text:p>
      <text:p text:style-name="P1">2023-10-18 17:23:11.664 +02:00 [INF] Try to translate: </text:p>
      <text:p text:style-name="P1">2023-10-18 17:23:11.666 +02:00 [INF] Translation found: </text:p>
      <text:p text:style-name="P1">2023-10-18 17:23:11.669 +02:00 [INF] Save<text:line-break/>C:\Users\fkinz\source\repos\FolkerKinzel.VCards\src\FolkerKinzel.VCards\Models\PropertyParts\ParameterSection_ICloneable.cs to<text:line-break/>C:\Users\fkinz\source\repos\FolkerKinzel.VCards\src\FolkerKinzel.VCards\Models\PropertyParts\ParameterSection_ICloneable.cs.</text:p>
      <text:p text:style-name="P1">2023-10-18 17:23:11.672 +02:00 [INF] ===================================================</text:p>
      <text:p text:style-name="P1">2023-10-18 17:23:11.673 +02:00 [INF] </text:p>
      <text:p text:style-name="P1">2023-10-18 17:23:11.675 +02:00 [INF] Start translating C:\Users\fkinz\source\repos\FolkerKinzel.VCards\src\FolkerKinzel.VCards\<text:span text:style-name="T1">Models\PropertyParts\ParameterSection_Methods.cs</text:span></text:p>
      <text:p text:style-name="P1">2023-10-18 17:23:11.678 +02:00 [INF] Try to translate: <text:s/>Löscht alle Inhalte der aktuellen Instanz. </text:p>
      <text:p text:style-name="P1">2023-10-18 17:23:11.680 +02:00 [INF] Translation found: Deletes all contents of the current instance.</text:p>
      <text:p text:style-name="P1">2023-10-18 17:23:11.684 +02:00 [INF] Try to translate: <text:s/>Weist der Instanz den Inhalt von &lt;paramref name="other" /&gt; zu. </text:p>
      <text:p text:style-name="P1">2023-10-18 17:23:11.685 +02:00 [INF] Translation found: Assigns the content of &lt;paramref name ="other"/&gt; to the instance.</text:p>
      <text:p text:style-name="P1">2023-10-18 17:23:11.686 +02:00 [INF] Try to translate: Fremde Instanz, deren Inhalt übernommen wird.</text:p>
      <text:p text:style-name="P1">2023-10-18 17:23:11.687 +02:00 [INF] Translation found: Foreign instance, whose content is adopted.</text:p>
      <text:p text:style-name="P1">2023-10-18 17:23:11.688 +02:00 [INF] Try to translate: &lt;paramref name="other" /&gt; ist &lt;c&gt;null&lt;/c&gt;.</text:p>
      <text:p text:style-name="P1">2023-10-18 17:23:11.689 +02:00 [INF] Translation found: &lt;paramref name="other"/&gt; is &lt;c&gt;null&lt;/c&gt;.</text:p>
      <text:p text:style-name="P1">2023-10-18 17:23:11.690 +02:00 [INF] Try to translate: <text:s/>Erstellt eine &lt;see cref="string" /&gt;-Repräsentation des &lt;see cref="ParameterSection" /&gt;-Objekts. (Nur zum Debuggen.) </text:p>
      <text:p text:style-name="P1">2023-10-18 17:23:11.691 +02:00 [INF] Translation found: Creates a &lt;see cref="string"/&gt; representation of the &lt;see cref="ParameterSection"/&gt; object. (For debugging only.)</text:p>
      <text:p text:style-name="P1">2023-10-18 17:23:11.692 +02:00 [INF] Try to translate: Eine &lt;see cref="string" /&gt;-Repräsentation des &lt;see cref="ParameterSection" /&gt;-Objekts.</text:p>
      <text:p text:style-name="P1">2023-10-18 17:23:11.693 +02:00 [INF] Translation found: A &lt;see cref="string"/&gt; representation of the &lt;see cref="ParameterSection"/&gt; object.</text:p>
      <text:p text:style-name="P1">2023-10-18 17:23:11.695 +02:00 [INF] Save<text:line-break/>C:\Users\fkinz\source\repos\FolkerKinzel.VCards\src\FolkerKinzel.VCards\Models\PropertyParts\ParameterSection_Methods.cs to<text:line-break/>C:\Users\fkinz\source\repos\FolkerKinzel.VCards\src\FolkerKinzel.VCards\Models\PropertyParts\ParameterSection_Methods.cs.</text:p>
      <text:p text:style-name="P1">2023-10-18 17:23:11.700 +02:00 [INF] ===================================================</text:p>
      <text:p text:style-name="P1">2023-10-18 17:23:11.700 +02:00 [INF] </text:p>
      <text:p text:style-name="P1">2023-10-18 17:23:11.701 +02:00 [INF] Start translating C:\Users\fkinz\source\repos\FolkerKinzel.VCards\src\FolkerKinzel.VCards\<text:span text:style-name="T1">Models\PropertyParts\ParameterSection_VCdParam.cs</text:span></text:p>
      <text:p text:style-name="P1">2023-10-18 17:23:11.703 +02:00 [INF] Try to translate: &lt;c&gt;CONTEXT&lt;/c&gt;: Gibt den Kontext der Daten an, z.B. &lt;c&gt;VCARD&lt;/c&gt; oder &lt;c&gt;LDAP&lt;/c&gt;. &lt;c&gt;(3)&lt;/c&gt;</text:p>
      <text:p text:style-name="P1">2023-10-18 17:23:11.704 +02:00 [INF] Translation found: &lt;c&gt;CONTEXT&lt;/c&gt;: Indicates the context of the data, e.g. &lt;c&gt;VCARD&lt;/c&gt; or &lt;c&gt;LDAP&lt;/c&gt;. &lt;c&gt;(3)&lt;/c&gt;</text:p>
      <text:p text:style-name="P1">2023-10-18 17:23:11.705 +02:00 [INF] Try to translate: &lt;c&gt;TYPE&lt;/c&gt;: Klassifiziert eine &lt;see cref="VCardProperty" /&gt; als dienstlich und / oder privat. &lt;c&gt;(2,3,4)&lt;/c&gt;</text:p>
      <text:p text:style-name="P1">2023-10-18 17:23:11.706 +02:00 [INF] Translation found: &lt;c&gt;TYPE&lt;/c&gt;: Indicates, wether a &lt;see cref="VCardProperty"/&gt; is related to an individual's work place or to an individual's <text:s/>personal life. &lt;c&gt;(2,3,4)&lt;/c&gt;</text:p>
      <text:p text:style-name="P1">2023-10-18 17:23:11.707 +02:00 [INF] Try to translate: &lt;c&gt;TYPE&lt;/c&gt;: Bestimmt in einer &lt;see cref="RelationProperty" /&gt; (&lt;c&gt;RELATED&lt;/c&gt;) die Art der Beziehung zu einer Person. &lt;c&gt;(4)&lt;/c&gt;</text:p>
      <text:p text:style-name="P1">2023-10-18 17:23:11.708 +02:00 <text:span text:style-name="T2">[WRN]</text:span> No translation found.</text:p>
      <text:p text:style-name="P1">2023-10-18 17:23:11.709 +02:00 [INF] Try to translate: &lt;c&gt;TYPE&lt;/c&gt;: Beschreibt die Art einer Adresse. &lt;c&gt;(2,3)&lt;/c&gt;</text:p>
      <text:p text:style-name="P1">2023-10-18 17:23:11.710 +02:00 [INF] Translation found: &lt;c&gt;TYPE&lt;/c&gt;: Specifies the type of a postal delivery address. &lt;c&gt;(2,3)&lt;/c&gt;</text:p>
      <text:p text:style-name="P1">2023-10-18 17:23:11.714 +02:00 [INF] Try to translate: &lt;c&gt;TYPE&lt;/c&gt;: Beschreibt die Art einer E-Mail. &lt;c&gt;(2,3)&lt;/c&gt;</text:p>
      <text:p text:style-name="P1">2023-10-18 17:23:11.716 +02:00 [INF] Translation found: &lt;c&gt;TYPE&lt;/c&gt;: Describes the type of an email. &lt;c&gt;(2,3)&lt;/c&gt;</text:p>
      <text:p text:style-name="P1">2023-10-18 17:23:11.718 +02:00 [INF] Try to translate: &lt;c&gt;TYPE&lt;/c&gt;: Beschreibt die Art einer Telefonnummer. &lt;c&gt;(2,3,4)&lt;/c&gt;</text:p>
      <text:p text:style-name="P1">2023-10-18 17:23:11.719 +02:00 [INF] Translation found: </text:p>
      <text:p text:style-name="P1">2023-10-18 17:23:11.719 +02:00 [INF] Try to translate: &lt;c&gt;LEVEL&lt;/c&gt;: Grad der Sachkenntnis einer Person. (Für vCard-Property &lt;c&gt;EXPERTISE&lt;/c&gt;). &lt;c&gt;(4 - RFC 6715)&lt;/c&gt;</text:p>
      <text:p text:style-name="P1">2023-10-18 17:23:11.721 +02:00 [INF] Translation found: </text:p>
      <text:p text:style-name="P1">2023-10-18 17:23:11.723 +02:00 [INF] Try to translate: &lt;c&gt;TYPE&lt;/c&gt;: Nähere Beschreibung einer Instant-Messenger-Adresse. &lt;c&gt;(3 - RFC 4770)&lt;/c&gt;</text:p>
      <text:p text:style-name="P1">2023-10-18 17:23:11.723 +02:00 [INF] Translation found: </text:p>
      <text:p text:style-name="P1">2023-10-18 17:23:11.724 +02:00 [INF] Try to translate: &lt;c&gt;LEVEL&lt;/c&gt;: Grad des Interesses einer Person für eine Sache (Für die vCard-Properties &lt;c&gt;HOBBY&lt;/c&gt; und &lt;c&gt;INTEREST&lt;/c&gt;.) &lt;c&gt;(4 - RFC 6715)&lt;/c&gt;</text:p>
      <text:p text:style-name="P1">2023-10-18 17:23:11.725 +02:00 [INF] Translation found: </text:p>
      <text:p text:style-name="P1">2023-10-18 17:23:11.726 +02:00 [INF] Try to translate: &lt;c&gt;LABEL&lt;/c&gt;: Gibt die formatierte Textdarstellung einer Adresse an. &lt;c&gt;([2],[3],4)&lt;/c&gt;</text:p>
      <text:p text:style-name="P1">2023-10-18 17:23:11.728 +02:00 [INF] Translation found: </text:p>
      <text:p text:style-name="P1">2023-10-18 17:23:11.731 +02:00 [INF] Try to translate: &lt;c&gt;PREF&lt;/c&gt; oder &lt;c&gt;TYPE=PREF&lt;/c&gt;: Drückt die Beliebtheit einer Property aus. &lt;c&gt;(2,3,4)&lt;/c&gt;</text:p>
      <text:p text:style-name="P1">2023-10-18 17:23:11.732 +02:00 [INF] Translation found: </text:p>
      <text:p text:style-name="P1">2023-10-18 17:23:11.733 +02:00 [INF] Try to translate: &lt;c&gt;CHARSET&lt;/c&gt;: Gibt den Zeichensatz an, der für die Property verwendet wurde. &lt;c&gt;(2)&lt;/c&gt;</text:p>
      <text:p text:style-name="P1">2023-10-18 17:23:11.734 +02:00 [INF] Translation found: &lt;c&gt;CHARSET&lt;/c&gt;: Indicates the character set that was used for the property. &lt;c&gt;(2)&lt;/c&gt;</text:p>
      <text:p text:style-name="P1">2023-10-18 17:23:11.735 +02:00 [INF] Try to translate: &lt;c&gt;ENCODING&lt;/c&gt;: Gibt die Encodierung der &lt;see cref="VCardProperty" /&gt; an. &lt;c&gt;(2,3)&lt;/c&gt;</text:p>
      <text:p text:style-name="P1">2023-10-18 17:23:11.736 +02:00 [INF] Translation found: </text:p>
      <text:p text:style-name="P1">2023-10-18 17:23:11.737 +02:00 [INF] Try to translate: &lt;c&gt;LANGUAGE&lt;/c&gt;: Sprache der &lt;see cref="VCardProperty" /&gt;. &lt;c&gt;(2,3,4)&lt;/c&gt;</text:p>
      <text:p text:style-name="P1">2023-10-18 17:23:11.737 +02:00 [INF] Translation found: </text:p>
      <text:p text:style-name="P1">2023-10-18 17:23:11.738 +02:00 [INF] Try to translate: &lt;c&gt;VALUE&lt;/c&gt;: Gibt an, welchem der vom vCard-Standard vordefinierten Datentypen der Inhalt der vCard-Property entspricht. &lt;c&gt;(3,4)&lt;/c&gt;</text:p>
      <text:p text:style-name="P1">2023-10-18 17:23:11.739 +02:00 [INF] Translation found: </text:p>
      <text:p text:style-name="P1">2023-10-18 17:23:11.740 +02:00 [INF] Try to translate: &lt;c&gt;VALUE&lt;/c&gt;: Gibt an, wo sich der eigentiche Inhalt der Property befindet. &lt;c&gt;(2)&lt;/c&gt;</text:p>
      <text:p text:style-name="P1">2023-10-18 17:23:11.741 +02:00 [INF] Translation found: </text:p>
      <text:p text:style-name="P1">2023-10-18 17:23:11.742 +02:00 [INF] Try to translate: &lt;c&gt;MEDIATYPE&lt;/c&gt;: Gibt bei URIs den MIME-Typ der Daten an, auf den der URI verweist (z.B. &lt;c&gt;text/plain&lt;/c&gt;). &lt;c&gt;(4)&lt;/c&gt;</text:p>
      <text:p text:style-name="P1">2023-10-18 17:23:11.743 +02:00 [INF] Translation found: </text:p>
      <text:p text:style-name="P1">2023-10-18 17:23:11.747 +02:00 [INF] Try to translate: &lt;c&gt;GEO&lt;/c&gt;: Geografische Position. &lt;c&gt;(4)&lt;/c&gt;</text:p>
      <text:p text:style-name="P1">2023-10-18 17:23:11.748 +02:00 [INF] Translation found: &lt;c&gt;GEO&lt;/c&gt;: Geographical position. &lt;c&gt;(4)&lt;/c&gt;</text:p>
      <text:p text:style-name="P1">2023-10-18 17:23:11.749 +02:00 [INF] Try to translate: &lt;c&gt;TZ&lt;/c&gt;: Zeitzone &lt;c&gt;(4)&lt;/c&gt;</text:p>
      <text:p text:style-name="P1">2023-10-18 17:23:11.750 +02:00 [INF] Translation found: </text:p>
      <text:p text:style-name="P1">2023-10-18 17:23:11.752 +02:00 [INF] Try to translate: &lt;c&gt;CALSCALE&lt;/c&gt;: Gibt die Art des Kalenders an, der für Datumsangaben verwendet wird. &lt;c&gt;(4)&lt;/c&gt;</text:p>
      <text:p text:style-name="P1">2023-10-18 17:23:11.754 +02:00 [INF] Translation found: </text:p>
      <text:p text:style-name="P1">2023-10-18 17:23:11.755 +02:00 [INF] Try to translate: &lt;c&gt;SORT-AS&lt;/c&gt;: &lt;see cref="string" /&gt;s (case-sensitiv!), die die Sortierreihenfolge festlegen. (Maximal so viele, wie Felder der zusammengesetzten Property!) &lt;c&gt;([3],4)&lt;/c&gt;</text:p>
      <text:p text:style-name="P1">2023-10-18 17:23:11.756 +02:00 [INF] Translation found: </text:p>
      <text:p text:style-name="P1">2023-10-18 17:23:11.757 +02:00 [INF] Try to translate: <text:s/>Nicht standardisierte Attribute. (2,3,4) </text:p>
      <text:p text:style-name="P1">2023-10-18 17:23:11.758 +02:00 [INF] Translation found: </text:p>
      <text:p text:style-name="P1">2023-10-18 17:23:11.758 +02:00 [INF] Try to translate: &lt;c&gt;PID&lt;/c&gt;: Property-ID zur Identifizierung einer bestimmten vCard-Property unter verschiedenen Instanzen mit demselben Bezeichner. &lt;c&gt;(4)&lt;/c&gt;</text:p>
      <text:p text:style-name="P1">2023-10-18 17:23:11.760 +02:00 [INF] Translation found: </text:p>
      <text:p text:style-name="P1">2023-10-18 17:23:11.762 +02:00 [INF] Try to translate: &lt;c&gt;ALTID&lt;/c&gt;: Ein gemeinsamer Bezeichner, der zu erkennen gibt, dass mehrere Instanzen derselben Property dasselbe darstellen (z.B. in unterschiedlichen Sprachen). &lt;c&gt;(4)&lt;/c&gt;</text:p>
      <text:p text:style-name="P1">2023-10-18 17:23:11.763 +02:00 [INF] Translation found: </text:p>
      <text:p text:style-name="P1">2023-10-18 17:23:11.764 +02:00 [INF] Try to translate: &lt;c&gt;INDEX&lt;/c&gt;: 1-basierter Index einer Property, wenn mehrere Instanzen derselben Property möglich sind. &lt;c&gt;(4 - RFC 6715)&lt;/c&gt;</text:p>
      <text:p text:style-name="P1">2023-10-18 17:23:11.765 +02:00 [INF] Translation found: </text:p>
      <text:p text:style-name="P1">2023-10-18 17:23:11.766 +02:00 [INF] Save<text:line-break/>C:\Users\fkinz\source\repos\FolkerKinzel.VCards\src\FolkerKinzel.VCards\Models\PropertyParts\ParameterSection_VCdParam.cs to<text:line-break/>C:\Users\fkinz\source\repos\FolkerKinzel.VCards\src\FolkerKinzel.VCards\Models\PropertyParts\ParameterSection_VCdParam.cs.</text:p>
      <text:p text:style-name="P1">2023-10-18 17:23:11.769 +02:00 [INF] ===================================================</text:p>
      <text:p text:style-name="P1">2023-10-18 17:23:11.769 +02:00 [INF] </text:p>
      <text:p text:style-name="P1">2023-10-18 17:23:11.770 +02:00 [INF] Start translating C:\Users\fkinz\source\repos\FolkerKinzel.VCards\src\FolkerKinzel.VCards\<text:span text:style-name="T1">Models\PropertyParts\Relation.cs</text:span></text:p>
      <text:p text:style-name="P1">2023-10-18 17:23:11.772 +02:00 [INF] Try to translate: </text:p>
      <text:p text:style-name="P1">2023-10-18 17:23:11.773 +02:00 [INF] Translation found: </text:p>
      <text:p text:style-name="P1">2023-10-18 17:23:11.774 +02:00 [INF] Save<text:line-break/>C:\Users\fkinz\source\repos\FolkerKinzel.VCards\src\FolkerKinzel.VCards\Models\PropertyParts\Relation.cs to<text:line-break/>C:\Users\fkinz\source\repos\FolkerKinzel.VCards\src\FolkerKinzel.VCards\Models\PropertyParts\Relation.cs.</text:p>
      <text:p text:style-name="P1">2023-10-18 17:23:11.778 +02:00 [INF] ===================================================</text:p>
      <text:p text:style-name="P1">2023-10-18 17:23:11.780 +02:00 [INF] </text:p>
      <text:p text:style-name="P1">2023-10-18 17:23:11.781 +02:00 [INF] Start translating C:\Users\fkinz\source\repos\FolkerKinzel.VCards\src\FolkerKinzel.VCards\<text:span text:style-name="T1">Models\AccessProperty.cs</text:span></text:p>
      <text:p text:style-name="P1">2023-10-18 17:23:11.782 +02:00 [INF] Try to translate: <text:s/>Kapselt die Daten der vCard-Property &lt;c&gt;CLASS&lt;/c&gt;, die in vCard 3.0 die Geheimhaltungsstufe der vCard definiert. </text:p>
      <text:p text:style-name="P1">2023-10-18 17:23:11.783 +02:00 [INF] Translation found: Encapsulates the data of the vCard property &lt;c&gt;CLASS&lt;/c&gt;, which defines the level of confidentiality of the vCard in vCard 3.0.</text:p>
      <text:p text:style-name="P1">2023-10-18 17:23:11.784 +02:00 [INF] Try to translate: <text:s/>Copy ctor </text:p>
      <text:p text:style-name="P1">2023-10-18 17:23:11.785 +02:00 [INF] Translation found: </text:p>
      <text:p text:style-name="P1">2023-10-18 17:23:11.786 +02:00 [INF] Try to translate: The &lt;see cref="AccessProperty" /&gt; object to clone.</text:p>
      <text:p text:style-name="P1">2023-10-18 17:23:11.787 +02:00 <text:span text:style-name="T2">[WRN]</text:span> No translation found.</text:p>
      <text:p text:style-name="P1">2023-10-18 17:23:11.787 +02:00 [INF] Try to translate: <text:s/>Initialisiert ein neues &lt;see cref="AccessProperty" /&gt;-Objekt. </text:p>
      <text:p text:style-name="P1">2023-10-18 17:23:11.788 +02:00 <text:span text:style-name="T2">[WRN]</text:span> No translation found.</text:p>
      <text:p text:style-name="P1">2023-10-18 17:23:11.789 +02:00 [INF] Try to translate: Ein Member der &lt;see cref="Access" /&gt;-Enumeration.</text:p>
      <text:p text:style-name="P1">2023-10-18 17:23:11.790 +02:00 <text:span text:style-name="T2">[WRN]</text:span> No translation found.</text:p>
      <text:p text:style-name="P1">2023-10-18 17:23:11.793 +02:00 [INF] Try to translate: Bezeichner der Gruppe, der die &lt;see cref="VCardProperty" /&gt; zugehören soll, oder &lt;c&gt;null&lt;/c&gt;, um anzuzeigen, dass die &lt;see cref="VCardProperty" /&gt; keiner Gruppe angehört.</text:p>
      <text:p text:style-name="P1">2023-10-18 17:23:11.796 +02:00 [INF] Translation found: Identifier of the group of &lt;see cref="VCardProperty"/&gt; objects, which the &lt;see cref="VCardProperty"/&gt; should belong to, or &lt;c&gt;null&lt;/c&gt; to indicate that the &lt;see cref="VCardProperty"/&gt; does not belong to any group.</text:p>
      <text:p text:style-name="P1">2023-10-18 17:23:11.797 +02:00 [INF] Try to translate: </text:p>
      <text:p text:style-name="P1">2023-10-18 17:23:11.798 +02:00 [INF] Translation found: </text:p>
      <text:p text:style-name="P1">2023-10-18 17:23:11.799 +02:00 [INF] Try to translate: <text:s/>Die von der &lt;see cref="AccessProperty" /&gt; zur Verfügung gestellten Daten. </text:p>
      <text:p text:style-name="P1">2023-10-18 17:23:11.799 +02:00 <text:span text:style-name="T2">[WRN]</text:span> No translation found.</text:p>
      <text:p text:style-name="P1">2023-10-18 17:23:11.800 +02:00 [INF] Try to translate: </text:p>
      <text:p text:style-name="P1">2023-10-18 17:23:11.801 +02:00 [INF] Translation found: </text:p>
      <text:p text:style-name="P1">2023-10-18 17:23:11.802 +02:00 [INF] Try to translate: </text:p>
      <text:p text:style-name="P1">2023-10-18 17:23:11.803 +02:00 [INF] Translation found: </text:p>
      <text:p text:style-name="P1">2023-10-18 17:23:11.804 +02:00 [INF] Save<text:line-break/>C:\Users\fkinz\source\repos\FolkerKinzel.VCards\src\FolkerKinzel.VCards\Models\AccessProperty.cs to<text:line-break/>C:\Users\fkinz\source\repos\FolkerKinzel.VCards\src\FolkerKinzel.VCards\Models\AccessProperty.cs.</text:p>
      <text:p text:style-name="P1">2023-10-18 17:23:11.806 +02:00 [INF] ===================================================</text:p>
      <text:p text:style-name="P1">2023-10-18 17:23:11.809 +02:00 [INF] </text:p>
      <text:p text:style-name="P1">2023-10-18 17:23:11.810 +02:00 [INF] Start translating C:\Users\fkinz\source\repos\FolkerKinzel.VCards\src\FolkerKinzel.VCards\<text:span text:style-name="T1">Models\AddressProperty.cs</text:span></text:p>
      <text:p text:style-name="P1">2023-10-18 17:23:11.812 +02:00 [INF] Try to translate: <text:s/>Kapselt die Daten einer vCard-Property, die Informationen über die Postanschrift enthält. </text:p>
      <text:p text:style-name="P1">2023-10-18 17:23:11.813 +02:00 [INF] Translation found: Encapsulates the data of a vCard property that contains information about the postal address.</text:p>
      <text:p text:style-name="P1">2023-10-18 17:23:11.814 +02:00 [INF] Try to translate: <text:s/>Copy ctor </text:p>
      <text:p text:style-name="P1">2023-10-18 17:23:11.815 +02:00 [INF] Translation found: </text:p>
      <text:p text:style-name="P1">2023-10-18 17:23:11.815 +02:00 [INF] Try to translate: The &lt;see cref="AddressProperty" /&gt; object to clone.</text:p>
      <text:p text:style-name="P1">2023-10-18 17:23:11.816 +02:00 <text:span text:style-name="T2">[WRN]</text:span> No translation found.</text:p>
      <text:p text:style-name="P1">2023-10-18 17:23:11.817 +02:00 [INF] Try to translate: <text:s/>Initialisiert ein neues &lt;see cref="AddressProperty" /&gt;-Objekt. </text:p>
      <text:p text:style-name="P1">2023-10-18 17:23:11.818 +02:00 <text:span text:style-name="T2">[WRN]</text:span> No translation found.</text:p>
      <text:p text:style-name="P1">2023-10-18 17:23:11.819 +02:00 [INF] Try to translate: Straße</text:p>
      <text:p text:style-name="P1">2023-10-18 17:23:11.820 +02:00 [INF] Translation found: The street address.</text:p>
      <text:p text:style-name="P1">2023-10-18 17:23:11.821 +02:00 [INF] Try to translate: Ort</text:p>
      <text:p text:style-name="P1">2023-10-18 17:23:11.821 +02:00 [INF] Translation found: The locality (e.g. city).</text:p>
      <text:p text:style-name="P1">2023-10-18 17:23:11.824 +02:00 [INF] Try to translate: Bundesland</text:p>
      <text:p text:style-name="P1">2023-10-18 17:23:11.825 +02:00 [INF] Translation found: The region (e.g. state or province).</text:p>
      <text:p text:style-name="P1">2023-10-18 17:23:11.826 +02:00 [INF] Try to translate: Postleitzahl</text:p>
      <text:p text:style-name="P1">2023-10-18 17:23:11.827 +02:00 [INF] Translation found: The postal code.</text:p>
      <text:p text:style-name="P1">2023-10-18 17:23:11.829 +02:00 [INF] Try to translate: Land (Staat)</text:p>
      <text:p text:style-name="P1">2023-10-18 17:23:11.830 +02:00 [INF] Translation found: The country name (full name).</text:p>
      <text:p text:style-name="P1">2023-10-18 17:23:11.831 +02:00 [INF] Try to translate: Bezeichner der Gruppe, der die &lt;see cref="VCardProperty" /&gt; zugehören soll, oder &lt;c&gt;null&lt;/c&gt;, um anzuzeigen, dass die &lt;see cref="VCardProperty" /&gt; keiner Gruppe angehört.</text:p>
      <text:p text:style-name="P1">2023-10-18 17:23:11.831 +02:00 [INF] Translation found: Identifier of the group of &lt;see cref="VCardProperty"/&gt; objects, which the &lt;see cref="VCardProperty"/&gt; should belong to, or &lt;c&gt;null&lt;/c&gt; to indicate that the &lt;see cref="VCardProperty"/&gt; does not belong to any group.</text:p>
      <text:p text:style-name="P1">2023-10-18 17:23:11.833 +02:00 [INF] Try to translate: Geben Sie &lt;c&gt;false&lt;/c&gt; an, um zu verhindern, dass dem Parameter &lt;see cref="ParameterSection.Label" /&gt; automatisch ein Adressetikett hinzugefügt wird.</text:p>
      <text:p text:style-name="P1">2023-10-18 17:23:11.834 +02:00 <text:span text:style-name="T2">[WRN]</text:span> No translation found.</text:p>
      <text:p text:style-name="P1">2023-10-18 17:23:11.834 +02:00 [INF] Try to translate: </text:p>
      <text:p text:style-name="P1">2023-10-18 17:23:11.835 +02:00 [INF] Translation found: </text:p>
      <text:p text:style-name="P1">2023-10-18 17:23:11.836 +02:00 [INF] Try to translate: <text:s/>Initialisiert ein neues &lt;see cref="AddressProperty" /&gt;-Objekt. </text:p>
      <text:p text:style-name="P1">2023-10-18 17:23:11.837 +02:00 <text:span text:style-name="T2">[WRN]</text:span> No translation found.</text:p>
      <text:p text:style-name="P1">2023-10-18 17:23:11.838 +02:00 [INF] Try to translate: Straße</text:p>
      <text:p text:style-name="P1">2023-10-18 17:23:11.841 +02:00 [INF] Translation found: The street address.</text:p>
      <text:p text:style-name="P1">2023-10-18 17:23:11.842 +02:00 [INF] Try to translate: Ort</text:p>
      <text:p text:style-name="P1">2023-10-18 17:23:11.844 +02:00 [INF] Translation found: The locality (e.g. city).</text:p>
      <text:p text:style-name="P1">2023-10-18 17:23:11.845 +02:00 [INF] Try to translate: Bundesland</text:p>
      <text:p text:style-name="P1">2023-10-18 17:23:11.846 +02:00 [INF] Translation found: The region (e.g. state or province).</text:p>
      <text:p text:style-name="P1">2023-10-18 17:23:11.847 +02:00 [INF] Try to translate: Postleitzahl</text:p>
      <text:p text:style-name="P1">2023-10-18 17:23:11.848 +02:00 [INF] Translation found: The postal code.</text:p>
      <text:p text:style-name="P1">2023-10-18 17:23:11.848 +02:00 [INF] Try to translate: Land (Staat)</text:p>
      <text:p text:style-name="P1">2023-10-18 17:23:11.849 +02:00 [INF] Translation found: The country name (full name).</text:p>
      <text:p text:style-name="P1">2023-10-18 17:23:11.850 +02:00 [INF] Try to translate: Postfach. (Nicht verwenden: Sollte immer &lt;c&gt;null&lt;/c&gt; sein.)</text:p>
      <text:p text:style-name="P1">2023-10-18 17:23:11.851 +02:00 [INF] Translation found: The post office box. (Don't use this property!)</text:p>
      <text:p text:style-name="P1">2023-10-18 17:23:11.852 +02:00 [INF] Try to translate: Adresszusatz. (Nicht verwenden: Sollte immer &lt;c&gt;null&lt;/c&gt; sein.)</text:p>
      <text:p text:style-name="P1">2023-10-18 17:23:11.853 +02:00 [INF] Translation found: The extended address (e.g. apartment or suite number). <text:s/>(Don't use this parameter!)</text:p>
      <text:p text:style-name="P1">2023-10-18 17:23:11.854 +02:00 [INF] Try to translate: Bezeichner der Gruppe, der die &lt;see cref="VCardProperty" /&gt; zugehören soll, oder &lt;c&gt;null&lt;/c&gt;, um anzuzeigen, dass die &lt;see cref="VCardProperty" /&gt; keiner Gruppe angehört.</text:p>
      <text:p text:style-name="P1">2023-10-18 17:23:11.856 +02:00 [INF] Translation found: Identifier of the group of &lt;see cref="VCardProperty"/&gt; objects, which the &lt;see cref="VCardProperty"/&gt; should belong to, or &lt;c&gt;null&lt;/c&gt; to indicate that the &lt;see cref="VCardProperty"/&gt; does not belong to any group.</text:p>
      <text:p text:style-name="P1">2023-10-18 17:23:11.857 +02:00 [INF] Try to translate: Geben Sie &lt;c&gt;false&lt;/c&gt; an, um zu verhindern, dass dem Parameter &lt;see cref="ParameterSection.Label" /&gt; automatisch ein Adressetikett hinzugefügt wird.</text:p>
      <text:p text:style-name="P1">2023-10-18 17:23:11.858 +02:00 <text:span text:style-name="T2">[WRN]</text:span> No translation found.</text:p>
      <text:p text:style-name="P1">2023-10-18 17:23:11.859 +02:00 [INF] Try to translate: </text:p>
      <text:p text:style-name="P1">2023-10-18 17:23:11.860 +02:00 [INF] Translation found: </text:p>
      <text:p text:style-name="P1">2023-10-18 17:23:11.862 +02:00 [INF] Try to translate: <text:s/>Initialisiert ein neues &lt;see cref="AddressProperty" /&gt;-Objekt. </text:p>
      <text:p text:style-name="P1">2023-10-18 17:23:11.863 +02:00 <text:span text:style-name="T2">[WRN]</text:span> No translation found.</text:p>
      <text:p text:style-name="P1">2023-10-18 17:23:11.864 +02:00 [INF] Try to translate: Straße</text:p>
      <text:p text:style-name="P1">2023-10-18 17:23:11.865 +02:00 [INF] Translation found: The street address.</text:p>
      <text:p text:style-name="P1">2023-10-18 17:23:11.866 +02:00 [INF] Try to translate: Ort</text:p>
      <text:p text:style-name="P1">2023-10-18 17:23:11.867 +02:00 [INF] Translation found: The locality (e.g. city).</text:p>
      <text:p text:style-name="P1">2023-10-18 17:23:11.869 +02:00 [INF] Try to translate: Bundesland</text:p>
      <text:p text:style-name="P1">2023-10-18 17:23:11.873 +02:00 [INF] Translation found: The region (e.g. state or province).</text:p>
      <text:p text:style-name="P1">2023-10-18 17:23:11.875 +02:00 [INF] Try to translate: Postleitzahl</text:p>
      <text:p text:style-name="P1">2023-10-18 17:23:11.877 +02:00 [INF] Translation found: The postal code.</text:p>
      <text:p text:style-name="P1">2023-10-18 17:23:11.879 +02:00 [INF] Try to translate: Land (Staat)</text:p>
      <text:p text:style-name="P1">2023-10-18 17:23:11.883 +02:00 [INF] Translation found: The country name (full name).</text:p>
      <text:p text:style-name="P1">2023-10-18 17:23:11.884 +02:00 [INF] Try to translate: Bezeichner der Gruppe, der die &lt;see cref="VCardProperty" /&gt; zugehören soll, oder &lt;c&gt;null&lt;/c&gt;, um anzuzeigen, dass die &lt;see cref="VCardProperty" /&gt; keiner Gruppe angehört.</text:p>
      <text:p text:style-name="P1">2023-10-18 17:23:11.885 +02:00 [INF] Translation found: Identifier of the group of &lt;see cref="VCardProperty"/&gt; objects, which the &lt;see cref="VCardProperty"/&gt; should belong to, or &lt;c&gt;null&lt;/c&gt; to indicate that the &lt;see cref="VCardProperty"/&gt; does not belong to any group.</text:p>
      <text:p text:style-name="P1">2023-10-18 17:23:11.886 +02:00 [INF] Try to translate: Geben Sie &lt;c&gt;false&lt;/c&gt; an, um zu verhindern, dass dem Parameter &lt;see cref="ParameterSection.Label" /&gt; automatisch ein Adressetikett hinzugefügt wird.</text:p>
      <text:p text:style-name="P1">2023-10-18 17:23:11.889 +02:00 <text:span text:style-name="T2">[WRN]</text:span> No translation found.</text:p>
      <text:p text:style-name="P1">2023-10-18 17:23:11.891 +02:00 [INF] Try to translate: </text:p>
      <text:p text:style-name="P1">2023-10-18 17:23:11.892 +02:00 [INF] Translation found: </text:p>
      <text:p text:style-name="P1">2023-10-18 17:23:11.893 +02:00 [INF] Try to translate: <text:s/>Initialisiert ein neues &lt;see cref="AddressProperty" /&gt;-Objekt. </text:p>
      <text:p text:style-name="P1">2023-10-18 17:23:11.894 +02:00 <text:span text:style-name="T2">[WRN]</text:span> No translation found.</text:p>
      <text:p text:style-name="P1">2023-10-18 17:23:11.896 +02:00 [INF] Try to translate: Straße</text:p>
      <text:p text:style-name="P1">2023-10-18 17:23:11.897 +02:00 [INF] Translation found: The street address.</text:p>
      <text:p text:style-name="P1">2023-10-18 17:23:11.898 +02:00 [INF] Try to translate: Ort</text:p>
      <text:p text:style-name="P1">2023-10-18 17:23:11.899 +02:00 [INF] Translation found: The locality (e.g. city).</text:p>
      <text:p text:style-name="P1">2023-10-18 17:23:11.900 +02:00 [INF] Try to translate: Bundesland</text:p>
      <text:p text:style-name="P1">2023-10-18 17:23:11.901 +02:00 [INF] Translation found: The region (e.g. state or province).</text:p>
      <text:p text:style-name="P1">2023-10-18 17:23:11.901 +02:00 [INF] Try to translate: Postleitzahl</text:p>
      <text:p text:style-name="P1">2023-10-18 17:23:11.905 +02:00 [INF] Translation found: The postal code.</text:p>
      <text:p text:style-name="P1">2023-10-18 17:23:11.906 +02:00 [INF] Try to translate: Land (Staat)</text:p>
      <text:p text:style-name="P1">2023-10-18 17:23:11.907 +02:00 [INF] Translation found: The country name (full name).</text:p>
      <text:p text:style-name="P1">2023-10-18 17:23:11.908 +02:00 [INF] Try to translate: Postfach. (Nicht verwenden: Sollte immer &lt;c&gt;null&lt;/c&gt; sein.)</text:p>
      <text:p text:style-name="P1">2023-10-18 17:23:11.909 +02:00 [INF] Translation found: The post office box. (Don't use this property!)</text:p>
      <text:p text:style-name="P1">2023-10-18 17:23:11.910 +02:00 [INF] Try to translate: Adresszusatz. (Nicht verwenden: Sollte immer &lt;c&gt;null&lt;/c&gt; sein.)</text:p>
      <text:p text:style-name="P1">2023-10-18 17:23:11.913 +02:00 [INF] Translation found: The extended address (e.g. apartment or suite number). <text:s/>(Don't use this parameter!)</text:p>
      <text:p text:style-name="P1">2023-10-18 17:23:11.914 +02:00 [INF] Try to translate: Bezeichner der Gruppe, der die &lt;see cref="VCardProperty" /&gt; zugehören soll, oder &lt;c&gt;null&lt;/c&gt;, um anzuzeigen, dass die &lt;see cref="VCardProperty" /&gt; keiner Gruppe angehört.</text:p>
      <text:p text:style-name="P1">2023-10-18 17:23:11.915 +02:00 [INF] Translation found: Identifier of the group of &lt;see cref="VCardProperty"/&gt; objects, which the &lt;see cref="VCardProperty"/&gt; should belong to, or &lt;c&gt;null&lt;/c&gt; to indicate that the &lt;see cref="VCardProperty"/&gt; does not belong to any group.</text:p>
      <text:p text:style-name="P1">2023-10-18 17:23:11.916 +02:00 [INF] Try to translate: Geben Sie &lt;c&gt;false&lt;/c&gt; an, um zu verhindern, dass dem Parameter &lt;see cref="ParameterSection.Label" /&gt; automatisch ein Adressetikett hinzugefügt wird.</text:p>
      <text:p text:style-name="P1">2023-10-18 17:23:11.917 +02:00 <text:span text:style-name="T2">[WRN]</text:span> No translation found.</text:p>
      <text:p text:style-name="P1">2023-10-18 17:23:11.919 +02:00 [INF] Try to translate: </text:p>
      <text:p text:style-name="P1">2023-10-18 17:23:11.921 +02:00 [INF] Translation found: </text:p>
      <text:p text:style-name="P1">2023-10-18 17:23:11.922 +02:00 [INF] Try to translate: <text:s/>Wandelt die in der Instanz gekapselten Daten in formatierten Text für ein Adressetikett um. </text:p>
      <text:p text:style-name="P1">2023-10-18 17:23:11.923 +02:00 [INF] Translation found: Converts the data encapsulated in the instance into formatted text for a mailing label.</text:p>
      <text:p text:style-name="P1">2023-10-18 17:23:11.924 +02:00 [INF] Try to translate: Die in der Instanz gekapselten Daten, umgewandelt in formatierten Text für ein Adressetikett.</text:p>
      <text:p text:style-name="P1">2023-10-18 17:23:11.925 +02:00 [INF] Translation found: The data encapsulated in the instance, converted to formatted text for a mailing label.</text:p>
      <text:p text:style-name="P1">2023-10-18 17:23:11.926 +02:00 [INF] Try to translate: </text:p>
      <text:p text:style-name="P1">2023-10-18 17:23:11.929 +02:00 [INF] Translation found: </text:p>
      <text:p text:style-name="P1">2023-10-18 17:23:11.930 +02:00 [INF] Try to translate: <text:s/>Fügt der Eigenschaft &lt;see cref="ParameterSection.Label" /&gt; ein Adressetikett hinzu, das aus den Daten der Instanz generiert wird. Evtl. vorher in der Eigenschaft &lt;see cref="ParameterSection.Label" /&gt; gespeicherte Daten werden dabei überschrieben. </text:p>
      <text:p text:style-name="P1">2023-10-18 17:23:11.931 +02:00 <text:span text:style-name="T2">[WRN]</text:span> No translation found.</text:p>
      <text:p text:style-name="P1">2023-10-18 17:23:11.932 +02:00 [INF] Try to translate: </text:p>
      <text:p text:style-name="P1">2023-10-18 17:23:11.935 +02:00 [INF] Translation found: </text:p>
      <text:p text:style-name="P1">2023-10-18 17:23:11.936 +02:00 [INF] Try to translate: <text:s/>Die von der &lt;see cref="AddressProperty" /&gt; zur Verfügung gestellten Daten. </text:p>
      <text:p text:style-name="P1">2023-10-18 17:23:11.938 +02:00 <text:span text:style-name="T2">[WRN]</text:span> No translation found.</text:p>
      <text:p text:style-name="P1">2023-10-18 17:23:11.938 +02:00 [INF] Try to translate: &lt;inheritdoc /&gt;</text:p>
      <text:p text:style-name="P1">2023-10-18 17:23:11.940 +02:00 [INF] Translation found: &lt;inheritdoc/&gt;</text:p>
      <text:p text:style-name="P1">2023-10-18 17:23:11.941 +02:00 [INF] Try to translate: &lt;note type="important"&gt;&lt;para&gt; Das Verhalten der Eigenschaft hat sich seit Version 5.0.0-beta.2 geändert: &lt;/para&gt;&lt;para&gt; Wenn lediglich der Parameter &lt;see cref="ParameterSection.Label" /&gt; ungleich &lt;c&gt;null&lt;/c&gt; ist, wird &lt;c&gt;false&lt;/c&gt; zurückgegeben. &lt;/para&gt;&lt;/note&gt;</text:p>
      <text:p text:style-name="P1">2023-10-18 17:23:11.942 +02:00 <text:span text:style-name="T2">[WRN]</text:span> No translation found.</text:p>
      <text:p text:style-name="P1">2023-10-18 17:23:11.943 +02:00 [INF] Try to translate: </text:p>
      <text:p text:style-name="P1">2023-10-18 17:23:11.945 +02:00 [INF] Translation found: </text:p>
      <text:p text:style-name="P1">2023-10-18 17:23:11.946 +02:00 [INF] Try to translate: </text:p>
      <text:p text:style-name="P1">2023-10-18 17:23:11.947 +02:00 [INF] Translation found: </text:p>
      <text:p text:style-name="P1">2023-10-18 17:23:11.948 +02:00 [INF] Save<text:line-break/>C:\Users\fkinz\source\repos\FolkerKinzel.VCards\src\FolkerKinzel.VCards\Models\AddressProperty.cs to<text:line-break/>C:\Users\fkinz\source\repos\FolkerKinzel.VCards\src\FolkerKinzel.VCards\Models\AddressProperty.cs.</text:p>
      <text:p text:style-name="P1">2023-10-18 17:23:11.952 +02:00 [INF] ===================================================</text:p>
      <text:p text:style-name="P1">2023-10-18 17:23:11.952 +02:00 [INF] </text:p>
      <text:p text:style-name="P1">2023-10-18 17:23:11.953 +02:00 [INF] Start translating C:\Users\fkinz\source\repos\FolkerKinzel.VCards\src\FolkerKinzel.VCards\<text:span text:style-name="T1">Models\DataProperty.cs</text:span></text:p>
      <text:p text:style-name="P1">2023-10-18 17:23:11.954 +02:00 [INF] Try to translate: <text:s/>Kopierkonstruktor </text:p>
      <text:p text:style-name="P1">2023-10-18 17:23:11.955 +02:00 [INF] Translation found: Copy constructor.</text:p>
      <text:p text:style-name="P1">2023-10-18 17:23:11.956 +02:00 [INF] Try to translate: Das zu klonende &lt;see cref="DataProperty" /&gt; Objekt.</text:p>
      <text:p text:style-name="P1">2023-10-18 17:23:11.957 +02:00 <text:span text:style-name="T2">[WRN]</text:span> No translation found.</text:p>
      <text:p text:style-name="P1">2023-10-18 17:23:11.958 +02:00 [INF] Try to translate: <text:s/>ctor </text:p>
      <text:p text:style-name="P1">2023-10-18 17:23:11.959 +02:00 [INF] Translation found: ctor</text:p>
      <text:p text:style-name="P1">2023-10-18 17:23:11.960 +02:00 [INF] Try to translate: </text:p>
      <text:p text:style-name="P1">2023-10-18 17:23:11.962 +02:00 [INF] Translation found: </text:p>
      <text:p text:style-name="P1">2023-10-18 17:23:11.963 +02:00 [INF] Try to translate: </text:p>
      <text:p text:style-name="P1">2023-10-18 17:23:11.965 +02:00 [INF] Translation found: </text:p>
      <text:p text:style-name="P1">2023-10-18 17:23:11.966 +02:00 [INF] Try to translate: </text:p>
      <text:p text:style-name="P1">2023-10-18 17:23:11.967 +02:00 [INF] Translation found: </text:p>
      <text:p text:style-name="P1">2023-10-18 17:23:11.968 +02:00 [INF] Try to translate: </text:p>
      <text:p text:style-name="P1">2023-10-18 17:23:11.969 +02:00 [INF] Translation found: </text:p>
      <text:p text:style-name="P1">2023-10-18 17:23:11.970 +02:00 [INF] Try to translate: </text:p>
      <text:p text:style-name="P1">2023-10-18 17:23:11.971 +02:00 [INF] Translation found: </text:p>
      <text:p text:style-name="P1">2023-10-18 17:23:11.971 +02:00 [INF] Save<text:line-break/>C:\Users\fkinz\source\repos\FolkerKinzel.VCards\src\FolkerKinzel.VCards\Models\DataProperty.cs to<text:line-break/>C:\Users\fkinz\source\repos\FolkerKinzel.VCards\src\FolkerKinzel.VCards\Models\DataProperty.cs.</text:p>
      <text:p text:style-name="P1">2023-10-18 17:23:11.974 +02:00 [INF] ===================================================</text:p>
      <text:p text:style-name="P1">2023-10-18 17:23:11.975 +02:00 [INF] </text:p>
      <text:p text:style-name="P1">2023-10-18 17:23:11.976 +02:00 [INF] Start translating C:\Users\fkinz\source\repos\FolkerKinzel.VCards\src\FolkerKinzel.VCards\<text:span text:style-name="T1">Models\DateAndOrTimeProperty.cs</text:span></text:p>
      <text:p text:style-name="P1">2023-10-18 17:23:11.979 +02:00 [INF] Try to translate: </text:p>
      <text:p text:style-name="P1">2023-10-18 17:23:11.981 +02:00 [INF] Translation found: </text:p>
      <text:p text:style-name="P1">2023-10-18 17:23:11.982 +02:00 [INF] Try to translate: </text:p>
      <text:p text:style-name="P1">2023-10-18 17:23:11.983 +02:00 [INF] Translation found: </text:p>
      <text:p text:style-name="P1">2023-10-18 17:23:11.983 +02:00 [INF] Try to translate: </text:p>
      <text:p text:style-name="P1">2023-10-18 17:23:11.984 +02:00 [INF] Translation found: </text:p>
      <text:p text:style-name="P1">2023-10-18 17:23:11.985 +02:00 [INF] Save<text:line-break/>C:\Users\fkinz\source\repos\FolkerKinzel.VCards\src\FolkerKinzel.VCards\Models\DateAndOrTimeProperty.cs to<text:line-break/>C:\Users\fkinz\source\repos\FolkerKinzel.VCards\src\FolkerKinzel.VCards\Models\DateAndOrTimeProperty.cs.</text:p>
      <text:p text:style-name="P1">2023-10-18 17:23:11.988 +02:00 [INF] ===================================================</text:p>
      <text:p text:style-name="P1">2023-10-18 17:23:11.989 +02:00 [INF] </text:p>
      <text:p text:style-name="P1">2023-10-18 17:23:11.990 +02:00 [INF] Start translating C:\Users\fkinz\source\repos\FolkerKinzel.VCards\src\FolkerKinzel.VCards\<text:span text:style-name="T1">Models\GenderProperty.cs</text:span></text:p>
      <text:p text:style-name="P1">2023-10-18 17:23:11.991 +02:00 [INF] Try to translate: <text:s/>Repräsentiert die in vCard 4.0 eingeführte vCard-Property &lt;c&gt;GENDER&lt;/c&gt;, die Informationen über das Geschlecht und die Geschlechtsidentität speichert. </text:p>
      <text:p text:style-name="P1">2023-10-18 17:23:11.992 +02:00 [INF] Translation found: Represents the vCard property &lt;c&gt;GENDER&lt;/c&gt;, introduced in vCard 4.0, which stores information to specify the components of the sex and gender identity of the object the vCard represents</text:p>
      <text:p text:style-name="P1">2023-10-18 17:23:11.994 +02:00 [INF] Try to translate: <text:s/>Copy ctor </text:p>
      <text:p text:style-name="P1">2023-10-18 17:23:11.997 +02:00 [INF] Translation found: </text:p>
      <text:p text:style-name="P1">2023-10-18 17:23:11.998 +02:00 [INF] Try to translate: </text:p>
      <text:p text:style-name="P1">2023-10-18 17:23:11.999 +02:00 [INF] Translation found: </text:p>
      <text:p text:style-name="P1">2023-10-18 17:23:12.000 +02:00 [INF] Try to translate: <text:s/>Initialisiert ein neues &lt;see cref="GenderProperty" /&gt;-Objekt. </text:p>
      <text:p text:style-name="P1">2023-10-18 17:23:12.001 +02:00 <text:span text:style-name="T2">[WRN]</text:span> No translation found.</text:p>
      <text:p text:style-name="P1">2023-10-18 17:23:12.001 +02:00 [INF] Try to translate: Standardisierte Geschlechtsangabe.</text:p>
      <text:p text:style-name="P1">2023-10-18 17:23:12.002 +02:00 [INF] Translation found: Standardized information about the sex of a person.</text:p>
      <text:p text:style-name="P1">2023-10-18 17:23:12.003 +02:00 [INF] Try to translate: Freie Beschreibung des sexuellen Identität.</text:p>
      <text:p text:style-name="P1">2023-10-18 17:23:12.004 +02:00 [INF] Translation found: Free text describing the gender identity.</text:p>
      <text:p text:style-name="P1">2023-10-18 17:23:12.005 +02:00 [INF] Try to translate: Bezeichner der Gruppe, der die &lt;see cref="VCardProperty" /&gt; zugehören soll, oder &lt;c&gt;null&lt;/c&gt;, um anzuzeigen, dass die &lt;see cref="VCardProperty" /&gt; keiner Gruppe angehört.</text:p>
      <text:p text:style-name="P1">2023-10-18 17:23:12.006 +02:00 [INF] Translation found: Identifier of the group of &lt;see cref="VCardProperty"/&gt; objects, which the &lt;see cref="VCardProperty"/&gt; should belong to, or &lt;c&gt;null&lt;/c&gt; to indicate that the &lt;see cref="VCardProperty"/&gt; does not belong to any group.</text:p>
      <text:p text:style-name="P1">2023-10-18 17:23:12.007 +02:00 [INF] Try to translate: <text:s/>Die von der &lt;see cref="GenderProperty" /&gt; zur Verfügung gestellten Daten. </text:p>
      <text:p text:style-name="P1">2023-10-18 17:23:12.008 +02:00 <text:span text:style-name="T2">[WRN]</text:span> No translation found.</text:p>
      <text:p text:style-name="P1">2023-10-18 17:23:12.009 +02:00 [INF] Try to translate: </text:p>
      <text:p text:style-name="P1">2023-10-18 17:23:12.010 +02:00 [INF] Translation found: </text:p>
      <text:p text:style-name="P1">2023-10-18 17:23:12.011 +02:00 [INF] Try to translate: </text:p>
      <text:p text:style-name="P1">2023-10-18 17:23:12.014 +02:00 [INF] Translation found: </text:p>
      <text:p text:style-name="P1">2023-10-18 17:23:12.016 +02:00 [INF] Try to translate: </text:p>
      <text:p text:style-name="P1">2023-10-18 17:23:12.017 +02:00 [INF] Translation found: </text:p>
      <text:p text:style-name="P1">2023-10-18 17:23:12.018 +02:00 [INF] Save<text:line-break/>C:\Users\fkinz\source\repos\FolkerKinzel.VCards\src\FolkerKinzel.VCards\Models\GenderProperty.cs to<text:line-break/>C:\Users\fkinz\source\repos\FolkerKinzel.VCards\src\FolkerKinzel.VCards\Models\GenderProperty.cs.</text:p>
      <text:p text:style-name="P1">2023-10-18 17:23:12.020 +02:00 [INF] ===================================================</text:p>
      <text:p text:style-name="P1">2023-10-18 17:23:12.021 +02:00 [INF] </text:p>
      <text:p text:style-name="P1">2023-10-18 17:23:12.022 +02:00 [INF] Start translating C:\Users\fkinz\source\repos\FolkerKinzel.VCards\src\FolkerKinzel.VCards\<text:span text:style-name="T1">Models\GeoCoordinate.cs</text:span></text:p>
      <text:p text:style-name="P1">2023-10-18 17:23:12.023 +02:00 [INF] Try to translate: <text:s/>Kapselt Informationen über die geographische Position. </text:p>
      <text:p text:style-name="P1">2023-10-18 17:23:12.024 +02:00 [INF] Translation found: Encapsulates information about the geographical position.</text:p>
      <text:p text:style-name="P1">2023-10-18 17:23:12.025 +02:00 [INF] Try to translate: <text:s/>Initialisiert ein neues &lt;see cref="GeoCoordinate" /&gt;-Objekt. </text:p>
      <text:p text:style-name="P1">2023-10-18 17:23:12.026 +02:00 <text:span text:style-name="T2">[WRN]</text:span> No translation found.</text:p>
      <text:p text:style-name="P1">2023-10-18 17:23:12.027 +02:00 [INF] Try to translate: Breitengrad (muss zwischen -90 und 90 liegen).</text:p>
      <text:p text:style-name="P1">2023-10-18 17:23:12.030 +02:00 [INF] Translation found: Latitude (value between -90 and 90).</text:p>
      <text:p text:style-name="P1">2023-10-18 17:23:12.032 +02:00 [INF] Try to translate: Längengrad (muss zwischen -180 und 180 liegen).</text:p>
      <text:p text:style-name="P1">2023-10-18 17:23:12.033 +02:00 [INF] Translation found: Longitude (value between -180 and 180).</text:p>
      <text:p text:style-name="P1">2023-10-18 17:23:12.034 +02:00 [INF] Try to translate: &lt;paramref name="latitude" /&gt; oder &lt;paramref name="longitude" /&gt; hat keinen gültigen Wert.</text:p>
      <text:p text:style-name="P1">2023-10-18 17:23:12.035 +02:00 [INF] Translation found: &lt;paramref name ="latitude"/&gt; or &lt;paramref name ="longitude"/&gt; does not have a valid value.</text:p>
      <text:p text:style-name="P1">2023-10-18 17:23:12.036 +02:00 [INF] Try to translate: <text:s/>Breitengrad </text:p>
      <text:p text:style-name="P1">2023-10-18 17:23:12.036 +02:00 [INF] Translation found: Latitude.</text:p>
      <text:p text:style-name="P1">2023-10-18 17:23:12.037 +02:00 [INF] Try to translate: <text:s/>Längengrad </text:p>
      <text:p text:style-name="P1">2023-10-18 17:23:12.038 +02:00 [INF] Translation found: Longitude.</text:p>
      <text:p text:style-name="P1">2023-10-18 17:23:12.039 +02:00 [INF] Try to translate: </text:p>
      <text:p text:style-name="P1">2023-10-18 17:23:12.040 +02:00 [INF] Translation found: </text:p>
      <text:p text:style-name="P1">2023-10-18 17:23:12.041 +02:00 [INF] Try to translate: </text:p>
      <text:p text:style-name="P1">2023-10-18 17:23:12.042 +02:00 [INF] Translation found: </text:p>
      <text:p text:style-name="P1">2023-10-18 17:23:12.045 +02:00 [INF] Try to translate: </text:p>
      <text:p text:style-name="P1">2023-10-18 17:23:12.046 +02:00 [INF] Translation found: </text:p>
      <text:p text:style-name="P1">2023-10-18 17:23:12.046 +02:00 [INF] Try to translate: <text:s/>Erstellt eine &lt;see cref="string" /&gt;-Repräsentation des &lt;see cref="GeoCoordinate" /&gt;-Objekts. (Nur zum Debugging.) </text:p>
      <text:p text:style-name="P1">2023-10-18 17:23:12.048 +02:00 <text:span text:style-name="T2">[WRN]</text:span> No translation found.</text:p>
      <text:p text:style-name="P1">2023-10-18 17:23:12.048 +02:00 [INF] Try to translate: Eine &lt;see cref="string" /&gt;-Repräsentation des &lt;see cref="GeoCoordinate" /&gt;-Objekts.</text:p>
      <text:p text:style-name="P1">2023-10-18 17:23:12.049 +02:00 <text:span text:style-name="T2">[WRN]</text:span> No translation found.</text:p>
      <text:p text:style-name="P1">2023-10-18 17:23:12.050 +02:00 [INF] Save<text:line-break/>C:\Users\fkinz\source\repos\FolkerKinzel.VCards\src\FolkerKinzel.VCards\Models\GeoCoordinate.cs to<text:line-break/>C:\Users\fkinz\source\repos\FolkerKinzel.VCards\src\FolkerKinzel.VCards\Models\GeoCoordinate.cs.</text:p>
      <text:p text:style-name="P1">2023-10-18 17:23:12.053 +02:00 [INF] ===================================================</text:p>
      <text:p text:style-name="P1">2023-10-18 17:23:12.053 +02:00 [INF] </text:p>
      <text:p text:style-name="P1">2023-10-18 17:23:12.054 +02:00 [INF] Start translating C:\Users\fkinz\source\repos\FolkerKinzel.VCards\src\FolkerKinzel.VCards\<text:span text:style-name="T1">Models\GeoProperty.cs</text:span></text:p>
      <text:p text:style-name="P1">2023-10-18 17:23:12.057 +02:00 [INF] Try to translate: <text:s/>Repräsentiert die vCard-Property &lt;c&gt;GEO&lt;/c&gt;, die eine geographische Position speichert. </text:p>
      <text:p text:style-name="P1">2023-10-18 17:23:12.059 +02:00 [INF] Translation found: Represents the vCard property &lt;c&gt;GEO&lt;/c&gt;, which encapsulates a geographic position.</text:p>
      <text:p text:style-name="P1">2023-10-18 17:23:12.061 +02:00 [INF] Try to translate: <text:s/>Copy ctor </text:p>
      <text:p text:style-name="P1">2023-10-18 17:23:12.062 +02:00 [INF] Translation found: </text:p>
      <text:p text:style-name="P1">2023-10-18 17:23:12.063 +02:00 [INF] Try to translate: </text:p>
      <text:p text:style-name="P1">2023-10-18 17:23:12.064 +02:00 [INF] Translation found: </text:p>
      <text:p text:style-name="P1">2023-10-18 17:23:12.065 +02:00 [INF] Try to translate: <text:s/>Initialisiert ein neues &lt;see cref="GeoProperty" /&gt;-Objekt. </text:p>
      <text:p text:style-name="P1">2023-10-18 17:23:12.065 +02:00 <text:span text:style-name="T2">[WRN]</text:span> No translation found.</text:p>
      <text:p text:style-name="P1">2023-10-18 17:23:12.066 +02:00 [INF] Try to translate: Ein &lt;see cref="GeoCoordinate" /&gt;-Objekt oder &lt;c&gt;null&lt;/c&gt;.</text:p>
      <text:p text:style-name="P1">2023-10-18 17:23:12.067 +02:00 <text:span text:style-name="T2">[WRN]</text:span> No translation found.</text:p>
      <text:p text:style-name="P1">2023-10-18 17:23:12.068 +02:00 [INF] Try to translate: Bezeichner der Gruppe, der die &lt;see cref="VCardProperty" /&gt; zugehören soll, oder &lt;c&gt;null&lt;/c&gt;, um anzuzeigen, dass die &lt;see cref="VCardProperty" /&gt; keiner Gruppe angehört.</text:p>
      <text:p text:style-name="P1">2023-10-18 17:23:12.069 +02:00 [INF] Translation found: Identifier of the group of &lt;see cref="VCardProperty"/&gt; objects, which the &lt;see cref="VCardProperty"/&gt; should belong to, or &lt;c&gt;null&lt;/c&gt; to indicate that the &lt;see cref="VCardProperty"/&gt; does not belong to any group.</text:p>
      <text:p text:style-name="P1">2023-10-18 17:23:12.070 +02:00 [INF] Try to translate: <text:s/>Die von der &lt;see cref="GeoProperty" /&gt; zur Verfügung gestellten Daten. </text:p>
      <text:p text:style-name="P1">2023-10-18 17:23:12.071 +02:00 <text:span text:style-name="T2">[WRN]</text:span> No translation found.</text:p>
      <text:p text:style-name="P1">2023-10-18 17:23:12.072 +02:00 [INF] Try to translate: </text:p>
      <text:p text:style-name="P1">2023-10-18 17:23:12.073 +02:00 [INF] Translation found: </text:p>
      <text:p text:style-name="P1">2023-10-18 17:23:12.076 +02:00 [INF] Try to translate: </text:p>
      <text:p text:style-name="P1">2023-10-18 17:23:12.079 +02:00 [INF] Translation found: </text:p>
      <text:p text:style-name="P1">2023-10-18 17:23:12.080 +02:00 [INF] Save<text:line-break/>C:\Users\fkinz\source\repos\FolkerKinzel.VCards\src\FolkerKinzel.VCards\Models\GeoProperty.cs to<text:line-break/>C:\Users\fkinz\source\repos\FolkerKinzel.VCards\src\FolkerKinzel.VCards\Models\GeoProperty.cs.</text:p>
      <text:p text:style-name="P1">2023-10-18 17:23:12.083 +02:00 [INF] ===================================================</text:p>
      <text:p text:style-name="P1">2023-10-18 17:23:12.084 +02:00 [INF] </text:p>
      <text:p text:style-name="P1">2023-10-18 17:23:12.085 +02:00 [INF] Start translating C:\Users\fkinz\source\repos\FolkerKinzel.VCards\src\FolkerKinzel.VCards\<text:span text:style-name="T1">Models\ITimeZoneIDConverter.cs</text:span></text:p>
      <text:p text:style-name="P1">2023-10-18 17:23:12.088 +02:00 [INF] Try to translate: <text:s/>Definiert eine Methode, die einen &lt;see cref="string" /&gt;, der eine benannte Zeitzone (IANA time zone ID) darstellt, in einen entsprechenden UTC-Offset umwandelt. </text:p>
      <text:p text:style-name="P1">2023-10-18 17:23:12.091 +02:00 [INF] Translation found: Defines a method that converts a &lt;see cref="string"/&gt;, which represents a named time zone (IANA time zone ID), into a corresponding UTC offset.</text:p>
      <text:p text:style-name="P1">2023-10-18 17:23:12.095 +02:00 [INF] Try to translate: &lt;para&gt; Der Standard empfiehlt für vCard 4.0, Zeitzonen als IANA Zeitzonen-IDs anzugeben. - Ältere Standards (vCard 2.1, vCard 3.0) bevorzugen hingegen UTC-Offsets. &lt;/para&gt;&lt;para&gt;Es ist möglich, IANA Zeitzonennamen in UTC-Offsets umzuwandeln, aber es ist nicht möglich, UTC-Offsets in IANA-Zeitzonennamen umzuwandeln, da keine eindeutige Zuordnung besteht. Deshalb wird empfohlen &lt;see cref="TimeZoneID" /&gt;-Objekte mit IANA-Zeitzonennamen zu initialisieren und diese dann mit einer Implementierung von &lt;see cref="ITimeZoneIDConverter" /&gt; in UTC-Offsets umzuwandeln, wenn eine vCard 2.1 oder eine vCard 3.0 serialisiert wird.&lt;/para&gt;&lt;para&gt;Da .NET die Umwandlung bis .NET 5.0 nicht selbst vornehmen kann, ermöglicht dieses Interface eine 3rd-Party-Library einzubinden.&lt;/para&gt;</text:p>
      <text:p text:style-name="P1">2023-10-18 17:23:12.098 +02:00 <text:span text:style-name="T2">[WRN]</text:span> No translation found.</text:p>
      <text:p text:style-name="P1">2023-10-18 17:23:12.099 +02:00 [INF] Try to translate: &lt;note type="note"&gt;Der leichteren Lesbarkeit wegen, wird in den Beispielen auf Ausnahmebehandlung verzichtet.&lt;/note&gt;&lt;para&gt;Beispiel-Implementierung für &lt;see cref="ITimeZoneIDConverter" /&gt;:&lt;/para&gt;&lt;code language="cs" source="..\Examples\TimeZoneIDConverter.cs" /&gt;</text:p>
      <text:p text:style-name="P1">2023-10-18 17:23:12.100 +02:00 [INF] Translation found: &lt;note type ="note"&gt;To make it easier to read, exception handling has been omitted in the following example.<text:line-break/>&lt;/note&gt;<text:line-break/>&lt;para&gt;<text:line-break/>Example implementation for &lt;see cref="ITimeZoneIDConverter"/&gt;:<text:line-break/>&lt;/para&gt;<text:line-break/>&lt;code/&gt;</text:p>
      <text:p text:style-name="P1">2023-10-18 17:23:12.102 +02:00 [INF] Try to translate: <text:s/>Versucht, einen &lt;see cref="string" /&gt;, der einen Zeitzonennamen (IANA time zone ID) darstellt, in einen zu dieser Zeitzone gehörenden UTC-Offset umzuwandeln. </text:p>
      <text:p text:style-name="P1">2023-10-18 17:23:12.102 +02:00 [INF] Translation found: Tries to convert a &lt;see cref="string"/&gt;, which represents a time zone name (IANA time zone ID), into a UTC offset belonging to this time zone.</text:p>
      <text:p text:style-name="P1">2023-10-18 17:23:12.103 +02:00 [INF] Try to translate: Ein &lt;see cref="string" /&gt;, der den Namen einer Zeitzone darstellt.</text:p>
      <text:p text:style-name="P1">2023-10-18 17:23:12.106 +02:00 [INF] Translation found: A &lt;see cref="string"/&gt; representing the name of a time zone.</text:p>
      <text:p text:style-name="P1">2023-10-18 17:23:12.108 +02:00 [INF] Try to translate: Enthält nach erfolgreicher Beendigung der Methode den UTC-Offset. Das Argument wird uninitialisiert übergeben.</text:p>
      <text:p text:style-name="P1">2023-10-18 17:23:12.109 +02:00 [INF] Translation found: Contains the UTC offset after the method has been successfully returned. The argument is passed uninitialized.</text:p>
      <text:p text:style-name="P1">2023-10-18 17:23:12.111 +02:00 [INF] Try to translate: &lt;c&gt;true&lt;/c&gt;, wenn &lt;paramref name="timeZoneID" /&gt; in einen UTC-Offset umgewandelt werden konnte, andernfalls &lt;c&gt;false&lt;/c&gt;.</text:p>
      <text:p text:style-name="P1">2023-10-18 17:23:12.112 +02:00 [INF] Translation found: &lt;c&gt;true&lt;/c&gt;, if &lt;paramref name ="timeZoneID"/&gt; could be converted into a UTC offset, otherwise &lt;c&gt;false&lt;/c&gt;.</text:p>
      <text:p text:style-name="P1">2023-10-18 17:23:12.113 +02:00 [INF] Try to translate: &lt;note type="implement"&gt;&lt;para&gt; Die Methode &lt;see cref="TryConvertToUtcOffset(string, out TimeSpan)" /&gt; sollte mindestens in der Lage sein IANA Zeitzonen-IDs in UTC-Offsets umzuwandeln. (Sie könnte darüberhinaus z.B. auch POSIX-Zeitzonenbezeichner umwandeln.) Es bietet sich an, für die Aufgabe ein 3rd party nuget-Package einzusetzen, da .NET derzeit nicht selbst dazu in der Lage ist. &lt;/para&gt;&lt;para&gt; Es ist nicht notwendig, dass die Methode &lt;see cref="string" /&gt;s umwandelt, die bereits einen UTC-Offset darstellen, da das von &lt;see cref="FolkerKinzel.VCards" /&gt; bereits selbst erledigt wird. &lt;/para&gt;&lt;/note&gt;</text:p>
      <text:p text:style-name="P1">2023-10-18 17:23:12.115 +02:00 <text:span text:style-name="T2">[WRN]</text:span> No translation found.</text:p>
      <text:p text:style-name="P1">2023-10-18 17:23:12.117 +02:00 [INF] Save<text:line-break/>C:\Users\fkinz\source\repos\FolkerKinzel.VCards\src\FolkerKinzel.VCards\Models\ITimeZoneIDConverter.cs to<text:line-break/>C:\Users\fkinz\source\repos\FolkerKinzel.VCards\src\FolkerKinzel.VCards\Models\ITimeZoneIDConverter.cs.</text:p>
      <text:p text:style-name="P1">2023-10-18 17:23:12.119 +02:00 [INF] ===================================================</text:p>
      <text:p text:style-name="P1">2023-10-18 17:23:12.122 +02:00 [INF] </text:p>
      <text:p text:style-name="P1">2023-10-18 17:23:12.123 +02:00 [INF] Start translating C:\Users\fkinz\source\repos\FolkerKinzel.VCards\src\FolkerKinzel.VCards\<text:span text:style-name="T1">Models\KindProperty.cs</text:span></text:p>
      <text:p text:style-name="P1">2023-10-18 17:23:12.125 +02:00 [INF] Try to translate: <text:s/>Repräsentiert die in vCard 4.0 eingeführte Property &lt;c&gt;KIND&lt;/c&gt;, die die Art des Objekts beschreibt, das durch die vCard repräsentiert wird. </text:p>
      <text:p text:style-name="P1">2023-10-18 17:23:12.126 +02:00 [INF] Translation found: Represents the &lt;c&gt;KIND&lt;/c&gt; property, introduced in vCard 4.0, which describes the type of object represented by the vCard.</text:p>
      <text:p text:style-name="P1">2023-10-18 17:23:12.128 +02:00 [INF] Try to translate: <text:s/>Copy ctor </text:p>
      <text:p text:style-name="P1">2023-10-18 17:23:12.129 +02:00 [INF] Translation found: </text:p>
      <text:p text:style-name="P1">2023-10-18 17:23:12.130 +02:00 [INF] Try to translate: </text:p>
      <text:p text:style-name="P1">2023-10-18 17:23:12.131 +02:00 [INF] Translation found: </text:p>
      <text:p text:style-name="P1">2023-10-18 17:23:12.132 +02:00 [INF] Try to translate: <text:s/>Initialisiert ein neues &lt;see cref="KindProperty" /&gt;-Objekt. </text:p>
      <text:p text:style-name="P1">2023-10-18 17:23:12.132 +02:00 <text:span text:style-name="T2">[WRN]</text:span> No translation found.</text:p>
      <text:p text:style-name="P1">2023-10-18 17:23:12.133 +02:00 [INF] Try to translate: Ein Member der &lt;see cref="VCdKind" /&gt;-Enumeration.</text:p>
      <text:p text:style-name="P1">2023-10-18 17:23:12.134 +02:00 <text:span text:style-name="T2">[WRN]</text:span> No translation found.</text:p>
      <text:p text:style-name="P1">2023-10-18 17:23:12.137 +02:00 [INF] Try to translate: Bezeichner der Gruppe, der die &lt;see cref="VCardProperty" /&gt; zugehören soll, oder &lt;c&gt;null&lt;/c&gt;, um anzuzeigen, dass die &lt;see cref="VCardProperty" /&gt; keiner Gruppe angehört.</text:p>
      <text:p text:style-name="P1">2023-10-18 17:23:12.138 +02:00 [INF] Translation found: Identifier of the group of &lt;see cref="VCardProperty"/&gt; objects, which the &lt;see cref="VCardProperty"/&gt; should belong to, or &lt;c&gt;null&lt;/c&gt; to indicate that the &lt;see cref="VCardProperty"/&gt; does not belong to any group.</text:p>
      <text:p text:style-name="P1">2023-10-18 17:23:12.139 +02:00 [INF] Try to translate: <text:s/>Die von der &lt;see cref="KindProperty" /&gt; zur Verfügung gestellten Daten. </text:p>
      <text:p text:style-name="P1">2023-10-18 17:23:12.140 +02:00 <text:span text:style-name="T2">[WRN]</text:span> No translation found.</text:p>
      <text:p text:style-name="P1">2023-10-18 17:23:12.141 +02:00 [INF] Try to translate: </text:p>
      <text:p text:style-name="P1">2023-10-18 17:23:12.142 +02:00 [INF] Translation found: </text:p>
      <text:p text:style-name="P1">2023-10-18 17:23:12.142 +02:00 [INF] Try to translate: </text:p>
      <text:p text:style-name="P1">2023-10-18 17:23:12.144 +02:00 [INF] Translation found: </text:p>
      <text:p text:style-name="P1">2023-10-18 17:23:12.145 +02:00 [INF] Try to translate: </text:p>
      <text:p text:style-name="P1">2023-10-18 17:23:12.146 +02:00 [INF] Translation found: </text:p>
      <text:p text:style-name="P1">2023-10-18 17:23:12.147 +02:00 [INF] Save<text:line-break/>C:\Users\fkinz\source\repos\FolkerKinzel.VCards\src\FolkerKinzel.VCards\Models\KindProperty.cs to<text:line-break/>C:\Users\fkinz\source\repos\FolkerKinzel.VCards\src\FolkerKinzel.VCards\Models\KindProperty.cs.</text:p>
      <text:p text:style-name="P1">2023-10-18 17:23:12.149 +02:00 [INF] ===================================================</text:p>
      <text:p text:style-name="P1">2023-10-18 17:23:12.152 +02:00 [INF] </text:p>
      <text:p text:style-name="P1">2023-10-18 17:23:12.153 +02:00 [INF] Start translating C:\Users\fkinz\source\repos\FolkerKinzel.VCards\src\FolkerKinzel.VCards\<text:span text:style-name="T1">Models\NameProperty.cs</text:span></text:p>
      <text:p text:style-name="P1">2023-10-18 17:23:12.155 +02:00 [INF] Try to translate: <text:s/>Repräsentiert die vCard-Property &lt;c&gt;N&lt;/c&gt;, die den Namen des vCard-Subjekts speichert. </text:p>
      <text:p text:style-name="P1">2023-10-18 17:23:12.156 +02:00 [INF] Translation found: Represents the vCard property &lt;c&gt;N&lt;/c&gt;, which stores the name of the vCard subject.</text:p>
      <text:p text:style-name="P1">2023-10-18 17:23:12.156 +02:00 [INF] Try to translate: &lt;note type="tip"&gt; Sie können die Methode &lt;see cref="NameProperty.ToDisplayName" /&gt; verwenden, um aus den strukturierten Namensdarstellungen formatierte Darstellungen zu erzeugen, die für die Benutzer der Anwendung lesbar sind. &lt;/note&gt;</text:p>
      <text:p text:style-name="P1">2023-10-18 17:23:12.158 +02:00 <text:span text:style-name="T2">[WRN]</text:span> No translation found.</text:p>
      <text:p text:style-name="P1">2023-10-18 17:23:12.158 +02:00 [INF] Try to translate: <text:s/>Copy ctor </text:p>
      <text:p text:style-name="P1">2023-10-18 17:23:12.159 +02:00 [INF] Translation found: </text:p>
      <text:p text:style-name="P1">2023-10-18 17:23:12.161 +02:00 [INF] Try to translate: </text:p>
      <text:p text:style-name="P1">2023-10-18 17:23:12.162 +02:00 [INF] Translation found: </text:p>
      <text:p text:style-name="P1">2023-10-18 17:23:12.163 +02:00 [INF] Try to translate: <text:s/>Initialisiert ein neues &lt;see cref="NameProperty" /&gt;-Objekt. </text:p>
      <text:p text:style-name="P1">2023-10-18 17:23:12.164 +02:00 <text:span text:style-name="T2">[WRN]</text:span> No translation found.</text:p>
      <text:p text:style-name="P1">2023-10-18 17:23:12.164 +02:00 [INF] Try to translate: Nachname</text:p>
      <text:p text:style-name="P1">2023-10-18 17:23:12.165 +02:00 [INF] Translation found: </text:p>
      <text:p text:style-name="P1">2023-10-18 17:23:12.167 +02:00 [INF] Try to translate: Vorname</text:p>
      <text:p text:style-name="P1">2023-10-18 17:23:12.168 +02:00 [INF] Translation found: </text:p>
      <text:p text:style-name="P1">2023-10-18 17:23:12.169 +02:00 [INF] Try to translate: zweiter Vorname</text:p>
      <text:p text:style-name="P1">2023-10-18 17:23:12.170 +02:00 [INF] Translation found: </text:p>
      <text:p text:style-name="P1">2023-10-18 17:23:12.171 +02:00 [INF] Try to translate: Namenspräfix (z.B. "Prof. Dr.")</text:p>
      <text:p text:style-name="P1">2023-10-18 17:23:12.172 +02:00 [INF] Translation found: </text:p>
      <text:p text:style-name="P1">2023-10-18 17:23:12.173 +02:00 [INF] Try to translate: Namenssuffix (z.B. "jr.")</text:p>
      <text:p text:style-name="P1">2023-10-18 17:23:12.174 +02:00 [INF] Translation found: </text:p>
      <text:p text:style-name="P1">2023-10-18 17:23:12.174 +02:00 [INF] Try to translate: Bezeichner der Gruppe, der die &lt;see cref="VCardProperty" /&gt; zugehören soll, oder &lt;c&gt;null&lt;/c&gt;, um anzuzeigen, dass die &lt;see cref="VCardProperty" /&gt; keiner Gruppe angehört.</text:p>
      <text:p text:style-name="P1">2023-10-18 17:23:12.176 +02:00 [INF] Translation found: Identifier of the group of &lt;see cref="VCardProperty"/&gt; objects, which the &lt;see cref="VCardProperty"/&gt; should belong to, or &lt;c&gt;null&lt;/c&gt; to indicate that the &lt;see cref="VCardProperty"/&gt; does not belong to any group.</text:p>
      <text:p text:style-name="P1">2023-10-18 17:23:12.178 +02:00 [INF] Try to translate: </text:p>
      <text:p text:style-name="P1">2023-10-18 17:23:12.178 +02:00 [INF] Translation found: </text:p>
      <text:p text:style-name="P1">2023-10-18 17:23:12.179 +02:00 [INF] Try to translate: <text:s/>Initialisiert ein neues &lt;see cref="NameProperty" /&gt;-Objekt. </text:p>
      <text:p text:style-name="P1">2023-10-18 17:23:12.180 +02:00 <text:span text:style-name="T2">[WRN]</text:span> No translation found.</text:p>
      <text:p text:style-name="P1">2023-10-18 17:23:12.181 +02:00 [INF] Try to translate: Nachname</text:p>
      <text:p text:style-name="P1">2023-10-18 17:23:12.183 +02:00 [INF] Translation found: </text:p>
      <text:p text:style-name="P1">2023-10-18 17:23:12.185 +02:00 [INF] Try to translate: Vorname</text:p>
      <text:p text:style-name="P1">2023-10-18 17:23:12.187 +02:00 [INF] Translation found: </text:p>
      <text:p text:style-name="P1">2023-10-18 17:23:12.188 +02:00 [INF] Try to translate: zweiter Vorname</text:p>
      <text:p text:style-name="P1">2023-10-18 17:23:12.189 +02:00 [INF] Translation found: </text:p>
      <text:p text:style-name="P1">2023-10-18 17:23:12.190 +02:00 [INF] Try to translate: Namenspräfix (z.B. "Prof. Dr.")</text:p>
      <text:p text:style-name="P1">2023-10-18 17:23:12.191 +02:00 [INF] Translation found: </text:p>
      <text:p text:style-name="P1">2023-10-18 17:23:12.192 +02:00 [INF] Try to translate: Namenssuffix (z.B. "jr.")</text:p>
      <text:p text:style-name="P1">2023-10-18 17:23:12.193 +02:00 [INF] Translation found: </text:p>
      <text:p text:style-name="P1">2023-10-18 17:23:12.195 +02:00 [INF] Try to translate: Bezeichner der Gruppe, der die &lt;see cref="VCardProperty" /&gt; zugehören soll, oder &lt;c&gt;null&lt;/c&gt;, um anzuzeigen, dass die &lt;see cref="VCardProperty" /&gt; keiner Gruppe angehört.</text:p>
      <text:p text:style-name="P1">2023-10-18 17:23:12.197 +02:00 [INF] Translation found: Identifier of the group of &lt;see cref="VCardProperty"/&gt; objects, which the &lt;see cref="VCardProperty"/&gt; should belong to, or &lt;c&gt;null&lt;/c&gt; to indicate that the &lt;see cref="VCardProperty"/&gt; does not belong to any group.</text:p>
      <text:p text:style-name="P1">2023-10-18 17:23:12.199 +02:00 [INF] Try to translate: </text:p>
      <text:p text:style-name="P1">2023-10-18 17:23:12.200 +02:00 [INF] Translation found: </text:p>
      <text:p text:style-name="P1">2023-10-18 17:23:12.201 +02:00 [INF] Try to translate: <text:s/>Die von der &lt;see cref="NameProperty" /&gt; zur Verfügung gestellten Daten. </text:p>
      <text:p text:style-name="P1">2023-10-18 17:23:12.202 +02:00 <text:span text:style-name="T2">[WRN]</text:span> No translation found.</text:p>
      <text:p text:style-name="P1">2023-10-18 17:23:12.203 +02:00 [INF] Try to translate: </text:p>
      <text:p text:style-name="P1">2023-10-18 17:23:12.204 +02:00 [INF] Translation found: </text:p>
      <text:p text:style-name="P1">2023-10-18 17:23:12.204 +02:00 [INF] Try to translate: </text:p>
      <text:p text:style-name="P1">2023-10-18 17:23:12.205 +02:00 [INF] Translation found: </text:p>
      <text:p text:style-name="P1">2023-10-18 17:23:12.206 +02:00 [INF] Try to translate: <text:s/>Formatiert die von der Instanz gekapselten Daten in eine lesbare Form. </text:p>
      <text:p text:style-name="P1">2023-10-18 17:23:12.207 +02:00 [INF] Translation found: Formats the data encapsulated by the instance into a human-readable form.</text:p>
      <text:p text:style-name="P1">2023-10-18 17:23:12.208 +02:00 [INF] Try to translate: Die von der Instanz gekapselten Daten in lesbarer Form.</text:p>
      <text:p text:style-name="P1">2023-10-18 17:23:12.209 +02:00 [INF] Translation found: The data encapsulated by the instance in human-readable form.</text:p>
      <text:p text:style-name="P1">2023-10-18 17:23:12.210 +02:00 [INF] Try to translate: </text:p>
      <text:p text:style-name="P1">2023-10-18 17:23:12.214 +02:00 [INF] Translation found: </text:p>
      <text:p text:style-name="P1">2023-10-18 17:23:12.216 +02:00 [INF] Save<text:line-break/>C:\Users\fkinz\source\repos\FolkerKinzel.VCards\src\FolkerKinzel.VCards\Models\NameProperty.cs to<text:line-break/>C:\Users\fkinz\source\repos\FolkerKinzel.VCards\src\FolkerKinzel.VCards\Models\NameProperty.cs.</text:p>
      <text:p text:style-name="P1">2023-10-18 17:23:12.218 +02:00 [INF] ===================================================</text:p>
      <text:p text:style-name="P1">2023-10-18 17:23:12.219 +02:00 [INF] </text:p>
      <text:p text:style-name="P1">2023-10-18 17:23:12.220 +02:00 [INF] Start translating C:\Users\fkinz\source\repos\FolkerKinzel.VCards\src\FolkerKinzel.VCards\<text:span text:style-name="T1">Models\NonStandardProperty.cs</text:span></text:p>
      <text:p text:style-name="P1">2023-10-18 17:23:12.222 +02:00 [INF] Try to translate: <text:s/>Repräsentiert eine vCard-Property, die nicht von den offiziellen Standards definiert ist. </text:p>
      <text:p text:style-name="P1">2023-10-18 17:23:12.223 +02:00 [INF] Translation found: Represents a vCard property that is not defined by the official standards.</text:p>
      <text:p text:style-name="P1">2023-10-18 17:23:12.223 +02:00 [INF] Try to translate: &lt;note type="important"&gt;&lt;para&gt;Um Objekte der Klasse &lt;see cref="NonStandardProperty" /&gt; in eine vCard zu schreiben, muss beim Schreibvorgang das Flag &lt;see cref="VcfOptions.WriteNonStandardProperties"&gt;VcfOptions.WriteNonStandardProperties&lt;/see&gt; explizit gesetzt werden.&lt;/para&gt;&lt;para&gt;Bedenken Sie, dass Sie sich bei Verwendung der Klasse um die standardgerechte Maskierung, Demaskierung, Enkodierung und Dekodierung der Daten selbst kümmern müssen.&lt;/para&gt;&lt;/note&gt;</text:p>
      <text:p text:style-name="P1">2023-10-18 17:23:12.225 +02:00 <text:span text:style-name="T2">[WRN]</text:span> No translation found.</text:p>
      <text:p text:style-name="P1">2023-10-18 17:23:12.226 +02:00 [INF] Try to translate: <text:s/>Copy ctor </text:p>
      <text:p text:style-name="P1">2023-10-18 17:23:12.228 +02:00 [INF] Translation found: </text:p>
      <text:p text:style-name="P1">2023-10-18 17:23:12.230 +02:00 [INF] Try to translate: </text:p>
      <text:p text:style-name="P1">2023-10-18 17:23:12.231 +02:00 [INF] Translation found: </text:p>
      <text:p text:style-name="P1">2023-10-18 17:23:12.232 +02:00 [INF] Try to translate: <text:s/>Initialisiert ein neues &lt;see cref="NonStandardProperty" /&gt;-Objekt, das eine benutzerdefinierte Erweiterung des vCard-Standards darstellt. </text:p>
      <text:p text:style-name="P1">2023-10-18 17:23:12.234 +02:00 [INF] Translation found: Initializes a new &lt;see cref="NonStandardProperty"/&gt; object.</text:p>
      <text:p text:style-name="P1">2023-10-18 17:23:12.235 +02:00 [INF] Try to translate: Der Schlüssel (Format: &lt;c&gt;X-Name&lt;/c&gt;).</text:p>
      <text:p text:style-name="P1">2023-10-18 17:23:12.236 +02:00 [INF] Translation found: The key ("name") of the non-standard vCard property (format: &lt;c&gt;X-NAME&lt;/c&gt;).</text:p>
      <text:p text:style-name="P1">2023-10-18 17:23:12.237 +02:00 [INF] Try to translate: Der Wert der Property (beliebige als &lt;see cref="string" /&gt; kodierte Daten oder &lt;c&gt;null&lt;/c&gt;).</text:p>
      <text:p text:style-name="P1">2023-10-18 17:23:12.238 +02:00 [INF] Translation found: The value of the vCard property: any data encoded as &lt;see cref="string"/&gt; or &lt;c&gt;null&lt;/c&gt;.</text:p>
      <text:p text:style-name="P1">2023-10-18 17:23:12.239 +02:00 [INF] Try to translate: Bezeichner der Gruppe, der die &lt;see cref="VCardProperty" /&gt; zugehören soll, oder &lt;c&gt;null&lt;/c&gt;, um anzuzeigen, dass die &lt;see cref="VCardProperty" /&gt; keiner Gruppe angehört.</text:p>
      <text:p text:style-name="P1">2023-10-18 17:23:12.241 +02:00 [INF] Translation found: Identifier of the group of &lt;see cref="VCardProperty"/&gt; objects, which the &lt;see cref="VCardProperty"/&gt; should belong to, or &lt;c&gt;null&lt;/c&gt; to indicate that the &lt;see cref="VCardProperty"/&gt; does not belong to any group.</text:p>
      <text:p text:style-name="P1">2023-10-18 17:23:12.242 +02:00 [INF] Try to translate: &lt;paramref name="propertyKey" /&gt; ist &lt;c&gt;null&lt;/c&gt;.</text:p>
      <text:p text:style-name="P1">2023-10-18 17:23:12.243 +02:00 [INF] Translation found: &lt;paramref name="propertyKey"/&gt; is &lt;c&gt;null&lt;/c&gt;.</text:p>
      <text:p text:style-name="P1">2023-10-18 17:23:12.246 +02:00 [INF] Try to translate: &lt;paramref name="propertyKey" /&gt; ist kein X-Name.</text:p>
      <text:p text:style-name="P1">2023-10-18 17:23:12.247 +02:00 [INF] Translation found: &lt;paramref name="propertyKey"/&gt; is not a valid X-NAME.</text:p>
      <text:p text:style-name="P1">2023-10-18 17:23:12.248 +02:00 [INF] Try to translate: <text:s/>Bezeichner der vCard-Property. </text:p>
      <text:p text:style-name="P1">2023-10-18 17:23:12.249 +02:00 [INF] Translation found: The key ("name") of the vCard property.</text:p>
      <text:p text:style-name="P1">2023-10-18 17:23:12.250 +02:00 [INF] Try to translate: <text:s/>Die von der &lt;see cref="NonStandardProperty" /&gt; zur Verfügung gestellten Daten. </text:p>
      <text:p text:style-name="P1">2023-10-18 17:23:12.251 +02:00 [INF] Translation found: The data provided by the &lt;see cref="NonStandardProperty"/&gt; (raw &lt;see cref="string"/&gt; data).</text:p>
      <text:p text:style-name="P1">2023-10-18 17:23:12.252 +02:00 [INF] Try to translate: </text:p>
      <text:p text:style-name="P1">2023-10-18 17:23:12.254 +02:00 [INF] Translation found: </text:p>
      <text:p text:style-name="P1">2023-10-18 17:23:12.255 +02:00 [INF] Try to translate: <text:s/>Erstellt eine &lt;see cref="string" /&gt;-Repräsentation des &lt;see cref="NonStandardProperty" /&gt;-Objekts. (Nur zum Debuggen.) </text:p>
      <text:p text:style-name="P1">2023-10-18 17:23:12.256 +02:00 [INF] Translation found: Creates a &lt;see cref="string"/&gt; representation of the &lt;see cref="NonStandardProperty"/&gt; object. (For debugging only.)</text:p>
      <text:p text:style-name="P1">2023-10-18 17:23:12.256 +02:00 [INF] Try to translate: Eine &lt;see cref="string" /&gt;-Repräsentation des &lt;see cref="NonStandardProperty" /&gt;-Objekts.</text:p>
      <text:p text:style-name="P1">2023-10-18 17:23:12.257 +02:00 [INF] Translation found: A &lt;see cref="string"/&gt; representation of the &lt;see cref="NonStandardProperty"/&gt; object.</text:p>
      <text:p text:style-name="P1">2023-10-18 17:23:12.258 +02:00 [INF] Try to translate: </text:p>
      <text:p text:style-name="P1">2023-10-18 17:23:12.261 +02:00 [INF] Translation found: </text:p>
      <text:p text:style-name="P1">2023-10-18 17:23:12.262 +02:00 [INF] Save<text:line-break/>C:\Users\fkinz\source\repos\FolkerKinzel.VCards\src\FolkerKinzel.VCards\Models\NonStandardProperty.cs to<text:line-break/>C:\Users\fkinz\source\repos\FolkerKinzel.VCards\src\FolkerKinzel.VCards\Models\NonStandardProperty.cs.</text:p>
      <text:p text:style-name="P1">2023-10-18 17:23:12.264 +02:00 [INF] ===================================================</text:p>
      <text:p text:style-name="P1">2023-10-18 17:23:12.265 +02:00 [INF] </text:p>
      <text:p text:style-name="P1">2023-10-18 17:23:12.266 +02:00 [INF] Start translating C:\Users\fkinz\source\repos\FolkerKinzel.VCards\src\FolkerKinzel.VCards\<text:span text:style-name="T1">Models\OrganizationProperty.cs</text:span></text:p>
      <text:p text:style-name="P1">2023-10-18 17:23:12.267 +02:00 [INF] Try to translate: <text:s/>Repräsentiert die vCard-Property &lt;c&gt;ORG&lt;/c&gt;, die Informationen über die Organisation speichert, der das vCard-Objekt zugeordnet ist. </text:p>
      <text:p text:style-name="P1">2023-10-18 17:23:12.268 +02:00 [INF] Translation found: Represents the vCard property &lt;c&gt;ORG&lt;/c&gt;, which stores information about the organization to which the vCard object is associated.</text:p>
      <text:p text:style-name="P1">2023-10-18 17:23:12.269 +02:00 [INF] Try to translate: <text:s/>Copy ctor </text:p>
      <text:p text:style-name="P1">2023-10-18 17:23:12.270 +02:00 [INF] Translation found: </text:p>
      <text:p text:style-name="P1">2023-10-18 17:23:12.271 +02:00 [INF] Try to translate: </text:p>
      <text:p text:style-name="P1">2023-10-18 17:23:12.272 +02:00 [INF] Translation found: </text:p>
      <text:p text:style-name="P1">2023-10-18 17:23:12.272 +02:00 [INF] Try to translate: <text:s/>Initialisiert ein neues &lt;see cref="OrganizationProperty" /&gt;-Objekt. </text:p>
      <text:p text:style-name="P1">2023-10-18 17:23:12.273 +02:00 <text:span text:style-name="T2">[WRN]</text:span> No translation found.</text:p>
      <text:p text:style-name="P1">2023-10-18 17:23:12.274 +02:00 [INF] Try to translate: Name der Organisation oder &lt;c&gt;null&lt;/c&gt;.</text:p>
      <text:p text:style-name="P1">2023-10-18 17:23:12.278 +02:00 [INF] Translation found: Organization name or &lt;c&gt;null&lt;/c&gt;.</text:p>
      <text:p text:style-name="P1">2023-10-18 17:23:12.280 +02:00 [INF] Try to translate: Nam(en) der Unterorganisation(en) oder &lt;c&gt;null&lt;/c&gt;.</text:p>
      <text:p text:style-name="P1">2023-10-18 17:23:12.280 +02:00 [INF] Translation found: Organization unit(s) or &lt;c&gt;null&lt;/c&gt;.</text:p>
      <text:p text:style-name="P1">2023-10-18 17:23:12.281 +02:00 [INF] Try to translate: Bezeichner der Gruppe, der die &lt;see cref="VCardProperty" /&gt; zugehören soll, oder &lt;c&gt;null&lt;/c&gt;, um anzuzeigen, dass die &lt;see cref="VCardProperty" /&gt; keiner Gruppe angehört.</text:p>
      <text:p text:style-name="P1">2023-10-18 17:23:12.283 +02:00 [INF] Translation found: Identifier of the group of &lt;see cref="VCardProperty"/&gt; objects, which the &lt;see cref="VCardProperty"/&gt; should belong to, or &lt;c&gt;null&lt;/c&gt; to indicate that the &lt;see cref="VCardProperty"/&gt; does not belong to any group.</text:p>
      <text:p text:style-name="P1">2023-10-18 17:23:12.284 +02:00 [INF] Try to translate: <text:s/>Die von der &lt;see cref="OrganizationProperty" /&gt; zur Verfügung gestellten Daten. </text:p>
      <text:p text:style-name="P1">2023-10-18 17:23:12.285 +02:00 <text:span text:style-name="T2">[WRN]</text:span> No translation found.</text:p>
      <text:p text:style-name="P1">2023-10-18 17:23:12.286 +02:00 [INF] Try to translate: </text:p>
      <text:p text:style-name="P1">2023-10-18 17:23:12.286 +02:00 [INF] Translation found: </text:p>
      <text:p text:style-name="P1">2023-10-18 17:23:12.287 +02:00 [INF] Try to translate: </text:p>
      <text:p text:style-name="P1">2023-10-18 17:23:12.288 +02:00 [INF] Translation found: </text:p>
      <text:p text:style-name="P1">2023-10-18 17:23:12.289 +02:00 [INF] Try to translate: </text:p>
      <text:p text:style-name="P1">2023-10-18 17:23:12.290 +02:00 [INF] Translation found: </text:p>
      <text:p text:style-name="P1">2023-10-18 17:23:12.293 +02:00 [INF] Save<text:line-break/>C:\Users\fkinz\source\repos\FolkerKinzel.VCards\src\FolkerKinzel.VCards\Models\OrganizationProperty.cs to<text:line-break/>C:\Users\fkinz\source\repos\FolkerKinzel.VCards\src\FolkerKinzel.VCards\Models\OrganizationProperty.cs.</text:p>
      <text:p text:style-name="P1">2023-10-18 17:23:12.298 +02:00 [INF] ===================================================</text:p>
      <text:p text:style-name="P1">2023-10-18 17:23:12.299 +02:00 [INF] </text:p>
      <text:p text:style-name="P1">2023-10-18 17:23:12.301 +02:00 [INF] Start translating C:\Users\fkinz\source\repos\FolkerKinzel.VCards\src\FolkerKinzel.VCards\<text:span text:style-name="T1">Models\ProfileProperty.cs</text:span></text:p>
      <text:p text:style-name="P1">2023-10-18 17:23:12.303 +02:00 [INF] Try to translate: <text:s/>Repräsentiert die vCard-3.0-Property &lt;c&gt;PROFILE&lt;/c&gt;, die festlegt, dass die vCard eine vCard ist. </text:p>
      <text:p text:style-name="P1">2023-10-18 17:23:12.304 +02:00 [INF] Translation found: Represents the vCard 3.0 property &lt;c&gt;PROFILE&lt;/c&gt;, which specifies that the vCard is a vCard.</text:p>
      <text:p text:style-name="P1">2023-10-18 17:23:12.306 +02:00 [INF] Try to translate: <text:s/>Copy ctor. </text:p>
      <text:p text:style-name="P1">2023-10-18 17:23:12.308 +02:00 [INF] Translation found: </text:p>
      <text:p text:style-name="P1">2023-10-18 17:23:12.309 +02:00 [INF] Try to translate: </text:p>
      <text:p text:style-name="P1">2023-10-18 17:23:12.309 +02:00 [INF] Translation found: </text:p>
      <text:p text:style-name="P1">2023-10-18 17:23:12.311 +02:00 [INF] Try to translate: <text:s/>Initialisiert ein neues &lt;see cref="ProfileProperty" /&gt;-Objekt. </text:p>
      <text:p text:style-name="P1">2023-10-18 17:23:12.313 +02:00 <text:span text:style-name="T2">[WRN]</text:span> No translation found.</text:p>
      <text:p text:style-name="P1">2023-10-18 17:23:12.313 +02:00 [INF] Try to translate: Bezeichner der Gruppe, der die &lt;see cref="VCardProperty" /&gt; zugehören soll, oder &lt;c&gt;null&lt;/c&gt;, um anzuzeigen, dass die &lt;see cref="VCardProperty" /&gt; keiner Gruppe angehört.</text:p>
      <text:p text:style-name="P1">2023-10-18 17:23:12.315 +02:00 [INF] Translation found: Identifier of the group of &lt;see cref="VCardProperty"/&gt; objects, which the &lt;see cref="VCardProperty"/&gt; should belong to, or &lt;c&gt;null&lt;/c&gt; to indicate that the &lt;see cref="VCardProperty"/&gt; does not belong to any group.</text:p>
      <text:p text:style-name="P1">2023-10-18 17:23:12.316 +02:00 [INF] Try to translate: <text:s/>Die von der &lt;see cref="ProfileProperty" /&gt; zur Verfügung gestellten Daten. </text:p>
      <text:p text:style-name="P1">2023-10-18 17:23:12.317 +02:00 <text:span text:style-name="T2">[WRN]</text:span> No translation found.</text:p>
      <text:p text:style-name="P1">2023-10-18 17:23:12.317 +02:00 [INF] Try to translate: </text:p>
      <text:p text:style-name="P1">2023-10-18 17:23:12.318 +02:00 [INF] Translation found: </text:p>
      <text:p text:style-name="P1">2023-10-18 17:23:12.319 +02:00 [INF] Save<text:line-break/>C:\Users\fkinz\source\repos\FolkerKinzel.VCards\src\FolkerKinzel.VCards\Models\ProfileProperty.cs to<text:line-break/>C:\Users\fkinz\source\repos\FolkerKinzel.VCards\src\FolkerKinzel.VCards\Models\ProfileProperty.cs.</text:p>
      <text:p text:style-name="P1">2023-10-18 17:23:12.321 +02:00 [INF] ===================================================</text:p>
      <text:p text:style-name="P1">2023-10-18 17:23:12.324 +02:00 [INF] </text:p>
      <text:p text:style-name="P1">2023-10-18 17:23:12.325 +02:00 [INF] Start translating C:\Users\fkinz\source\repos\FolkerKinzel.VCards\src\FolkerKinzel.VCards\<text:span text:style-name="T1">Models\PropertyID.cs</text:span></text:p>
      <text:p text:style-name="P1">2023-10-18 17:23:12.328 +02:00 [INF] Try to translate: <text:s/>Kapselt Informationen, die dazu dienen, eine Instanz einer &lt;see cref="VCardProperty" /&gt; eindeutig zu identifizieren. </text:p>
      <text:p text:style-name="P1">2023-10-18 17:23:12.330 +02:00 [INF] Translation found: Encapsulates information that is used to uniquely identify an instance of a &lt;see cref="VCardProperty"/&gt;.</text:p>
      <text:p text:style-name="P1">2023-10-18 17:23:12.331 +02:00 [INF] Try to translate: <text:s/>Initialisiert eine neues &lt;see cref="PropertyID" /&gt;-Objekt mit der lokalen ID der vCard-Property und - optional - einem &lt;see cref="PropertyIDMapping" /&gt;-Objekt, das die Identifizierung der vCard-Property über verschiedene Versionszustände derselben vCard hinweg erlaubt. </text:p>
      <text:p text:style-name="P1">2023-10-18 17:23:12.333 +02:00 [INF] Translation found: Initializes a new &lt;see cref="PropertyID"/&gt; object with the local ID of the vCard property and - optionally - a &lt;see cref="PropertyIDMapping"/&gt; object that allows the identification of the vCard property across different version states of the same vCard.</text:p>
      <text:p text:style-name="P1">2023-10-18 17:23:12.334 +02:00 [INF] Try to translate: Die lokale ID der vCard-Property.</text:p>
      <text:p text:style-name="P1">2023-10-18 17:23:12.335 +02:00 [INF] Translation found: The local ID of the vCard property.</text:p>
      <text:p text:style-name="P1">2023-10-18 17:23:12.335 +02:00 [INF] Try to translate: Ein &lt;see cref="PropertyIDMapping" /&gt;-Objekt oder &lt;c&gt;null&lt;/c&gt;.</text:p>
      <text:p text:style-name="P1">2023-10-18 17:23:12.336 +02:00 [INF] Translation found: A &lt;see cref="PropertyIDMapping"/&gt; object or &lt;c&gt;null&lt;/c&gt;.</text:p>
      <text:p text:style-name="P1">2023-10-18 17:23:12.339 +02:00 [INF] Try to translate: &lt;paramref name="id" /&gt; ist kleiner als 1 oder größer als 9.</text:p>
      <text:p text:style-name="P1">2023-10-18 17:23:12.341 +02:00 [INF] Translation found: &lt;paramref name="id"/&gt; is less than 1 or greater than 9.</text:p>
      <text:p text:style-name="P1">2023-10-18 17:23:12.344 +02:00 [INF] Try to translate: <text:s/>Initialisiert eine neues &lt;see cref="PropertyID" /&gt;-Objekt mit der lokalen Nummer der &lt;see cref="VCardProperty" /&gt; und der Nummer des Mappings dieser &lt;see cref="VCardProperty" /&gt;. </text:p>
      <text:p text:style-name="P1">2023-10-18 17:23:12.345 +02:00 [INF] Translation found: </text:p>
      <text:p text:style-name="P1">2023-10-18 17:23:12.347 +02:00 [INF] Try to translate: Lokaler Identifier der &lt;see cref="VCardProperty" /&gt; (Wert: zwischen 1 und 9). Der Name der vCard-Property und diese Nummer identifizieren eine Property lokal eindeutig.</text:p>
      <text:p text:style-name="P1">2023-10-18 17:23:12.348 +02:00 [INF] Translation found: </text:p>
      <text:p text:style-name="P1">2023-10-18 17:23:12.349 +02:00 [INF] Try to translate: &lt;see cref="PropertyIDMapping.ID" /&gt; des Mappings der &lt;see cref="VCardProperty" /&gt; (Wert: zwischen 1 und 9) oder &lt;c&gt;null&lt;/c&gt;, um kein Mapping anzugeben. Das Mapping dient dazu, eine vCard-Property zwischen verschiedenen Versionszuständen derselben vCard zu identifizieren.</text:p>
      <text:p text:style-name="P1">2023-10-18 17:23:12.350 +02:00 <text:span text:style-name="T2">[WRN]</text:span> No translation found.</text:p>
      <text:p text:style-name="P1">2023-10-18 17:23:12.351 +02:00 [INF] Try to translate: &lt;paramref name="id" /&gt; und/oder &lt;paramref name="mapping" /&gt; sind kleiner als 1 oder größer als 9.</text:p>
      <text:p text:style-name="P1">2023-10-18 17:23:12.352 +02:00 [INF] Translation found: </text:p>
      <text:p text:style-name="P1">2023-10-18 17:23:12.355 +02:00 [INF] Try to translate: <text:s/>Gibt die lokale ID der &lt;see cref="VCardProperty" /&gt; zurück, der das &lt;see cref="PropertyID" /&gt;-Objekt zugeordnet ist. </text:p>
      <text:p text:style-name="P1">2023-10-18 17:23:12.357 +02:00 [INF] Translation found: Gets the local ID of the &lt;see cref="VCardProperty"/&gt; to which the &lt;see cref="PropertyID"/&gt; object is assigned.</text:p>
      <text:p text:style-name="P1">2023-10-18 17:23:12.358 +02:00 [INF] Try to translate: <text:s/>Der lokale Schlüssel zur Identifizierung eines &lt;see cref="VCardProperty" /&gt;-Objekts besteht aus dem Namen der vCard-Property, dem dieses Objekt zugeordnet ist, und dem Wert der &lt;see cref="PropertyID.ID" /&gt; des &lt;see cref="PropertyID" /&gt;-Objekts, das diesem &lt;see cref="VCardProperty" /&gt;-Objekt zugeordnet ist. </text:p>
      <text:p text:style-name="P1">2023-10-18 17:23:12.361 +02:00 <text:span text:style-name="T2">[WRN]</text:span> No translation found.</text:p>
      <text:p text:style-name="P1">2023-10-18 17:23:12.363 +02:00 [INF] Try to translate: <text:s/>Gibt die &lt;see cref="PropertyIDMapping.ID" /&gt; des &lt;see cref="PropertyIDMapping" /&gt;-Objekts zurück, mit dem das &lt;see cref="PropertyID" /&gt;-Objekt verbunden ist, oder &lt;c&gt;null&lt;/c&gt;, wenn das &lt;see cref="PropertyID" /&gt;-Objekt mit keinem &lt;see cref="PropertyIDMapping" /&gt; verbunden ist. </text:p>
      <text:p text:style-name="P1">2023-10-18 17:23:12.364 +02:00 <text:span text:style-name="T2">[WRN]</text:span> No translation found.</text:p>
      <text:p text:style-name="P1">2023-10-18 17:23:12.366 +02:00 [INF] Try to translate: </text:p>
      <text:p text:style-name="P1">2023-10-18 17:23:12.367 +02:00 [INF] Translation found: </text:p>
      <text:p text:style-name="P1">2023-10-18 17:23:12.368 +02:00 [INF] Try to translate: </text:p>
      <text:p text:style-name="P1">2023-10-18 17:23:12.368 +02:00 [INF] Translation found: </text:p>
      <text:p text:style-name="P1">2023-10-18 17:23:12.371 +02:00 [INF] Try to translate: </text:p>
      <text:p text:style-name="P1">2023-10-18 17:23:12.373 +02:00 [INF] Translation found: </text:p>
      <text:p text:style-name="P1">2023-10-18 17:23:12.375 +02:00 [INF] Try to translate: <text:s/>Vergleicht zwei &lt;see cref="PropertyID" /&gt;-Objekte. Das Ergebnis gibt an, ob die Werte der beiden &lt;see cref="PropertyID" /&gt;-Objekte gleich sind. </text:p>
      <text:p text:style-name="P1">2023-10-18 17:23:12.377 +02:00 [INF] Translation found: Compares two &lt;see cref="PropertyID"/&gt; objects. The result indicates whether the values of the two &lt;see cref="PropertyID"/&gt; objects are equal.</text:p>
      <text:p text:style-name="P1">2023-10-18 17:23:12.378 +02:00 [INF] Try to translate: Ein zu vergleichendes &lt;see cref="PropertyID" /&gt;-Objekt.</text:p>
      <text:p text:style-name="P1">2023-10-18 17:23:12.380 +02:00 [INF] Translation found: A &lt;see cref="PropertyID"/&gt; object to compare.</text:p>
      <text:p text:style-name="P1">2023-10-18 17:23:12.381 +02:00 [INF] Try to translate: Ein zu vergleichendes &lt;see cref="PropertyID" /&gt;-Objekt.</text:p>
      <text:p text:style-name="P1">2023-10-18 17:23:12.382 +02:00 [INF] Translation found: A &lt;see cref="PropertyID"/&gt; object to compare.</text:p>
      <text:p text:style-name="P1">2023-10-18 17:23:12.382 +02:00 [INF] Try to translate: &lt;c&gt;true&lt;/c&gt;, wenn die Werte der beiden &lt;see cref="PropertyID" /&gt;-Objekte gleich sind, andernfalls &lt;c&gt;false&lt;/c&gt;.</text:p>
      <text:p text:style-name="P1">2023-10-18 17:23:12.383 +02:00 [INF] Translation found: &lt;c&gt;true&lt;/c&gt; if the values of the two &lt;see cref="PropertyID"/&gt; objects are equal, otherwise &lt;c&gt;false&lt;/c&gt;.</text:p>
      <text:p text:style-name="P1">2023-10-18 17:23:12.385 +02:00 [INF] Try to translate: <text:s/>Vergleicht zwei &lt;see cref="PropertyID" /&gt;-Objekte. Das Ergebnis gibt an, ob die Werte der beiden &lt;see cref="PropertyID" /&gt;-Objekte ungleich sind. </text:p>
      <text:p text:style-name="P1">2023-10-18 17:23:12.386 +02:00 [INF] Translation found: Compares two &lt;see cref="PropertyID"/&gt; objects. The result indicates whether the values of the two &lt;see cref="PropertyID"/&gt; objects are not equal.</text:p>
      <text:p text:style-name="P1">2023-10-18 17:23:12.387 +02:00 [INF] Try to translate: Ein zu vergleichendes &lt;see cref="PropertyID" /&gt;-Objekt.</text:p>
      <text:p text:style-name="P1">2023-10-18 17:23:12.388 +02:00 [INF] Translation found: A &lt;see cref="PropertyID"/&gt; object to compare.</text:p>
      <text:p text:style-name="P1">2023-10-18 17:23:12.389 +02:00 [INF] Try to translate: Ein zu vergleichendes &lt;see cref="PropertyID" /&gt;-Objekt.</text:p>
      <text:p text:style-name="P1">2023-10-18 17:23:12.390 +02:00 [INF] Translation found: A &lt;see cref="PropertyID"/&gt; object to compare.</text:p>
      <text:p text:style-name="P1">2023-10-18 17:23:12.391 +02:00 [INF] Try to translate: &lt;c&gt;true&lt;/c&gt;, wenn die Werte der beiden &lt;see cref="PropertyID" /&gt;-Objekte ungleich sind, andernfalls &lt;c&gt;false&lt;/c&gt;.</text:p>
      <text:p text:style-name="P1">2023-10-18 17:23:12.392 +02:00 [INF] Translation found: &lt;c&gt;true&lt;/c&gt; if the values of the two &lt;see cref="PropertyID"/&gt; objects are not equal, otherwise &lt;c&gt;false&lt;/c&gt;.</text:p>
      <text:p text:style-name="P1">2023-10-18 17:23:12.394 +02:00 [INF] Try to translate: <text:s/>Erstellt eine &lt;see cref="string" /&gt;-Repräsentation der &lt;see cref="PropertyID" /&gt;-Instanz. (Nur zum Debuggen.) </text:p>
      <text:p text:style-name="P1">2023-10-18 17:23:12.396 +02:00 [INF] Translation found: Creates a &lt;see cref="string"/&gt; representation of the &lt;see cref="PropertyID"/&gt; object. (For debugging only.)</text:p>
      <text:p text:style-name="P1">2023-10-18 17:23:12.398 +02:00 [INF] Try to translate: Eine &lt;see cref="string" /&gt;-Repräsentation der &lt;see cref="PropertyID" /&gt;-Instanz.</text:p>
      <text:p text:style-name="P1">2023-10-18 17:23:12.398 +02:00 [INF] Translation found: A &lt;see cref="string"/&gt; representation of the &lt;see cref="PropertyID"/&gt; object.</text:p>
      <text:p text:style-name="P1">2023-10-18 17:23:12.401 +02:00 [INF] Save<text:line-break/>C:\Users\fkinz\source\repos\FolkerKinzel.VCards\src\FolkerKinzel.VCards\Models\PropertyID.cs to<text:line-break/>C:\Users\fkinz\source\repos\FolkerKinzel.VCards\src\FolkerKinzel.VCards\Models\PropertyID.cs.</text:p>
      <text:p text:style-name="P1">2023-10-18 17:23:12.404 +02:00 [INF] ===================================================</text:p>
      <text:p text:style-name="P1">2023-10-18 17:23:12.405 +02:00 [INF] </text:p>
      <text:p text:style-name="P1">2023-10-18 17:23:12.407 +02:00 [INF] Start translating C:\Users\fkinz\source\repos\FolkerKinzel.VCards\src\FolkerKinzel.VCards\<text:span text:style-name="T1">Models\PropertyIDMapping.cs</text:span></text:p>
      <text:p text:style-name="P1">2023-10-18 17:23:12.409 +02:00 [INF] Try to translate: <text:s/>Verbindet das lokale &lt;see cref="PropertyID.Mapping" /&gt; einer &lt;see cref="VCardProperty" /&gt; mit einem &lt;see cref="Uri" /&gt;, der die vCard-Property über verschiedene Versionszustände derselben vCard hinweg eindeutig identifiziert. </text:p>
      <text:p text:style-name="P1">2023-10-18 17:23:12.411 +02:00 <text:span text:style-name="T2">[WRN]</text:span> No translation found.</text:p>
      <text:p text:style-name="P1">2023-10-18 17:23:12.412 +02:00 [INF] Try to translate: <text:s/>Initialisiert eine neues &lt;see cref="PropertyIDMapping" /&gt;-Objekt. </text:p>
      <text:p text:style-name="P1">2023-10-18 17:23:12.412 +02:00 [INF] Translation found: Initializes a new &lt;see cref="PropertyIDMapping"/&gt; object.</text:p>
      <text:p text:style-name="P1">2023-10-18 17:23:12.413 +02:00 [INF] Try to translate: Lokale ID des Mappings (Wert: zwischen 1 und 9).</text:p>
      <text:p text:style-name="P1">2023-10-18 17:23:12.414 +02:00 [INF] Translation found: Local ID of the mapping (value: between 1 and 9).</text:p>
      <text:p text:style-name="P1">2023-10-18 17:23:12.416 +02:00 [INF] Try to translate: Ein &lt;see cref="Uri" /&gt;, der die vCard-Property über verschiedene Versionszustände derselben vCard hinweg eindeutig identifiziert.</text:p>
      <text:p text:style-name="P1">2023-10-18 17:23:12.418 +02:00 [INF] Translation found: A &lt;see cref="Uri"/&gt; that uniquely identifies the vCard property across different versions of the same vCard.</text:p>
      <text:p text:style-name="P1">2023-10-18 17:23:12.419 +02:00 [INF] Try to translate: &lt;paramref name="id" /&gt; ist kleiner als 1 oder größer als 9.</text:p>
      <text:p text:style-name="P1">2023-10-18 17:23:12.420 +02:00 [INF] Translation found: &lt;paramref name="id"/&gt; is less than 1 or greater than 9.</text:p>
      <text:p text:style-name="P1">2023-10-18 17:23:12.421 +02:00 [INF] Try to translate: &lt;paramref name="mapping" /&gt; ist &lt;c&gt;null&lt;/c&gt;.</text:p>
      <text:p text:style-name="P1">2023-10-18 17:23:12.422 +02:00 [INF] Translation found: &lt;paramref name="mapping"/&gt; is &lt;c&gt;null&lt;/c&gt;.</text:p>
      <text:p text:style-name="P1">2023-10-18 17:23:12.422 +02:00 [INF] Try to translate: <text:s/>Lokale ID des Mappings. </text:p>
      <text:p text:style-name="P1">2023-10-18 17:23:12.423 +02:00 [INF] Translation found: Gets the Local ID of the mapping.</text:p>
      <text:p text:style-name="P1">2023-10-18 17:23:12.424 +02:00 [INF] Try to translate: <text:s/>Ein &lt;see cref="Uri" /&gt;, der als plattformübergreifender Bezeichner des Mappings dient. </text:p>
      <text:p text:style-name="P1">2023-10-18 17:23:12.425 +02:00 [INF] Translation found: Gets the &lt;see cref="Uri"/&gt; that serves as a cross-platform identifier for the mapping.</text:p>
      <text:p text:style-name="P1">2023-10-18 17:23:12.426 +02:00 [INF] Try to translate: <text:s/>Parses a &lt;see cref="string" /&gt; that represents a vCard 4.0 Property ID Mapping. </text:p>
      <text:p text:style-name="P1">2023-10-18 17:23:12.428 +02:00 [INF] Translation found: </text:p>
      <text:p text:style-name="P1">2023-10-18 17:23:12.432 +02:00 [INF] Try to translate: </text:p>
      <text:p text:style-name="P1">2023-10-18 17:23:12.433 +02:00 [INF] Translation found: </text:p>
      <text:p text:style-name="P1">2023-10-18 17:23:12.434 +02:00 [INF] Try to translate: A &lt;see cref="PropertyIDMapping" /&gt; instance.</text:p>
      <text:p text:style-name="P1">2023-10-18 17:23:12.434 +02:00 [INF] Translation found: </text:p>
      <text:p text:style-name="P1">2023-10-18 17:23:12.435 +02:00 [INF] Try to translate: &lt;paramref name="s" /&gt; ist kein &lt;see cref="PropertyIDMapping" /&gt;.</text:p>
      <text:p text:style-name="P1">2023-10-18 17:23:12.436 +02:00 [INF] Translation found: </text:p>
      <text:p text:style-name="P1">2023-10-18 17:23:12.437 +02:00 [INF] Try to translate: <text:s/>Erstellt eine &lt;see cref="string" /&gt;-Repräsentation der &lt;see cref="PropertyIDMapping" /&gt;-Instanz. (Nur zum Debuggen.) </text:p>
      <text:p text:style-name="P1">2023-10-18 17:23:12.438 +02:00 [INF] Translation found: Creates a &lt;see cref="string"/&gt; representation of the &lt;see cref="PropertyIDMapping"/&gt; object. (For debugging only.)</text:p>
      <text:p text:style-name="P1">2023-10-18 17:23:12.439 +02:00 [INF] Try to translate: Eine &lt;see cref="string" /&gt;-Repräsentation der &lt;see cref="PropertyIDMapping" /&gt;-Instanz.</text:p>
      <text:p text:style-name="P1">2023-10-18 17:23:12.440 +02:00 [INF] Translation found: A &lt;see cref="string"/&gt; representation of the &lt;see cref="PropertyIDMapping"/&gt; object.</text:p>
      <text:p text:style-name="P1">2023-10-18 17:23:12.441 +02:00 [INF] Save<text:line-break/>C:\Users\fkinz\source\repos\FolkerKinzel.VCards\src\FolkerKinzel.VCards\Models\PropertyIDMapping.cs to<text:line-break/>C:\Users\fkinz\source\repos\FolkerKinzel.VCards\src\FolkerKinzel.VCards\Models\PropertyIDMapping.cs.</text:p>
      <text:p text:style-name="P1">2023-10-18 17:23:12.445 +02:00 [INF] ===================================================</text:p>
      <text:p text:style-name="P1">2023-10-18 17:23:12.447 +02:00 [INF] </text:p>
      <text:p text:style-name="P1">2023-10-18 17:23:12.448 +02:00 [INF] Start translating C:\Users\fkinz\source\repos\FolkerKinzel.VCards\src\FolkerKinzel.VCards\<text:span text:style-name="T1">Models\PropertyIDMappingProperty.cs</text:span></text:p>
      <text:p text:style-name="P1">2023-10-18 17:23:12.450 +02:00 [INF] Try to translate: <text:s/>Kapselt Informationen, die dazu dienen, vCard-Properties über verschiedene Bearbeitungsstände derselben vCard hinweg eindeutig zu identifizieren. </text:p>
      <text:p text:style-name="P1">2023-10-18 17:23:12.451 +02:00 [INF] Translation found: Encapsulates information that is used to identify vCard properties across different versions of the same vCard.</text:p>
      <text:p text:style-name="P1">2023-10-18 17:23:12.451 +02:00 [INF] Try to translate: <text:s/>Copy ctor. </text:p>
      <text:p text:style-name="P1">2023-10-18 17:23:12.452 +02:00 [INF] Translation found: </text:p>
      <text:p text:style-name="P1">2023-10-18 17:23:12.454 +02:00 [INF] Try to translate: </text:p>
      <text:p text:style-name="P1">2023-10-18 17:23:12.454 +02:00 [INF] Translation found: </text:p>
      <text:p text:style-name="P1">2023-10-18 17:23:12.455 +02:00 [INF] Try to translate: <text:s/>Initialisiert ein neues &lt;see cref="PropertyIDMappingProperty" /&gt;-Objekt. </text:p>
      <text:p text:style-name="P1">2023-10-18 17:23:12.456 +02:00 <text:span text:style-name="T2">[WRN]</text:span> No translation found.</text:p>
      <text:p text:style-name="P1">2023-10-18 17:23:12.457 +02:00 [INF] Try to translate: Ein &lt;see cref="PropertyIDMapping" /&gt;-Objekt oder &lt;c&gt;null&lt;/c&gt;.</text:p>
      <text:p text:style-name="P1">2023-10-18 17:23:12.458 +02:00 [INF] Translation found: A &lt;see cref="PropertyIDMapping"/&gt; object or &lt;c&gt;null&lt;/c&gt;.</text:p>
      <text:p text:style-name="P1">2023-10-18 17:23:12.459 +02:00 [INF] Try to translate: &lt;paramref name="value" /&gt; ist kleiner als 1 oder größer als 9.</text:p>
      <text:p text:style-name="P1">2023-10-18 17:23:12.460 +02:00 [INF] Translation found: &lt;paramref name="value"/&gt; is less than 1 or greater than 9.</text:p>
      <text:p text:style-name="P1">2023-10-18 17:23:12.464 +02:00 [INF] Try to translate: <text:s/>ctor </text:p>
      <text:p text:style-name="P1">2023-10-18 17:23:12.465 +02:00 [INF] Translation found: ctor</text:p>
      <text:p text:style-name="P1">2023-10-18 17:23:12.467 +02:00 [INF] Try to translate: &lt;see cref="VcfRow" /&gt;</text:p>
      <text:p text:style-name="P1">2023-10-18 17:23:12.468 +02:00 [INF] Translation found: </text:p>
      <text:p text:style-name="P1">2023-10-18 17:23:12.469 +02:00 [INF] Try to translate: Aus &lt;paramref name="vcfRow" /&gt; kann kein &lt;see cref="PropertyIDMapping" /&gt; geparst werden.</text:p>
      <text:p text:style-name="P1">2023-10-18 17:23:12.470 +02:00 [INF] Translation found: </text:p>
      <text:p text:style-name="P1">2023-10-18 17:23:12.471 +02:00 [INF] Try to translate: <text:s/>Die von der &lt;see cref="PropertyIDMappingProperty" /&gt; zur Verfügung gestellten Daten. </text:p>
      <text:p text:style-name="P1">2023-10-18 17:23:12.472 +02:00 <text:span text:style-name="T2">[WRN]</text:span> No translation found.</text:p>
      <text:p text:style-name="P1">2023-10-18 17:23:12.473 +02:00 [INF] Try to translate: </text:p>
      <text:p text:style-name="P1">2023-10-18 17:23:12.474 +02:00 [INF] Translation found: </text:p>
      <text:p text:style-name="P1">2023-10-18 17:23:12.474 +02:00 [INF] Try to translate: </text:p>
      <text:p text:style-name="P1">2023-10-18 17:23:12.475 +02:00 [INF] Translation found: </text:p>
      <text:p text:style-name="P1">2023-10-18 17:23:12.476 +02:00 [INF] Save<text:line-break/>C:\Users\fkinz\source\repos\FolkerKinzel.VCards\src\FolkerKinzel.VCards\Models\PropertyIDMappingProperty.cs to<text:line-break/>C:\Users\fkinz\source\repos\FolkerKinzel.VCards\src\FolkerKinzel.VCards\Models\PropertyIDMappingProperty.cs.</text:p>
      <text:p text:style-name="P1">2023-10-18 17:23:12.482 +02:00 [INF] ===================================================</text:p>
      <text:p text:style-name="P1">2023-10-18 17:23:12.483 +02:00 [INF] </text:p>
      <text:p text:style-name="P1">2023-10-18 17:23:12.484 +02:00 [INF] Start translating C:\Users\fkinz\source\repos\FolkerKinzel.VCards\src\FolkerKinzel.VCards\<text:span text:style-name="T1">Models\RelationProperty.cs</text:span></text:p>
      <text:p text:style-name="P1">2023-10-18 17:23:12.486 +02:00 [INF] Try to translate: <text:s/>Abstrakte Basisklasse für Klassen, die die Daten von vCard-Properties kapseln, die Beziehungen zu anderen Menschen beschreiben. Dies sind insbesondere die vCard-4.0-Property &lt;c&gt;RELATED&lt;/c&gt;, die vCard-2.1- und -3.0-Property &lt;c&gt;AGENT&lt;/c&gt; sowie Non-Standard-Properties zur Angabe des Namens des Ehepartners (wie z.B. &lt;c&gt;X-SPOUSE&lt;/c&gt;). </text:p>
      <text:p text:style-name="P1">2023-10-18 17:23:12.487 +02:00 [INF] Translation found: Abstract base class for classes that encapsulate data from vCard properties that describe relationships with other people. These are in particular the vCard 4.0 property <text:s/>&lt;c&gt;RELATED&lt;/c&gt;, the vCard 2.1- and -3.0-property &lt;c&gt;AGENT&lt;/c&gt;, as well as non-standard properties for specifying the name of the spouse (such as &lt;c&gt;X-SPOUSE&lt;/c&gt;).</text:p>
      <text:p text:style-name="P1">2023-10-18 17:23:12.488 +02:00 [INF] Try to translate: </text:p>
      <text:p text:style-name="P1">2023-10-18 17:23:12.489 +02:00 [INF] Translation found: </text:p>
      <text:p text:style-name="P1">2023-10-18 17:23:12.490 +02:00 [INF] Try to translate: </text:p>
      <text:p text:style-name="P1">2023-10-18 17:23:12.491 +02:00 [INF] Translation found: </text:p>
      <text:p text:style-name="P1">2023-10-18 17:23:12.494 +02:00 [INF] Try to translate: </text:p>
      <text:p text:style-name="P1">2023-10-18 17:23:12.495 +02:00 [INF] Translation found: </text:p>
      <text:p text:style-name="P1">2023-10-18 17:23:12.497 +02:00 [INF] Try to translate: <text:s/>Kopierkonstruktor. </text:p>
      <text:p text:style-name="P1">2023-10-18 17:23:12.498 +02:00 [INF] Translation found: Copy constructor.</text:p>
      <text:p text:style-name="P1">2023-10-18 17:23:12.500 +02:00 [INF] Try to translate: Das zu klonende &lt;see cref="RelationProperty" /&gt;-Objekt.</text:p>
      <text:p text:style-name="P1">2023-10-18 17:23:12.501 +02:00 <text:span text:style-name="T2">[WRN]</text:span> No translation found.</text:p>
      <text:p text:style-name="P1">2023-10-18 17:23:12.503 +02:00 [INF] Try to translate: <text:s/>Konstruktor, der von abgeleiteten Klassen beim Parsen von VCF-Dateien verwendet wird. </text:p>
      <text:p text:style-name="P1">2023-10-18 17:23:12.504 +02:00 <text:span text:style-name="T2">[WRN]</text:span> No translation found.</text:p>
      <text:p text:style-name="P1">2023-10-18 17:23:12.506 +02:00 [INF] Try to translate: Die &lt;see cref="ParameterSection" /&gt; des &lt;see cref="RelationProperty" /&gt; Objekts.</text:p>
      <text:p text:style-name="P1">2023-10-18 17:23:12.509 +02:00 <text:span text:style-name="T2">[WRN]</text:span> No translation found.</text:p>
      <text:p text:style-name="P1">2023-10-18 17:23:12.510 +02:00 [INF] Try to translate: Bezeichner der Gruppe, der die &lt;see cref="VCardProperty" /&gt; zugehören soll, oder &lt;c&gt;null&lt;/c&gt;, um anzuzeigen, dass die &lt;see cref="VCardProperty" /&gt; keiner Gruppe angehört.</text:p>
      <text:p text:style-name="P1">2023-10-18 17:23:12.513 +02:00 [INF] Translation found: Identifier of the group of &lt;see cref="VCardProperty"/&gt; objects, which the &lt;see cref="VCardProperty"/&gt; should belong to, or &lt;c&gt;null&lt;/c&gt; to indicate that the &lt;see cref="VCardProperty"/&gt; does not belong to any group.</text:p>
      <text:p text:style-name="P1">2023-10-18 17:23:12.515 +02:00 [INF] Try to translate: <text:s/>Konstruktor, der von abgeleiteten Klassen aufgerufen wird. </text:p>
      <text:p text:style-name="P1">2023-10-18 17:23:12.516 +02:00 [INF] Translation found: Constructor called by derived classes.</text:p>
      <text:p text:style-name="P1">2023-10-18 17:23:12.516 +02:00 [INF] Try to translate: Einfacher oder kombinierter Wert der &lt;see cref="RelationTypes" /&gt;-Enum oder &lt;c&gt;null&lt;/c&gt;.</text:p>
      <text:p text:style-name="P1">2023-10-18 17:23:12.518 +02:00 [INF] Translation found: A single &lt;see cref="RelationTypes"/&gt; value or a combination of several &lt;see cref="RelationTypes"/&gt; values or &lt;c&gt;null&lt;/c&gt;.</text:p>
      <text:p text:style-name="P1">2023-10-18 17:23:12.518 +02:00 [INF] Try to translate: Bezeichner der Gruppe, der die &lt;see cref="VCardProperty" /&gt; zugehören soll, oder &lt;c&gt;null&lt;/c&gt;, um anzuzeigen, dass die &lt;see cref="VCardProperty" /&gt; keiner Gruppe angehört.</text:p>
      <text:p text:style-name="P1">2023-10-18 17:23:12.520 +02:00 [INF] Translation found: Identifier of the group of &lt;see cref="VCardProperty"/&gt; objects, which the &lt;see cref="VCardProperty"/&gt; should belong to, or &lt;c&gt;null&lt;/c&gt; to indicate that the &lt;see cref="VCardProperty"/&gt; does not belong to any group.</text:p>
      <text:p text:style-name="P1">2023-10-18 17:23:12.521 +02:00 [INF] Save<text:line-break/>C:\Users\fkinz\source\repos\FolkerKinzel.VCards\src\FolkerKinzel.VCards\Models\RelationProperty.cs to<text:line-break/>C:\Users\fkinz\source\repos\FolkerKinzel.VCards\src\FolkerKinzel.VCards\Models\RelationProperty.cs.</text:p>
      <text:p text:style-name="P1">2023-10-18 17:23:12.525 +02:00 [INF] ===================================================</text:p>
      <text:p text:style-name="P1">2023-10-18 17:23:12.526 +02:00 [INF] </text:p>
      <text:p text:style-name="P1">2023-10-18 17:23:12.528 +02:00 [INF] Start translating C:\Users\fkinz\source\repos\FolkerKinzel.VCards\src\FolkerKinzel.VCards\<text:span text:style-name="T1">Models\StringCollectionProperty.cs</text:span></text:p>
      <text:p text:style-name="P1">2023-10-18 17:23:12.530 +02:00 [INF] Try to translate: <text:s/>Repräsentiert vCard-Properties, die eine Sammlung von &lt;see cref="string" /&gt;s speichern. </text:p>
      <text:p text:style-name="P1">2023-10-18 17:23:12.531 +02:00 [INF] Translation found: Represents vCard properties that store a collection of &lt;see cref="string"/&gt;s .</text:p>
      <text:p text:style-name="P1">2023-10-18 17:23:12.532 +02:00 [INF] Try to translate: <text:s/>Copy ctor. </text:p>
      <text:p text:style-name="P1">2023-10-18 17:23:12.533 +02:00 [INF] Translation found: </text:p>
      <text:p text:style-name="P1">2023-10-18 17:23:12.534 +02:00 [INF] Try to translate: </text:p>
      <text:p text:style-name="P1">2023-10-18 17:23:12.534 +02:00 [INF] Translation found: </text:p>
      <text:p text:style-name="P1">2023-10-18 17:23:12.535 +02:00 [INF] Try to translate: <text:s/>Initialisiert ein neues &lt;see cref="StringCollectionProperty" /&gt;-Objekt. </text:p>
      <text:p text:style-name="P1">2023-10-18 17:23:12.536 +02:00 [INF] Translation found: Initializes a new &lt;see cref="StringCollectionProperty"/&gt; object.</text:p>
      <text:p text:style-name="P1">2023-10-18 17:23:12.537 +02:00 [INF] Try to translate: Eine Sammlung von &lt;see cref="string" /&gt;s oder &lt;c&gt;null&lt;/c&gt;.</text:p>
      <text:p text:style-name="P1">2023-10-18 17:23:12.540 +02:00 [INF] Translation found: A collection of &lt;see cref="string"/&gt;s or &lt;c&gt;null&lt;/c&gt;.</text:p>
      <text:p text:style-name="P1">2023-10-18 17:23:12.541 +02:00 [INF] Try to translate: Bezeichner der Gruppe, der die &lt;see cref="VCardProperty" /&gt; zugehören soll, oder &lt;c&gt;null&lt;/c&gt;, um anzuzeigen, dass die &lt;see cref="VCardProperty" /&gt; keiner Gruppe angehört.</text:p>
      <text:p text:style-name="P1">2023-10-18 17:23:12.542 +02:00 [INF] Translation found: Identifier of the group of &lt;see cref="VCardProperty"/&gt; objects, which the &lt;see cref="VCardProperty"/&gt; should belong to, or &lt;c&gt;null&lt;/c&gt; to indicate that the &lt;see cref="VCardProperty"/&gt; does not belong to any group.</text:p>
      <text:p text:style-name="P1">2023-10-18 17:23:12.545 +02:00 [INF] Try to translate: <text:s/>Initialisiert ein &lt;see cref="StringCollectionProperty" /&gt;-Objekt. </text:p>
      <text:p text:style-name="P1">2023-10-18 17:23:12.547 +02:00 [INF] Translation found: Initializes a new &lt;see cref="StringCollectionProperty"/&gt; object.</text:p>
      <text:p text:style-name="P1">2023-10-18 17:23:12.547 +02:00 [INF] Try to translate: Ein &lt;see cref="string" /&gt; oder &lt;c&gt;null&lt;/c&gt;.</text:p>
      <text:p text:style-name="P1">2023-10-18 17:23:12.548 +02:00 [INF] Translation found: A &lt;see cref="string"/&gt; or &lt;c&gt;null&lt;/c&gt;.</text:p>
      <text:p text:style-name="P1">2023-10-18 17:23:12.549 +02:00 [INF] Try to translate: Bezeichner der Gruppe, der die &lt;see cref="VCardProperty" /&gt; zugehören soll, oder &lt;c&gt;null&lt;/c&gt;, um anzuzeigen, dass die &lt;see cref="VCardProperty" /&gt; keiner Gruppe angehört.</text:p>
      <text:p text:style-name="P1">2023-10-18 17:23:12.550 +02:00 [INF] Translation found: Identifier of the group of &lt;see cref="VCardProperty"/&gt; objects, which the &lt;see cref="VCardProperty"/&gt; should belong to, or &lt;c&gt;null&lt;/c&gt; to indicate that the &lt;see cref="VCardProperty"/&gt; does not belong to any group.</text:p>
      <text:p text:style-name="P1">2023-10-18 17:23:12.551 +02:00 [INF] Try to translate: <text:s/>Die von der &lt;see cref="StringCollectionProperty" /&gt; zur Verfügung gestellten Daten. </text:p>
      <text:p text:style-name="P1">2023-10-18 17:23:12.552 +02:00 [INF] Translation found: The data provided by the &lt;see cref="StringCollectionProperty"/&gt;.</text:p>
      <text:p text:style-name="P1">2023-10-18 17:23:12.555 +02:00 [INF] Try to translate: </text:p>
      <text:p text:style-name="P1">2023-10-18 17:23:12.557 +02:00 [INF] Translation found: </text:p>
      <text:p text:style-name="P1">2023-10-18 17:23:12.558 +02:00 [INF] Try to translate: </text:p>
      <text:p text:style-name="P1">2023-10-18 17:23:12.559 +02:00 [INF] Translation found: </text:p>
      <text:p text:style-name="P1">2023-10-18 17:23:12.561 +02:00 [INF] Try to translate: </text:p>
      <text:p text:style-name="P1">2023-10-18 17:23:12.562 +02:00 [INF] Translation found: </text:p>
      <text:p text:style-name="P1">2023-10-18 17:23:12.563 +02:00 [INF] Save<text:line-break/>C:\Users\fkinz\source\repos\FolkerKinzel.VCards\src\FolkerKinzel.VCards\Models\StringCollectionProperty.cs to<text:line-break/>C:\Users\fkinz\source\repos\FolkerKinzel.VCards\src\FolkerKinzel.VCards\Models\StringCollectionProperty.cs.</text:p>
      <text:p text:style-name="P1">2023-10-18 17:23:12.565 +02:00 [INF] ===================================================</text:p>
      <text:p text:style-name="P1">2023-10-18 17:23:12.566 +02:00 [INF] </text:p>
      <text:p text:style-name="P1">2023-10-18 17:23:12.567 +02:00 [INF] Start translating C:\Users\fkinz\source\repos\FolkerKinzel.VCards\src\FolkerKinzel.VCards\<text:span text:style-name="T1">Models\TextProperty.cs</text:span></text:p>
      <text:p text:style-name="P1">2023-10-18 17:23:12.568 +02:00 [INF] Try to translate: <text:s/>Repräsentiert vCard-Properties, deren Inhalt aus Text besteht. </text:p>
      <text:p text:style-name="P1">2023-10-18 17:23:12.570 +02:00 [INF] Translation found: Represents vCard properties whose content consists of text.</text:p>
      <text:p text:style-name="P1">2023-10-18 17:23:12.572 +02:00 [INF] Try to translate: <text:s/>Kopierkonstruktor. </text:p>
      <text:p text:style-name="P1">2023-10-18 17:23:12.573 +02:00 [INF] Translation found: Copy constructor.</text:p>
      <text:p text:style-name="P1">2023-10-18 17:23:12.574 +02:00 [INF] Try to translate: Das zu klonende &lt;see cref="TextProperty" /&gt;-Objekt.</text:p>
      <text:p text:style-name="P1">2023-10-18 17:23:12.574 +02:00 [INF] Translation found: The &lt;see cref="TextProperty"/&gt; object to clone.</text:p>
      <text:p text:style-name="P1">2023-10-18 17:23:12.575 +02:00 [INF] Try to translate: <text:s/>Initialisiert ein neues &lt;see cref="TextProperty" /&gt;-Objekt. </text:p>
      <text:p text:style-name="P1">2023-10-18 17:23:12.576 +02:00 [INF] Translation found: Initializes a new &lt;see cref="TextProperty"/&gt; object.</text:p>
      <text:p text:style-name="P1">2023-10-18 17:23:12.579 +02:00 [INF] Try to translate: Ein &lt;see cref="string" /&gt; oder &lt;c&gt;null&lt;/c&gt;.</text:p>
      <text:p text:style-name="P1">2023-10-18 17:23:12.580 +02:00 [INF] Translation found: A &lt;see cref="string"/&gt; or &lt;c&gt;null&lt;/c&gt;.</text:p>
      <text:p text:style-name="P1">2023-10-18 17:23:12.581 +02:00 [INF] Try to translate: Bezeichner der Gruppe, der die &lt;see cref="VCardProperty" /&gt; zugehören soll, oder &lt;c&gt;null&lt;/c&gt;, um anzuzeigen, dass die &lt;see cref="VCardProperty" /&gt; keiner Gruppe angehört.</text:p>
      <text:p text:style-name="P1">2023-10-18 17:23:12.582 +02:00 [INF] Translation found: Identifier of the group of &lt;see cref="VCardProperty"/&gt; objects, which the &lt;see cref="VCardProperty"/&gt; should belong to, or &lt;c&gt;null&lt;/c&gt; to indicate that the &lt;see cref="VCardProperty"/&gt; does not belong to any group.</text:p>
      <text:p text:style-name="P1">2023-10-18 17:23:12.584 +02:00 [INF] Try to translate: <text:s/>Die von der &lt;see cref="TextProperty" /&gt; zur Verfügung gestellten Daten. </text:p>
      <text:p text:style-name="P1">2023-10-18 17:23:12.586 +02:00 [INF] Translation found: The data provided by the &lt;see cref="TextProperty"/&gt;.</text:p>
      <text:p text:style-name="P1">2023-10-18 17:23:12.587 +02:00 [INF] Try to translate: </text:p>
      <text:p text:style-name="P1">2023-10-18 17:23:12.588 +02:00 [INF] Translation found: </text:p>
      <text:p text:style-name="P1">2023-10-18 17:23:12.589 +02:00 [INF] Try to translate: </text:p>
      <text:p text:style-name="P1">2023-10-18 17:23:12.590 +02:00 [INF] Translation found: </text:p>
      <text:p text:style-name="P1">2023-10-18 17:23:12.590 +02:00 [INF] Try to translate: </text:p>
      <text:p text:style-name="P1">2023-10-18 17:23:12.591 +02:00 [INF] Translation found: </text:p>
      <text:p text:style-name="P1">2023-10-18 17:23:12.592 +02:00 [INF] Save<text:line-break/>C:\Users\fkinz\source\repos\FolkerKinzel.VCards\src\FolkerKinzel.VCards\Models\TextProperty.cs to<text:line-break/>C:\Users\fkinz\source\repos\FolkerKinzel.VCards\src\FolkerKinzel.VCards\Models\TextProperty.cs.</text:p>
      <text:p text:style-name="P1">2023-10-18 17:23:12.596 +02:00 [INF] ===================================================</text:p>
      <text:p text:style-name="P1">2023-10-18 17:23:12.597 +02:00 [INF] </text:p>
      <text:p text:style-name="P1">2023-10-18 17:23:12.598 +02:00 [INF] Start translating C:\Users\fkinz\source\repos\FolkerKinzel.VCards\src\FolkerKinzel.VCards\<text:span text:style-name="T1">Models\TimeStampProperty.cs</text:span></text:p>
      <text:p text:style-name="P1">2023-10-18 17:23:12.600 +02:00 [INF] Try to translate: <text:s/>Kapselt die vCard-Property &lt;c&gt;REV&lt;/c&gt;, die einen Zeitstempel der letzten Aktualisierung der &lt;see cref="VCard" /&gt; darstellt. </text:p>
      <text:p text:style-name="P1">2023-10-18 17:23:12.603 +02:00 [INF] Translation found: Encapsulates the vCard property &lt;c&gt;REV&lt;/c&gt;, which represents a timestamp of the last update of the &lt;see cref="VCard"/&gt;.</text:p>
      <text:p text:style-name="P1">2023-10-18 17:23:12.605 +02:00 [INF] Try to translate: <text:s/>Copy ctor. </text:p>
      <text:p text:style-name="P1">2023-10-18 17:23:12.605 +02:00 [INF] Translation found: </text:p>
      <text:p text:style-name="P1">2023-10-18 17:23:12.606 +02:00 [INF] Try to translate: </text:p>
      <text:p text:style-name="P1">2023-10-18 17:23:12.607 +02:00 [INF] Translation found: </text:p>
      <text:p text:style-name="P1">2023-10-18 17:23:12.608 +02:00 [INF] Try to translate: <text:s/>Initialisiert ein neues &lt;see cref="TimeStampProperty" /&gt;-Objekt, das den Zeitpunkt des Konstruktoraufrufs als Zeitstempel kapselt. </text:p>
      <text:p text:style-name="P1">2023-10-18 17:23:12.609 +02:00 <text:span text:style-name="T2">[WRN]</text:span> No translation found.</text:p>
      <text:p text:style-name="P1">2023-10-18 17:23:12.611 +02:00 [INF] Try to translate: Bezeichner der Gruppe, der die &lt;see cref="VCardProperty" /&gt; zugehören soll, oder &lt;c&gt;null&lt;/c&gt;, um anzuzeigen, dass die &lt;see cref="VCardProperty" /&gt; keiner Gruppe angehört.</text:p>
      <text:p text:style-name="P1">2023-10-18 17:23:12.612 +02:00 [INF] Translation found: Identifier of the group of &lt;see cref="VCardProperty"/&gt; objects, which the &lt;see cref="VCardProperty"/&gt; should belong to, or &lt;c&gt;null&lt;/c&gt; to indicate that the &lt;see cref="VCardProperty"/&gt; does not belong to any group.</text:p>
      <text:p text:style-name="P1">2023-10-18 17:23:12.613 +02:00 [INF] Try to translate: <text:s/>Der Konstruktor setzt den &lt;see cref="ParameterSection.DataType" /&gt;-Parameter automatisch auf den Wert &lt;see cref="VCdDataType.TimeStamp" /&gt;. </text:p>
      <text:p text:style-name="P1">2023-10-18 17:23:12.615 +02:00 <text:span text:style-name="T2">[WRN]</text:span> No translation found.</text:p>
      <text:p text:style-name="P1">2023-10-18 17:23:12.617 +02:00 [INF] Try to translate: <text:s/>Initialisiert ein neues &lt;see cref="TimeStampProperty" /&gt;-Objekt mit dem angegebenen Zeitstempel. </text:p>
      <text:p text:style-name="P1">2023-10-18 17:23:12.618 +02:00 <text:span text:style-name="T2">[WRN]</text:span> No translation found.</text:p>
      <text:p text:style-name="P1">2023-10-18 17:23:12.620 +02:00 [INF] Try to translate: Ein &lt;see cref="DateTimeOffset" /&gt;-Objekt.</text:p>
      <text:p text:style-name="P1">2023-10-18 17:23:12.621 +02:00 <text:span text:style-name="T2">[WRN]</text:span> No translation found.</text:p>
      <text:p text:style-name="P1">2023-10-18 17:23:12.622 +02:00 [INF] Try to translate: Bezeichner der Gruppe, der die &lt;see cref="VCardProperty" /&gt; zugehören soll, oder &lt;c&gt;null&lt;/c&gt;, um anzuzeigen, dass die &lt;see cref="VCardProperty" /&gt; keiner Gruppe angehört.</text:p>
      <text:p text:style-name="P1">2023-10-18 17:23:12.623 +02:00 [INF] Translation found: Identifier of the group of &lt;see cref="VCardProperty"/&gt; objects, which the &lt;see cref="VCardProperty"/&gt; should belong to, or &lt;c&gt;null&lt;/c&gt; to indicate that the &lt;see cref="VCardProperty"/&gt; does not belong to any group.</text:p>
      <text:p text:style-name="P1">2023-10-18 17:23:12.624 +02:00 [INF] Try to translate: <text:s/>Der Konstruktor setzt den &lt;see cref="ParameterSection.DataType" /&gt;-Parameter automatisch auf den Wert &lt;see cref="VCdDataType.TimeStamp" /&gt;. </text:p>
      <text:p text:style-name="P1">2023-10-18 17:23:12.625 +02:00 <text:span text:style-name="T2">[WRN]</text:span> No translation found.</text:p>
      <text:p text:style-name="P1">2023-10-18 17:23:12.626 +02:00 [INF] Try to translate: <text:s/>Die von der &lt;see cref="TimeStampProperty" /&gt; zur Verfügung gestellten Daten. </text:p>
      <text:p text:style-name="P1">2023-10-18 17:23:12.628 +02:00 <text:span text:style-name="T2">[WRN]</text:span> No translation found.</text:p>
      <text:p text:style-name="P1">2023-10-18 17:23:12.629 +02:00 [INF] Try to translate: </text:p>
      <text:p text:style-name="P1">2023-10-18 17:23:12.630 +02:00 [INF] Translation found: </text:p>
      <text:p text:style-name="P1">2023-10-18 17:23:12.632 +02:00 [INF] Try to translate: </text:p>
      <text:p text:style-name="P1">2023-10-18 17:23:12.633 +02:00 [INF] Translation found: </text:p>
      <text:p text:style-name="P1">2023-10-18 17:23:12.634 +02:00 [INF] Try to translate: </text:p>
      <text:p text:style-name="P1">2023-10-18 17:23:12.635 +02:00 [INF] Translation found: </text:p>
      <text:p text:style-name="P1">2023-10-18 17:23:12.635 +02:00 [INF] Save<text:line-break/>C:\Users\fkinz\source\repos\FolkerKinzel.VCards\src\FolkerKinzel.VCards\Models\TimeStampProperty.cs to<text:line-break/>C:\Users\fkinz\source\repos\FolkerKinzel.VCards\src\FolkerKinzel.VCards\Models\TimeStampProperty.cs.</text:p>
      <text:p text:style-name="P1">2023-10-18 17:23:12.637 +02:00 [INF] ===================================================</text:p>
      <text:p text:style-name="P1"/>
      <text:p text:style-name="P1">2023-10-18 17:23:12.638 +02:00 [INF] </text:p>
      <text:p text:style-name="P1">2023-10-18 17:23:12.639 +02:00 [INF] Start translating C:\Users\fkinz\source\repos\FolkerKinzel.VCards\src\FolkerKinzel.VCards\<text:span text:style-name="T1">Models\TimeZoneID.cs</text:span></text:p>
      <text:p text:style-name="P1">2023-10-18 17:23:12.641 +02:00 [INF] Try to translate: <text:s/>Repräsentiert den standardisierten Namen einer Zeitzone. </text:p>
      <text:p text:style-name="P1">2023-10-18 17:23:12.641 +02:00 [INF] Translation found: Represents the standardized name of a time zone.</text:p>
      <text:p text:style-name="P1">2023-10-18 17:23:12.642 +02:00 [INF] Try to translate: <text:s/>Parst einen &lt;see cref="string" /&gt; als &lt;see cref="TimeZoneID" /&gt;-Objekt. </text:p>
      <text:p text:style-name="P1">2023-10-18 17:23:12.644 +02:00 <text:span text:style-name="T2">[WRN]</text:span> No translation found.</text:p>
      <text:p text:style-name="P1">2023-10-18 17:23:12.647 +02:00 [INF] Try to translate: Bezeichner der Zeitzone. Es sollte sich um einen Bezeichner aus der "IANA Time Zone Database" handeln. (Siehe https://en.wikipedia.org/wiki/List_of_tz_database_time_zones .)</text:p>
      <text:p text:style-name="P1">2023-10-18 17:23:12.650 +02:00 [INF] Translation found: Identifier of the time zone. It should be an identifier from the "IANA Time Zone Database". (See https://en.wikipedia.org/wiki/List_of_tz_database_time_zones .)</text:p>
      <text:p text:style-name="P1">2023-10-18 17:23:12.652 +02:00 [INF] Try to translate: &lt;paramref name="value" /&gt; ist &lt;c&gt;null&lt;/c&gt;.</text:p>
      <text:p text:style-name="P1">2023-10-18 17:23:12.652 +02:00 <text:span text:style-name="T2">[WRN]</text:span> No translation found.</text:p>
      <text:p text:style-name="P1">2023-10-18 17:23:12.653 +02:00 [INF] Try to translate: &lt;paramref name="value" /&gt; ist ein leerer &lt;see cref="string" /&gt; oder enthält nur Leerraum.</text:p>
      <text:p text:style-name="P1">2023-10-18 17:23:12.655 +02:00 <text:span text:style-name="T2">[WRN]</text:span> No translation found.</text:p>
      <text:p text:style-name="P1">2023-10-18 17:23:12.656 +02:00 [INF] Try to translate: <text:s/>Versucht, einen &lt;see cref="string" /&gt; als &lt;see cref="TimeZoneID" /&gt;-Objekt zu parsen. </text:p>
      <text:p text:style-name="P1">2023-10-18 17:23:12.657 +02:00 <text:span text:style-name="T2">[WRN]</text:span> No translation found.</text:p>
      <text:p text:style-name="P1">2023-10-18 17:23:12.658 +02:00 [INF] Try to translate: Bezeichner der Zeitzone. Es sollte sich um einen Bezeichner aus der "IANA Time Zone Database" handeln. (Siehe https://en.wikipedia.org/wiki/List_of_tz_database_time_zones .)</text:p>
      <text:p text:style-name="P1">2023-10-18 17:23:12.659 +02:00 [INF] Translation found: Identifier of the time zone. It should be an identifier from the "IANA Time Zone Database". (See https://en.wikipedia.org/wiki/List_of_tz_database_time_zones .)</text:p>
      <text:p text:style-name="P1">2023-10-18 17:23:12.661 +02:00 [INF] Try to translate: Wenn das Parsen erfolgreich war, enthält der Parameter ein neues &lt;see cref="TimeZoneID" /&gt;-Objekt. Der Parameter wird uninitialisiert übergeben.</text:p>
      <text:p text:style-name="P1">2023-10-18 17:23:12.664 +02:00 <text:span text:style-name="T2">[WRN]</text:span> No translation found.</text:p>
      <text:p text:style-name="P1">2023-10-18 17:23:12.664 +02:00 [INF] Try to translate: &lt;c&gt;true&lt;/c&gt;, wenn deas Parsen erfolgreich war, andernfalls &lt;c&gt;false&lt;/c&gt;.</text:p>
      <text:p text:style-name="P1">2023-10-18 17:23:12.665 +02:00 <text:span text:style-name="T2">[WRN]</text:span> No translation found.</text:p>
      <text:p text:style-name="P1">2023-10-18 17:23:12.666 +02:00 [INF] Try to translate: <text:s/>Standardisierter Name der Zeitzone. </text:p>
      <text:p text:style-name="P1">2023-10-18 17:23:12.667 +02:00 [INF] Translation found: Standardized name of the time zone.</text:p>
      <text:p text:style-name="P1">2023-10-18 17:23:12.668 +02:00 [INF] Try to translate: <text:s/>Das ist der &lt;see cref="string" /&gt;, mit dem das &lt;see cref="TimeZoneID" /&gt;-Objekt initialisiert wurde. </text:p>
      <text:p text:style-name="P1">2023-10-18 17:23:12.669 +02:00 <text:span text:style-name="T2">[WRN]</text:span> No translation found.</text:p>
      <text:p text:style-name="P1">2023-10-18 17:23:12.670 +02:00 [INF] Try to translate: <text:s/>Versucht, einen entsprechenden UTC-Offset für das &lt;see cref="TimeZoneID" /&gt;-Objekt zu finden. </text:p>
      <text:p text:style-name="P1">2023-10-18 17:23:12.671 +02:00 <text:span text:style-name="T2">[WRN]</text:span> No translation found.</text:p>
      <text:p text:style-name="P1">2023-10-18 17:23:12.671 +02:00 [INF] Try to translate: Enthält nach erfolgreicher Beendigung der Methode den UTC-Offset. Das Argument wird uninitialisiert übergeben.</text:p>
      <text:p text:style-name="P1">2023-10-18 17:23:12.673 +02:00 [INF] Translation found: Contains the UTC offset after the method has been successfully returned. The argument is passed uninitialized.</text:p>
      <text:p text:style-name="P1">2023-10-18 17:23:12.674 +02:00 [INF] Try to translate: Ein Objekt, das &lt;see cref="ITimeZoneIDConverter" /&gt; implementiert, um IANA time zone IDs in UTC-Offsets umzuwandeln, oder &lt;c&gt;null&lt;/c&gt;.</text:p>
      <text:p text:style-name="P1">2023-10-18 17:23:12.675 +02:00 [INF] Translation found: An object that implements &lt;see cref="ITimeZoneIDConverter"/&gt; to convert IANA time zone names to UTC offsets, or &lt;c&gt;null&lt;/c&gt;.</text:p>
      <text:p text:style-name="P1">2023-10-18 17:23:12.679 +02:00 [INF] Try to translate: &lt;c&gt;true&lt;/c&gt;, wenn ein geeigneter UTC-Offset gefunden werden konnte, andernfalls &lt;c&gt;false&lt;/c&gt;.</text:p>
      <text:p text:style-name="P1">2023-10-18 17:23:12.681 +02:00 [INF] Translation found: &lt;c&gt;true&lt;/c&gt; if a suitable UTC offset could be found, otherwise &lt;c&gt;false&lt;/c&gt;.</text:p>
      <text:p text:style-name="P1">2023-10-18 17:23:12.682 +02:00 [INF] Try to translate: </text:p>
      <text:p text:style-name="P1">2023-10-18 17:23:12.682 +02:00 [INF] Translation found: </text:p>
      <text:p text:style-name="P1">2023-10-18 17:23:12.683 +02:00 [INF] Try to translate: <text:s/>Erstellt eine &lt;see cref="string" /&gt;-Repräsentation des &lt;see cref="TimeZoneID" /&gt;-Objekts. (Nur zum Debuggen.) </text:p>
      <text:p text:style-name="P1">2023-10-18 17:23:12.684 +02:00 <text:span text:style-name="T2">[WRN]</text:span> No translation found.</text:p>
      <text:p text:style-name="P1">2023-10-18 17:23:12.685 +02:00 [INF] Try to translate: Eine &lt;see cref="string" /&gt;-Repräsentation des &lt;see cref="TimeZoneID" /&gt;-Objekts.</text:p>
      <text:p text:style-name="P1">2023-10-18 17:23:12.686 +02:00 <text:span text:style-name="T2">[WRN]</text:span> No translation found.</text:p>
      <text:p text:style-name="P1">2023-10-18 17:23:12.687 +02:00 [INF] Save<text:line-break/>C:\Users\fkinz\source\repos\FolkerKinzel.VCards\src\FolkerKinzel.VCards\Models\TimeZoneID.cs to<text:line-break/>C:\Users\fkinz\source\repos\FolkerKinzel.VCards\src\FolkerKinzel.VCards\Models\TimeZoneID.cs.</text:p>
      <text:p text:style-name="P1">2023-10-18 17:23:12.689 +02:00 [INF] ===================================================</text:p>
      <text:p text:style-name="P1">2023-10-18 17:23:12.690 +02:00 [INF] </text:p>
      <text:p text:style-name="P1">2023-10-18 17:23:12.692 +02:00 [INF] Start translating C:\Users\fkinz\source\repos\FolkerKinzel.VCards\src\FolkerKinzel.VCards\<text:span text:style-name="T1">Models\TimeZoneProperty.cs</text:span></text:p>
      <text:p text:style-name="P1">2023-10-18 17:23:12.696 +02:00 [INF] Try to translate: <text:s/>Repräsentiert die vCard-Property &lt;c&gt;TZ&lt;/c&gt;, die die Zeitzone der vCard speichert. </text:p>
      <text:p text:style-name="P1">2023-10-18 17:23:12.696 +02:00 [INF] Translation found: Represents the vCard property TZ, which encapsulates the time zone of the vCard.</text:p>
      <text:p text:style-name="P1">2023-10-18 17:23:12.698 +02:00 [INF] Try to translate: <text:s/>Copy ctor. </text:p>
      <text:p text:style-name="P1">2023-10-18 17:23:12.699 +02:00 [INF] Translation found: </text:p>
      <text:p text:style-name="P1">2023-10-18 17:23:12.700 +02:00 [INF] Try to translate: </text:p>
      <text:p text:style-name="P1">2023-10-18 17:23:12.701 +02:00 [INF] Translation found: </text:p>
      <text:p text:style-name="P1">2023-10-18 17:23:12.702 +02:00 [INF] Try to translate: <text:s/>Initialisiert ein neues &lt;see cref="TimeZoneProperty" /&gt;-Objekt. </text:p>
      <text:p text:style-name="P1">2023-10-18 17:23:12.704 +02:00 <text:span text:style-name="T2">[WRN]</text:span> No translation found.</text:p>
      <text:p text:style-name="P1">2023-10-18 17:23:12.705 +02:00 [INF] Try to translate: Ein &lt;see cref="TimeZoneInfo" /&gt;-Objekt oder &lt;c&gt;null&lt;/c&gt;.</text:p>
      <text:p text:style-name="P1">2023-10-18 17:23:12.706 +02:00 <text:span text:style-name="T2">[WRN]</text:span> No translation found.</text:p>
      <text:p text:style-name="P1">2023-10-18 17:23:12.707 +02:00 [INF] Try to translate: Bezeichner der Gruppe, der die &lt;see cref="VCardProperty" /&gt; zugehören soll, oder &lt;c&gt;null&lt;/c&gt;, um anzuzeigen, dass die &lt;see cref="VCardProperty" /&gt; keiner Gruppe angehört.</text:p>
      <text:p text:style-name="P1">2023-10-18 17:23:12.711 +02:00 [INF] Translation found: Identifier of the group of &lt;see cref="VCardProperty"/&gt; objects, which the &lt;see cref="VCardProperty"/&gt; should belong to, or &lt;c&gt;null&lt;/c&gt; to indicate that the &lt;see cref="VCardProperty"/&gt; does not belong to any group.</text:p>
      <text:p text:style-name="P1">2023-10-18 17:23:12.714 +02:00 [INF] Try to translate: <text:s/>Die von der &lt;see cref="TimeZoneProperty" /&gt; zur Verfügung gestellten Daten. </text:p>
      <text:p text:style-name="P1">2023-10-18 17:23:12.716 +02:00 <text:span text:style-name="T2">[WRN]</text:span> No translation found.</text:p>
      <text:p text:style-name="P1">2023-10-18 17:23:12.717 +02:00 [INF] Try to translate: </text:p>
      <text:p text:style-name="P1">2023-10-18 17:23:12.718 +02:00 [INF] Translation found: </text:p>
      <text:p text:style-name="P1">2023-10-18 17:23:12.720 +02:00 [INF] Try to translate: </text:p>
      <text:p text:style-name="P1">2023-10-18 17:23:12.721 +02:00 [INF] Translation found: </text:p>
      <text:p text:style-name="P1">2023-10-18 17:23:12.721 +02:00 [INF] Save<text:line-break/>C:\Users\fkinz\source\repos\FolkerKinzel.VCards\src\FolkerKinzel.VCards\Models\TimeZoneProperty.cs to<text:line-break/>C:\Users\fkinz\source\repos\FolkerKinzel.VCards\src\FolkerKinzel.VCards\Models\TimeZoneProperty.cs.</text:p>
      <text:p text:style-name="P1">2023-10-18 17:23:12.724 +02:00 [INF] ===================================================</text:p>
      <text:p text:style-name="P1">2023-10-18 17:23:12.727 +02:00 [INF] </text:p>
      <text:p text:style-name="P1">2023-10-18 17:23:12.730 +02:00 [INF] Start translating C:\Users\fkinz\source\repos\FolkerKinzel.VCards\src\FolkerKinzel.VCards\<text:span text:style-name="T1">Models\UuidProperty.cs</text:span></text:p>
      <text:p text:style-name="P1">2023-10-18 17:23:12.731 +02:00 [INF] Try to translate: <text:s/>Repräsentiert die vCard-Property &lt;c&gt;UID&lt;/c&gt;, die einen eindeutigen Bezeichner für das vCard-Subjekt speichert. </text:p>
      <text:p text:style-name="P1">2023-10-18 17:23:12.732 +02:00 [INF] Translation found: Represents the vCard property &lt;c&gt;UID&lt;/c&gt;, which stores a unique identifier for the vCard subject.</text:p>
      <text:p text:style-name="P1">2023-10-18 17:23:12.733 +02:00 [INF] Try to translate: <text:s/>Copy ctor. </text:p>
      <text:p text:style-name="P1">2023-10-18 17:23:12.734 +02:00 [INF] Translation found: </text:p>
      <text:p text:style-name="P1">2023-10-18 17:23:12.735 +02:00 [INF] Try to translate: </text:p>
      <text:p text:style-name="P1">2023-10-18 17:23:12.735 +02:00 [INF] Translation found: </text:p>
      <text:p text:style-name="P1">2023-10-18 17:23:12.736 +02:00 [INF] Try to translate: <text:s/>Initialisiert ein neues &lt;see cref="UuidProperty" /&gt;-Objekt mit einer automatisch erzeugten &lt;see cref="Guid" /&gt;. </text:p>
      <text:p text:style-name="P1">2023-10-18 17:23:12.737 +02:00 <text:span text:style-name="T2">[WRN]</text:span> No translation found.</text:p>
      <text:p text:style-name="P1">2023-10-18 17:23:12.738 +02:00 [INF] Try to translate: <text:s/>Initialisiert ein neues &lt;see cref="UuidProperty" /&gt;-Objekt. </text:p>
      <text:p text:style-name="P1">2023-10-18 17:23:12.739 +02:00 <text:span text:style-name="T2">[WRN]</text:span> No translation found.</text:p>
      <text:p text:style-name="P1">2023-10-18 17:23:12.740 +02:00 [INF] Try to translate: Ein &lt;see cref="Guid" /&gt;-Objekt.</text:p>
      <text:p text:style-name="P1">2023-10-18 17:23:12.743 +02:00 <text:span text:style-name="T2">[WRN]</text:span> No translation found.</text:p>
      <text:p text:style-name="P1">2023-10-18 17:23:12.745 +02:00 [INF] Try to translate: Bezeichner der Gruppe, der die &lt;see cref="VCardProperty" /&gt; zugehören soll, oder &lt;c&gt;null&lt;/c&gt;, um anzuzeigen, dass die &lt;see cref="VCardProperty" /&gt; keiner Gruppe angehört.</text:p>
      <text:p text:style-name="P1">2023-10-18 17:23:12.746 +02:00 [INF] Translation found: Identifier of the group of &lt;see cref="VCardProperty"/&gt; objects, which the &lt;see cref="VCardProperty"/&gt; should belong to, or &lt;c&gt;null&lt;/c&gt; to indicate that the &lt;see cref="VCardProperty"/&gt; does not belong to any group.</text:p>
      <text:p text:style-name="P1">2023-10-18 17:23:12.748 +02:00 [INF] Try to translate: <text:s/>Die von der &lt;see cref="UuidProperty" /&gt; zur Verfügung gestellten Daten. </text:p>
      <text:p text:style-name="P1">2023-10-18 17:23:12.749 +02:00 <text:span text:style-name="T2">[WRN]</text:span> No translation found.</text:p>
      <text:p text:style-name="P1">2023-10-18 17:23:12.749 +02:00 [INF] Try to translate: </text:p>
      <text:p text:style-name="P1">2023-10-18 17:23:12.750 +02:00 [INF] Translation found: </text:p>
      <text:p text:style-name="P1">2023-10-18 17:23:12.751 +02:00 [INF] Try to translate: </text:p>
      <text:p text:style-name="P1">2023-10-18 17:23:12.752 +02:00 [INF] Translation found: </text:p>
      <text:p text:style-name="P1">2023-10-18 17:23:12.754 +02:00 [INF] Try to translate: </text:p>
      <text:p text:style-name="P1">2023-10-18 17:23:12.755 +02:00 [INF] Translation found: </text:p>
      <text:p text:style-name="P1">2023-10-18 17:23:12.757 +02:00 [INF] Save<text:line-break/>C:\Users\fkinz\source\repos\FolkerKinzel.VCards\src\FolkerKinzel.VCards\Models\UuidProperty.cs to<text:line-break/>C:\Users\fkinz\source\repos\FolkerKinzel.VCards\src\FolkerKinzel.VCards\Models\UuidProperty.cs.</text:p>
      <text:p text:style-name="P1">2023-10-18 17:23:12.761 +02:00 [INF] ===================================================</text:p>
      <text:p text:style-name="P1">2023-10-18 17:23:12.762 +02:00 [INF] </text:p>
      <text:p text:style-name="P1">2023-10-18 17:23:12.763 +02:00 [INF] Start translating C:\Users\fkinz\source\repos\FolkerKinzel.VCards\src\FolkerKinzel.VCards\<text:span text:style-name="T1">Models\VCardProperty.cs</text:span></text:p>
      <text:p text:style-name="P1">2023-10-18 17:23:12.764 +02:00 [INF] Try to translate: <text:s/>Abstrakte Basisklasse aller Klassen, die vCard-Properties repräsentieren. </text:p>
      <text:p text:style-name="P1">2023-10-18 17:23:12.765 +02:00 [INF] Translation found: Abstract base class of all classes that represent vCard properties.</text:p>
      <text:p text:style-name="P1">2023-10-18 17:23:12.766 +02:00 [INF] Try to translate: <text:s/>Kopierkonstruktor. </text:p>
      <text:p text:style-name="P1">2023-10-18 17:23:12.767 +02:00 [INF] Translation found: Copy constructor.</text:p>
      <text:p text:style-name="P1">2023-10-18 17:23:12.768 +02:00 [INF] Try to translate: Das zu klonende &lt;see cref="VCardProperty" /&gt;-Objekt.</text:p>
      <text:p text:style-name="P1">2023-10-18 17:23:12.769 +02:00 [INF] Translation found: The &lt;see cref="VCardProperty"/&gt; object to clone.</text:p>
      <text:p text:style-name="P1">2023-10-18 17:23:12.769 +02:00 [INF] Try to translate: <text:s/>Konstruktor, der von abgeleiteten Klassen aufgerufen wird. </text:p>
      <text:p text:style-name="P1">2023-10-18 17:23:12.770 +02:00 [INF] Translation found: Constructor called by derived classes.</text:p>
      <text:p text:style-name="P1">2023-10-18 17:23:12.771 +02:00 [INF] Try to translate: Ein &lt;see cref="ParameterSection" /&gt;-Objekt, das den Parameter-Teil einer vCard-Property repräsentiert.</text:p>
      <text:p text:style-name="P1">2023-10-18 17:23:12.775 +02:00 [INF] Translation found: A &lt;see cref="ParameterSection"/&gt; object that represents the parameter part of a vCard property.</text:p>
      <text:p text:style-name="P1">2023-10-18 17:23:12.778 +02:00 [INF] Try to translate: Bezeichner der Gruppe von &lt;see cref="VCardProperty" /&gt;-Objekten, der die &lt;see cref="VCardProperty" /&gt; zugehören soll, oder &lt;c&gt;null&lt;/c&gt;, um anzuzeigen, dass die &lt;see cref="VCardProperty" /&gt; keiner Gruppe angehört.</text:p>
      <text:p text:style-name="P1">2023-10-18 17:23:12.781 +02:00 [INF] Translation found: Identifier of the group of &lt;see cref="VCardProperty"/&gt; objects, which the &lt;see cref="VCardProperty"/&gt; should belong to, or &lt;c&gt;null&lt;/c&gt; to indicate that the &lt;see cref="VCardProperty"/&gt; does not belong to any group.</text:p>
      <text:p text:style-name="P1">2023-10-18 17:23:12.782 +02:00 [INF] Try to translate: &lt;paramref name="parameters" /&gt; ist &lt;c&gt;null&lt;/c&gt;.</text:p>
      <text:p text:style-name="P1">2023-10-18 17:23:12.782 +02:00 [INF] Translation found: &lt;paramref name="parameters"/&gt; is &lt;c&gt;null&lt;/c&gt;.</text:p>
      <text:p text:style-name="P1">2023-10-18 17:23:12.783 +02:00 [INF] Try to translate: <text:s/>Die von der &lt;see cref="VCardProperty" /&gt; zur Verfügung gestellten Daten. </text:p>
      <text:p text:style-name="P1">2023-10-18 17:23:12.784 +02:00 [INF] Translation found: The data provided by the &lt;see cref="VCardProperty"/&gt;.</text:p>
      <text:p text:style-name="P1">2023-10-18 17:23:12.785 +02:00 [INF] Try to translate: <text:s/>Zugriffsmethode für die Daten von &lt;see cref="VCardProperty" /&gt;. </text:p>
      <text:p text:style-name="P1">2023-10-18 17:23:12.786 +02:00 [INF] Translation found: Abstract access method to get the data from &lt;see cref="VCardProperty"/&gt;.</text:p>
      <text:p text:style-name="P1">2023-10-18 17:23:12.789 +02:00 [INF] Try to translate: Die Daten, die den Inhalt von &lt;see cref="VCardProperty" /&gt; darstellen.</text:p>
      <text:p text:style-name="P1">2023-10-18 17:23:12.790 +02:00 [INF] Translation found: The data provided by the &lt;see cref="VCardProperty"/&gt;.</text:p>
      <text:p text:style-name="P1">2023-10-18 17:23:12.791 +02:00 [INF] Try to translate: <text:s/>Gruppenbezeichner einer vCard-Property oder &lt;c&gt;null&lt;/c&gt;, wenn die vCard-Property keinen Gruppenbezeichner hat. </text:p>
      <text:p text:style-name="P1">2023-10-18 17:23:12.792 +02:00 [INF] Translation found: Corresponds to the Group identifier of a vCard property or is &lt;c&gt;null&lt;/c&gt;, if the vCard property has no group identifier.</text:p>
      <text:p text:style-name="P1">2023-10-18 17:23:12.794 +02:00 [INF] Try to translate: <text:s/>Enthält die Daten des Parameter-Abschnitts einer vCard-Property. (Nie &lt;c&gt;null&lt;/c&gt;.) </text:p>
      <text:p text:style-name="P1">2023-10-18 17:23:12.796 +02:00 [INF] Translation found: Contains the data of the parameter section of a vCard property. (Never &lt;c&gt;null&lt;/c&gt;.)</text:p>
      <text:p text:style-name="P1">2023-10-18 17:23:12.797 +02:00 [INF] Try to translate: &lt;c&gt;true&lt;/c&gt;, wenn das &lt;see cref="VCardProperty" /&gt;-Objekt keine verwertbaren Daten enthält. </text:p>
      <text:p text:style-name="P1">2023-10-18 17:23:12.798 +02:00 [INF] Translation found: Returns &lt;c&gt;true&lt;/c&gt;, if the &lt;see cref="VCardProperty"/&gt; object does not contain any usable data.</text:p>
      <text:p text:style-name="P1">2023-10-18 17:23:12.799 +02:00 [INF] Try to translate: <text:s/>Überladung der &lt;see cref="object.ToString" /&gt;-Methode. Nur zum Debugging. </text:p>
      <text:p text:style-name="P1">2023-10-18 17:23:12.800 +02:00 [INF] Translation found: Overload of the &lt;see cref="object.ToString"/&gt; method. For debugging only.</text:p>
      <text:p text:style-name="P1">2023-10-18 17:23:12.801 +02:00 [INF] Try to translate: Eine &lt;see cref="string" /&gt;-Repräsentation des &lt;see cref="VCardProperty" /&gt;-Objekts. </text:p>
      <text:p text:style-name="P1">2023-10-18 17:23:12.802 +02:00 [INF] Translation found: A &lt;see cref="string"/&gt; representation of the &lt;see cref="VCardProperty"/&gt; object.</text:p>
      <text:p text:style-name="P1">2023-10-18 17:23:12.804 +02:00 [INF] Try to translate: </text:p>
      <text:p text:style-name="P1">2023-10-18 17:23:12.807 +02:00 [INF] Translation found: </text:p>
      <text:p text:style-name="P1">2023-10-18 17:23:12.808 +02:00 [INF] Save<text:line-break/>C:\Users\fkinz\source\repos\FolkerKinzel.VCards\src\FolkerKinzel.VCards\Models\VCardProperty.cs to<text:line-break/>C:\Users\fkinz\source\repos\FolkerKinzel.VCards\src\FolkerKinzel.VCards\Models\VCardProperty.cs.</text:p>
      <text:p text:style-name="P1">2023-10-18 17:23:12.811 +02:00 [INF] ===================================================</text:p>
      <text:p text:style-name="P1">2023-10-18 17:23:12.812 +02:00 [INF] </text:p>
      <text:p text:style-name="P1">2023-10-18 17:23:12.813 +02:00 [INF] Start translating C:\Users\fkinz\source\repos\FolkerKinzel.VCards\src\FolkerKinzel.VCards\<text:span text:style-name="T1">Models\XmlProperty.cs</text:span></text:p>
      <text:p text:style-name="P1">2023-10-18 17:23:12.814 +02:00 [INF] Try to translate: <text:s/>Die Klasse kapselt die Daten der vCard-Property &lt;c&gt;XML&lt;/c&gt;, die eingebettete XML-Daten ermöglicht. </text:p>
      <text:p text:style-name="P1">2023-10-18 17:23:12.815 +02:00 [INF] Translation found: Encapsulates the data of the vCard property &lt;c&gt;XML&lt;/c&gt;, which enables embedded XML data in VCF files.</text:p>
      <text:p text:style-name="P1">2023-10-18 17:23:12.816 +02:00 [INF] Try to translate: <text:s/>Copy ctor. </text:p>
      <text:p text:style-name="P1">2023-10-18 17:23:12.817 +02:00 [INF] Translation found: </text:p>
      <text:p text:style-name="P1">2023-10-18 17:23:12.819 +02:00 [INF] Try to translate: </text:p>
      <text:p text:style-name="P1">2023-10-18 17:23:12.820 +02:00 [INF] Translation found: </text:p>
      <text:p text:style-name="P1">2023-10-18 17:23:12.821 +02:00 [INF] Try to translate: <text:s/>Initialisiert ein neues &lt;see cref="XmlProperty" /&gt;-Objekt. </text:p>
      <text:p text:style-name="P1">2023-10-18 17:23:12.822 +02:00 <text:span text:style-name="T2">[WRN]</text:span> No translation found.</text:p>
      <text:p text:style-name="P1">2023-10-18 17:23:12.823 +02:00 [INF] Try to translate: Ein &lt;see cref="XElement" /&gt; oder &lt;c&gt;null&lt;/c&gt;. Das Element muss einem XML-Namespace explizit zugeordnet sein (xmlns-Attribut). Dieser Namespace darf nicht der VCARD 4.0-Namespace &lt;c&gt;urn:ietf:params:xml:ns:vcard-4.0&lt;/c&gt; sein!</text:p>
      <text:p text:style-name="P1">2023-10-18 17:23:12.824 +02:00 [INF] Translation found: A &lt;see cref="XElement"/&gt; or &lt;c&gt;null&lt;/c&gt;. The element must be explicitly assigned to an XML namespace (xmlns attribute). This namespace must not be the VCARD 4.0 namespace &lt;c&gt;urn:ietf:params:xml:ns:vcard-4.0&lt;/c&gt;!</text:p>
      <text:p text:style-name="P1">2023-10-18 17:23:12.825 +02:00 [INF] Try to translate: Bezeichner der Gruppe, der die &lt;see cref="VCardProperty" /&gt; zugehören soll, oder &lt;c&gt;null&lt;/c&gt;, um anzuzeigen, dass die &lt;see cref="VCardProperty" /&gt; keiner Gruppe angehört.</text:p>
      <text:p text:style-name="P1">2023-10-18 17:23:12.827 +02:00 [INF] Translation found: Identifier of the group of &lt;see cref="VCardProperty"/&gt; objects, which the &lt;see cref="VCardProperty"/&gt; should belong to, or &lt;c&gt;null&lt;/c&gt; to indicate that the &lt;see cref="VCardProperty"/&gt; does not belong to any group.</text:p>
      <text:p text:style-name="P1">2023-10-18 17:23:12.828 +02:00 [INF] Try to translate: &lt;paramref name="xmlContent" /&gt; ist keinem XML-Namespace zugeordnet - oder - &lt;paramref name="xmlContent" /&gt; ist dem reservierten Namespace &lt;c&gt;urn:ietf:params:xml:ns:vcard-4.0&lt;/c&gt; zugeordnet.</text:p>
      <text:p text:style-name="P1">2023-10-18 17:23:12.829 +02:00 [INF] Translation found: &lt;paramref name ="xmlContent"/&gt; is not assigned to an XML namespace - or - &lt;paramref name ="xmlContent"/&gt; is in the reserved namespace &lt;c&gt;urn:ietf:params:xml:ns:vcard-4.0&lt;/c&gt;.</text:p>
      <text:p text:style-name="P1">2023-10-18 17:23:12.831 +02:00 [INF] Try to translate: </text:p>
      <text:p text:style-name="P1">2023-10-18 17:23:12.831 +02:00 [INF] Translation found: </text:p>
      <text:p text:style-name="P1">2023-10-18 17:23:12.832 +02:00 [INF] Save<text:line-break/>C:\Users\fkinz\source\repos\FolkerKinzel.VCards\src\FolkerKinzel.VCards\Models\XmlProperty.cs to<text:line-break/>C:\Users\fkinz\source\repos\FolkerKinzel.VCards\src\FolkerKinzel.VCards\Models\XmlProperty.cs.</text:p>
      <text:p text:style-name="P1">2023-10-18 17:23:12.837 +02:00 [INF] ===================================================</text:p>
      <text:p text:style-name="P1">2023-10-18 17:23:12.839 +02:00 [INF] </text:p>
      <text:p text:style-name="P1">2023-10-18 17:23:12.840 +02:00 [INF] Start translating C:\Users\fkinz\source\repos\FolkerKinzel.VCards\src\FolkerKinzel.VCards\<text:span text:style-name="T1">Properties\AssemblyInfo.cs</text:span></text:p>
      <text:p text:style-name="P1">2023-10-18 17:23:12.842 +02:00 [INF] Save<text:line-break/>C:\Users\fkinz\source\repos\FolkerKinzel.VCards\src\FolkerKinzel.VCards\Properties\AssemblyInfo.cs to<text:line-break/>C:\Users\fkinz\source\repos\FolkerKinzel.VCards\src\FolkerKinzel.VCards\Properties\AssemblyInfo.cs.</text:p>
      <text:p text:style-name="P1">2023-10-18 17:23:12.845 +02:00 [INF] ===================================================</text:p>
      <text:p text:style-name="P1">2023-10-18 17:23:12.846 +02:00 [INF] </text:p>
      <text:p text:style-name="P1">2023-10-18 17:23:12.847 +02:00 [INF] Start translating C:\Users\fkinz\source\repos\FolkerKinzel.VCards\src\FolkerKinzel.VCards\<text:span text:style-name="T1">AnsiFilter.cs</text:span></text:p>
      <text:p text:style-name="P1">2023-10-18 17:23:12.848 +02:00 [INF] Try to translate: <text:s/>Hilfsklasse, die dem automatischen Erkennen und korrekten Laden von VCF-Dateien dient, die in einer anderen Codepage als UTF-8 gespeichert sind. </text:p>
      <text:p text:style-name="P1">2023-10-18 17:23:12.849 +02:00 <text:span text:style-name="T2">[WRN]</text:span> No translation found.</text:p>
      <text:p text:style-name="P1">2023-10-18 17:23:12.851 +02:00 [INF] Try to translate: </text:p>
      <text:p text:style-name="P1">2023-10-18 17:23:12.852 +02:00 [INF] Translation found: </text:p>
      <text:p text:style-name="P1">2023-10-18 17:23:12.853 +02:00 [INF] Try to translate: &lt;para&gt; VCF-Dateien des Standards vCard 2.1 wurden von Outlook und Outlook Express früher in der ANSI-Kodierung des jeweiligen Windows-Systems gespeichert, ohne in jedem Fall die erweiterten Zeichen mit Quoted-Printable-Kodierung zu kodieren. Auch VCF-Dateien des Standards vCard 3.0 können prinzipiell ANSI-kodiert sein, wenn sie z.B. in einer E-Mail übertragen wurden, die in ihrem Content-Header die Kodierung festlegte. Erst seit vCard 4.0 ist die Kodierung UTF-8 verbindlich festgelegt. &lt;/para&gt;&lt;para&gt; Die Klasse ist ein Wrapper um die &lt;see cref="VCard" /&gt;.&lt;see cref="VCard.LoadVcf(string, Encoding?)" /&gt;-Methode, der die Datei zunächst als UTF-8 lädt. Wenn es dabei zu Dekodierungsfehlern kommt, untersucht die Methode die VCard-Objekte auf evtl. vorhandene &lt;c&gt;CHARSET&lt;/c&gt;-Parameter, die einen Anhaltspunkt auf die zu verwendende Textenkodierung geben. Wird ein Hinweis gefunden, wird die Datei mit der ermittelten Textenkodierung erneut geladen, andernfalls mit der im Konstruktor als Fallback angegebenen Kodierung. &lt;/para&gt;&lt;para&gt;&lt;c&gt;CHARSET&lt;/c&gt;-Parameter gibt es nur im vCard-Standard 2.1. &lt;/para&gt;</text:p>
      <text:p text:style-name="P1">2023-10-18 17:23:12.855 +02:00 <text:span text:style-name="T2">[WRN]</text:span> No translation found.</text:p>
      <text:p text:style-name="P1">2023-10-18 17:23:12.856 +02:00 [INF] Try to translate: &lt;note type="note"&gt;Der leichteren Lesbarkeit wegen, wird in den Beispielen auf Ausnahmebehandlung verzichtet.&lt;/note&gt;&lt;code language="cs" source="..\Examples\AnsiFilterExample.cs" /&gt;</text:p>
      <text:p text:style-name="P1">2023-10-18 17:23:12.857 +02:00 [INF] Translation found: &lt;note type="note"&gt;<text:line-break/>To make the code more readable, exception handling has been omitted from the examples.<text:line-break/>&lt;/note&gt;<text:line-break/>&lt;code/&gt;</text:p>
      <text:p text:style-name="P1">2023-10-18 17:23:12.858 +02:00 [INF] Try to translate: <text:s/>Initialisiert eine Instanz der &lt;see cref="AnsiFilter" /&gt;-Klasse mit der Nummer der Codepage, die für das Lesen von VCF-Dateien verwendet werden soll, die nicht im UTF-8-Format vorliegen. </text:p>
      <text:p text:style-name="P1">2023-10-18 17:23:12.859 +02:00 [INF] Translation found: Initializes an instance of the &lt;see cref="AnsiFilter"/&gt; class with the number of the code page to use for the reading of VCF files that are not saved as UTF-8.</text:p>
      <text:p text:style-name="P1">2023-10-18 17:23:12.862 +02:00 [INF] Try to translate: Die Nummer der Codepage. Default ist 1252 für &lt;c&gt;windows-1252&lt;/c&gt;.</text:p>
      <text:p text:style-name="P1">2023-10-18 17:23:12.863 +02:00 <text:span text:style-name="T2">[WRN]</text:span> No translation found.</text:p>
      <text:p text:style-name="P1">2023-10-18 17:23:12.863 +02:00 [INF] Try to translate: Die für &lt;paramref name="fallbackCodePage" /&gt; angegebene Nummer konnte keiner ANSI-Codepage zugeordnet werden.</text:p>
      <text:p text:style-name="P1">2023-10-18 17:23:12.864 +02:00 [INF] Translation found: The number specified for &lt;paramref name="fallbackCodePage"/&gt; could not be mapped to an ANSI code page.</text:p>
      <text:p text:style-name="P1">2023-10-18 17:23:12.867 +02:00 [INF] Try to translate: <text:s/>Initialisiert eine Instanz der &lt;see cref="AnsiFilter" /&gt;-Klasse mit dem &lt;see cref="Encoding.WebName" /&gt; des &lt;see cref="Encoding" /&gt;-Objekts, das zum Lesen von VCF-Dateien verwendet werden soll, die nicht im UTF-8-Format vorliegen. </text:p>
      <text:p text:style-name="P1">2023-10-18 17:23:12.870 +02:00 [INF] Translation found: Initializes an instance of the &lt;see cref="AnsiFilter"/&gt; class with the &lt;see cref="Encoding.WebName"/&gt; property of the &lt;see cref="Encoding"/&gt; object that shall be used for the reading of VCF files that are not UTF-8.</text:p>
      <text:p text:style-name="P1">2023-10-18 17:23:12.872 +02:00 [INF] Try to translate: &lt;see cref="Encoding.WebName" /&gt; des &lt;see cref="Encoding" /&gt;-Objekts.</text:p>
      <text:p text:style-name="P1">2023-10-18 17:23:12.874 +02:00 [INF] Translation found: &lt;see cref="Encoding.WebName"/&gt; property of the &lt;see cref="Encoding"/&gt; object.</text:p>
      <text:p text:style-name="P1">2023-10-18 17:23:12.874 +02:00 [INF] Try to translate: &lt;paramref name="fallbackEncodingWebName" /&gt; ist &lt;c&gt;null&lt;/c&gt;.</text:p>
      <text:p text:style-name="P1">2023-10-18 17:23:12.876 +02:00 [INF] Translation found: &lt;paramref name="fallbackEncodingWebName"/&gt; is &lt;c&gt;null&lt;/c&gt;.</text:p>
      <text:p text:style-name="P1"><text:soft-page-break/>2023-10-18 17:23:12.878 +02:00 [INF] Try to translate: Der für &lt;paramref name="fallbackEncodingWebName" /&gt; angegebene Bezeichner konnte keiner ANSI-Codepage zugeordnet werden.</text:p>
      <text:p text:style-name="P1">2023-10-18 17:23:12.879 +02:00 [INF] Translation found: The identifier specified for &lt;paramref name="fallbackEncodingWebName"/&gt; could not be mapped to an ANSI code page.</text:p>
      <text:p text:style-name="P1">2023-10-18 17:23:12.880 +02:00 [INF] Try to translate: &lt;see cref="Encoding.WebName" /&gt;-Eigenschaft des &lt;see cref="Encoding" /&gt;-Objekts, das zum Laden von VCF-Dateien verwendet wird, die nicht im UTF-8-Format vorliegen, wenn kein Hinweis zur Verwendung eines anderen &lt;see cref="Encoding" /&gt;s gefunden wird. </text:p>
      <text:p text:style-name="P1">2023-10-18 17:23:12.881 +02:00 <text:span text:style-name="T2">[WRN]</text:span> No translation found.</text:p>
      <text:p text:style-name="P1">2023-10-18 17:23:12.884 +02:00 [INF] Try to translate: <text:s/>Lädt eine VCF-Datei und wählt dabei automatisch das geeignete &lt;see cref="Encoding" /&gt; aus. </text:p>
      <text:p text:style-name="P1">2023-10-18 17:23:12.886 +02:00 <text:span text:style-name="T2">[WRN]</text:span> No translation found.</text:p>
      <text:p text:style-name="P1">2023-10-18 17:23:12.886 +02:00 [INF] Try to translate: Absoluter oder relativer Pfad zu einer VCF-Datei.</text:p>
      <text:p text:style-name="P1">2023-10-18 17:23:12.887 +02:00 [INF] Translation found: Absolute or relative path to a VCF file.</text:p>
      <text:p text:style-name="P1">2023-10-18 17:23:12.888 +02:00 [INF] Try to translate: Eine Sammlung geparster &lt;see cref="VCard" /&gt;-Objekte, die den Inhalt der VCF-Datei repräsentieren.</text:p>
      <text:p text:style-name="P1">2023-10-18 17:23:12.889 +02:00 [INF] Translation found: A collection of parsed &lt;see cref="VCard"/&gt; objects, which represents the content of the VCF file.</text:p>
      <text:p text:style-name="P1">2023-10-18 17:23:12.891 +02:00 [INF] Try to translate: &lt;paramref name="fileName" /&gt; ist &lt;c&gt;null&lt;/c&gt;.</text:p>
      <text:p text:style-name="P1">2023-10-18 17:23:12.891 +02:00 [INF] Translation found: &lt;paramref name="fileName"/&gt; is &lt;c&gt;null&lt;/c&gt;.</text:p>
      <text:p text:style-name="P1">2023-10-18 17:23:12.892 +02:00 [INF] Try to translate: &lt;paramref name="fileName" /&gt; ist kein gültiger Dateipfad.</text:p>
      <text:p text:style-name="P1">2023-10-18 17:23:12.895 +02:00 [INF] Translation found: &lt;paramref name ="fileName"/&gt; is not a valid file path.</text:p>
      <text:p text:style-name="P1">2023-10-18 17:23:12.897 +02:00 [INF] Try to translate: Die Datei konnte nicht geladen werden.</text:p>
      <text:p text:style-name="P1">2023-10-18 17:23:12.899 +02:00 [INF] Translation found: The file could not be loaded.</text:p>
      <text:p text:style-name="P1">2023-10-18 17:23:12.900 +02:00 [INF] Try to translate: <text:s/>Lädt eine VCF-Datei und wählt dabei automatisch das geeignete &lt;see cref="Encoding" /&gt; aus. </text:p>
      <text:p text:style-name="P1">2023-10-18 17:23:12.902 +02:00 <text:span text:style-name="T2">[WRN]</text:span> No translation found.</text:p>
      <text:p text:style-name="P1">2023-10-18 17:23:12.903 +02:00 [INF] Try to translate: Absoluter oder relativer Pfad zu einer VCF-Datei.</text:p>
      <text:p text:style-name="P1">2023-10-18 17:23:12.905 +02:00 [INF] Translation found: Absolute or relative path to a VCF file.</text:p>
      <text:p text:style-name="P1">2023-10-18 17:23:12.906 +02:00 [INF] Try to translate: &lt;see cref="Encoding.WebName" /&gt;-Eigenschaft des &lt;see cref="Encoding" /&gt;-Objekts, mit dem die VCF-Datei geladen wurde. Der Parameter wird uninitialisiert übergeben.</text:p>
      <text:p text:style-name="P1">2023-10-18 17:23:12.908 +02:00 [INF] Translation found: &lt;see cref="Encoding.WebName"/&gt; property of the &lt;see cref="Encoding"/&gt; object, which had been used to load the VCF file. The parameter is passed uninitialized.</text:p>
      <text:p text:style-name="P1">2023-10-18 17:23:12.911 +02:00 [INF] Try to translate: Eine Sammlung geparster &lt;see cref="VCard" /&gt;-Objekte, die den Inhalt der VCF-Datei repräsentieren.</text:p>
      <text:p text:style-name="P1">2023-10-18 17:23:12.914 +02:00 [INF] Translation found: A collection of parsed &lt;see cref="VCard"/&gt; objects, which represents the content of the VCF file.</text:p>
      <text:p text:style-name="P1">2023-10-18 17:23:12.916 +02:00 [INF] Try to translate: &lt;paramref name="fileName" /&gt; ist &lt;c&gt;null&lt;/c&gt;.</text:p>
      <text:p text:style-name="P1">2023-10-18 17:23:12.917 +02:00 [INF] Translation found: &lt;paramref name="fileName"/&gt; is &lt;c&gt;null&lt;/c&gt;.</text:p>
      <text:p text:style-name="P1">2023-10-18 17:23:12.918 +02:00 [INF] Try to translate: &lt;paramref name="fileName" /&gt; ist kein gültiger Dateipfad.</text:p>
      <text:p text:style-name="P1">2023-10-18 17:23:12.920 +02:00 [INF] Translation found: &lt;paramref name ="fileName"/&gt; is not a valid file path.</text:p>
      <text:p text:style-name="P1">2023-10-18 17:23:12.920 +02:00 [INF] Try to translate: Die Datei konnte nicht geladen werden.</text:p>
      <text:p text:style-name="P1">2023-10-18 17:23:12.921 +02:00 [INF] Translation found: The file could not be loaded.</text:p>
      <text:p text:style-name="P1">2023-10-18 17:23:12.922 +02:00 [INF] Save<text:line-break/>C:\Users\fkinz\source\repos\FolkerKinzel.VCards\src\FolkerKinzel.VCards\AnsiFilter.cs to<text:line-break/>C:\Users\fkinz\source\repos\FolkerKinzel.VCards\src\FolkerKinzel.VCards\AnsiFilter.cs.</text:p>
      <text:p text:style-name="P1">2023-10-18 17:23:12.924 +02:00 [INF] ===================================================</text:p>
      <text:p text:style-name="P1">2023-10-18 17:23:12.926 +02:00 [INF] </text:p>
      <text:p text:style-name="P1">2023-10-18 17:23:12.927 +02:00 [INF] Start translating C:\Users\fkinz\source\repos\FolkerKinzel.VCards\src\FolkerKinzel.VCards\<text:span text:style-name="T1">AnsiFilter_old.cs</text:span></text:p>
      <text:p text:style-name="P1">2023-10-18 17:23:12.932 +02:00 [INF] Try to translate: <text:s/>Hilfsklasse, die dem korrekten Laden von VCF-Dateien dient, die in einer ANSI-Codepage gespeichert wurden. </text:p>
      <text:p text:style-name="P1">2023-10-18 17:23:12.933 +02:00 [INF] Translation found: Helper class used for correct loading of VCF files saved in an ANSI code page.</text:p>
      <text:p text:style-name="P1">2023-10-18 17:23:12.934 +02:00 [INF] Try to translate: </text:p>
      <text:p text:style-name="P1">2023-10-18 17:23:12.934 +02:00 [INF] Translation found: </text:p>
      <text:p text:style-name="P1">2023-10-18 17:23:12.935 +02:00 [INF] Try to translate: &lt;para&gt; VCF-Dateien des Standards vCard 2.1 wurden von Outlook und Outlook Express früher in der ANSI-Kodierung des jeweiligen Windows-Systems gespeichert, ohne in jedem Fall die erweiterten Zeichen mit Quoted-Printable-Kodierung zu kodieren. Auch VCF-Dateien des Standards vCard 3.0 können prinzipiell ANSI-kodiert sein, wenn sie z.B. in einer E-Mail übertragen wurden, die in ihrem Content-Header die Kodierung festlegte. Erst seit vCard 4.0 ist die Kodierung UTF-8 verbindlich festgelegt. &lt;/para&gt;&lt;para&gt; Die Klasse ist ein Wrapper um die &lt;see cref="VCard" /&gt;.&lt;see cref="VCard.LoadVcf(string, Encoding?)" /&gt;-Methode, der zunächst prüft, ob die zu ladende Datei korrektes UTF-8 darstellt. Schlägt die Prüfung fehl, wird die VCF-Datei erneut mit einer als Fallback angegebenen Kodierung geladen. &lt;/para&gt;&lt;para&gt; Die Verwendung der Klasse eignet sich nicht für Code, bei dem es auf Performance ankommt, denn zur Auswertung werden &lt;see cref="DecoderFallbackException" /&gt;s abgefangen und Dateien müssen ggf. zweimal geladen werden. &lt;/para&gt;&lt;para&gt; Verwenden Sie die Klasse, wenn Sie mit relativer Sicherheit vorhersagen können, welche ANSI-Codepage ggf. verwendet worden ist oder wenn Sie nicht mit vCard 2.1 - Dateien arbeiten. Falls Sie es mit vCard 2.1-Dateien zu tun haben, die in verschiedenen ANSI-Codepages gespeichert worden sind, können Sie auf die Klasse &lt;see cref="MultiAnsiFilter" /&gt; zurückgreifen, die zusätzlich in den eingelesenen vCard-Dateien noch nach &lt;c&gt;CHARSET&lt;/c&gt;-Parametern fahndet. &lt;/para&gt;</text:p>
      <text:p text:style-name="P1">2023-10-18 17:23:12.938 +02:00 <text:span text:style-name="T2">[WRN]</text:span> No translation found.</text:p>
      <text:p text:style-name="P1">2023-10-18 17:23:12.939 +02:00 [INF] Try to translate: &lt;note type="note"&gt;Der leichteren Lesbarkeit wegen, wird in den Beispielen auf Ausnahmebehandlung verzichtet.&lt;/note&gt;&lt;code language="cs" source="..\Examples\AnsiFilterExample.cs" /&gt;</text:p>
      <text:p text:style-name="P1">2023-10-18 17:23:12.940 +02:00 [INF] Translation found: &lt;note type="note"&gt;<text:line-break/>To make the code more readable, exception handling has been omitted from the examples.<text:line-break/>&lt;/note&gt;<text:line-break/>&lt;code/&gt;</text:p>
      <text:p text:style-name="P1">2023-10-18 17:23:12.942 +02:00 [INF] Try to translate: <text:s/>Initialisiert eine Instanz der &lt;see cref="AnsiFilter" /&gt;-Klasse mit der Nummer der Codepage, die für das Lesen von VCF-Dateien verwendet werden soll, die nicht im UTF-8-Format vorliegen. </text:p>
      <text:p text:style-name="P1">2023-10-18 17:23:12.943 +02:00 [INF] Translation found: Initializes an instance of the &lt;see cref="AnsiFilter"/&gt; class with the number of the code page to use for the reading of VCF files that are not saved as UTF-8.</text:p>
      <text:p text:style-name="P1">2023-10-18 17:23:12.947 +02:00 [INF] Try to translate: Die Nummer der Codepage. Default ist 1252 für windows-1252.</text:p>
      <text:p text:style-name="P1">2023-10-18 17:23:12.949 +02:00 [INF] Translation found: The number of the code page. The default value is 1252 (for windows-1252).</text:p>
      <text:p text:style-name="P1">2023-10-18 17:23:12.950 +02:00 [INF] Try to translate: Die für &lt;paramref name="fallbackCodePage" /&gt; angegebene Nummer konnte keiner ANSI-Codepage zugeordnet werden.</text:p>
      <text:p text:style-name="P1">2023-10-18 17:23:12.951 +02:00 [INF] Translation found: The number specified for &lt;paramref name="fallbackCodePage"/&gt; could not be mapped to an ANSI code page.</text:p>
      <text:p text:style-name="P1">2023-10-18 17:23:12.953 +02:00 [INF] Try to translate: <text:s/>Initialisiert eine Instanz der &lt;see cref="AnsiFilter" /&gt;-Klasse mit dem &lt;see cref="Encoding.WebName" /&gt; des &lt;see cref="Encoding" /&gt;-Objekts, das zum Lesen von VCF-Dateien verwendet werden soll, die nicht im UTF-8-Format vorliegen. </text:p>
      <text:p text:style-name="P1">2023-10-18 17:23:12.955 +02:00 [INF] Translation found: Initializes an instance of the &lt;see cref="AnsiFilter"/&gt; class with the &lt;see cref="Encoding.WebName"/&gt; property of the &lt;see cref="Encoding"/&gt; object that shall be used for the reading of VCF files that are not UTF-8.</text:p>
      <text:p text:style-name="P1">2023-10-18 17:23:12.956 +02:00 [INF] Try to translate: &lt;see cref="Encoding.WebName" /&gt; des &lt;see cref="Encoding" /&gt;-Objekts.</text:p>
      <text:p text:style-name="P1">2023-10-18 17:23:12.957 +02:00 [INF] Translation found: &lt;see cref="Encoding.WebName"/&gt; property of the &lt;see cref="Encoding"/&gt; object.</text:p>
      <text:p text:style-name="P1">2023-10-18 17:23:12.958 +02:00 [INF] Try to translate: &lt;paramref name="fallbackEncodingWebName" /&gt; ist &lt;c&gt;null&lt;/c&gt;.</text:p>
      <text:p text:style-name="P1">2023-10-18 17:23:12.959 +02:00 [INF] Translation found: &lt;paramref name="fallbackEncodingWebName"/&gt; is &lt;c&gt;null&lt;/c&gt;.</text:p>
      <text:p text:style-name="P1">2023-10-18 17:23:12.962 +02:00 [INF] Try to translate: Der für &lt;paramref name="fallbackEncodingWebName" /&gt; angegebene Bezeichner konnte keiner ANSI-Codepage zugeordnet werden.</text:p>
      <text:p text:style-name="P1">2023-10-18 17:23:12.965 +02:00 [INF] Translation found: The identifier specified for &lt;paramref name="fallbackEncodingWebName"/&gt; could not be mapped to an ANSI code page.</text:p>
      <text:p text:style-name="P1">2023-10-18 17:23:12.966 +02:00 [INF] Try to translate: &lt;see cref="Encoding.WebName" /&gt;-Eigenschaft des &lt;see cref="Encoding" /&gt;-Objekts, das zum Laden von VCF-Dateien verwendet wird, die nicht im UTF-8-Format vorliegen. </text:p>
      <text:p text:style-name="P1">2023-10-18 17:23:12.967 +02:00 [INF] Translation found: &lt;see cref="Encoding.WebName"/&gt; property of the &lt;see cref="Encoding"/&gt; object, which is used to load VCF files that are not UTF-8.</text:p>
      <text:p text:style-name="P1">2023-10-18 17:23:12.968 +02:00 [INF] Try to translate: <text:s/>Versucht eine VCF-Datei zunächst als UTF-8 zu laden und lädt sie - falls dies fehlschlägt - mit dem durch &lt;see cref="FallbackEncodingWebName" /&gt; spezifizierten &lt;see cref="Encoding" /&gt;. </text:p>
      <text:p text:style-name="P1">2023-10-18 17:23:12.969 +02:00 [INF] Translation found: Tries to load a VCF file as UTF-8 first and - if that fails - loads it with the &lt;see cref="Encoding"/&gt; specified with &lt;see cref="FallbackEncodingWebName"/&gt;.</text:p>
      <text:p text:style-name="P1">2023-10-18 17:23:12.971 +02:00 [INF] Try to translate: Absoluter oder relativer Pfad zu einer VCF-Datei.</text:p>
      <text:p text:style-name="P1">2023-10-18 17:23:12.972 +02:00 [INF] Translation found: Absolute or relative path to a VCF file.</text:p>
      <text:p text:style-name="P1">2023-10-18 17:23:12.972 +02:00 [INF] Try to translate: Eine Sammlung geparster &lt;see cref="VCard" /&gt;-Objekte, die den Inhalt der VCF-Datei repräsentieren.</text:p>
      <text:p text:style-name="P1">2023-10-18 17:23:12.974 +02:00 [INF] Translation found: A collection of parsed &lt;see cref="VCard"/&gt; objects, which represents the content of the VCF file.</text:p>
      <text:p text:style-name="P1">2023-10-18 17:23:12.975 +02:00 [INF] Try to translate: &lt;paramref name="fileName" /&gt; ist &lt;c&gt;null&lt;/c&gt;.</text:p>
      <text:p text:style-name="P1">2023-10-18 17:23:12.979 +02:00 [INF] Translation found: &lt;paramref name="fileName"/&gt; is &lt;c&gt;null&lt;/c&gt;.</text:p>
      <text:p text:style-name="P1">2023-10-18 17:23:12.980 +02:00 [INF] Try to translate: &lt;paramref name="fileName" /&gt; ist kein gültiger Dateipfad.</text:p>
      <text:p text:style-name="P1">2023-10-18 17:23:12.981 +02:00 [INF] Translation found: &lt;paramref name ="fileName"/&gt; is not a valid file path.</text:p>
      <text:p text:style-name="P1">2023-10-18 17:23:12.982 +02:00 [INF] Try to translate: Die Datei konnte nicht geladen werden.</text:p>
      <text:p text:style-name="P1">2023-10-18 17:23:12.983 +02:00 [INF] Translation found: The file could not be loaded.</text:p>
      <text:p text:style-name="P1">2023-10-18 17:23:12.984 +02:00 [INF] Try to translate: <text:s/>Versucht eine VCF-Datei zunächst als UTF-8 zu laden und lädt sie - falls dies fehlschlägt - mit dem durch &lt;see cref="FallbackEncodingWebName" /&gt; spezifizierten &lt;see cref="Encoding" /&gt;. </text:p>
      <text:p text:style-name="P1">2023-10-18 17:23:12.985 +02:00 [INF] Translation found: Tries to load a VCF file as UTF-8 first and - if that fails - loads it with the &lt;see cref="Encoding"/&gt; specified with &lt;see cref="FallbackEncodingWebName"/&gt;.</text:p>
      <text:p text:style-name="P1">2023-10-18 17:23:12.986 +02:00 [INF] Try to translate: Absoluter oder relativer Pfad zu einer VCF-Datei.</text:p>
      <text:p text:style-name="P1">2023-10-18 17:23:12.987 +02:00 [INF] Translation found: Absolute or relative path to a VCF file.</text:p>
      <text:p text:style-name="P1">2023-10-18 17:23:12.988 +02:00 [INF] Try to translate: &lt;see cref="Encoding.WebName" /&gt;-Eigenschaft des &lt;see cref="Encoding" /&gt;-Objekts, mit dem die VCF-Datei geladen wurde. Der Parameter wird uninitialisiert übergeben.</text:p>
      <text:p text:style-name="P1">2023-10-18 17:23:12.989 +02:00 [INF] Translation found: &lt;see cref="Encoding.WebName"/&gt; property of the &lt;see cref="Encoding"/&gt; object, which had been used to load the VCF file. The parameter is passed uninitialized.</text:p>
      <text:p text:style-name="P1">2023-10-18 17:23:12.990 +02:00 [INF] Try to translate: Eine Sammlung geparster &lt;see cref="VCard" /&gt;-Objekte, die den Inhalt der VCF-Datei repräsentieren.</text:p>
      <text:p text:style-name="P1">2023-10-18 17:23:12.994 +02:00 [INF] Translation found: A collection of parsed &lt;see cref="VCard"/&gt; objects, which represents the content of the VCF file.</text:p>
      <text:p text:style-name="P1">2023-10-18 17:23:12.995 +02:00 [INF] Try to translate: &lt;paramref name="fileName" /&gt; ist &lt;c&gt;null&lt;/c&gt;.</text:p>
      <text:p text:style-name="P1">2023-10-18 17:23:12.996 +02:00 [INF] Translation found: &lt;paramref name="fileName"/&gt; is &lt;c&gt;null&lt;/c&gt;.</text:p>
      <text:p text:style-name="P1">2023-10-18 17:23:12.997 +02:00 [INF] Try to translate: &lt;paramref name="fileName" /&gt; ist kein gültiger Dateipfad.</text:p>
      <text:p text:style-name="P1">2023-10-18 17:23:12.998 +02:00 [INF] Translation found: &lt;paramref name ="fileName"/&gt; is not a valid file path.</text:p>
      <text:p text:style-name="P1">2023-10-18 17:23:12.998 +02:00 [INF] Try to translate: Die Datei konnte nicht geladen werden.</text:p>
      <text:p text:style-name="P1">2023-10-18 17:23:12.999 +02:00 [INF] Translation found: The file could not be loaded.</text:p>
      <text:p text:style-name="P1">2023-10-18 17:23:13.000 +02:00 [INF] Save<text:line-break/>C:\Users\fkinz\source\repos\FolkerKinzel.VCards\src\FolkerKinzel.VCards\AnsiFilter_old.cs to<text:line-break/>C:\Users\fkinz\source\repos\FolkerKinzel.VCards\src\FolkerKinzel.VCards\AnsiFilter_old.cs.</text:p>
      <text:p text:style-name="P1">2023-10-18 17:23:13.002 +02:00 [INF] ===================================================</text:p>
      <text:p text:style-name="P1">2023-10-18 17:23:13.003 +02:00 [INF] </text:p>
      <text:p text:style-name="P1"/>
      <text:p text:style-name="P1">2023-10-18 17:23:13.005 +02:00 [INF] Start translating C:\Users\fkinz\source\repos\FolkerKinzel.VCards\src\FolkerKinzel.VCards\<text:span text:style-name="T1">MultiAnsiFilter.cs</text:span></text:p>
      <text:p text:style-name="P1">2023-10-18 17:23:13.009 +02:00 [INF] Try to translate: <text:s/>Hilfsklasse, die dem korrekten Laden von VCF-Dateien des vCard-Standards 2.1 dient, die in verschiedenen ANSI-Codepages gespeichert wurden. </text:p>
      <text:p text:style-name="P1">2023-10-18 17:23:13.011 +02:00 [INF] Translation found: Helper class used for the correct loading of vCard 2.1 VCF files that might have been saved in different code pages.</text:p>
      <text:p text:style-name="P1">2023-10-18 17:23:13.012 +02:00 [INF] Try to translate: </text:p>
      <text:p text:style-name="P1">2023-10-18 17:23:13.013 +02:00 [INF] Translation found: </text:p>
      <text:p text:style-name="P1">2023-10-18 17:23:13.014 +02:00 [INF] Try to translate: &lt;para&gt; VCF-Dateien des Standards vCard 2.1 wurden von Outlook und Outlook Express früher in der ANSI-Kodierung des jeweiligen Windows-Systems gespeichert, ohne dass in jedem Fall die erweiterten Zeichen mit Quoted-Printable-Kodierung kodiert worden wären. Solche Dateien enthalten aber mitunter an irgendeiner Stelle einen &lt;c&gt;CHARSET&lt;/c&gt;-Parameter, der Rückschlüsse auf die verwendete Enkodierung zulässt. Die Wirkungsweise der Klasse beruht auf der Annahme, dass innerhalb einer VCF-Datei jeweils nur eine ANSI-Kodierung Verwendung fand. &lt;/para&gt;&lt;para&gt; Die Klasse ist ein Wrapper um die &lt;see cref="VCard" /&gt;.&lt;see cref="VCard.LoadVcf(string, Encoding?)" /&gt;-Methode, der zunächst prüft, ob die zu ladende Datei korrektes UTF-8 darstellt. Schlägt die Prüfung fehl, wird die VCF-Datei erneut mit dem durch &lt;see cref="AnsiFilter.FallbackEncodingWebName" /&gt; spezifizierten &lt;see cref="Encoding" /&gt; geladen. Anschließend wird der Inhalt der so geladenen VCF-Datei nach &lt;c&gt;CHARSET&lt;/c&gt;-Parametern durchsucht, die einen Hinweis auf die tatsächlich verwendete Kodierung geben. Erweist sich bei dieser Untersuchung, dass diese Kodierung von der Kodierung abweicht, mit der die VCF-Datei geladen wurde, wird die Datei mit der ermittelten Kodierung erneut geladen. &lt;/para&gt;&lt;para&gt; Die Verwendung der Klasse eignet sich nicht für Code, bei dem es auf Performance ankommt, denn zur Auswertung werden &lt;see cref="DecoderFallbackException" /&gt;s abgefangen und Dateien müssen ggf. dreimal geladen werden. &lt;/para&gt;&lt;para&gt; Verwenden Sie die Klasse nur dann, wenn Sie es auch mit vCard 2.1 - Dateien zu tun haben, denn nur in diesem Standard existieren &lt;c&gt;CHARSET&lt;/c&gt;-Parameter. Zwar können auch VCF-Dateien des Standards vCard 3.0 ANSI-kodiert sein, aber diese enthalten eben keinen &lt;c&gt;CHARSET&lt;/c&gt;-Parameter. Deshalb ist zum Erkennen ANSI-kodierter vCard 3.0 - Dateien die Verwendung der Klasse &lt;see cref="AnsiFilter" /&gt; effizienter. &lt;/para&gt;</text:p>
      <text:p text:style-name="P1">2023-10-18 17:23:13.017 +02:00 <text:span text:style-name="T2">[WRN]</text:span> No translation found.</text:p>
      <text:p text:style-name="P1">2023-10-18 17:23:13.018 +02:00 [INF] Try to translate: &lt;note type="note"&gt;Der leichteren Lesbarkeit wegen, wird in den Beispielen auf Ausnahmebehandlung verzichtet.&lt;/note&gt;&lt;code language="cs" source="..\Examples\MultiAnsiFilterExample.cs" /&gt;</text:p>
      <text:p text:style-name="P1">2023-10-18 17:23:13.019 +02:00 [INF] Translation found: &lt;note type="note"&gt;<text:line-break/>To make the code more readable, exception handling has been omitted from the examples.<text:line-break/>&lt;/note&gt;<text:line-break/>&lt;code/&gt;</text:p>
      <text:p text:style-name="P1">2023-10-18 17:23:13.020 +02:00 [INF] Try to translate: <text:s/>Initialisiert eine Instanz der &lt;see cref="MultiAnsiFilter" /&gt;-Klasse mit der Nummer der Codepage des &lt;see cref="Encoding" /&gt;-Objekts, das zum Lesen von VCF-Dateien verwendet werden soll, die nicht im UTF-8-Format vorliegen und die in ihren &lt;c&gt;CHARSET&lt;/c&gt;-Parametern keinen Hinweis enthalten, der die Verwendung eines anderen &lt;see cref="Encoding" /&gt;s nahelegt. </text:p>
      <text:p text:style-name="P1">2023-10-18 17:23:13.024 +02:00 <text:span text:style-name="T2">[WRN]</text:span> No translation found.</text:p>
      <text:p text:style-name="P1">2023-10-18 17:23:13.025 +02:00 [INF] Try to translate: Die Nummer der Codepage des &lt;see cref="Encoding" /&gt;-Objekts. Default ist 1252 für windows-1252.</text:p>
      <text:p text:style-name="P1">2023-10-18 17:23:13.026 +02:00 [INF] Translation found: The number of the code page. The default value is 1252 (for windows-1252).</text:p>
      <text:p text:style-name="P1">2023-10-18 17:23:13.028 +02:00 [INF] Try to translate: Die für &lt;paramref name="fallbackCodePage" /&gt; angegebene Nummer konnte keiner ANSI-Codepage zugeordnet werden.</text:p>
      <text:p text:style-name="P1">2023-10-18 17:23:13.029 +02:00 [INF] Translation found: The number specified for &lt;paramref name="fallbackCodePage"/&gt; could not be mapped to an ANSI code page.</text:p>
      <text:p text:style-name="P1">2023-10-18 17:23:13.030 +02:00 [INF] Try to translate: <text:s/>Initialisiert eine Instanz der &lt;see cref="MultiAnsiFilter" /&gt;-Klasse mit dem &lt;see cref="Encoding.WebName" /&gt; des &lt;see cref="Encoding" /&gt;-Objekts, das zum Lesen von VCF-Dateien verwendet werden soll, die nicht im UTF-8-Format vorliegen und die in ihren &lt;c&gt;CHARSET&lt;/c&gt;-Parametern keinen Hinweis enthalten, der die Verwendung eines anderen &lt;see cref="Encoding" /&gt;s nahelegt. </text:p>
      <text:p text:style-name="P1">2023-10-18 17:23:13.031 +02:00 <text:span text:style-name="T2">[WRN]</text:span> No translation found.</text:p>
      <text:p text:style-name="P1">2023-10-18 17:23:13.032 +02:00 [INF] Try to translate: &lt;see cref="Encoding.WebName" /&gt; des &lt;see cref="Encoding" /&gt;-Objekts.</text:p>
      <text:p text:style-name="P1">2023-10-18 17:23:13.033 +02:00 [INF] Translation found: &lt;see cref="Encoding.WebName"/&gt; property of the &lt;see cref="Encoding"/&gt; object.</text:p>
      <text:p text:style-name="P1">2023-10-18 17:23:13.034 +02:00 [INF] Try to translate: &lt;paramref name="fallbackEncodingWebName" /&gt; ist &lt;c&gt;null&lt;/c&gt;.</text:p>
      <text:p text:style-name="P1">2023-10-18 17:23:13.034 +02:00 [INF] Translation found: &lt;paramref name="fallbackEncodingWebName"/&gt; is &lt;c&gt;null&lt;/c&gt;.</text:p>
      <text:p text:style-name="P1">2023-10-18 17:23:13.035 +02:00 [INF] Try to translate: Der für &lt;paramref name="fallbackEncodingWebName" /&gt; angegebene Bezeichner konnte keiner ANSI-Codepage zugeordnet werden.</text:p>
      <text:p text:style-name="P1">2023-10-18 17:23:13.037 +02:00 [INF] Translation found: The identifier specified for &lt;paramref name="fallbackEncodingWebName"/&gt; could not be mapped to an ANSI code page.</text:p>
      <text:p text:style-name="P1">2023-10-18 17:23:13.040 +02:00 [INF] Try to translate: <text:s/>Versucht eine VCF-Datei zunächst als UTF-8 zu laden und lädt sie - falls dies fehlschlägt - mit dem durch &lt;see cref="AnsiFilter.FallbackEncodingWebName" /&gt; spezifizierten &lt;see cref="Encoding" /&gt; oder - falls die VCF-Datei einen &lt;c&gt;CHARSET&lt;/c&gt;-Parameter enthält - mit einer entsprechenden Kodierung. </text:p>
      <text:p text:style-name="P1">2023-10-18 17:23:13.041 +02:00 [INF] Translation found: Tries to load a VCF file as UTF-8 first and - if that fails - loads it with the &lt;see cref="Encoding"/&gt; specified with &lt;see cref="FallbackEncodingWebName"/&gt; or - if the VCF file contains a &lt;c&gt;CHARSET&lt;/c&gt; parameter - with a corresponding &lt;see cref="Encoding"/&gt;.</text:p>
      <text:p text:style-name="P1">2023-10-18 17:23:13.042 +02:00 [INF] Try to translate: Absoluter oder relativer Pfad zu einer VCF-Datei.</text:p>
      <text:p text:style-name="P1">2023-10-18 17:23:13.043 +02:00 [INF] Translation found: Absolute or relative path to a VCF file.</text:p>
      <text:p text:style-name="P1">2023-10-18 17:23:13.044 +02:00 [INF] Try to translate: Eine Sammlung geparster &lt;see cref="VCard" /&gt;-Objekte, die den Inhalt der VCF-Datei repräsentieren.</text:p>
      <text:p text:style-name="P1">2023-10-18 17:23:13.046 +02:00 [INF] Translation found: A collection of parsed &lt;see cref="VCard"/&gt; objects, which represents the content of the VCF file.</text:p>
      <text:p text:style-name="P1">2023-10-18 17:23:13.048 +02:00 [INF] Try to translate: &lt;paramref name="fileName" /&gt; ist &lt;c&gt;null&lt;/c&gt;.</text:p>
      <text:p text:style-name="P1">2023-10-18 17:23:13.049 +02:00 [INF] Translation found: &lt;paramref name="fileName"/&gt; is &lt;c&gt;null&lt;/c&gt;.</text:p>
      <text:p text:style-name="P1">2023-10-18 17:23:13.050 +02:00 [INF] Try to translate: &lt;paramref name="fileName" /&gt; ist kein gültiger Dateipfad.</text:p>
      <text:p text:style-name="P1">2023-10-18 17:23:13.050 +02:00 [INF] Translation found: &lt;paramref name ="fileName"/&gt; is not a valid file path.</text:p>
      <text:p text:style-name="P1">2023-10-18 17:23:13.051 +02:00 [INF] Try to translate: Die Datei konnte nicht geladen werden.</text:p>
      <text:p text:style-name="P1">2023-10-18 17:23:13.054 +02:00 [INF] Translation found: The file could not be loaded.</text:p>
      <text:p text:style-name="P1">2023-10-18 17:23:13.056 +02:00 [INF] Try to translate: <text:s/>Versucht eine VCF-Datei zunächst als UTF-8 zu laden und lädt sie - falls dies fehlschlägt - mit dem durch &lt;see cref="AnsiFilter.FallbackEncodingWebName" /&gt; spezifizierten &lt;see cref="Encoding" /&gt; oder - falls die VCF-Datei einen &lt;c&gt;CHARSET&lt;/c&gt;-Parameter enthält - mit einer entsprechenden Kodierung. </text:p>
      <text:p text:style-name="P1">2023-10-18 17:23:13.057 +02:00 [INF] Translation found: Tries to load a VCF file as UTF-8 first and - if that fails - loads it with the &lt;see cref="Encoding"/&gt; specified with &lt;see cref="FallbackEncodingWebName"/&gt; or - if the VCF file contains a &lt;c&gt;CHARSET&lt;/c&gt; parameter - with a corresponding &lt;see cref="Encoding"/&gt;.</text:p>
      <text:p text:style-name="P1">2023-10-18 17:23:13.059 +02:00 [INF] Try to translate: Absoluter oder relativer Pfad zu einer VCF-Datei.</text:p>
      <text:p text:style-name="P1">2023-10-18 17:23:13.060 +02:00 [INF] Translation found: Absolute or relative path to a VCF file.</text:p>
      <text:p text:style-name="P1">2023-10-18 17:23:13.062 +02:00 [INF] Try to translate: &lt;see cref="Encoding.WebName" /&gt;-Eigenschaft des &lt;see cref="Encoding" /&gt;-Objekts, mit dem die VCF-Datei geladen wurde. Der Parameter wird uninitialisiert übergeben.</text:p>
      <text:p text:style-name="P1">2023-10-18 17:23:13.064 +02:00 [INF] Translation found: &lt;see cref="Encoding.WebName"/&gt; property of the &lt;see cref="Encoding"/&gt; object, which had been used to load the VCF file. The parameter is passed uninitialized.</text:p>
      <text:p text:style-name="P1">2023-10-18 17:23:13.065 +02:00 [INF] Try to translate: Eine Sammlung geparster &lt;see cref="VCard" /&gt;-Objekte, die den Inhalt der VCF-Datei repräsentieren.</text:p>
      <text:p text:style-name="P1">2023-10-18 17:23:13.066 +02:00 [INF] Translation found: A collection of parsed &lt;see cref="VCard"/&gt; objects, which represents the content of the VCF file.</text:p>
      <text:p text:style-name="P1">2023-10-18 17:23:13.069 +02:00 [INF] Try to translate: &lt;paramref name="fileName" /&gt; ist &lt;c&gt;null&lt;/c&gt;.</text:p>
      <text:p text:style-name="P1">2023-10-18 17:23:13.071 +02:00 [INF] Translation found: &lt;paramref name="fileName"/&gt; is &lt;c&gt;null&lt;/c&gt;.</text:p>
      <text:p text:style-name="P1">2023-10-18 17:23:13.072 +02:00 [INF] Try to translate: &lt;paramref name="fileName" /&gt; ist kein gültiger Dateipfad.</text:p>
      <text:p text:style-name="P1">2023-10-18 17:23:13.073 +02:00 [INF] Translation found: &lt;paramref name ="fileName"/&gt; is not a valid file path.</text:p>
      <text:p text:style-name="P1">2023-10-18 17:23:13.074 +02:00 [INF] Try to translate: Die Datei konnte nicht geladen werden.</text:p>
      <text:p text:style-name="P1">2023-10-18 17:23:13.074 +02:00 [INF] Translation found: The file could not be loaded.</text:p>
      <text:p text:style-name="P1">2023-10-18 17:23:13.075 +02:00 [INF] Save<text:line-break/>C:\Users\fkinz\source\repos\FolkerKinzel.VCards\src\FolkerKinzel.VCards\MultiAnsiFilter.cs to<text:line-break/>C:\Users\fkinz\source\repos\FolkerKinzel.VCards\src\FolkerKinzel.VCards\MultiAnsiFilter.cs.</text:p>
      <text:p text:style-name="P1">2023-10-18 17:23:13.078 +02:00 [INF] ===================================================</text:p>
      <text:p text:style-name="P1">2023-10-18 17:23:13.079 +02:00 [INF] </text:p>
      <text:p text:style-name="P1">2023-10-18 17:23:13.080 +02:00 [INF] Start translating C:\Users\fkinz\source\repos\FolkerKinzel.VCards\src\FolkerKinzel.VCards\<text:span text:style-name="T1">VCard_CONST.cs</text:span></text:p>
      <text:p text:style-name="P1">2023-10-18 17:23:13.081 +02:00 [INF] Try to translate: <text:s/>In VCF-Dateien verwendeter Zeilenwechsel ("\r\n"). </text:p>
      <text:p text:style-name="P1">2023-10-18 17:23:13.082 +02:00 [INF] Translation found: Newline used in VCF files ("\r\n").</text:p>
      <text:p text:style-name="P1">2023-10-18 17:23:13.084 +02:00 [INF] Try to translate: <text:s/>Strukturierte Darstellung der physischen Anschrift des vCard-Objekts. (2,3,4) </text:p>
      <text:p text:style-name="P1">2023-10-18 17:23:13.086 +02:00 [INF] Translation found: </text:p>
      <text:p text:style-name="P1">2023-10-18 17:23:13.087 +02:00 [INF] Try to translate: <text:s/>Informationen über eine andere Person, die im Namen des vCard-Objekts handeln soll. Typischerweise ist das ein Vertreter, Assistent oder Sekretär. Hier kann entweder eine URL oder eine eingebettete vCard angegeben werden. (2,3,4) </text:p>
      <text:p text:style-name="P1">2023-10-18 17:23:13.088 +02:00 [INF] Translation found: </text:p>
      <text:p text:style-name="P1">2023-10-18 17:23:13.089 +02:00 [INF] Try to translate: <text:s/>Jahrestag (gemeint ist i. A. der Hochzeitstag) der Person. (4) </text:p>
      <text:p text:style-name="P1">2023-10-18 17:23:13.091 +02:00 [INF] Translation found: </text:p>
      <text:p text:style-name="P1">2023-10-18 17:23:13.092 +02:00 [INF] Try to translate: <text:s/>Geburtsdatum der mit der vCard verbundenen Person. (2,3,4) </text:p>
      <text:p text:style-name="P1">2023-10-18 17:23:13.092 +02:00 [INF] Translation found: </text:p>
      <text:p text:style-name="P1">2023-10-18 17:23:13.095 +02:00 [INF] Try to translate: <text:s/>Eine URL für das Senden einer Terminanforderung zur Verwendung des Kalenders der Person. (4) </text:p>
      <text:p text:style-name="P1">2023-10-18 17:23:13.096 +02:00 [INF] Translation found: </text:p>
      <text:p text:style-name="P1">2023-10-18 17:23:13.097 +02:00 [INF] Try to translate: <text:s/>Eine URL zum Kalender der Person. (4) </text:p>
      <text:p text:style-name="P1">2023-10-18 17:23:13.099 +02:00 [INF] Translation found: </text:p>
      <text:p text:style-name="P1">2023-10-18 17:23:13.100 +02:00 [INF] Try to translate: <text:s/>Liste von Eigenschaften, die das Objekt der vCard beschreiben. (3, 4) </text:p>
      <text:p text:style-name="P1">2023-10-18 17:23:13.100 +02:00 [INF] Translation found: </text:p>
      <text:p text:style-name="P1">2023-10-18 17:23:13.101 +02:00 [INF] Try to translate: <text:s/>Sensibilität der in der vCard enthaltenen Daten. (3) </text:p>
      <text:p text:style-name="P1">2023-10-18 17:23:13.103 +02:00 [INF] Translation found: </text:p>
      <text:p text:style-name="P1">2023-10-18 17:23:13.104 +02:00 [INF] Try to translate: <text:s/>Mappings für Property-IDs (4) </text:p>
      <text:p text:style-name="P1">2023-10-18 17:23:13.106 +02:00 [INF] Translation found: </text:p>
      <text:p text:style-name="P1">2023-10-18 17:23:13.107 +02:00 [INF] Try to translate: <text:s/>E-Mail-Adresse zur Kommunikation mit dem vCard-Objekt. (2,3,4) </text:p>
      <text:p text:style-name="P1">2023-10-18 17:23:13.109 +02:00 [INF] Translation found: </text:p>
      <text:p text:style-name="P1">2023-10-18 17:23:13.112 +02:00 [INF] Try to translate: <text:s/>URL, die beschreibt, ob auf dem Kalender der Person „frei“ oder „besetzt“ angezeigt wird. (4) </text:p>
      <text:p text:style-name="P1">2023-10-18 17:23:13.115 +02:00 [INF] Translation found: </text:p>
      <text:p text:style-name="P1">2023-10-18 17:23:13.118 +02:00 [INF] Try to translate: <text:s/>Formatierte Zeichenfolge mit dem vollständigen Namen des vCard-Objekts. (2,3,4) </text:p>
      <text:p text:style-name="P1">2023-10-18 17:23:13.118 +02:00 [INF] Translation found: </text:p>
      <text:p text:style-name="P1">2023-10-18 17:23:13.119 +02:00 [INF] Try to translate: <text:s/>Geschlecht der Person. (4) </text:p>
      <text:p text:style-name="P1">2023-10-18 17:23:13.120 +02:00 [INF] Translation found: </text:p>
      <text:p text:style-name="P1">2023-10-18 17:23:13.121 +02:00 [INF] Try to translate: <text:s/>Längen- und Breitengrad. (2,3,4) </text:p>
      <text:p text:style-name="P1">2023-10-18 17:23:13.122 +02:00 [INF] Translation found: </text:p>
      <text:p text:style-name="P1">2023-10-18 17:23:13.123 +02:00 [INF] Try to translate: <text:s/>Definiert ein Instant-Messenger-Handle. (3,4) </text:p>
      <text:p text:style-name="P1">2023-10-18 17:23:13.123 +02:00 [INF] Translation found: </text:p>
      <text:p text:style-name="P1">2023-10-18 17:23:13.124 +02:00 [INF] Try to translate: <text:s/>Öffentlicher Schlüssel, der dem vCard-Objekt zugeordnet ist. (2,3,4) </text:p>
      <text:p text:style-name="P1">2023-10-18 17:23:13.125 +02:00 [INF] Translation found: </text:p>
      <text:p text:style-name="P1">2023-10-18 17:23:13.126 +02:00 [INF] Try to translate: Es kann zu einer externen URL verwiesen werden, Klartext angegeben werden oder ein Base64-kodierter Textblock in die vCard eingebettet werden.</text:p>
      <text:p text:style-name="P1">2023-10-18 17:23:13.129 +02:00 [INF] Translation found: </text:p>
      <text:p text:style-name="P1">2023-10-18 17:23:13.132 +02:00 [INF] Try to translate: <text:s/>Art des Objekts, das die vCard beschreibt. (4) </text:p>
      <text:p text:style-name="P1">2023-10-18 17:23:13.133 +02:00 [INF] Translation found: </text:p>
      <text:p text:style-name="P1">2023-10-18 17:23:13.134 +02:00 [INF] Try to translate: <text:s/>Eine Person (individual), eine Organisation (organization) oder eine Gruppe (group).</text:p>
      <text:p text:style-name="P1">2023-10-18 17:23:13.135 +02:00 [INF] Translation found: </text:p>
      <text:p text:style-name="P1">2023-10-18 17:23:13.136 +02:00 [INF] Try to translate: <text:s/>Stellt den eigentlichen Text dar, der auf einem physischen Adressetikett zur Adressierung an das mit der vCard verbundene Objekt vorhanden ist (ähnlich der ADR-Eigenschaft). (2,3) </text:p>
      <text:p text:style-name="P1">2023-10-18 17:23:13.138 +02:00 [INF] Translation found: </text:p>
      <text:p text:style-name="P1">2023-10-18 17:23:13.139 +02:00 [INF] Try to translate: <text:s/>Sprache, die die Person spricht. (4) </text:p>
      <text:p text:style-name="P1">2023-10-18 17:23:13.140 +02:00 [INF] Translation found: </text:p>
      <text:p text:style-name="P1">2023-10-18 17:23:13.140 +02:00 [INF] Try to translate: <text:s/>Logo der Organisation, mit der die Person in Beziehung steht, der die vCard gehört. (2,3,4) &lt;remarks&gt;Es kann auf eine externe URL verwiesen oder ein Base64-kodierter Textblock in die vCard eingebettet werden.&lt;/remarks&gt;</text:p>
      <text:p text:style-name="P1">2023-10-18 17:23:13.142 +02:00 [INF] Translation found: </text:p>
      <text:p text:style-name="P1">2023-10-18 17:23:13.143 +02:00 [INF] Try to translate: <text:s/>Art des genutzten E-Mail-Programms. (2,3) </text:p>
      <text:p text:style-name="P1">2023-10-18 17:23:13.148 +02:00 [INF] Translation found: </text:p>
      <text:p text:style-name="P1">2023-10-18 17:23:13.150 +02:00 [INF] Try to translate: <text:s/>Definiert das Objekt, das die vCard repräsentiert, als Teil einer Gruppe. (4) </text:p>
      <text:p text:style-name="P1">2023-10-18 17:23:13.151 +02:00 [INF] Translation found: </text:p>
      <text:p text:style-name="P1">2023-10-18 17:23:13.152 +02:00 [INF] Try to translate: &lt;para&gt;Zulässige Werte sind:&lt;/para&gt;&lt;list type="bullet"&gt;&lt;item&gt;eine „mailto:“-URL, die eine E-Mail-Adresse enthält&lt;/item&gt;&lt;item&gt;eine UUID, die auf die eigene vCard des Mitglieds verweist&lt;/item&gt;&lt;/list&gt;&lt;para&gt;Um diese Eigenschaft verwenden zu können, muss die KIND-Eigenschaft auf „group“ gesetzt werden.&lt;/para&gt;</text:p>
      <text:p text:style-name="P1">2023-10-18 17:23:13.153 +02:00 [INF] Translation found: </text:p>
      <text:p text:style-name="P1">2023-10-18 17:23:13.154 +02:00 [INF] Try to translate: <text:s/>Strukturierte Darstellung von Namen der Person, Ort oder Sache, der das vCard-Objekt zugeordnet ist. (2,3,4) </text:p>
      <text:p text:style-name="P1">2023-10-18 17:23:13.155 +02:00 [INF] Translation found: </text:p>
      <text:p text:style-name="P1">2023-10-18 17:23:13.156 +02:00 [INF] Try to translate: <text:s/>Textdarstellung der SOURCE-Eigenschaft. (3) </text:p>
      <text:p text:style-name="P1">2023-10-18 17:23:13.157 +02:00 [INF] Translation found: </text:p>
      <text:p text:style-name="P1">2023-10-18 17:23:13.158 +02:00 [INF] Try to translate: <text:s/>Ein oder mehrere Alternativnamen für das Objekt, das von der vCard repräsentiert wird. (3,4) </text:p>
      <text:p text:style-name="P1">2023-10-18 17:23:13.159 +02:00 [INF] Translation found: </text:p>
      <text:p text:style-name="P1">2023-10-18 17:23:13.160 +02:00 [INF] Try to translate: <text:s/>Kommentar (2,3,4) </text:p>
      <text:p text:style-name="P1">2023-10-18 17:23:13.163 +02:00 [INF] Translation found: </text:p>
      <text:p text:style-name="P1">2023-10-18 17:23:13.164 +02:00 [INF] Try to translate: <text:s/>Name und gegebenenfalls Einheit(en) der Organisation, der das vCard-Objekt zugeordnet ist. (2,3,4) </text:p>
      <text:p text:style-name="P1">2023-10-18 17:23:13.165 +02:00 [INF] Translation found: </text:p>
      <text:p text:style-name="P1">2023-10-18 17:23:13.166 +02:00 [INF] Try to translate: Diese Eigenschaft basiert auf den Attributen „Organization Name“ und „Organization Unit“ des X.520-Standards.</text:p>
      <text:p text:style-name="P1">2023-10-18 17:23:13.168 +02:00 [INF] Translation found: </text:p>
      <text:p text:style-name="P1">2023-10-18 17:23:13.168 +02:00 [INF] Try to translate: <text:s/>Bild oder Fotografie der mit der vCard verbundenen Person. (2,3,4) </text:p>
      <text:p text:style-name="P1">2023-10-18 17:23:13.169 +02:00 [INF] Translation found: </text:p>
      <text:p text:style-name="P1">2023-10-18 17:23:13.170 +02:00 [INF] Try to translate: Es kann auf eine externe URL verwiesen oder ein Base64-kodierter Textblock in die vCard eingebettet werden.</text:p>
      <text:p text:style-name="P1">2023-10-18 17:23:13.171 +02:00 [INF] Translation found: </text:p>
      <text:p text:style-name="P1">2023-10-18 17:23:13.172 +02:00 [INF] Try to translate: <text:s/>Kennung für das Produkt, mit dem das vCard-Objekt erstellt wurde. (3,4) </text:p>
      <text:p text:style-name="P1">2023-10-18 17:23:13.173 +02:00 [INF] Translation found: </text:p>
      <text:p text:style-name="P1">2023-10-18 17:23:13.174 +02:00 [INF] Try to translate: <text:s/>Legt fest, dass die vCard eine vCard ist. (3) </text:p>
      <text:p text:style-name="P1">2023-10-18 17:23:13.175 +02:00 [INF] Translation found: </text:p>
      <text:p text:style-name="P1">2023-10-18 17:23:13.177 +02:00 [INF] Try to translate: <text:s/>Andere Einheit, zu der die Person Verbindung hat. (4) </text:p>
      <text:p text:style-name="P1">2023-10-18 17:23:13.179 +02:00 [INF] Translation found: </text:p>
      <text:p text:style-name="P1">2023-10-18 17:23:13.180 +02:00 [INF] Try to translate: &lt;para&gt;Zulässige Werte sind:&lt;/para&gt;&lt;list type="bullet"&gt;&lt;item&gt;eine „mailto:“-URL, die eine E-Mail-Adresse enthält&lt;/item&gt;&lt;item&gt;eine UUID, die auf die eigene vCard des Mitglieds verweist&lt;/item&gt;&lt;/list&gt;</text:p>
      <text:p text:style-name="P1">2023-10-18 17:23:13.181 +02:00 [INF] Translation found: </text:p>
      <text:p text:style-name="P1">2023-10-18 17:23:13.183 +02:00 [INF] Try to translate: <text:s/>Zeitstempel der letzten Aktualisierung der vCard. (2,3,4) </text:p>
      <text:p text:style-name="P1">2023-10-18 17:23:13.184 +02:00 [INF] Translation found: </text:p>
      <text:p text:style-name="P1">2023-10-18 17:23:13.185 +02:00 [INF] Try to translate: <text:s/>Rolle, Beruf oder Wirtschaftskategorie des vCard-Objekts innerhalb einer Organisation. (2,3,4) </text:p>
      <text:p text:style-name="P1">2023-10-18 17:23:13.186 +02:00 [INF] Translation found: </text:p>
      <text:p text:style-name="P1">2023-10-18 17:23:13.186 +02:00 [INF] Try to translate: <text:s/>Zeichenkette, die die Sortierreihenfolge der vCard in Anwendungen beschreibt. (3) </text:p>
      <text:p text:style-name="P1">2023-10-18 17:23:13.187 +02:00 [INF] Translation found: </text:p>
      <text:p text:style-name="P1">2023-10-18 17:23:13.188 +02:00 [INF] Try to translate: <text:s/>Gibt standardmäßig die Aussprache der FN-Eigenschaft des vCard-Objekts an, wenn diese Eigenschaft nicht mit anderen Eigenschaften verknüpft ist. (2,3,4)</text:p>
      <text:p text:style-name="P1">2023-10-18 17:23:13.189 +02:00 [INF] Translation found: </text:p>
      <text:p text:style-name="P1">2023-10-18 17:23:13.190 +02:00 [INF] Try to translate: Es kann auf eine externe URL verwiesen oder ein Base64-kodierter Textblock in die vCard eingebettet werden.</text:p>
      <text:p text:style-name="P1">2023-10-18 17:23:13.191 +02:00 [INF] Translation found: </text:p>
      <text:p text:style-name="P1">2023-10-18 17:23:13.192 +02:00 [INF] Try to translate: <text:s/>URL, die verwendet werden kann, um die neueste Version dieser vCard zu erhalten. (3,4) </text:p>
      <text:p text:style-name="P1">2023-10-18 17:23:13.195 +02:00 [INF] Translation found: </text:p>
      <text:p text:style-name="P1">2023-10-18 17:23:13.196 +02:00 [INF] Try to translate: <text:s/>Normalform einer numerischen Zeichenkette für eine Telefonnummer zur telefonischen Kommunikation mit dem vCard-Objekt. (2,3,4) </text:p>
      <text:p text:style-name="P1">2023-10-18 17:23:13.197 +02:00 [INF] Translation found: </text:p>
      <text:p text:style-name="P1">2023-10-18 17:23:13.198 +02:00 [INF] Try to translate: <text:s/>Angabe der Stellenbezeichnung, funktionellen Stellung oder Funktion der mit dem vCard-Objekt verbundenen Person innerhalb einer Organisation. (2,3,4) </text:p>
      <text:p text:style-name="P1">2023-10-18 17:23:13.199 +02:00 [INF] Translation found: </text:p>
      <text:p text:style-name="P1">2023-10-18 17:23:13.200 +02:00 [INF] Try to translate: <text:s/>Zeitzone des vCard Objekts. (2,3,4) </text:p>
      <text:p text:style-name="P1">2023-10-18 17:23:13.201 +02:00 [INF] Translation found: </text:p>
      <text:p text:style-name="P1">2023-10-18 17:23:13.202 +02:00 [INF] Try to translate: <text:s/>UUID, die eine persistente, global eindeutige Kennung des verbundenen Objekts darstellt. (2,3,4) </text:p>
      <text:p text:style-name="P1">2023-10-18 17:23:13.203 +02:00 [INF] Translation found: </text:p>
      <text:p text:style-name="P1">2023-10-18 17:23:13.204 +02:00 [INF] Try to translate: <text:s/>URL zu einer Website, die die Person repräsentiert. (2,3,4) </text:p>
      <text:p text:style-name="P1">2023-10-18 17:23:13.205 +02:00 [INF] Translation found: </text:p>
      <text:p text:style-name="P1">2023-10-18 17:23:13.206 +02:00 [INF] Try to translate: <text:s/>Version der vCard-Spezifikation. (2,3,4) </text:p>
      <text:p text:style-name="P1">2023-10-18 17:23:13.206 +02:00 [INF] Translation found: </text:p>
      <text:p text:style-name="P1">2023-10-18 17:23:13.207 +02:00 [INF] Try to translate: In den Versionen 3.0 und 4.0 muss diese auf die BEGIN-Eigenschaft folgen.</text:p>
      <text:p text:style-name="P1">2023-10-18 17:23:13.212 +02:00 [INF] Translation found: </text:p>
      <text:p text:style-name="P1">2023-10-18 17:23:13.214 +02:00 [INF] Try to translate: <text:s/>Beliebige mit der vCard verbundene XML-Daten. (4) </text:p>
      <text:p text:style-name="P1">2023-10-18 17:23:13.215 +02:00 [INF] Translation found: </text:p>
      <text:p text:style-name="P1">2023-10-18 17:23:13.216 +02:00 [INF] Try to translate: <text:s/>Fachgebiet, über dessen Kenntnis die Person verfügt. RFC 6715 </text:p>
      <text:p text:style-name="P1">2023-10-18 17:23:13.217 +02:00 [INF] Translation found: </text:p>
      <text:p text:style-name="P1">2023-10-18 17:23:13.218 +02:00 [INF] Try to translate: <text:s/>Freizeitbeschäftigung, der die Person nachgeht. RFC 6715 </text:p>
      <text:p text:style-name="P1">2023-10-18 17:23:13.219 +02:00 [INF] Translation found: </text:p>
      <text:p text:style-name="P1">2023-10-18 17:23:13.220 +02:00 [INF] Try to translate: <text:s/>Freizeitbeschäftigung, für die sich die Person interessiert, an der sie aber nicht zwangsläufig teilnimmt. RFC 6715 </text:p>
      <text:p text:style-name="P1">2023-10-18 17:23:13.221 +02:00 [INF] Translation found: </text:p>
      <text:p text:style-name="P1">2023-10-18 17:23:13.222 +02:00 [INF] Try to translate: <text:s/>Geburtsort der Person RFC 6474 </text:p>
      <text:p text:style-name="P1">2023-10-18 17:23:13.223 +02:00 [INF] Translation found: </text:p>
      <text:p text:style-name="P1">2023-10-18 17:23:13.226 +02:00 [INF] Try to translate: <text:s/>Sterbedatum der Person RFC 6474 </text:p>
      <text:p text:style-name="P1">2023-10-18 17:23:13.228 +02:00 [INF] Translation found: </text:p>
      <text:p text:style-name="P1">2023-10-18 17:23:13.229 +02:00 [INF] Try to translate: <text:s/>Sterbeort der Person RFC 6474 </text:p>
      <text:p text:style-name="P1">2023-10-18 17:23:13.230 +02:00 [INF] Translation found: </text:p>
      <text:p text:style-name="P1">2023-10-18 17:23:13.230 +02:00 [INF] Try to translate: <text:s/>URI, der den Arbeitsplatz der Person repräsentiert; damit können Informationen über Mitarbeiter der Person eingeholt werden. RFC 6715 </text:p>
      <text:p text:style-name="P1">2023-10-18 17:23:13.232 +02:00 [INF] Translation found: </text:p>
      <text:p text:style-name="P1">2023-10-18 17:23:13.232 +02:00 [INF] Try to translate: <text:s/>Geschlecht (Male oder Female) </text:p>
      <text:p text:style-name="P1">2023-10-18 17:23:13.233 +02:00 [INF] Translation found: </text:p>
      <text:p text:style-name="P1">2023-10-18 17:23:13.234 +02:00 [INF] Try to translate: <text:s/>Geschlecht (value 1 == weiblich 2 == männlich) [Outlook Express] </text:p>
      <text:p text:style-name="P1">2023-10-18 17:23:13.235 +02:00 [INF] Translation found: </text:p>
      <text:p text:style-name="P1">2023-10-18 17:23:13.236 +02:00 [INF] Try to translate: <text:s/>Hochzeitstag oder beliebiges Jubiläum (zusätzlich zu BDAY, Geburtstag). </text:p>
      <text:p text:style-name="P1">2023-10-18 17:23:13.237 +02:00 [INF] Translation found: </text:p>
      <text:p text:style-name="P1">2023-10-18 17:23:13.237 +02:00 [INF] Try to translate: YYYY-MM-DD</text:p>
      <text:p text:style-name="P1">2023-10-18 17:23:13.238 +02:00 [INF] Translation found: </text:p>
      <text:p text:style-name="P1">2023-10-18 17:23:13.240 +02:00 [INF] Try to translate: <text:s/>Hochzeitstag. [Outlook Express] </text:p>
      <text:p text:style-name="P1">2023-10-18 17:23:13.243 +02:00 [INF] Translation found: </text:p>
      <text:p text:style-name="P1">2023-10-18 17:23:13.245 +02:00 [INF] Try to translate: YYYYMMDD</text:p>
      <text:p text:style-name="P1">2023-10-18 17:23:13.246 +02:00 [INF] Translation found: </text:p>
      <text:p text:style-name="P1">2023-10-18 17:23:13.247 +02:00 [INF] Try to translate: <text:s/>Name des Ehepartners </text:p>
      <text:p text:style-name="P1">2023-10-18 17:23:13.248 +02:00 [INF] Translation found: </text:p>
      <text:p text:style-name="P1">2023-10-18 17:23:13.249 +02:00 [INF] Try to translate: <text:s/>Name des Ehepartners [Outlook Express] </text:p>
      <text:p text:style-name="P1">2023-10-18 17:23:13.249 +02:00 [INF] Translation found: </text:p>
      <text:p text:style-name="P1">2023-10-18 17:23:13.250 +02:00 [INF] Try to translate: <text:s/>Assistenzname (anstelle von AGENT) </text:p>
      <text:p text:style-name="P1">2023-10-18 17:23:13.251 +02:00 [INF] Translation found: </text:p>
      <text:p text:style-name="P1">2023-10-18 17:23:13.252 +02:00 [INF] Try to translate: <text:s/>Kontaktinformationen für Instant Messaging (IM); TYPE-Parameter wie für TEL </text:p>
      <text:p text:style-name="P1">2023-10-18 17:23:13.253 +02:00 [INF] Translation found: </text:p>
      <text:p text:style-name="P1">2023-10-18 17:23:13.256 +02:00 [INF] Try to translate: <text:s/>Kontaktinformationen für Instant Messaging (IM); TYPE-Parameter wie für TEL </text:p>
      <text:p text:style-name="P1">2023-10-18 17:23:13.257 +02:00 [INF] Translation found: </text:p>
      <text:p text:style-name="P1">2023-10-18 17:23:13.257 +02:00 [INF] Try to translate: <text:s/>Kontaktinformationen für Instant Messaging (IM); TYPE-Parameter wie für TEL </text:p>
      <text:p text:style-name="P1">2023-10-18 17:23:13.258 +02:00 [INF] Translation found: </text:p>
      <text:p text:style-name="P1">2023-10-18 17:23:13.259 +02:00 [INF] Try to translate: <text:s/>Kontaktinformationen für Instant Messaging (IM); TYPE-Parameter wie für TEL </text:p>
      <text:p text:style-name="P1">2023-10-18 17:23:13.261 +02:00 [INF] Translation found: </text:p>
      <text:p text:style-name="P1">2023-10-18 17:23:13.262 +02:00 [INF] Try to translate: <text:s/>Kontaktinformationen für Instant Messaging (IM); TYPE-Parameter wie für TEL </text:p>
      <text:p text:style-name="P1">2023-10-18 17:23:13.263 +02:00 [INF] Translation found: </text:p>
      <text:p text:style-name="P1">2023-10-18 17:23:13.264 +02:00 [INF] Try to translate: <text:s/>Kontaktinformationen für Instant Messaging (IM); TYPE-Parameter wie für TEL </text:p>
      <text:p text:style-name="P1">2023-10-18 17:23:13.265 +02:00 [INF] Translation found: </text:p>
      <text:p text:style-name="P1">2023-10-18 17:23:13.266 +02:00 [INF] Try to translate: <text:s/>Kontaktinformationen für Instant Messaging (IM); TYPE-Parameter wie für TEL </text:p>
      <text:p text:style-name="P1">2023-10-18 17:23:13.267 +02:00 [INF] Translation found: </text:p>
      <text:p text:style-name="P1">2023-10-18 17:23:13.267 +02:00 [INF] Try to translate: <text:s/>Kontaktinformationen für Instant Messaging (IM); TYPE-Parameter wie für TEL </text:p>
      <text:p text:style-name="P1">2023-10-18 17:23:13.268 +02:00 [INF] Translation found: </text:p>
      <text:p text:style-name="P1">2023-10-18 17:23:13.271 +02:00 [INF] Try to translate: <text:s/>Kontaktinformationen für Instant Messaging (IM); TYPE-Parameter wie für TEL </text:p>
      <text:p text:style-name="P1">2023-10-18 17:23:13.273 +02:00 [INF] Translation found: </text:p>
      <text:p text:style-name="P1">2023-10-18 17:23:13.275 +02:00 [INF] Try to translate: <text:s/>Kontaktinformationen für Instant Messaging (IM); TYPE-Parameter wie für TEL </text:p>
      <text:p text:style-name="P1">2023-10-18 17:23:13.275 +02:00 [INF] Translation found: </text:p>
      <text:p text:style-name="P1">2023-10-18 17:23:13.278 +02:00 [INF] Try to translate: <text:s/>GroupWise-Adresse </text:p>
      <text:p text:style-name="P1">2023-10-18 17:23:13.280 +02:00 [INF] Translation found: </text:p>
      <text:p text:style-name="P1">2023-10-18 17:23:13.281 +02:00 [INF] Try to translate: <text:s/>IM-Adresse im VCF-Attachment von Microsoft Outlook (bei Rechtsklick auf den Kontakt-Eintrag → Vollständigen Kontakt senden → Im Internetformat) </text:p>
      <text:p text:style-name="P1">2023-10-18 17:23:13.281 +02:00 [INF] Translation found: </text:p>
      <text:p text:style-name="P1">2023-10-18 17:23:13.282 +02:00 [INF] Try to translate: <text:s/>IM-Adresse </text:p>
      <text:p text:style-name="P1">2023-10-18 17:23:13.283 +02:00 [INF] Translation found: </text:p>
      <text:p text:style-name="P1">2023-10-18 17:23:13.284 +02:00 [INF] Try to translate: <text:s/>Name des Ehepartners </text:p>
      <text:p text:style-name="P1">2023-10-18 17:23:13.285 +02:00 [INF] Translation found: </text:p>
      <text:p text:style-name="P1">2023-10-18 17:23:13.288 +02:00 [INF] Try to translate: <text:s/>beliebiges Jubiläum (zusätzlich zu BDAY, Geburtstag) </text:p>
      <text:p text:style-name="P1">2023-10-18 17:23:13.289 +02:00 [INF] Translation found: </text:p>
      <text:p text:style-name="P1">2023-10-18 17:23:13.290 +02:00 [INF] Try to translate: <text:s/>Assistenzname (anstelle von AGENT) </text:p>
      <text:p text:style-name="P1">2023-10-18 17:23:13.292 +02:00 [INF] Translation found: </text:p>
      <text:p text:style-name="P1">2023-10-18 17:23:13.292 +02:00 [INF] Try to translate: <text:s/>Name des Ehepartners </text:p>
      <text:p text:style-name="P1">2023-10-18 17:23:13.294 +02:00 [INF] Translation found: </text:p>
      <text:p text:style-name="P1">2023-10-18 17:23:13.295 +02:00 [INF] Try to translate: <text:s/>beliebiges Jubiläum (zusätzlich zu BDAY, Geburtstag) </text:p>
      <text:p text:style-name="P1">2023-10-18 17:23:13.296 +02:00 [INF] Translation found: </text:p>
      <text:p text:style-name="P1">2023-10-18 17:23:13.297 +02:00 [INF] Try to translate: <text:s/>Assistenzname (anstelle von AGENT) </text:p>
      <text:p text:style-name="P1">2023-10-18 17:23:13.298 +02:00 [INF] Translation found: </text:p>
      <text:p text:style-name="P1">2023-10-18 17:23:13.299 +02:00 [INF] Save<text:line-break/>C:\Users\fkinz\source\repos\FolkerKinzel.VCards\src\FolkerKinzel.VCards\VCard_CONST.cs to<text:line-break/>C:\Users\fkinz\source\repos\FolkerKinzel.VCards\src\FolkerKinzel.VCards\VCard_CONST.cs.</text:p>
      <text:p text:style-name="P1">2023-10-18 17:23:13.301 +02:00 [INF] ===================================================</text:p>
      <text:p text:style-name="P1">2023-10-18 17:23:13.303 +02:00 [INF] </text:p>
      <text:p text:style-name="P1">2023-10-18 17:23:13.305 +02:00 [INF] Start translating C:\Users\fkinz\source\repos\FolkerKinzel.VCards\src\FolkerKinzel.VCards\<text:span text:style-name="T1">VCard_ctor.cs</text:span></text:p>
      <text:p text:style-name="P1">2023-10-18 17:23:13.306 +02:00 [INF] Try to translate: <text:s/>Initialisiert ein neues &lt;see cref="VCard" /&gt;-Objekt. </text:p>
      <text:p text:style-name="P1">2023-10-18 17:23:13.308 +02:00 [INF] Translation found: Initializes a new &lt;see cref="VCard"/&gt; object.</text:p>
      <text:p text:style-name="P1">2023-10-18 17:23:13.310 +02:00 [INF] Try to translate: <text:s/>Copy ctor </text:p>
      <text:p text:style-name="P1">2023-10-18 17:23:13.312 +02:00 [INF] Translation found: </text:p>
      <text:p text:style-name="P1">2023-10-18 17:23:13.313 +02:00 [INF] Try to translate: The vCard to clone.</text:p>
      <text:p text:style-name="P1">2023-10-18 17:23:13.314 +02:00 [INF] Translation found: </text:p>
      <text:p text:style-name="P1">2023-10-18 17:23:13.316 +02:00 [INF] Try to translate: <text:s/>Initialisiert ein &lt;see cref="VCard" /&gt;-Objekt aus einer Queue von &lt;see cref="VcfRow" /&gt;-Objekten. </text:p>
      <text:p text:style-name="P1">2023-10-18 17:23:13.318 +02:00 [INF] Translation found: Initializes a &lt;see cref="VCard"/&gt; object from a queue of &lt;see cref="VcfRow"/&gt; objects.</text:p>
      <text:p text:style-name="P1">2023-10-18 17:23:13.320 +02:00 [INF] Try to translate: Eine Queue von &lt;see cref="VcfRow" /&gt;-Objekten, deren Value-Property den rohen Textinhalt der vCard-Zeile darstellt.</text:p>
      <text:p text:style-name="P1">2023-10-18 17:23:13.322 +02:00 [INF] Translation found: </text:p>
      <text:p text:style-name="P1">2023-10-18 17:23:13.323 +02:00 [INF] Try to translate: Ein &lt;see cref="VcfDeserializationInfo" /&gt;-Objekt, das Daten für den Deserialisierungsvorgang zur Verfügung stellt.</text:p>
      <text:p text:style-name="P1">2023-10-18 17:23:13.324 +02:00 [INF] Translation found: </text:p>
      <text:p text:style-name="P1">2023-10-18 17:23:13.325 +02:00 [INF] Try to translate: Ein Hinweis, welche vCard-Version angenommen wird. (Eingebettete vCards haben manchmal keinen "VERSION:"-Tag.)</text:p>
      <text:p text:style-name="P1">2023-10-18 17:23:13.327 +02:00 [INF] Translation found: </text:p>
      <text:p text:style-name="P1">2023-10-18 17:23:13.329 +02:00 [INF] Save<text:line-break/>C:\Users\fkinz\source\repos\FolkerKinzel.VCards\src\FolkerKinzel.VCards\VCard_ctor.cs to<text:line-break/>C:\Users\fkinz\source\repos\FolkerKinzel.VCards\src\FolkerKinzel.VCards\VCard_ctor.cs.</text:p>
      <text:p text:style-name="P1">2023-10-18 17:23:13.331 +02:00 [INF] ===================================================</text:p>
      <text:p text:style-name="P1">2023-10-18 17:23:13.333 +02:00 [INF] </text:p>
      <text:p text:style-name="P1">2023-10-18 17:23:13.335 +02:00 [INF] Start translating C:\Users\fkinz\source\repos\FolkerKinzel.VCards\src\FolkerKinzel.VCards\<text:span text:style-name="T1">VCard_Data.cs</text:span></text:p>
      <text:p text:style-name="P1">2023-10-18 17:23:13.336 +02:00 [INF] Try to translate: <text:s/>Kapselt die in einer vCard enthaltenen Informationen. </text:p>
      <text:p text:style-name="P1">2023-10-18 17:23:13.337 +02:00 [INF] Translation found: Encapsulates the information contained in a vCard.</text:p>
      <text:p text:style-name="P1">2023-10-18 17:23:13.338 +02:00 [INF] Try to translate: </text:p>
      <text:p text:style-name="P1">2023-10-18 17:23:13.339 +02:00 [INF] Translation found: </text:p>
      <text:p text:style-name="P1">2023-10-18 17:23:13.340 +02:00 [INF] Try to translate: &lt;note type="note"&gt;Der leichteren Lesbarkeit wegen, wird in den Beispielen auf Ausnahmebehandlung verzichtet.&lt;/note&gt;&lt;para&gt;Schreiben, Lesen und Umwandeln von VCF-Dateien:&lt;/para&gt;&lt;code language="cs" source="..\Examples\VCardExample.cs" /&gt;&lt;para&gt;Beispiel-Implementierung für &lt;see cref="ITimeZoneIDConverter" /&gt;:&lt;/para&gt;&lt;code language="cs" source="..\Examples\TimeZoneIDConverter.cs" /&gt;</text:p>
      <text:p text:style-name="P1">2023-10-18 17:23:13.342 +02:00 [INF] Translation found: &lt;note type ="note"&gt;<text:line-break/>For the sake of easier readability, exception handling is not used in the examples.<text:line-break/>&lt;/note&gt;<text:line-break/>&lt;para&gt;<text:line-break/>Writing, reading and converting VCF files:<text:line-break/>&lt;/para&gt;<text:line-break/>&lt;code/&gt;<text:line-break/>&lt;para&gt;<text:line-break/>Example implementation for &lt;see cref="ITimeZoneIDConverter"/&gt;:<text:line-break/>&lt;/para&gt;<text:line-break/>&lt;code/&gt;</text:p>
      <text:p text:style-name="P1">2023-10-18 17:23:13.344 +02:00 [INF] Try to translate: <text:s/>Gibt &lt;c&gt;true&lt;/c&gt; zurück, wenn das &lt;see cref="VCard" /&gt;-Objekt keine verwertbaren Daten enthält. </text:p>
      <text:p text:style-name="P1">2023-10-18 17:23:13.346 +02:00 [INF] Translation found: Returns &lt;c&gt;true&lt;/c&gt;, if the &lt;see cref="VCard"/&gt; object does not contain any usable data.</text:p>
      <text:p text:style-name="P1">2023-10-18 17:23:13.347 +02:00 [INF] Try to translate: &lt;c&gt;true&lt;/c&gt;, wenn das &lt;see cref="VCard" /&gt;-Objekt keine verwertbaren Daten enthält, sonst &lt;c&gt;false&lt;/c&gt;.</text:p>
      <text:p text:style-name="P1">2023-10-18 17:23:13.349 +02:00 [INF] Translation found: &lt;c&gt;true&lt;/c&gt; if the &lt;see cref="VCard"/&gt; object contains no usable data, &lt;c&gt;false&lt;/c&gt; otherwise.</text:p>
      <text:p text:style-name="P1">2023-10-18 17:23:13.350 +02:00 [INF] Try to translate: &lt;c&gt;VERSION&lt;/c&gt;: Version der vCard-Spezifikation. &lt;c&gt;(2,3,4)&lt;/c&gt;</text:p>
      <text:p text:style-name="P1">2023-10-18 17:23:13.351 +02:00 [INF] Translation found: &lt;c&gt;VERSION&lt;/c&gt;: Version of the vCard standard. &lt;c&gt;(2,3,4)&lt;/c&gt;</text:p>
      <text:p text:style-name="P1">2023-10-18 17:23:13.353 +02:00 [INF] Try to translate: &lt;c&gt;CLASS&lt;/c&gt;: Sensibilität der in der vCard enthaltenen Daten. &lt;c&gt;(3)&lt;/c&gt;</text:p>
      <text:p text:style-name="P1">2023-10-18 17:23:13.354 +02:00 [INF] Translation found: &lt;c&gt;CLASS&lt;/c&gt;: Describes the sensitivity of the information in the vCard. &lt;c&gt;(3)&lt;/c&gt;</text:p>
      <text:p text:style-name="P1">2023-10-18 17:23:13.355 +02:00 [INF] Try to translate: &lt;c&gt;ADR&lt;/c&gt;: Adressen &lt;c&gt;(2,3,4)&lt;/c&gt;</text:p>
      <text:p text:style-name="P1">2023-10-18 17:23:13.356 +02:00 [INF] Translation found: &lt;c&gt;ADR&lt;/c&gt;: A structured representation of the physical delivery address for the vCard object. &lt;c&gt;(2,3,4)&lt;/c&gt;</text:p>
      <text:p text:style-name="P1">2023-10-18 17:23:13.357 +02:00 [INF] Try to translate: &lt;c&gt;ANNIVERSARY&lt;/c&gt;: Jahrestag (gemeint ist i. A. der Hochzeitstag) der Person. &lt;c&gt;(4)&lt;/c&gt;</text:p>
      <text:p text:style-name="P1">2023-10-18 17:23:13.358 +02:00 [INF] Translation found: &lt;c&gt;ANNIVERSARY&lt;/c&gt;: Defines the person's anniversary. &lt;c&gt;(4)&lt;/c&gt;</text:p>
      <text:p text:style-name="P1">2023-10-18 17:23:13.359 +02:00 [INF] Try to translate: <text:s/>Mehrere Instanzen sind nur dann zulässig, wenn sie denselben &lt;see cref="ParameterSection.AltID" /&gt;-Parameter haben. Das kann z.B. sinnvoll sein, wenn die Property in verschiedenen Sprachen dargestellt ist. </text:p>
      <text:p text:style-name="P1">2023-10-18 17:23:13.361 +02:00 [INF] Translation found: Multiple instances are only allowed, if they<text:line-break/> <text:s text:c="12"/>have the same &lt;see cref="ParameterSection.AltID"/&gt; parameters. This can e.g.<text:line-break/> <text:s text:c="12"/>be useful, if the property is displayed in different languages.</text:p>
      <text:p text:style-name="P1">2023-10-18 17:23:13.365 +02:00 [INF] Try to translate: &lt;c&gt;BDAY&lt;/c&gt;: Geburtstag &lt;c&gt;(2,3,4)&lt;/c&gt;</text:p>
      <text:p text:style-name="P1">2023-10-18 17:23:13.366 +02:00 [INF] Translation found: &lt;c&gt;BDAY&lt;/c&gt;: Date of birth of the individual associated with the vCard. &lt;c&gt;(2,3,4)&lt;/c&gt;</text:p>
      <text:p text:style-name="P1">2023-10-18 17:23:13.367 +02:00 [INF] Try to translate: <text:s/>Mehrere Instanzen sind nur in vCard 4.0 zulässig, und nur dann, wenn sie denselben &lt;see cref="ParameterSection.AltID" /&gt;-Parameter haben. Das kann z.B. sinnvoll sein, wenn die Property in verschiedenen Sprachen dargestellt ist. </text:p>
      <text:p text:style-name="P1">2023-10-18 17:23:13.368 +02:00 [INF] Translation found: Multiple instances are only allowed in vCard 4.0, and only, if they all <text:line-break/> <text:s text:c="12"/>have the same &lt;see cref="ParameterSection.AltID"/&gt; parameter. This can e.g.<text:line-break/> <text:s text:c="12"/>be useful, if the property is displayed in different languages.</text:p>
      <text:p text:style-name="P1">2023-10-18 17:23:13.369 +02:00 [INF] Try to translate: &lt;c&gt;BIRTHPLACE&lt;/c&gt;: Geburtsort &lt;c&gt;(4 - RFC 6474)&lt;/c&gt;</text:p>
      <text:p text:style-name="P1">2023-10-18 17:23:13.370 +02:00 [INF] Translation found: &lt;c&gt;BIRTHPLACE&lt;/c&gt;: The location of the individual's birth. &lt;c&gt;(4 - RFC 6474)&lt;/c&gt;</text:p>
      <text:p text:style-name="P1">2023-10-18 17:23:13.371 +02:00 [INF] Try to translate: <text:s/>Mehrere Instanzen sind nur dann zulässig, wenn sie denselben &lt;see cref="ParameterSection.AltID" /&gt;-Parameter haben. Das kann z.B. sinnvoll sein, wenn die Property in verschiedenen Sprachen dargestellt ist. </text:p>
      <text:p text:style-name="P1">2023-10-18 17:23:13.372 +02:00 [INF] Translation found: Multiple instances are only allowed, if they<text:line-break/> <text:s text:c="12"/>have the same &lt;see cref="ParameterSection.AltID"/&gt; parameters. This can e.g.<text:line-break/> <text:s text:c="12"/>be useful, if the property is displayed in different languages.</text:p>
      <text:p text:style-name="P1">2023-10-18 17:23:13.373 +02:00 [INF] Try to translate: &lt;c&gt;CALURI&lt;/c&gt;: URLs zum Kalender der Person. &lt;c&gt;(4)&lt;/c&gt;</text:p>
      <text:p text:style-name="P1">2023-10-18 17:23:13.374 +02:00 [INF] Translation found: &lt;c&gt;CALURI&lt;/c&gt;: URLs to the person's calendar. &lt;c&gt;(4)&lt;/c&gt;</text:p>
      <text:p text:style-name="P1">2023-10-18 17:23:13.375 +02:00 [INF] Try to translate: &lt;c&gt;CALADRURI&lt;/c&gt;: URLs für das Senden einer Terminanforderung an die Person oder Organisation. &lt;c&gt;(4)&lt;/c&gt;</text:p>
      <text:p text:style-name="P1">2023-10-18 17:23:13.377 +02:00 [INF] Translation found: &lt;c&gt;CALADRURI&lt;/c&gt;: URLs to use for sending a scheduling request to the person's calendar. &lt;c&gt;(4)&lt;/c&gt;</text:p>
      <text:p text:style-name="P1">2023-10-18 17:23:13.380 +02:00 [INF] Try to translate: &lt;c&gt;CATEGORIES&lt;/c&gt;: Liste(n) von Eigenschaften, die das Objekt der vCard beschreiben. &lt;c&gt;(3,4)&lt;/c&gt;</text:p>
      <text:p text:style-name="P1">2023-10-18 17:23:13.381 +02:00 [INF] Translation found: &lt;c&gt;CATEGORIES&lt;/c&gt;: Lists of "tags" that can be used to describe the object represented by this vCard. &lt;c&gt;(3,4)&lt;/c&gt;</text:p>
      <text:p text:style-name="P1">2023-10-18 17:23:13.382 +02:00 [INF] Try to translate: &lt;c&gt;DEATHDATE&lt;/c&gt;: Todestag &lt;c&gt;(4 - RFC 6474)&lt;/c&gt;</text:p>
      <text:p text:style-name="P1">2023-10-18 17:23:13.383 +02:00 [INF] Translation found: &lt;c&gt;DEATHDATE&lt;/c&gt;: The individual's time of death. &lt;c&gt;(4 - RFC 6474)&lt;/c&gt;</text:p>
      <text:p text:style-name="P1">2023-10-18 17:23:13.384 +02:00 [INF] Try to translate: <text:s/>Mehrere Instanzen sind nur dann zulässig, wenn sie denselben &lt;see cref="ParameterSection.AltID" /&gt;-Parameter haben. Das kann z.B. sinnvoll sein, wenn die Property in verschiedenen Sprachen dargestellt ist. </text:p>
      <text:p text:style-name="P1">2023-10-18 17:23:13.385 +02:00 [INF] Translation found: Multiple instances are only allowed, if they<text:line-break/> <text:s text:c="12"/>have the same &lt;see cref="ParameterSection.AltID"/&gt; parameters. This can e.g.<text:line-break/> <text:s text:c="12"/>be useful, if the property is displayed in different languages.</text:p>
      <text:p text:style-name="P1">2023-10-18 17:23:13.386 +02:00 [INF] Try to translate: &lt;c&gt;DEATHPLACE&lt;/c&gt;: Sterbeort &lt;c&gt;(4 - RFC 6474)&lt;/c&gt;</text:p>
      <text:p text:style-name="P1">2023-10-18 17:23:13.387 +02:00 [INF] Translation found: &lt;c&gt;DEATHPLACE&lt;/c&gt;: The location of the individual's death. &lt;c&gt;(4 - RFC 6474)&lt;/c&gt;</text:p>
      <text:p text:style-name="P1">2023-10-18 17:23:13.388 +02:00 [INF] Try to translate: <text:s/>Mehrere Instanzen sind nur dann zulässig, wenn sie denselben &lt;see cref="ParameterSection.AltID" /&gt;-Parameter haben. Das kann z.B. sinnvoll sein, wenn die Property in verschiedenen Sprachen dargestellt ist. </text:p>
      <text:p text:style-name="P1">2023-10-18 17:23:13.389 +02:00 [INF] Translation found: Multiple instances are only allowed, if they<text:line-break/> <text:s text:c="12"/>have the same &lt;see cref="ParameterSection.AltID"/&gt; parameters. This can e.g.<text:line-break/> <text:s text:c="12"/>be useful, if the property is displayed in different languages.</text:p>
      <text:p text:style-name="P1">2023-10-18 17:23:13.390 +02:00 [INF] Try to translate: &lt;c&gt;NAME&lt;/c&gt;: Anzeigbarer Name der &lt;see cref="Sources" /&gt;-Eigenschaft. &lt;c&gt;(3)&lt;/c&gt;</text:p>
      <text:p text:style-name="P1">2023-10-18 17:23:13.391 +02:00 <text:span text:style-name="T2">[WRN]</text:span> No translation found.</text:p>
      <text:p text:style-name="P1">2023-10-18 17:23:13.392 +02:00 [INF] Try to translate: &lt;c&gt;FN&lt;/c&gt;: Formatierte Zeichenfolge mit dem/den vollständigen Namen des vCard-Objekts. &lt;c&gt;(2,3,4)&lt;/c&gt;</text:p>
      <text:p text:style-name="P1">2023-10-18 17:23:13.397 +02:00 [INF] Translation found: &lt;c&gt;FN&lt;/c&gt;: The formatted name string associated with the vCard object. &lt;c&gt;(2,3,4)&lt;/c&gt;</text:p>
      <text:p text:style-name="P1">2023-10-18 17:23:13.398 +02:00 [INF] Try to translate: &lt;para&gt; Die in dieser Eigenschaft gespeicherten Namensdarstellungen sind typischerweise dafür gedacht, den Benutzern der Anwendung präsentiert zu werden. &lt;/para&gt;&lt;note type="tip"&gt; Sie können die Methode &lt;see cref="NameProperty.ToDisplayName" /&gt; verwenden, um aus den strukturierten Namensdarstellungen, die in der Eigenschaft &lt;see cref="NameViews" /&gt; gespeichert sind, formatierte Darstellungen zu erzeugen, die für die Benutzer der Anwendung lesbar sind. &lt;/note&gt;</text:p>
      <text:p text:style-name="P1">2023-10-18 17:23:13.401 +02:00 <text:span text:style-name="T2">[WRN]</text:span> No translation found.</text:p>
      <text:p text:style-name="P1">2023-10-18 17:23:13.401 +02:00 [INF] Try to translate: </text:p>
      <text:p text:style-name="P1">2023-10-18 17:23:13.402 +02:00 [INF] Translation found: </text:p>
      <text:p text:style-name="P1">2023-10-18 17:23:13.403 +02:00 [INF] Try to translate: &lt;c&gt;EMAIL&lt;/c&gt;: E-Mail-Adressen <text:s/>&lt;c&gt;(2,3,4)&lt;/c&gt;</text:p>
      <text:p text:style-name="P1">2023-10-18 17:23:13.404 +02:00 [INF] Translation found: &lt;c&gt;EMAIL&lt;/c&gt;: The addresses for electronic mail communication with the vCard object. &lt;c&gt;(2,3,4)&lt;/c&gt;</text:p>
      <text:p text:style-name="P1">2023-10-18 17:23:13.405 +02:00 [INF] Try to translate: &lt;c&gt;EXPERTISE&lt;/c&gt;: Fachgebiete, über die die Person Kenntnisse hat. &lt;c&gt;(RFC 6715)&lt;/c&gt;</text:p>
      <text:p text:style-name="P1">2023-10-18 17:23:13.406 +02:00 [INF] Translation found: &lt;c&gt;EXPERTISE&lt;/c&gt;: A professional subject area, that the person has knowledge of. &lt;c&gt;(RFC 6715)&lt;/c&gt;</text:p>
      <text:p text:style-name="P1">2023-10-18 17:23:13.407 +02:00 [INF] Try to translate: <text:s/>Geben Sie den Grad der Fachkenntnis im Parameter &lt;see cref="ParameterSection.ExpertiseLevel" /&gt; an! </text:p>
      <text:p text:style-name="P1">2023-10-18 17:23:13.408 +02:00 <text:span text:style-name="T2">[WRN]</text:span> No translation found.</text:p>
      <text:p text:style-name="P1">2023-10-18 17:23:13.409 +02:00 [INF] Try to translate: &lt;c&gt;FBURL&lt;/c&gt;: URLs, die beschreiben, ob auf dem Kalender der Person "frei" oder "besetzt" angezeigt wird. &lt;c&gt;(4)&lt;/c&gt;</text:p>
      <text:p text:style-name="P1">2023-10-18 17:23:13.412 +02:00 [INF] Translation found: &lt;c&gt;FBURL&lt;/c&gt;: Defines URLs that show when the person is "free" or "busy" on their calendar. &lt;c&gt;(4)&lt;/c&gt;</text:p>
      <text:p text:style-name="P1">2023-10-18 17:23:13.414 +02:00 [INF] Try to translate: <text:s/>Wenn mehrere &lt;see cref="TextProperty" /&gt;-Objekte zugewiesen sind, wird die Standardeigenschaft durch den Wert von &lt;see cref="ParameterSection.Preference" /&gt; bestimmt. URLs vom Typ FTP [RFC1738] oder HTTP [RFC2616] verweisen auf ein iCalendar-Objekt [RFC5545], das einen Snapshot der nächsten Wochen oder Monate mit Daten zur ausgelasteten Zeit darstellt. Wenn das iCalendar-Objekt eine Datei ist, sollte seine Dateierweiterung ".ifb" sein. </text:p>
      <text:p text:style-name="P1">2023-10-18 17:23:13.416 +02:00 <text:span text:style-name="T2">[WRN]</text:span> No translation found.</text:p>
      <text:p text:style-name="P1">2023-10-18 17:23:13.416 +02:00 [INF] Try to translate: &lt;c&gt;GENDER&lt;/c&gt;: Geschlecht &lt;c&gt;(4)&lt;/c&gt;</text:p>
      <text:p text:style-name="P1">2023-10-18 17:23:13.417 +02:00 [INF] Translation found: &lt;c&gt;GENDER&lt;/c&gt;: Defines the person's gender. &lt;c&gt;(4)&lt;/c&gt;</text:p>
      <text:p text:style-name="P1">2023-10-18 17:23:13.418 +02:00 [INF] Try to translate: <text:s/>Mehrere Instanzen sind nur dann zulässig, wenn sie denselben &lt;see cref="ParameterSection.AltID" /&gt;-Parameter haben. Das kann z.B. sinnvoll sein, wenn die Property in verschiedenen Sprachen dargestellt ist. </text:p>
      <text:p text:style-name="P1">2023-10-18 17:23:13.419 +02:00 [INF] Translation found: Multiple instances are only allowed, if they<text:line-break/> <text:s text:c="12"/>have the same &lt;see cref="ParameterSection.AltID"/&gt; parameters. This can e.g.<text:line-break/> <text:s text:c="12"/>be useful, if the property is displayed in different languages.</text:p>
      <text:p text:style-name="P1">2023-10-18 17:23:13.420 +02:00 [INF] Try to translate: &lt;c&gt;GEO&lt;/c&gt;: Längen- und Breitengrad(e). &lt;c&gt;(2,3,4)&lt;/c&gt;</text:p>
      <text:p text:style-name="P1">2023-10-18 17:23:13.422 +02:00 [INF] Translation found: &lt;c&gt;GEO&lt;/c&gt;: Specifies latitudes and longitudes. &lt;c&gt;(2,3,4)&lt;/c&gt;</text:p>
      <text:p text:style-name="P1">2023-10-18 17:23:13.423 +02:00 [INF] Try to translate: &lt;c&gt;HOBBY&lt;/c&gt;: Freizeitbeschäftigungen, denen die Person nachgeht. &lt;c&gt;(4 - RFC 6715)&lt;/c&gt;</text:p>
      <text:p text:style-name="P1">2023-10-18 17:23:13.424 +02:00 [INF] Translation found: &lt;c&gt;HOBBY&lt;/c&gt;: Recreational activities that the person actively engages in. &lt;c&gt;(4 - RFC 6715)&lt;/c&gt;</text:p>
      <text:p text:style-name="P1">2023-10-18 17:23:13.428 +02:00 [INF] Try to translate: <text:s/>Legen Sie den Grad des Interesses im Parameter &lt;see cref="ParameterSection.InterestLevel" /&gt; fest! </text:p>
      <text:p text:style-name="P1">2023-10-18 17:23:13.431 +02:00 <text:span text:style-name="T2">[WRN]</text:span> No translation found.</text:p>
      <text:p text:style-name="P1">2023-10-18 17:23:13.431 +02:00 [INF] Try to translate: &lt;c&gt;IMPP&lt;/c&gt;: Liste von Instant-Messenger-Handles. &lt;c&gt;(3,4)&lt;/c&gt;</text:p>
      <text:p text:style-name="P1">2023-10-18 17:23:13.432 +02:00 [INF] Translation found: &lt;c&gt;IMPP&lt;/c&gt;: List of instant messenger handles. &lt;c&gt;(3,4)&lt;/c&gt;</text:p>
      <text:p text:style-name="P1">2023-10-18 17:23:13.434 +02:00 [INF] Try to translate: &lt;see cref="TextProperty.Value" /&gt; sollte einen URI darstellen, der dem Instant Messenging und der Präsenzprotokoll-Kommunikation mit dem Objekt dient, das durch die vCard repräsentiert wird. Wenn der URI zusätzlich auch zum Austausch von gesprochenen Nachrichten oder Videos verwendet werden kann, sollte zusätzlich ein Eintrag in &lt;see cref="VCard.PhoneNumbers" /&gt; vorgenommen werden. </text:p>
      <text:p text:style-name="P1">2023-10-18 17:23:13.435 +02:00 <text:span text:style-name="T2">[WRN]</text:span> No translation found.</text:p>
      <text:p text:style-name="P1">2023-10-18 17:23:13.436 +02:00 [INF] Try to translate: &lt;c&gt;INTEREST&lt;/c&gt;: Freizeitbeschäftigungen, für die sich die Person interessiert, an denen sie aber nicht zwangsläufig teilnimmt. &lt;c&gt;(4 - RFC 6715)&lt;/c&gt;</text:p>
      <text:p text:style-name="P1">2023-10-18 17:23:13.437 +02:00 [INF] Translation found: &lt;c&gt;INTEREST&lt;/c&gt;: Recreational activities that the person is interested in, but does not necessarily take part in. &lt;c&gt;(4 - RFC 6715)&lt;/c&gt;</text:p>
      <text:p text:style-name="P1">2023-10-18 17:23:13.438 +02:00 [INF] Try to translate: <text:s/>Legen Sie den Grad des Interesses im Parameter &lt;see cref="ParameterSection.InterestLevel" /&gt; fest! </text:p>
      <text:p text:style-name="P1">2023-10-18 17:23:13.440 +02:00 <text:span text:style-name="T2">[WRN]</text:span> No translation found.</text:p>
      <text:p text:style-name="P1">2023-10-18 17:23:13.441 +02:00 [INF] Try to translate: &lt;c&gt;KEY&lt;/c&gt;: Öffentliche Schlüssel, die dem vCard-Objekt zugeordnet sind. &lt;c&gt;(2,3,4)&lt;/c&gt;</text:p>
      <text:p text:style-name="P1">2023-10-18 17:23:13.445 +02:00 [INF] Translation found: &lt;c&gt;KEY&lt;/c&gt;: Public encryption keys associated with the vCard object. &lt;c&gt;(2,3,4)&lt;/c&gt;</text:p>
      <text:p text:style-name="P1">2023-10-18 17:23:13.447 +02:00 [INF] Try to translate: <text:s/>Es kann zu einer externen URL verwiesen werden, Klartext angegeben oder ein Base64-kodierter Textblock in die vCard eingebettet werden. </text:p>
      <text:p text:style-name="P1">2023-10-18 17:23:13.448 +02:00 [INF] Translation found: It may point to an external URL, may be plain text, or may be embedded in the vCard as a Base64 encoded block of text.</text:p>
      <text:p text:style-name="P1">2023-10-18 17:23:13.449 +02:00 [INF] Try to translate: &lt;c&gt;KIND&lt;/c&gt;: Art des Objekts, das die vCard beschreibt. &lt;c&gt;(4)&lt;/c&gt;</text:p>
      <text:p text:style-name="P1">2023-10-18 17:23:13.450 +02:00 [INF] Translation found: &lt;c&gt;KIND&lt;/c&gt;: Defines the type of entity, that this vCard represents. &lt;c&gt;(4)&lt;/c&gt;</text:p>
      <text:p text:style-name="P1">2023-10-18 17:23:13.451 +02:00 [INF] Try to translate: &lt;c&gt;LANG&lt;/c&gt;: Sprachen, die die Person spricht. &lt;c&gt;(4)&lt;/c&gt;</text:p>
      <text:p text:style-name="P1">2023-10-18 17:23:13.452 +02:00 [INF] Translation found: &lt;c&gt;LANG&lt;/c&gt;: Defines languages that the person speaks. &lt;c&gt;(4)&lt;/c&gt;</text:p>
      <text:p text:style-name="P1">2023-10-18 17:23:13.453 +02:00 [INF] Try to translate: &lt;c&gt;REV&lt;/c&gt;: Zeitstempel der letzten Aktualisierung der vCard. &lt;c&gt;(2,3,4)&lt;/c&gt;</text:p>
      <text:p text:style-name="P1">2023-10-18 17:23:13.455 +02:00 [INF] Translation found: &lt;c&gt;REV&lt;/c&gt;: A timestamp for the last time the vCard was updated. &lt;c&gt;(2,3,4)&lt;/c&gt;</text:p>
      <text:p text:style-name="P1">2023-10-18 17:23:13.456 +02:00 [INF] Try to translate: &lt;c&gt;LOGO&lt;/c&gt;: Logo(s) der Organisation, mit der die Person in Beziehung steht, der die vCard gehört. &lt;c&gt;(2,3,4)&lt;/c&gt;</text:p>
      <text:p text:style-name="P1">2023-10-18 17:23:13.457 +02:00 [INF] Translation found: &lt;c&gt;LOGO&lt;/c&gt;: Images or graphics of the logo of the organization that is associated with the individual to which the vCard belongs. &lt;c&gt;(2,3,4)&lt;/c&gt;</text:p>
      <text:p text:style-name="P1">2023-10-18 17:23:13.461 +02:00 [INF] Try to translate: <text:s/>Es kann zu einer externen URL verwiesen oder ein Base64-kodierter Textblock in die vCard eingebettet werden. </text:p>
      <text:p text:style-name="P1">2023-10-18 17:23:13.463 +02:00 [INF] Translation found: It may point to an external URL or may be embedded in the vCard as a Base64 encoded block of text.</text:p>
      <text:p text:style-name="P1">2023-10-18 17:23:13.465 +02:00 [INF] Try to translate: &lt;c&gt;MAILER&lt;/c&gt;: Art des genutzten E-Mail-Programms. &lt;c&gt;(2,3)&lt;/c&gt;</text:p>
      <text:p text:style-name="P1">2023-10-18 17:23:13.465 +02:00 [INF] Translation found: &lt;c&gt;MAILER&lt;/c&gt;: Type of email program used. &lt;c&gt;(2,3)&lt;/c&gt;</text:p>
      <text:p text:style-name="P1">2023-10-18 17:23:13.466 +02:00 [INF] Try to translate: &lt;c&gt;MEMBER&lt;/c&gt;: Definiert das Objekt, das die vCard repräsentiert, als Teil einer Gruppe. Um diese Eigenschaft verwenden zu können, muss die &lt;see cref="VCard.Kind" /&gt;-Eigenschaft auf &lt;see cref="VCdKind.Group" /&gt; gesetzt werden. &lt;c&gt;(4)&lt;/c&gt;</text:p>
      <text:p text:style-name="P1">2023-10-18 17:23:13.467 +02:00 <text:span text:style-name="T2">[WRN]</text:span> No translation found.</text:p>
      <text:p text:style-name="P1">2023-10-18 17:23:13.468 +02:00 [INF] Try to translate: &lt;para&gt; Der Standard erlaubt nur URI-Werte. Daten, die nicht in einen &lt;see cref="Uri" /&gt; konvertiert werden können, werden zwar gelesen und als &lt;see cref="RelationTextProperty" /&gt; eingefügt. Der Inhalt einer &lt;see cref="RelationTextProperty" /&gt; wird aber nur dann in die VCF-Datei geschrieben, wenn er in einen &lt;see cref="Uri" /&gt; umgewandelt werden kann. &lt;/para&gt;&lt;para&gt; Der Inhalt einer &lt;see cref="RelationUuidProperty" /&gt; wird als &lt;see cref="Uri" /&gt; geschrieben (urn:uuid:...). Die von &lt;see cref="RelationVCardProperty" /&gt;-Objekten referenzierten &lt;see cref="VCard" /&gt;-Objekte, werden beim Schreiben als separate vCards an die VCF-Datei angehängt und der Wert ihrer &lt;see cref="VCard.UniqueIdentifier" /&gt;-Eigenschaft wird in die "Mutter"-&lt;see cref="VCard" /&gt; als uuid-URI geschrieben. Wenn die &lt;see cref="VCard.UniqueIdentifier" /&gt;-Eigenschaft der eingefügten &lt;see cref="VCard" /&gt;s nicht gesetzt ist, wird ihnen automatisch eine neue &lt;see cref="Guid" /&gt; zugewiesen. &lt;/para&gt;</text:p>
      <text:p text:style-name="P1">2023-10-18 17:23:13.470 +02:00 <text:span text:style-name="T2">[WRN]</text:span> No translation found.</text:p>
      <text:p text:style-name="P1">2023-10-18 17:23:13.470 +02:00 [INF] Try to translate: &lt;c&gt;N&lt;/c&gt;: Name der Person oder Organisation, die die vCard repräsentiert. &lt;c&gt;(2,3,4)&lt;/c&gt;</text:p>
      <text:p text:style-name="P1">2023-10-18 17:23:13.471 +02:00 [INF] Translation found: &lt;c&gt;N&lt;/c&gt;: A structured representation of the name of the person, place or thing associated with the vCard object. &lt;c&gt;(2,3,4)&lt;/c&gt;</text:p>
      <text:p text:style-name="P1">2023-10-18 17:23:13.473 +02:00 [INF] Try to translate: <text:s/>Mehrere Instanzen sind nur in vCard 4.0 zulässig, und nur dann, wenn sie denselben &lt;see cref="ParameterSection.AltID" /&gt;-Parameter haben. Das kann z.B. sinnvoll sein, wenn die Property in verschiedenen Sprachen dargestellt ist. </text:p>
      <text:p text:style-name="P1">2023-10-18 17:23:13.476 +02:00 [INF] Translation found: Multiple instances are only allowed in vCard 4.0, and only, if they all <text:line-break/> <text:s text:c="12"/>have the same &lt;see cref="ParameterSection.AltID"/&gt; parameter. This can e.g.<text:line-break/> <text:s text:c="12"/>be useful, if the property is displayed in different languages.</text:p>
      <text:p text:style-name="P1">2023-10-18 17:23:13.478 +02:00 [INF] Try to translate: &lt;c&gt;NICKNAME&lt;/c&gt;: Ein oder mehrere Alternativnamen für das Objekt, das von der vCard repräsentiert wird. &lt;c&gt;(3,4)&lt;/c&gt;</text:p>
      <text:p text:style-name="P1">2023-10-18 17:23:13.480 +02:00 [INF] Translation found: &lt;c&gt;NICKNAME&lt;/c&gt;: One or more descriptive/familiar names for the object represented by this vCard. &lt;c&gt;(3,4)&lt;/c&gt;</text:p>
      <text:p text:style-name="P1">2023-10-18 17:23:13.481 +02:00 [INF] Try to translate: <text:s/>vCard-Properties, die nicht dem Standard entsprechen. </text:p>
      <text:p text:style-name="P1">2023-10-18 17:23:13.482 +02:00 [INF] Translation found: vCard-Properties that don't belong to the standard.</text:p>
      <text:p text:style-name="P1">2023-10-18 17:23:13.483 +02:00 [INF] Try to translate: &lt;para&gt;&lt;see cref="NonStandardProperties" /&gt; speichert alle vCard-Properties, die beim Parsen nicht ausgewertet werden konnten. Um den Inhalt von &lt;see cref="NonStandardProperties" /&gt; in eine vCard zu schreiben, muss das Flag &lt;see cref="VcfOptions.WriteNonStandardProperties"&gt;VcfOptions.WriteNonStandardProperties&lt;/see&gt; explizit gesetzt werden.&lt;/para&gt;&lt;para&gt;Einige &lt;see cref="NonStandardProperty" /&gt;-Objekte werden der zu schreibenden vCard automatisch hinzugefügt, wenn es kein Standard-Äquivalent dafür gibt. Sie können dieses Verhalten mit &lt;see cref="VcfOptions" /&gt; steuern. Es wird deshalb nicht empfohlen, der Eigenschaft &lt;see cref="NonStandardProperties" /&gt; Instanzen dieser automatisch hinzuzufügenden &lt;see cref="NonStandardProperty" /&gt;-Objekte zu übergeben.&lt;/para&gt;&lt;para&gt;Es handelt sich um folgende vCard-Properties:&lt;/para&gt;&lt;list type="bullet"&gt;&lt;item&gt;&lt;c&gt;X-AIM&lt;/c&gt;&lt;/item&gt;&lt;item&gt;&lt;c&gt;X-ANNIVERSARY&lt;/c&gt;&lt;/item&gt;&lt;item&gt;&lt;c&gt;X-EVOLUTION-SPOUSE&lt;/c&gt;&lt;/item&gt;&lt;item&gt;&lt;c&gt;X-EVOLUTION-ANNIVERSARY&lt;/c&gt;&lt;/item&gt;&lt;item&gt;&lt;c&gt;X-GADUGADU&lt;/c&gt;&lt;/item&gt;&lt;item&gt;&lt;c&gt;X-GENDER&lt;/c&gt;&lt;/item&gt;&lt;item&gt;&lt;c&gt;X-GOOGLE-TALK&lt;/c&gt;&lt;/item&gt;&lt;item&gt;&lt;c&gt;X-GROUPWISE&lt;/c&gt;&lt;/item&gt;&lt;item&gt;&lt;c&gt;X-GTALK&lt;/c&gt;&lt;/item&gt;&lt;item&gt;&lt;c&gt;X-ICQ&lt;/c&gt;&lt;/item&gt;&lt;item&gt;&lt;c&gt;X-JABBER&lt;/c&gt;&lt;/item&gt;&lt;item&gt;&lt;c&gt;X-KADDRESSBOOK-X-ANNIVERSARY&lt;/c&gt;&lt;/item&gt;&lt;item&gt;&lt;c&gt;X-KADDRESSBOOK-X-IMADDRESS&lt;/c&gt;&lt;/item&gt;&lt;item&gt;&lt;c&gt;X-KADDRESSBOOK-X-SPOUSENAME&lt;/c&gt;&lt;/item&gt;&lt;item&gt;&lt;c&gt;X-MS-IMADDRESS&lt;/c&gt;&lt;/item&gt;&lt;item&gt;&lt;c&gt;X-MSN&lt;/c&gt;&lt;/item&gt;&lt;item&gt;&lt;c&gt;X-SKYPE&lt;/c&gt;&lt;/item&gt;&lt;item&gt;&lt;c&gt;X-SKYPE-USERNAME&lt;/c&gt;&lt;/item&gt;&lt;item&gt;&lt;c&gt;X-SPOUSE&lt;/c&gt;&lt;/item&gt;&lt;item&gt;&lt;c&gt;X-TWITTER&lt;/c&gt;&lt;/item&gt;&lt;item&gt;&lt;c&gt;X-WAB-GENDER&lt;/c&gt;&lt;/item&gt;&lt;item&gt;&lt;c&gt;X-WAB-WEDDING_ANNIVERSARY&lt;/c&gt;&lt;/item&gt;&lt;item&gt;&lt;c&gt;X-WAB-SPOUSE_NAME&lt;/c&gt;&lt;/item&gt;&lt;item&gt;&lt;c&gt;X-YAHOO&lt;/c&gt;&lt;/item&gt;&lt;/list&gt;</text:p>
      <text:p text:style-name="P1">2023-10-18 17:23:13.486 +02:00 <text:span text:style-name="T2">[WRN]</text:span> No translation found.</text:p>
      <text:p text:style-name="P1">2023-10-18 17:23:13.486 +02:00 [INF] Try to translate: &lt;c&gt;NOTE&lt;/c&gt;: Kommentar(e) &lt;c&gt;(2,3,4)&lt;/c&gt;</text:p>
      <text:p text:style-name="P1">2023-10-18 17:23:13.487 +02:00 [INF] Translation found: &lt;c&gt;NOTE&lt;/c&gt;: Specifies supplemental informations or comments, that are associated with the vCard. &lt;c&gt;(2,3,4)&lt;/c&gt;</text:p>
      <text:p text:style-name="P1">2023-10-18 17:23:13.488 +02:00 [INF] Try to translate: &lt;c&gt;ORG&lt;/c&gt;: Name und gegebenenfalls Einheit(en) der Organisation, der das vCard-Objekt zugeordnet ist. &lt;c&gt;(2,3,4)&lt;/c&gt;</text:p>
      <text:p text:style-name="P1">2023-10-18 17:23:13.492 +02:00 [INF] Translation found: &lt;c&gt;ORG&lt;/c&gt;: The name and optionally the unit(s) of the organization associated with the vCard object. &lt;c&gt;(2,3,4)&lt;/c&gt;</text:p>
      <text:p text:style-name="P1">2023-10-18 17:23:13.495 +02:00 [INF] Try to translate: &lt;c&gt;ORG-DIRECTORY&lt;/c&gt;: URIs, die die Arbeitsplätze der Person repräsentieren. Damit können Informationen über Mitarbeiter der Person eingeholt werden. &lt;c&gt;(RFC 6715)&lt;/c&gt;</text:p>
      <text:p text:style-name="P1">2023-10-18 17:23:13.496 +02:00 [INF] Translation found: &lt;c&gt;ORG-DIRECTORY&lt;/c&gt;: A URI representing the person's work place, which can be used to look up information on the person's co-workers. &lt;c&gt;(RFC 6715)&lt;/c&gt;</text:p>
      <text:p text:style-name="P1">2023-10-18 17:23:13.497 +02:00 [INF] Try to translate: &lt;c&gt;TEL&lt;/c&gt;: Telefonnummern &lt;c&gt;(2,3,4)&lt;/c&gt;</text:p>
      <text:p text:style-name="P1">2023-10-18 17:23:13.498 +02:00 [INF] Translation found: &lt;c&gt;TEL&lt;/c&gt;: Canonical number strings for a telephone numbers for telephony communication with the vCard object. &lt;c&gt;(2,3,4)&lt;/c&gt;</text:p>
      <text:p text:style-name="P1">2023-10-18 17:23:13.499 +02:00 [INF] Try to translate: &lt;c&gt;PHOTO&lt;/c&gt;: Bild(er) oder Fotografie(n) der mit der vCard verbundenen Person. &lt;c&gt;(2,3,4)&lt;/c&gt;</text:p>
      <text:p text:style-name="P1">2023-10-18 17:23:13.500 +02:00 [INF] Translation found: &lt;c&gt;PHOTO&lt;/c&gt;: Image(s) or photograph(s) of the individual associated with the vCard. &lt;c&gt;(2,3,4)&lt;/c&gt;</text:p>
      <text:p text:style-name="P1">2023-10-18 17:23:13.501 +02:00 [INF] Try to translate: <text:s/>Es kann auf eine externe URL verwiesen oder ein Base64-kodierter Textblock in die vCard eingebettet werden.</text:p>
      <text:p text:style-name="P1">2023-10-18 17:23:13.502 +02:00 [INF] Translation found: </text:p>
      <text:p text:style-name="P1">2023-10-18 17:23:13.503 +02:00 [INF] Try to translate: &lt;c&gt;PRODID&lt;/c&gt;: Kennung für das Produkt, mit dem das vCard-Objekt erstellt wurde. &lt;c&gt;(3,4)&lt;/c&gt;</text:p>
      <text:p text:style-name="P1">2023-10-18 17:23:13.505 +02:00 [INF] Translation found: &lt;c&gt;PRODID&lt;/c&gt;: The identifier for the product that created the vCard object. &lt;c&gt;(3,4)&lt;/c&gt;</text:p>
      <text:p text:style-name="P1">2023-10-18 17:23:13.506 +02:00 [INF] Try to translate: Der Name sollte weltweit eindeutig sein. Er sollte deshalb der Spezifikation für Formal Public Identifiers [ISO9070] oder Universal Resource Names in [RFC3406] entsprechen.</text:p>
      <text:p text:style-name="P1">2023-10-18 17:23:13.508 +02:00 [INF] Translation found: The name should be unique worldwide. It should therefore conform to the specification for<text:line-break/> <text:s text:c="12"/>Formal Public Identifiers [ISO9070] or Universal Resource Names in RFC 3406.</text:p>
      <text:p text:style-name="P1">2023-10-18 17:23:13.511 +02:00 [INF] Try to translate: &lt;c&gt;PROFILE&lt;/c&gt;: Legt fest, dass die VCF-Datei eine vCard ist. &lt;c&gt;(3)&lt;/c&gt;</text:p>
      <text:p text:style-name="P1">2023-10-18 17:23:13.512 +02:00 [INF] Translation found: &lt;c&gt;PROFILE&lt;/c&gt;: States that the vCard is a vCard. &lt;c&gt;(3)&lt;/c&gt;</text:p>
      <text:p text:style-name="P1">2023-10-18 17:23:13.514 +02:00 [INF] Try to translate: &lt;c&gt;CLIENTPIDMAP&lt;/c&gt;: Mappings für &lt;see cref="PropertyID" /&gt;s. Wird verwendet, um verschiedene Bearbeitungsstände derselben vCard zu synchronisieren. &lt;c&gt;(4)&lt;/c&gt;</text:p>
      <text:p text:style-name="P1">2023-10-18 17:23:13.516 +02:00 [INF] Translation found: &lt;c&gt;CLIENTPIDMAP&lt;/c&gt;: Mappings for &lt;see cref="PropertyID"/&gt;s. It is used for synchronizing different revisions of the same vCard. &lt;c&gt;(4)&lt;/c&gt;</text:p>
      <text:p text:style-name="P1">2023-10-18 17:23:13.517 +02:00 [INF] Try to translate: &lt;c&gt;RELATED&lt;/c&gt;: Andere Einheiten, zu der die Person Verbindung hat. &lt;c&gt;(4)&lt;/c&gt;</text:p>
      <text:p text:style-name="P1">2023-10-18 17:23:13.519 +02:00 [INF] Translation found: &lt;c&gt;RELATED&lt;/c&gt;: Other entities that the person is related to. &lt;c&gt;(4)&lt;/c&gt;</text:p>
      <text:p text:style-name="P1">2023-10-18 17:23:13.521 +02:00 [INF] Try to translate: &lt;c&gt;ROLE&lt;/c&gt;: Rolle, Beruf oder Wirtschaftskategorie des vCard-Objekts innerhalb einer Organisation, z.B. "rechte Hand des Chefs". &lt;c&gt;(2,3,4)&lt;/c&gt;</text:p>
      <text:p text:style-name="P1">2023-10-18 17:23:13.522 +02:00 [INF] Translation found: &lt;c&gt;ROLE&lt;/c&gt;: The role, occupation, or business category of the vCard object within an organization. &lt;c&gt;(2,3,4)&lt;/c&gt;</text:p>
      <text:p text:style-name="P1">2023-10-18 17:23:13.523 +02:00 [INF] Try to translate: &lt;c&gt;SOUND&lt;/c&gt;: Demonstriert die Aussprache der &lt;see cref="DisplayNames" /&gt;-Eigenschaft des &lt;see cref="VCard" /&gt;-Objekts. &lt;c&gt;(2,3,4)&lt;/c&gt;</text:p>
      <text:p text:style-name="P1">2023-10-18 17:23:13.525 +02:00 [INF] Translation found: &lt;c&gt;SOUND&lt;/c&gt;: Specifies the pronunciation of the &lt;see cref="VCard.DisplayNames"/&gt; property of the &lt;see cref="VCard"/&gt;-object. &lt;c&gt;(2,3,4)&lt;/c&gt;</text:p>
      <text:p text:style-name="P1">2023-10-18 17:23:13.526 +02:00 [INF] Try to translate: <text:s/>Es kann zu einer externen URL verwiesen oder ein Base64-kodierter Textblock in die vCard eingebettet werden. </text:p>
      <text:p text:style-name="P1">2023-10-18 17:23:13.529 +02:00 [INF] Translation found: It may point to an external URL or may be embedded in the vCard as a Base64 encoded block of text.</text:p>
      <text:p text:style-name="P1">2023-10-18 17:23:13.530 +02:00 [INF] Try to translate: &lt;c&gt;SOURCE&lt;/c&gt;: URLs, die verwendet werden können, um die neueste Version dieser vCard zu erhalten. &lt;c&gt;(3,4)&lt;/c&gt;</text:p>
      <text:p text:style-name="P1">2023-10-18 17:23:13.531 +02:00 [INF] Translation found: &lt;c&gt;SOURCE&lt;/c&gt;: URLs that can be used to get the latest version of this vCard.&lt;c&gt;(3,4)&lt;/c&gt;</text:p>
      <text:p text:style-name="P1">2023-10-18 17:23:13.532 +02:00 [INF] Try to translate: vCard 3.0 erlaubt nur eine Instanz dieser Property.</text:p>
      <text:p text:style-name="P1">2023-10-18 17:23:13.533 +02:00 [INF] Translation found: vCard 3.0 only allows one instance of this property.</text:p>
      <text:p text:style-name="P1">2023-10-18 17:23:13.534 +02:00 [INF] Try to translate: &lt;c&gt;TZ&lt;/c&gt;: Zeitzone(n) des vCard Objekts. &lt;c&gt;(2,3,4)&lt;/c&gt;</text:p>
      <text:p text:style-name="P1">2023-10-18 17:23:13.536 +02:00 [INF] Translation found: &lt;c&gt;TZ&lt;/c&gt;: The time zone(s) of the vCard object. &lt;c&gt;(2,3,4)&lt;/c&gt;</text:p>
      <text:p text:style-name="P1">2023-10-18 17:23:13.538 +02:00 [INF] Try to translate: &lt;c&gt;TITLE&lt;/c&gt;: Angabe der Stellenbezeichnung, funktionellen Stellung oder Funktion der mit dem vCard-Objekt verbundenen Person innerhalb einer Organisation, z.B. “Vizepräsident”. &lt;c&gt;(2,3,4)&lt;/c&gt;</text:p>
      <text:p text:style-name="P1">2023-10-18 17:23:13.539 +02:00 [INF] Translation found: &lt;c&gt;TITLE&lt;/c&gt;: Specifies the job title, functional position or function of the individual, associated with the vCard object, within an organization. &lt;c&gt;(2,3,4)&lt;/c&gt;</text:p>
      <text:p text:style-name="P1">2023-10-18 17:23:13.540 +02:00 [INF] Try to translate: &lt;c&gt;UID&lt;/c&gt;: UUID, die eine persistente, global eindeutige Kennung des verbundenen Objekts darstellt. &lt;c&gt;(2,3,4)&lt;/c&gt;</text:p>
      <text:p text:style-name="P1">2023-10-18 17:23:13.541 +02:00 [INF] Translation found: &lt;c&gt;UID&lt;/c&gt;: Specifies a value that represents a persistent, globally unique identifier, associated with the object. &lt;c&gt;(2,3,4)&lt;/c&gt;</text:p>
      <text:p text:style-name="P1">2023-10-18 17:23:13.542 +02:00 [INF] Try to translate: <text:s/>Obwohl der Standard beliebige Strings zur Identifizierung erlaubt, werden hier nur UUIDs unterstützt. </text:p>
      <text:p text:style-name="P1">2023-10-18 17:23:13.545 +02:00 [INF] Translation found: Although the standard allows any strings for identification, the library only supports UUIDs.</text:p>
      <text:p text:style-name="P1">2023-10-18 17:23:13.546 +02:00 [INF] Try to translate: &lt;c&gt;URL&lt;/c&gt;: URLs, die die Person repräsentieren (Webseiten, Blogs, Social-Media-Seiten). &lt;c&gt;(2,3,4)&lt;/c&gt;</text:p>
      <text:p text:style-name="P1">2023-10-18 17:23:13.548 +02:00 [INF] Translation found: &lt;c&gt;URL&lt;/c&gt;: URLs, pointing to websites that represent the person in some way. &lt;c&gt;(2,3,4)&lt;/c&gt;</text:p>
      <text:p text:style-name="P1">2023-10-18 17:23:13.549 +02:00 [INF] Try to translate: &lt;c&gt;XML&lt;/c&gt;: Beliebige zusätzliche XML-Daten. &lt;c&gt;(4)&lt;/c&gt;</text:p>
      <text:p text:style-name="P1">2023-10-18 17:23:13.551 +02:00 [INF] Translation found: &lt;c&gt;XML&lt;/c&gt;: Any XML data that is attached to the vCard. &lt;c&gt;(4)&lt;/c&gt;</text:p>
      <text:p text:style-name="P1">2023-10-18 17:23:13.553 +02:00 [INF] Save<text:line-break/>C:\Users\fkinz\source\repos\FolkerKinzel.VCards\src\FolkerKinzel.VCards\VCard_Data.cs to<text:line-break/>C:\Users\fkinz\source\repos\FolkerKinzel.VCards\src\FolkerKinzel.VCards\VCard_Data.cs.</text:p>
      <text:p text:style-name="P1">2023-10-18 17:23:13.556 +02:00 [INF] ===================================================</text:p>
      <text:p text:style-name="P1">2023-10-18 17:23:13.557 +02:00 [INF] </text:p>
      <text:p text:style-name="P1">2023-10-18 17:23:13.558 +02:00 [INF] Start translating C:\Users\fkinz\source\repos\FolkerKinzel.VCards\src\FolkerKinzel.VCards\<text:span text:style-name="T1">VCard_Deserialization.cs</text:span></text:p>
      <text:p text:style-name="P1">2023-10-18 17:23:13.559 +02:00 [INF] Try to translate: <text:s/>Lädt eine VCF-Datei. </text:p>
      <text:p text:style-name="P1">2023-10-18 17:23:13.560 +02:00 [INF] Translation found: Loads a VCF file.</text:p>
      <text:p text:style-name="P1">2023-10-18 17:23:13.561 +02:00 [INF] Try to translate: Absoluter oder relativer Pfad zu einer VCF-Datei.</text:p>
      <text:p text:style-name="P1">2023-10-18 17:23:13.562 +02:00 [INF] Translation found: Absolute or relative path to a VCF file.</text:p>
      <text:p text:style-name="P1">2023-10-18 17:23:13.563 +02:00 [INF] Try to translate: Die zum Einlesen der Datei zu verwendende Textenkodierung oder &lt;c&gt;null&lt;/c&gt;, um die Datei mit der standardgerechten Enkodierung &lt;see cref="Encoding.UTF8" /&gt; einzulesen.</text:p>
      <text:p text:style-name="P1">2023-10-18 17:23:13.564 +02:00 [INF] Translation found: The text encoding to use to read the file or &lt;c&gt;null&lt;/c&gt;, to read the file with the standard-compliant text encoding &lt;see cref="Encoding.UTF8"/&gt;.</text:p>
      <text:p text:style-name="P1">2023-10-18 17:23:13.565 +02:00 [INF] Try to translate: Eine Sammlung geparster &lt;see cref="VCard" /&gt;-Objekte, die den Inhalt der VCF-Datei repräsentieren.</text:p>
      <text:p text:style-name="P1">2023-10-18 17:23:13.567 +02:00 [INF] Translation found: A collection of parsed &lt;see cref="VCard"/&gt; objects, which represents the content of the VCF file.</text:p>
      <text:p text:style-name="P1">2023-10-18 17:23:13.569 +02:00 [INF] Try to translate: &lt;paramref name="fileName" /&gt; ist &lt;c&gt;null&lt;/c&gt;.</text:p>
      <text:p text:style-name="P1">2023-10-18 17:23:13.570 +02:00 [INF] Translation found: &lt;paramref name="fileName"/&gt; is &lt;c&gt;null&lt;/c&gt;.</text:p>
      <text:p text:style-name="P1">2023-10-18 17:23:13.571 +02:00 [INF] Try to translate: &lt;paramref name="fileName" /&gt; ist kein gültiger Dateipfad.</text:p>
      <text:p text:style-name="P1">2023-10-18 17:23:13.572 +02:00 [INF] Translation found: &lt;paramref name ="fileName"/&gt; is not a valid file path.</text:p>
      <text:p text:style-name="P1">2023-10-18 17:23:13.573 +02:00 [INF] Try to translate: Die Datei konnte nicht geladen werden.</text:p>
      <text:p text:style-name="P1">2023-10-18 17:23:13.574 +02:00 [INF] Translation found: The file could not be loaded.</text:p>
      <text:p text:style-name="P1">2023-10-18 17:23:13.575 +02:00 [INF] Try to translate: <text:s/>Parst einen &lt;see cref="string" /&gt;, der den Inhalt einer VCF-Datei darstellt. </text:p>
      <text:p text:style-name="P1">2023-10-18 17:23:13.576 +02:00 [INF] Translation found: Parses a &lt;see cref="string"/&gt;, that represents the content of a VCF file.</text:p>
      <text:p text:style-name="P1">2023-10-18 17:23:13.578 +02:00 [INF] Try to translate: Ein &lt;see cref="string" /&gt;, der den Inhalt einer VCF-Datei darstellt.</text:p>
      <text:p text:style-name="P1">2023-10-18 17:23:13.579 +02:00 [INF] Translation found: A &lt;see cref="string"/&gt; that represents the content of a VCF file.</text:p>
      <text:p text:style-name="P1">2023-10-18 17:23:13.580 +02:00 [INF] Try to translate: Eine Sammlung geparster &lt;see cref="VCard" /&gt;-Objekte, die den Inhalt von &lt;paramref name="vcf" /&gt; darstellen.</text:p>
      <text:p text:style-name="P1">2023-10-18 17:23:13.581 +02:00 [INF] Translation found: A collection of parsed &lt;see cref="VCard"/&gt; objects, which represents the content of &lt;paramref name="vcf"/&gt;.</text:p>
      <text:p text:style-name="P1">2023-10-18 17:23:13.584 +02:00 [INF] Try to translate: &lt;paramref name="vcf" /&gt; ist &lt;c&gt;null&lt;/c&gt;.</text:p>
      <text:p text:style-name="P1">2023-10-18 17:23:13.586 +02:00 [INF] Translation found: &lt;paramref name="vcf"/&gt; is &lt;c&gt;null&lt;/c&gt;.</text:p>
      <text:p text:style-name="P1">2023-10-18 17:23:13.588 +02:00 [INF] Try to translate: <text:s/>Deserialisiert eine VCF-Datei mit einem &lt;see cref="TextReader" /&gt;. </text:p>
      <text:p text:style-name="P1">2023-10-18 17:23:13.589 +02:00 [INF] Translation found: Deserializes a VCF file using a &lt;see cref="TextReader"/&gt;.</text:p>
      <text:p text:style-name="P1">2023-10-18 17:23:13.590 +02:00 [INF] Try to translate: Ein &lt;see cref="TextReader" /&gt;.</text:p>
      <text:p text:style-name="P1">2023-10-18 17:23:13.590 +02:00 [INF] Translation found: A &lt;see cref="TextReader"/&gt;.</text:p>
      <text:p text:style-name="P1">2023-10-18 17:23:13.591 +02:00 [INF] Try to translate: Eine Sammlung von &lt;see cref="VCard" /&gt;-Objekten, die den Inhalt der deserialisierten VCF-Datei darstellen.</text:p>
      <text:p text:style-name="P1">2023-10-18 17:23:13.593 +02:00 [INF] Translation found: A collection of parsed &lt;see cref="VCard"/&gt; objects, which represents the content of the VCF file.</text:p>
      <text:p text:style-name="P1">2023-10-18 17:23:13.594 +02:00 [INF] Try to translate: &lt;paramref name="reader" /&gt; ist &lt;c&gt;null&lt;/c&gt;.</text:p>
      <text:p text:style-name="P1">2023-10-18 17:23:13.595 +02:00 [INF] Translation found: &lt;paramref name="reader"/&gt; is &lt;c&gt;null&lt;/c&gt;.</text:p>
      <text:p text:style-name="P1">2023-10-18 17:23:13.597 +02:00 [INF] Try to translate: &lt;paramref name="reader" /&gt; wurde geschlossen.</text:p>
      <text:p text:style-name="P1">2023-10-18 17:23:13.598 +02:00 [INF] Translation found: &lt;paramref name="reader"/&gt; was closed.</text:p>
      <text:p text:style-name="P1">2023-10-18 17:23:13.599 +02:00 [INF] Try to translate: &lt;paramref name="reader" /&gt; konnte nicht aus dem &lt;see cref="Stream" /&gt; lesen.</text:p>
      <text:p text:style-name="P1">2023-10-18 17:23:13.600 +02:00 [INF] Translation found: &lt;paramref name="reader"/&gt;could not read from the &lt;see cref="Stream"/&gt;.</text:p>
      <text:p text:style-name="P1">2023-10-18 17:23:13.601 +02:00 [INF] Save<text:line-break/>C:\Users\fkinz\source\repos\FolkerKinzel.VCards\src\FolkerKinzel.VCards\VCard_Deserialization.cs to<text:line-break/>C:\Users\fkinz\source\repos\FolkerKinzel.VCards\src\FolkerKinzel.VCards\VCard_Deserialization.cs.</text:p>
      <text:p text:style-name="P1">2023-10-18 17:23:13.603 +02:00 [INF] ===================================================</text:p>
      <text:p text:style-name="P1">2023-10-18 17:23:13.605 +02:00 [INF] </text:p>
      <text:p text:style-name="P1">2023-10-18 17:23:13.605 +02:00 [INF] Start translating C:\Users\fkinz\source\repos\FolkerKinzel.VCards\src\FolkerKinzel.VCards\<text:span text:style-name="T1">VCard_ICloneable.cs</text:span></text:p>
      <text:p text:style-name="P1">2023-10-18 17:23:13.607 +02:00 [INF] Try to translate: </text:p>
      <text:p text:style-name="P1">2023-10-18 17:23:13.607 +02:00 [INF] Translation found: </text:p>
      <text:p text:style-name="P1">2023-10-18 17:23:13.608 +02:00 [INF] Save<text:line-break/>C:\Users\fkinz\source\repos\FolkerKinzel.VCards\src\FolkerKinzel.VCards\VCard_ICloneable.cs to<text:line-break/>C:\Users\fkinz\source\repos\FolkerKinzel.VCards\src\FolkerKinzel.VCards\VCard_ICloneable.cs.</text:p>
      <text:p text:style-name="P1">2023-10-18 17:23:13.611 +02:00 [INF] ===================================================</text:p>
      <text:p text:style-name="P1">2023-10-18 17:23:13.614 +02:00 [INF] </text:p>
      <text:p text:style-name="P1">2023-10-18 17:23:13.615 +02:00 [INF] Start translating C:\Users\fkinz\source\repos\FolkerKinzel.VCards\src\FolkerKinzel.VCards\<text:span text:style-name="T1">VCard_IEnumerable.cs</text:span></text:p>
      <text:p text:style-name="P1">2023-10-18 17:23:13.617 +02:00 [INF] Try to translate: <text:s/>Gibt einen Enumerator zurück, der die Eigenschaften &lt;see cref="VCard" /&gt; durchläuft. </text:p>
      <text:p text:style-name="P1">2023-10-18 17:23:13.618 +02:00 [INF] Translation found: Returns an enumerator, which iterates through the properties of the &lt;see cref="VCard"/&gt; object.</text:p>
      <text:p text:style-name="P1">2023-10-18 17:23:13.619 +02:00 [INF] Try to translate: Ein Enumerator für die &lt;see cref="VCard" /&gt;.</text:p>
      <text:p text:style-name="P1">2023-10-18 17:23:13.620 +02:00 [INF] Translation found: An Enumerator for the &lt;see cref="VCard"/&gt;.</text:p>
      <text:p text:style-name="P1">2023-10-18 17:23:13.621 +02:00 [INF] Try to translate: </text:p>
      <text:p text:style-name="P1">2023-10-18 17:23:13.622 +02:00 [INF] Translation found: </text:p>
      <text:p text:style-name="P1">2023-10-18 17:23:13.623 +02:00 [INF] Try to translate: <text:s/>Explizite Implementierung von &lt;see cref="IEnumerable{T}"&gt;IEnumerable&amp;lt;VCard&amp;gt;&lt;/see&gt;, die es erlaubt, ein einzelnes &lt;see cref="VCard" /&gt;-Objekt an eine Methode oder Eigenschaft zu übergeben, die eine Sammlung von &lt;see cref="VCard" /&gt;-Objekten verlangt. </text:p>
      <text:p text:style-name="P1">2023-10-18 17:23:13.624 +02:00 [INF] Translation found: Explicit implementation of &lt;see cref="IEnumerable{T}"&gt; IEnumerable&amp;lt;VCard&amp;gt;&lt;/see&gt;, which enables to pass a single &lt;see cref="VCard"/&gt; object to a method or property that requires a collection of &lt;see cref="VCard"/&gt; objects.</text:p>
      <text:p text:style-name="P1">2023-10-18 17:23:13.626 +02:00 [INF] Try to translate: Ein Enumerator, der das &lt;see cref="VCard" /&gt;-Objekt selbst zurückgibt.</text:p>
      <text:p text:style-name="P1">2023-10-18 17:23:13.627 +02:00 [INF] Translation found: An enumerator, which returns the &lt;see cref="VCard"/&gt; object itself.</text:p>
      <text:p text:style-name="P1">2023-10-18 17:23:13.630 +02:00 [INF] Save<text:line-break/>C:\Users\fkinz\source\repos\FolkerKinzel.VCards\src\FolkerKinzel.VCards\VCard_IEnumerable.cs to<text:line-break/>C:\Users\fkinz\source\repos\FolkerKinzel.VCards\src\FolkerKinzel.VCards\VCard_IEnumerable.cs.</text:p>
      <text:p text:style-name="P1">2023-10-18 17:23:13.632 +02:00 [INF] ===================================================</text:p>
      <text:p text:style-name="P1">2023-10-18 17:23:13.633 +02:00 [INF] </text:p>
      <text:p text:style-name="P1">2023-10-18 17:23:13.634 +02:00 [INF] Start translating C:\Users\fkinz\source\repos\FolkerKinzel.VCards\src\FolkerKinzel.VCards\<text:span text:style-name="T1">VCard_References.cs</text:span></text:p>
      <text:p text:style-name="P1">2023-10-18 17:23:13.635 +02:00 [INF] Try to translate: <text:s/>Gibt eine Sammlung von &lt;see cref="VCard" /&gt;-Objekten zurück, in der die &lt;see cref="RelationVCardProperty" /&gt;-Objekte der als Argument übergebenen Sammlung von &lt;see cref="VCard" /&gt;-Objekten durch &lt;see cref="RelationUuidProperty" /&gt;-Objekte ersetzt sind und in der die in den &lt;see cref="RelationVCardProperty" /&gt;-Objekten referenzierten &lt;see cref="VCard" /&gt;-Objekte als separate Elemente angefügt sind. </text:p>
      <text:p text:style-name="P1">2023-10-18 17:23:13.637 +02:00 <text:span text:style-name="T2">[WRN]</text:span> No translation found.</text:p>
      <text:p text:style-name="P1">2023-10-18 17:23:13.637 +02:00 [INF] Try to translate: Sammlung von &lt;see cref="VCard" /&gt;-Objekten. Die Auflistung darf leer sein und &lt;c&gt;null&lt;/c&gt;-Werte enthalten.</text:p>
      <text:p text:style-name="P1">2023-10-18 17:23:13.638 +02:00 [INF] Translation found: A collection of &lt;see cref="VCard"/&gt; objects. The collection may be empty or may contain &lt;c&gt;null&lt;/c&gt; values.</text:p>
      <text:p text:style-name="P1">2023-10-18 17:23:13.639 +02:00 [INF] Try to translate: <text:s/>Eine Sammlung von &lt;see cref="VCard" /&gt;-Objekten, in der die &lt;see cref="RelationVCardProperty" /&gt;-Objekte der als Argument übergebenen Sammlung von &lt;see cref="VCard" /&gt;-Objekten durch &lt;see cref="RelationUuidProperty" /&gt;-Objekte ersetzt sind und in der die in den &lt;see cref="RelationVCardProperty" /&gt;-Objekten referenzierten &lt;see cref="VCard" /&gt;-Objekte als separate Elemente angefügt sind. (Wenn die angefügten &lt;see cref="VCard" /&gt;-Objekte noch keine &lt;see cref="VCard.UniqueIdentifier" /&gt;-Eigenschaft hatten, wird ihnen von der Methode automatisch eine neue zugewiesen.) </text:p>
      <text:p text:style-name="P1">2023-10-18 17:23:13.640 +02:00 <text:span text:style-name="T2">[WRN]</text:span> No translation found.</text:p>
      <text:p text:style-name="P1">2023-10-18 17:23:13.641 +02:00 [INF] Try to translate: &lt;note type="caution"&gt; Obwohl die Methode selbst threadsafe ist, sind es die an die Methode übergebenen &lt;see cref="VCard" /&gt;-Objekte nicht. Sperren Sie den lesenden und schreibenden Zugriff auf diese &lt;see cref="VCard" /&gt;-Objekte während der Ausführung dieser Methode! &lt;/note&gt;&lt;note type="important"&gt; Verwenden Sie diese Methode niemals, wenn Sie eine VCF-Datei als vCard 2.1 oder vCard 3.0 speichern möchten. Es droht Datenverlust. &lt;/note&gt;&lt;note type="tip"&gt; Sie können der Methode auch ein einzelnes &lt;see cref="VCard" /&gt;-Objekt übergeben, da die &lt;see cref="VCard" /&gt;-Klasse &lt;see cref="IEnumerable{T}"&gt;IEnumerable&amp;lt;VCard&amp;gt;&lt;/see&gt; explizit implementiert. &lt;/note&gt;&lt;para&gt; Die Methode wird bei Bedarf von den Serialisierungsmethoden von &lt;see cref="VCard" /&gt; automatisch verwendet. Die Verwendung in eigenem Code ist nur dann sinnvoll, wenn ein &lt;see cref="VCard" /&gt;-Objekt als vCard 4.0 gespeichert werden soll und wenn dabei jede VCF-Datei nur eine einzige vCard enthalten soll. (Dieses Vorgehen ist i.d.R. nicht vorteilhaft, da es die referentielle Integrität gefährdet.) &lt;/para&gt;</text:p>
      <text:p text:style-name="P1">2023-10-18 17:23:13.646 +02:00 [INF] Translation found: &lt;note type ="caution"&gt;<text:line-break/>Although the method itself is thread-safe, the &lt;see cref="VCard"/&gt; objects passed to the method are not. Block read and write access to these &lt;see cref="VCard"/&gt; objects, while this method is being executed!<text:line-break/>&lt;/note&gt;<text:line-break/>&lt;note type ="important"&gt;<text:line-break/>Never use this method, if you want to save a VCF file as vCard 2.1 or vCard 3.0!<text:line-break/>&lt;/note&gt;<text:line-break/>&lt;note type ="tip"&gt;<text:line-break/>You can pass a single &lt;see cref="VCard"/&gt; object to the method, since the &lt;see cref="VCard"/&gt; class has an explicit implementation of &lt;see cref="IEnumerable{T}"&gt;IEnumerable&amp;lt;VCard&amp;gt;&lt;/see&gt;.<text:line-break/>&lt;/note&gt;<text:line-break/>&lt;para&gt;<text:line-break/>The method is - if necessary - automatically called by the serialization methods of &lt;see cref="VCard"/&gt;. It only makes sense to use it in your own code, if a &lt;see cref="VCard"/&gt; object is to be saved as vCard 4.0 and if each VCF file should only contain a single vCard. (As a rule, this approach is not advantageous as it endangers referential integrity.)<text:line-break/>&lt;/para&gt;</text:p>
      <text:p text:style-name="P1">2023-10-18 17:23:13.649 +02:00 [INF] Try to translate: &lt;para&gt; Das Beispiel demonstriert, wie ein &lt;see cref="VCard" /&gt;-Objekt als vCard 4.0 gespeichert werden kann, wenn beabsichtigt ist, dass eine VCF-Datei jeweils nur eine einzige vCard enthalten soll. Das Beispiel zeigt möglicherweise auch, dass dieses Vorgehen i.d.R. nicht vorteilhaft ist, da es die referentielle Integrität gefährdet. &lt;/para&gt;&lt;para&gt;In dem Beispiel wird die Erweiterungsmethode &lt;see cref="VCardCollectionExtension.ReferenceVCards" /&gt; verwendet, die &lt;see cref="Reference(IEnumerable{VCard})" /&gt; aufruft.&lt;/para&gt;&lt;note type="note"&gt;Der leichteren Lesbarkeit wegen, wurde in dem Beispiel auf Ausnahmebehandlung verzichtet.&lt;/note&gt;&lt;code language="cs" source="..\Examples\VCard40Example.cs" /&gt;</text:p>
      <text:p text:style-name="P1">2023-10-18 17:23:13.652 +02:00 [INF] Translation found: &lt;para&gt;<text:line-break/>The example demonstrates how a &lt;see cref="VCard"/&gt; object can be saved as a vCard 4.0 if it is intended that a VCF file should only contain one single vCard. The example may also show that this approach is generally not advantageous, as it endangers referential integrity.<text:line-break/>&lt;/para&gt;<text:line-break/>&lt;para&gt;<text:line-break/>The example uses the extension method &lt;see cref="VCardCollectionExtension.ReferenceVCards)"/&gt;, which calls &lt;see cref="Reference(IEnumerable{VCard})"/&gt;.<text:line-break/>&lt;/para&gt;<text:line-break/>&lt;note type ="note"&gt;<text:line-break/>For the sake of easier readability, exception handling has not been used in the example.<text:line-break/>&lt;/note&gt;<text:line-break/>&lt;code/&gt;</text:p>
      <text:p text:style-name="P1">2023-10-18 17:23:13.654 +02:00 [INF] Try to translate: &lt;paramref name="vCards" /&gt; ist &lt;c&gt;null&lt;/c&gt;.</text:p>
      <text:p text:style-name="P1">2023-10-18 17:23:13.655 +02:00 [INF] Translation found: &lt;paramref name="vCards"/&gt; is &lt;c&gt;null&lt;/c&gt;.</text:p>
      <text:p text:style-name="P1">2023-10-18 17:23:13.656 +02:00 [INF] Try to translate: <text:s/>Gibt eine Sammlung von &lt;see cref="VCard" /&gt;-Objekten zurück, in der &lt;see cref="RelationUuidProperty" /&gt;-Objekte der als Argument übergebenen Sammlung von &lt;see cref="VCard" /&gt;-Objekten durch &lt;see cref="RelationVCardProperty" /&gt;-Objekte ersetzt worden sind, falls sich die referenzierten &lt;see cref="VCard" /&gt;-Objekte in der als Argument übergebenen Sammlung befinden. </text:p>
      <text:p text:style-name="P1">2023-10-18 17:23:13.657 +02:00 <text:span text:style-name="T2">[WRN]</text:span> No translation found.</text:p>
      <text:p text:style-name="P1">2023-10-18 17:23:13.658 +02:00 [INF] Try to translate: Auflistung von &lt;see cref="VCard" /&gt;-Objekten. Die Auflistung darf leer sein und &lt;c&gt;null&lt;/c&gt;-Werte enthalten.</text:p>
      <text:p text:style-name="P1">2023-10-18 17:23:13.663 +02:00 [INF] Translation found: A collection of &lt;see cref="VCard"/&gt; objects. The collection may be empty or may contain &lt;c&gt;null&lt;/c&gt; values.</text:p>
      <text:p text:style-name="P1">2023-10-18 17:23:13.665 +02:00 [INF] Try to translate: <text:s/>Eine Sammlung von &lt;see cref="VCard" /&gt;-Objekten, in der &lt;see cref="RelationUuidProperty" /&gt;-Objekte der als Argument übergebenen Sammlung von &lt;see cref="VCard" /&gt;-Objekten durch &lt;see cref="RelationVCardProperty" /&gt;-Objekte ersetzt worden sind, falls sich die referenzierten &lt;see cref="VCard" /&gt;-Objekte in der als Argument übergebenen Sammlung befinden. </text:p>
      <text:p text:style-name="P1">2023-10-18 17:23:13.666 +02:00 <text:span text:style-name="T2">[WRN]</text:span> No translation found.</text:p>
      <text:p text:style-name="P1">2023-10-18 17:23:13.667 +02:00 [INF] Try to translate: &lt;note type="caution"&gt; Obwohl die Methode selbst threadsafe ist, sind es die an die Methode übergebenen &lt;see cref="VCard" /&gt;-Objekte nicht. Sperren Sie den lesenden und schreibenden Zugriff auf diese &lt;see cref="VCard" /&gt;-Objekte während der Ausführung dieser Methode! &lt;/note&gt;&lt;note type="tip"&gt; Sie können der Methode auch ein einzelnes &lt;see cref="VCard" /&gt;-Objekt übergeben, da die &lt;see cref="VCard" /&gt;-Klasse &lt;see cref="IEnumerable{T}"&gt;IEnumerable&amp;lt;VCard&amp;gt;&lt;/see&gt; explizit implementiert. &lt;/note&gt;&lt;para&gt;Die Methode wird von den Deserialisierungsmethoden von &lt;see cref="VCard" /&gt; automatisch aufgerufen. Die Verwendung in eigenem Code kann z.B. nützlich sein, wenn &lt;see cref="VCard" /&gt;-Objekte aus verschiedenen Quellen in einer gemeinsamen Liste zusammengeführt werden, um ihre Daten durchsuchbar zu machen. &lt;/para&gt;</text:p>
      <text:p text:style-name="P1">2023-10-18 17:23:13.668 +02:00 [INF] Translation found: &lt;note type ="caution"&gt;<text:line-break/>Although the method itself is thread-safe, the &lt;see cref="VCard"/&gt; objects passed to the method are not. Block read and write access to these &lt;see cref="VCard"/&gt; objects, while this method is being executed!<text:line-break/>&lt;/note&gt;<text:line-break/>&lt;note type ="tip"&gt;<text:line-break/>You can pass a single &lt;see cref="VCard"/&gt; object to the method, since the &lt;see cref="VCard"/&gt; class has an explicit implementation of &lt;see cref="IEnumerable{T}"&gt;IEnumerable&amp;lt;VCard&amp;gt;&lt;/see&gt;.<text:line-break/>&lt;/note&gt;<text:line-break/>&lt;para&gt;<text:line-break/>The method is automatically called by the deserialization methods of the &lt;see cref="VCard"/&gt; class. Using it in your own code can be useful, e.g., if &lt;see cref="VCard"/&gt; objects from different sources are combined in a common list in order to make their data searchable.<text:line-break/>&lt;/para&gt;</text:p>
      <text:p text:style-name="P1">2023-10-18 17:23:13.670 +02:00 [INF] Try to translate: &lt;para&gt; Das Beispiel zeigt das Deserialisieren und Auswerten einer VCF-Datei, deren Inhalt auf andere VCF-Dateien verweist. In dem Beispiel wird die Erweiterungsmethode &lt;see cref="VCardCollectionExtension.DereferenceVCards(IEnumerable{VCard?})" /&gt; verwendet, die &lt;see cref="Dereference(IEnumerable{VCard?})" /&gt; aufruft. &lt;/para&gt;&lt;note type="note"&gt;Der leichteren Lesbarkeit wegen, wurde in dem Beispiel auf Ausnahmebehandlung verzichtet.&lt;/note&gt;&lt;code language="cs" source="..\Examples\VCard40Example.cs" /&gt;</text:p>
      <text:p text:style-name="P1">2023-10-18 17:23:13.671 +02:00 [INF] Translation found: &lt;para&gt;<text:line-break/>The example shows the deserialization and analysis of a VCF file whose content refers to other VCF files. The example uses the extension method &lt;see cref="VCardCollectionExtension.DereferenceVCards(IEnumerable{VCard?})"/&gt;, which calls &lt;see cref="Dereference(IEnumerable{VCard?})"/&gt;.<text:line-break/>&lt;/para&gt;<text:line-break/>&lt;note type ="note"&gt;<text:line-break/>For the sake of easier readability, exception handling has not been used in the example.<text:line-break/>&lt;/note&gt;<text:line-break/>&lt;code/&gt;</text:p>
      <text:p text:style-name="P1">2023-10-18 17:23:13.672 +02:00 [INF] Try to translate: &lt;paramref name="vCards" /&gt; ist &lt;c&gt;null&lt;/c&gt;.</text:p>
      <text:p text:style-name="P1">2023-10-18 17:23:13.673 +02:00 [INF] Translation found: &lt;paramref name="vCards"/&gt; is &lt;c&gt;null&lt;/c&gt;.</text:p>
      <text:p text:style-name="P1">2023-10-18 17:23:13.676 +02:00 [INF] Save<text:line-break/>C:\Users\fkinz\source\repos\FolkerKinzel.VCards\src\FolkerKinzel.VCards\VCard_References.cs to<text:line-break/>C:\Users\fkinz\source\repos\FolkerKinzel.VCards\src\FolkerKinzel.VCards\VCard_References.cs.</text:p>
      <text:p text:style-name="P1">2023-10-18 17:23:13.680 +02:00 [INF] ===================================================</text:p>
      <text:p text:style-name="P1">2023-10-18 17:23:13.681 +02:00 [INF] </text:p>
      <text:p text:style-name="P1">2023-10-18 17:23:13.681 +02:00 [INF] Start translating C:\Users\fkinz\source\repos\FolkerKinzel.VCards\src\FolkerKinzel.VCards\<text:span text:style-name="T1">VCard_Serialization.cs</text:span></text:p>
      <text:p text:style-name="P1">2023-10-18 17:23:13.683 +02:00 [INF] Try to translate: <text:s/>Speichert eine Sammlung von &lt;see cref="VCard" /&gt;-Objekten in eine gemeinsame VCF-Datei. </text:p>
      <text:p text:style-name="P1">2023-10-18 17:23:13.684 +02:00 [INF] Translation found: Saves a collection of &lt;see cref="VCard"/&gt; objects in a common VCF file.</text:p>
      <text:p text:style-name="P1">2023-10-18 17:23:13.684 +02:00 [INF] Try to translate: Die zu speichernden &lt;see cref="VCard" /&gt;-Objekte. Die Sammlung darf leer sein und &lt;c&gt;null&lt;/c&gt;-Werte enthalten. Wenn die Sammlung kein &lt;see cref="VCard" /&gt;-Objekt enthält, wird keine Datei geschrieben.</text:p>
      <text:p text:style-name="P1">2023-10-18 17:23:13.686 +02:00 [INF] Translation found: The &lt;see cref="VCard"/&gt; objects to be saved. The collection may be empty or <text:s/>may contain &lt;c&gt;null&lt;/c&gt; values. If the collection does not contain any &lt;see cref="VCard"/&gt; object, no file will be written.</text:p>
      <text:p text:style-name="P1">2023-10-18 17:23:13.687 +02:00 [INF] Try to translate: Der Dateipfad. Wenn die Datei existiert, wird sie überschrieben.</text:p>
      <text:p text:style-name="P1">2023-10-18 17:23:13.688 +02:00 [INF] Translation found: The file path. If the file exists, it will be overwritten.</text:p>
      <text:p text:style-name="P1">2023-10-18 17:23:13.689 +02:00 [INF] Try to translate: Die vCard-Version der zu speichernden VCF-Datei.</text:p>
      <text:p text:style-name="P1">2023-10-18 17:23:13.691 +02:00 [INF] Translation found: The vCard version of the VCF file to be written.</text:p>
      <text:p text:style-name="P1">2023-10-18 17:23:13.692 +02:00 [INF] Try to translate: Optionen für das Schreiben der VCF-Datei. Die Flags können kombiniert werden.</text:p>
      <text:p text:style-name="P1">2023-10-18 17:23:13.695 +02:00 [INF] Translation found: Options for writing the VCF file. The flags can be combined.</text:p>
      <text:p text:style-name="P1">2023-10-18 17:23:13.697 +02:00 [INF] Try to translate: Ein Objekt, das &lt;see cref="ITimeZoneIDConverter" /&gt; implementiert, um beim Schreiben von vCard 2.1 oder vCard 3.0 Zeitzonennamen aus der "IANA time zone database" in UTC-Offsets umwandeln zu können, oder &lt;c&gt;null&lt;/c&gt;, um auf eine Umwandlung zu verzichten.</text:p>
      <text:p text:style-name="P1">2023-10-18 17:23:13.698 +02:00 [INF] Translation found: An object that implements &lt;see cref="ITimeZoneIDConverter"/&gt; to convert IANA time zone names to UTC offsets, or &lt;c&gt;null&lt;/c&gt;.</text:p>
      <text:p text:style-name="P1">2023-10-18 17:23:13.699 +02:00 [INF] Try to translate: &lt;note type="caution"&gt; Obwohl die Methode selbst threadsafe ist, sind es die an die Methode übergebenen &lt;see cref="VCard" /&gt;-Objekte nicht. Sperren Sie den lesenden und schreibenden Zugriff auf diese &lt;see cref="VCard" /&gt;-Objekte während der Ausführung dieser Methode! &lt;/note&gt;&lt;note type="tip"&gt; Sie können der Methode auch ein einzelnes &lt;see cref="VCard" /&gt;-Objekt übergeben, da die &lt;see cref="VCard" /&gt;-Klasse &lt;see cref="IEnumerable{T}"&gt;IEnumerable&amp;lt;VCard&amp;gt;&lt;/see&gt; explizit implementiert. &lt;/note&gt;&lt;para&gt;Die Methode serialisiert möglicherweise mehr vCards, als die Anzahl der Elemente in der Sammlung, die an den Parameter &lt;paramref name="vCards" /&gt; übergeben wird. Dies geschieht, wenn eine VCF-Datei als vCard 4.0 gespeichert wird und sich in den Eigenschaften &lt;see cref="VCard.Members" /&gt; oder &lt;see cref="VCard.Relations" /&gt; eines &lt;see cref="VCard" /&gt;-Objekts weitere &lt;see cref="VCard" /&gt;-Objekte in Form von &lt;see cref="RelationVCardProperty" /&gt;-Objekten befinden. &lt;/para&gt;&lt;para&gt; Ebenso verhält sich die Methode, wenn eine vCard 2.1 oder 3.0 mit der Option &lt;see cref="VcfOptions.IncludeAgentAsSeparateVCard" /&gt; serialisiert wird und wenn sich in der Eigenschaft &lt;see cref="VCard.Relations" /&gt; eines &lt;see cref="VCard" /&gt;-Objekts ein &lt;see cref="RelationVCardProperty" /&gt;-Objekt befindet, auf dessen &lt;see cref="ParameterSection" /&gt; in der Eigenschaft &lt;see cref="ParameterSection.RelationType" /&gt; das Flag &lt;see cref="RelationTypes.Agent" /&gt; gesetzt ist. &lt;/para&gt;</text:p>
      <text:p text:style-name="P1">2023-10-18 17:23:13.702 +02:00 <text:span text:style-name="T2">[WRN]</text:span> No translation found.</text:p>
      <text:p text:style-name="P1">2023-10-18 17:23:13.703 +02:00 [INF] Try to translate: </text:p>
      <text:p text:style-name="P1">2023-10-18 17:23:13.704 +02:00 [INF] Translation found: </text:p>
      <text:p text:style-name="P1">2023-10-18 17:23:13.706 +02:00 [INF] Try to translate: &lt;paramref name="fileName" /&gt; oder &lt;paramref name="vCards" /&gt; ist &lt;c&gt;null&lt;/c&gt;.</text:p>
      <text:p text:style-name="P1">2023-10-18 17:23:13.708 +02:00 [INF] Translation found: &lt;paramref name="fileName"/&gt; or &lt;paramref name="vCards"/&gt; is &lt;c&gt;null&lt;/c&gt;.</text:p>
      <text:p text:style-name="P1">2023-10-18 17:23:13.709 +02:00 [INF] Try to translate: &lt;paramref name="fileName" /&gt; ist kein gültiger Dateipfad oder &lt;paramref name="version" /&gt; hat einen nichtdefinierten Wert.</text:p>
      <text:p text:style-name="P1">2023-10-18 17:23:13.713 +02:00 [INF] Translation found: &lt;paramref name ="fileName"/&gt; is not a valid file path or &lt;paramref name ="version"/&gt; has an undefined value.</text:p>
      <text:p text:style-name="P1">2023-10-18 17:23:13.715 +02:00 [INF] Try to translate: Die Datei konnte nicht geschrieben werden.</text:p>
      <text:p text:style-name="P1">2023-10-18 17:23:13.716 +02:00 [INF] Translation found: The file could not be written.</text:p>
      <text:p text:style-name="P1">2023-10-18 17:23:13.718 +02:00 [INF] Try to translate: <text:s/>Serialisiert eine Sammlung von &lt;see cref="VCard" /&gt;-Objekten unter Verwendung des VCF-Formats in einen &lt;see cref="Stream" /&gt;. </text:p>
      <text:p text:style-name="P1">2023-10-18 17:23:13.719 +02:00 [INF] Translation found: Serializes a collection of &lt;see cref="VCard"/&gt; objects into a &lt;see cref="Stream" /&gt; using the VCF format.</text:p>
      <text:p text:style-name="P1">2023-10-18 17:23:13.723 +02:00 [INF] Try to translate: Die zu serialisierenden &lt;see cref="VCard" /&gt;-Objekte. Die Sammlung darf leer sein und &lt;c&gt;null&lt;/c&gt;-Werte enthalten.</text:p>
      <text:p text:style-name="P1">2023-10-18 17:23:13.725 +02:00 [INF] Translation found: The &lt;see cref="VCard"/&gt; objects to be serialized. The collection may be empty or may contain &lt;c&gt;null&lt;/c&gt; values.</text:p>
      <text:p text:style-name="P1">2023-10-18 17:23:13.726 +02:00 [INF] Try to translate: Ein &lt;see cref="Stream" /&gt;, in den die serialisierten &lt;see cref="VCard" /&gt;-Objekte geschrieben werden.</text:p>
      <text:p text:style-name="P1">2023-10-18 17:23:13.730 +02:00 [INF] Translation found: A &lt;see cref="Stream"/&gt; into which the serialized &lt;see cref="VCard"/&gt; objects are written.</text:p>
      <text:p text:style-name="P1">2023-10-18 17:23:13.731 +02:00 [INF] Try to translate: Die vCard-Version, die für die Serialisierung verwendet wird.</text:p>
      <text:p text:style-name="P1">2023-10-18 17:23:13.732 +02:00 [INF] Translation found: The vCard version used for the serialization.</text:p>
      <text:p text:style-name="P1">2023-10-18 17:23:13.733 +02:00 [INF] Try to translate: Ein Objekt, das &lt;see cref="ITimeZoneIDConverter" /&gt; implementiert, um beim Schreiben von vCard 2.1 oder vCard 3.0 Zeitzonennamen aus der "IANA time zone database" in UTC-Offsets umwandeln zu können, oder &lt;c&gt;null&lt;/c&gt;, um auf eine Umwandlung zu verzichten.</text:p>
      <text:p text:style-name="P1">2023-10-18 17:23:13.734 +02:00 [INF] Translation found: An object that implements &lt;see cref="ITimeZoneIDConverter"/&gt; to convert IANA time zone names to UTC offsets, or &lt;c&gt;null&lt;/c&gt;.</text:p>
      <text:p text:style-name="P1">2023-10-18 17:23:13.735 +02:00 [INF] Try to translate: Optionen für das Serialisieren. Die Flags können kombiniert werden.</text:p>
      <text:p text:style-name="P1">2023-10-18 17:23:13.738 +02:00 [INF] Translation found: Options for serializing VCF. The flags can be combined.</text:p>
      <text:p text:style-name="P1">2023-10-18 17:23:13.739 +02:00 [INF] Try to translate: Mit &lt;c&gt;true&lt;/c&gt; wird bewirkt, dass die Methode &lt;paramref name="stream" /&gt; nicht schließt. Der Standardwert ist &lt;c&gt;false&lt;/c&gt;.</text:p>
      <text:p text:style-name="P1">2023-10-18 17:23:13.741 +02:00 [INF] Translation found: &lt;c&gt;true&lt;/c&gt; means that the method does not close the underlying &lt;see cref="Stream"/&gt;. The default value is &lt;c&gt;false&lt;/c&gt;.</text:p>
      <text:p text:style-name="P1">2023-10-18 17:23:13.742 +02:00 [INF] Try to translate: &lt;note type="caution"&gt; Obwohl die Methode selbst threadsafe ist, sind es die an die Methode übergebenen &lt;see cref="VCard" /&gt;-Objekte nicht. Sperren Sie den lesenden und schreibenden Zugriff auf diese &lt;see cref="VCard" /&gt;-Objekte während der Ausführung dieser Methode! &lt;/note&gt;&lt;note type="tip"&gt; Sie können der Methode auch ein einzelnes &lt;see cref="VCard" /&gt;-Objekt übergeben, da die &lt;see cref="VCard" /&gt;-Klasse &lt;see cref="IEnumerable{T}"&gt;IEnumerable&amp;lt;VCard&amp;gt;&lt;/see&gt; explizit implementiert. &lt;/note&gt;&lt;para&gt;Die Methode serialisiert möglicherweise mehr vCards, als die Anzahl der Elemente in der Sammlung, die an den Parameter &lt;paramref name="vCards" /&gt; übergeben wird. Dies geschieht, wenn eine vCard 4.0 serialisiert wird und sich in den Eigenschaften &lt;see cref="VCard.Members" /&gt; oder &lt;see cref="VCard.Relations" /&gt; eines &lt;see cref="VCard" /&gt;-Objekts weitere &lt;see cref="VCard" /&gt;-Objekte in Form von &lt;see cref="RelationVCardProperty" /&gt;-Objekten befanden. &lt;/para&gt;&lt;para&gt;Ebenso verhält sich die Methode, wenn eine vCard 2.1 oder 3.0 mit der Option &lt;see cref="VcfOptions.IncludeAgentAsSeparateVCard" /&gt; serialisiert wird und wenn sich in der Eigenschaft &lt;see cref="VCard.Relations" /&gt; eines &lt;see cref="VCard" /&gt;-Objekts ein &lt;see cref="RelationVCardProperty" /&gt;-Objekt befindet, auf dessen &lt;see cref="ParameterSection" /&gt; in der Eigenschaft &lt;see cref="ParameterSection.RelationType" /&gt; das Flag &lt;see cref="RelationTypes.Agent" /&gt; gesetzt ist. &lt;/para&gt;</text:p>
      <text:p text:style-name="P1">2023-10-18 17:23:13.747 +02:00 <text:span text:style-name="T2">[WRN]</text:span> No translation found.</text:p>
      <text:p text:style-name="P1">2023-10-18 17:23:13.748 +02:00 [INF] Try to translate: </text:p>
      <text:p text:style-name="P1">2023-10-18 17:23:13.749 +02:00 [INF] Translation found: </text:p>
      <text:p text:style-name="P1">2023-10-18 17:23:13.749 +02:00 [INF] Try to translate: &lt;paramref name="stream" /&gt; oder &lt;paramref name="vCards" /&gt; ist &lt;c&gt;null&lt;/c&gt;.</text:p>
      <text:p text:style-name="P1">2023-10-18 17:23:13.750 +02:00 [INF] Translation found: &lt;paramref name="stream"/&gt; or &lt;paramref name="vCards"/&gt; is &lt;c&gt;null&lt;/c&gt;.</text:p>
      <text:p text:style-name="P1">2023-10-18 17:23:13.753 +02:00 [INF] Try to translate: &lt;paramref name="stream" /&gt; unterstützt keine Schreibvorgänge oder &lt;paramref name="version" /&gt; hat einen nichtdefinierten Wert.</text:p>
      <text:p text:style-name="P1">2023-10-18 17:23:13.755 +02:00 [INF] Translation found: &lt;paramref name ="stream"/&gt; does not support write operations or &lt;paramref name ="version"/&gt; has an undefined value.</text:p>
      <text:p text:style-name="P1">2023-10-18 17:23:13.756 +02:00 [INF] Try to translate: E/A-Fehler.</text:p>
      <text:p text:style-name="P1">2023-10-18 17:23:13.757 +02:00 [INF] Translation found: I/O error.</text:p>
      <text:p text:style-name="P1">2023-10-18 17:23:13.758 +02:00 [INF] Try to translate: &lt;paramref name="stream" /&gt; war bereits geschlossen.</text:p>
      <text:p text:style-name="P1">2023-10-18 17:23:13.759 +02:00 [INF] Translation found: &lt;paramref name ="stream"/&gt; was already closed.</text:p>
      <text:p text:style-name="P1">2023-10-18 17:23:13.761 +02:00 [INF] Try to translate: <text:s/>Serialisiert &lt;paramref name="vCards" /&gt; als einen &lt;see cref="string" /&gt;, der den Inhalt einer VCF-Datei darstellt. </text:p>
      <text:p text:style-name="P1">2023-10-18 17:23:13.762 +02:00 [INF] Translation found: Serializes &lt;paramref name ="vCards"/&gt; as a &lt;see cref="string"/&gt;, which represents the content of a VCF file.</text:p>
      <text:p text:style-name="P1">2023-10-18 17:23:13.764 +02:00 [INF] Try to translate: Die zu serialisierenden &lt;see cref="VCard" /&gt;-Objekte. Die Sammlung darf leer sein und &lt;c&gt;null&lt;/c&gt;-Werte enthalten.</text:p>
      <text:p text:style-name="P1">2023-10-18 17:23:13.765 +02:00 [INF] Translation found: The &lt;see cref="VCard"/&gt; objects to be serialized. The collection may be empty or may contain &lt;c&gt;null&lt;/c&gt; values.</text:p>
      <text:p text:style-name="P1">2023-10-18 17:23:13.768 +02:00 [INF] Try to translate: Die vCard-Version, die für die Serialisierung verwendet wird.</text:p>
      <text:p text:style-name="P1">2023-10-18 17:23:13.769 +02:00 [INF] Translation found: The vCard version used for the serialization.</text:p>
      <text:p text:style-name="P1">2023-10-18 17:23:13.770 +02:00 [INF] Try to translate: Ein Objekt, das &lt;see cref="ITimeZoneIDConverter" /&gt; implementiert, um beim Schreiben von vCard 2.1 oder vCard 3.0 Zeitzonennamen aus der "IANA time zone database" in UTC-Offsets umwandeln zu können, oder &lt;c&gt;null&lt;/c&gt;, um auf eine Umwandlung zu verzichten.</text:p>
      <text:p text:style-name="P1">2023-10-18 17:23:13.771 +02:00 [INF] Translation found: An object that implements &lt;see cref="ITimeZoneIDConverter"/&gt; to convert IANA time zone names to UTC offsets, or &lt;c&gt;null&lt;/c&gt;.</text:p>
      <text:p text:style-name="P1">2023-10-18 17:23:13.772 +02:00 [INF] Try to translate: Optionen für das Serialisieren. Die Flags können kombiniert werden.</text:p>
      <text:p text:style-name="P1">2023-10-18 17:23:13.773 +02:00 [INF] Translation found: Options for serializing VCF. The flags can be combined.</text:p>
      <text:p text:style-name="P1">2023-10-18 17:23:13.774 +02:00 [INF] Try to translate: &lt;paramref name="vCards" /&gt;, serialisiert als &lt;see cref="string" /&gt;, der den Inhalt einer VCF-Datei darstellt.</text:p>
      <text:p text:style-name="P1">2023-10-18 17:23:13.775 +02:00 [INF] Translation found: &lt;paramref name ="vCards"/&gt;, serialized as a &lt;see cref="string"/&gt;, which represents the content of a VCF file.</text:p>
      <text:p text:style-name="P1">2023-10-18 17:23:13.777 +02:00 [INF] Try to translate: &lt;note type="caution"&gt; Obwohl die Methode selbst threadsafe ist, sind es die an die Methode übergebenen &lt;see cref="VCard" /&gt;-Objekte nicht. Sperren Sie den lesenden und schreibenden Zugriff auf diese &lt;see cref="VCard" /&gt;-Objekte während der Ausführung dieser Methode! &lt;/note&gt;&lt;note type="tip"&gt; Sie können der Methode auch ein einzelnes &lt;see cref="VCard" /&gt;-Objekt übergeben, da die &lt;see cref="VCard" /&gt;-Klasse &lt;see cref="IEnumerable{T}"&gt;IEnumerable&amp;lt;VCard&amp;gt;&lt;/see&gt; explizit implementiert. &lt;/note&gt;&lt;para&gt;Die Methode serialisiert möglicherweise mehr vCards, als sich ursprünglich Elemente in &lt;paramref name="vCards" /&gt; befanden. Dies geschieht, wenn eine vCard 4.0 serialisiert wird und sich in den Eigenschaften &lt;see cref="VCard.Members" /&gt; oder &lt;see cref="VCard.Relations" /&gt; eines &lt;see cref="VCard" /&gt;-Objekts weitere &lt;see cref="VCard" /&gt;-Objekte in Form von &lt;see cref="RelationVCardProperty" /&gt;-Objekten befanden. &lt;/para&gt;&lt;para&gt;Ebenso verhält sich die Methode, wenn eine vCard 2.1 oder 3.0 mit der Option &lt;see cref="VcfOptions.IncludeAgentAsSeparateVCard" /&gt; serialisiert wird und wenn sich in der Eigenschaft &lt;see cref="VCard.Relations" /&gt; eines &lt;see cref="VCard" /&gt;-Objekts ein &lt;see cref="RelationVCardProperty" /&gt;-Objekt befindet, auf dessen &lt;see cref="ParameterSection" /&gt; in der Eigenschaft &lt;see cref="ParameterSection.RelationType" /&gt; das Flag &lt;see cref="RelationTypes.Agent" /&gt; gesetzt ist. &lt;/para&gt;</text:p>
      <text:p text:style-name="P1">2023-10-18 17:23:13.781 +02:00 <text:span text:style-name="T2">[WRN]</text:span> No translation found.</text:p>
      <text:p text:style-name="P1">2023-10-18 17:23:13.781 +02:00 [INF] Try to translate: </text:p>
      <text:p text:style-name="P1">2023-10-18 17:23:13.784 +02:00 [INF] Translation found: </text:p>
      <text:p text:style-name="P1">2023-10-18 17:23:13.785 +02:00 [INF] Try to translate: &lt;paramref name="vCards" /&gt; ist &lt;c&gt;null&lt;/c&gt;.</text:p>
      <text:p text:style-name="P1">2023-10-18 17:23:13.786 +02:00 [INF] Translation found: &lt;paramref name="vCards"/&gt; is &lt;c&gt;null&lt;/c&gt;.</text:p>
      <text:p text:style-name="P1">2023-10-18 17:23:13.787 +02:00 [INF] Try to translate: &lt;paramref name="version" /&gt; hat einen nichtdefinierten Wert.</text:p>
      <text:p text:style-name="P1">2023-10-18 17:23:13.789 +02:00 [INF] Translation found: &lt;paramref name ="version"/&gt; has an undefined value.</text:p>
      <text:p text:style-name="P1">2023-10-18 17:23:13.789 +02:00 [INF] Try to translate: Es ist nicht genug Speicher vorhanden.</text:p>
      <text:p text:style-name="P1">2023-10-18 17:23:13.790 +02:00 [INF] Translation found: The system is out of memory.</text:p>
      <text:p text:style-name="P1">2023-10-18 17:23:13.791 +02:00 [INF] Try to translate: <text:s/>Speichert die &lt;see cref="VCard" /&gt;-Instanz als VCF-Datei. </text:p>
      <text:p text:style-name="P1">2023-10-18 17:23:13.792 +02:00 [INF] Translation found: Saves the &lt;see cref="VCard"/&gt; instance as a VCF file.</text:p>
      <text:p text:style-name="P1">2023-10-18 17:23:13.795 +02:00 [INF] Try to translate: Der Dateipfad. Wenn die Datei existiert, wird sie überschrieben.</text:p>
      <text:p text:style-name="P1">2023-10-18 17:23:13.796 +02:00 [INF] Translation found: The file path. If the file exists, it will be overwritten.</text:p>
      <text:p text:style-name="P1">2023-10-18 17:23:13.797 +02:00 [INF] Try to translate: Die vCard-Version der zu speichernden VCF-Datei.</text:p>
      <text:p text:style-name="P1">2023-10-18 17:23:13.799 +02:00 [INF] Translation found: The vCard version of the VCF file to be written.</text:p>
      <text:p text:style-name="P1">2023-10-18 17:23:13.801 +02:00 [INF] Try to translate: Ein Objekt, das &lt;see cref="ITimeZoneIDConverter" /&gt; implementiert, um beim Schreiben von vCard 2.1 oder vCard 3.0 Zeitzonennamen aus der "IANA time zone database" in UTC-Offsets umwandeln zu können, oder &lt;c&gt;null&lt;/c&gt;, um auf eine Umwandlung zu verzichten.</text:p>
      <text:p text:style-name="P1">2023-10-18 17:23:13.803 +02:00 [INF] Translation found: An object that implements &lt;see cref="ITimeZoneIDConverter"/&gt; to convert IANA time zone names to UTC offsets, or &lt;c&gt;null&lt;/c&gt;.</text:p>
      <text:p text:style-name="P1">2023-10-18 17:23:13.804 +02:00 [INF] Try to translate: Optionen für das Schreiben der VCF-Datei. Die Flags können kombiniert werden.</text:p>
      <text:p text:style-name="P1">2023-10-18 17:23:13.804 +02:00 [INF] Translation found: Options for writing the VCF file. The flags can be combined.</text:p>
      <text:p text:style-name="P1">2023-10-18 17:23:13.805 +02:00 [INF] Try to translate: &lt;para&gt;Die Methode serialisiert möglicherweise mehrere vCards. Dies geschieht, wenn eine VCF-Datei als vCard 4.0 gespeichert wird und sich in den Eigenschaften &lt;see cref="VCard.Members" /&gt; oder &lt;see cref="VCard.Relations" /&gt; des &lt;see cref="VCard" /&gt;-Objekts weitere &lt;see cref="VCard" /&gt;-Objekte in Form von &lt;see cref="RelationVCardProperty" /&gt;-Objekten befanden. &lt;/para&gt;&lt;para&gt; Ebenso verhält sich die Methode, wenn eine vCard 2.1 oder 3.0 mit der Option &lt;see cref="VcfOptions.IncludeAgentAsSeparateVCard" /&gt; serialisiert wird und wenn sich in der Eigenschaft &lt;see cref="VCard.Relations" /&gt; des &lt;see cref="VCard" /&gt;-Objekts ein &lt;see cref="RelationVCardProperty" /&gt;-Objekt befindet, auf dessen &lt;see cref="ParameterSection" /&gt; in der Eigenschaft &lt;see cref="ParameterSection.RelationType" /&gt; das Flag &lt;see cref="RelationTypes.Agent" /&gt; gesetzt ist. &lt;/para&gt;</text:p>
      <text:p text:style-name="P1">2023-10-18 17:23:13.807 +02:00 <text:span text:style-name="T2">[WRN]</text:span> No translation found.</text:p>
      <text:p text:style-name="P1">2023-10-18 17:23:13.807 +02:00 [INF] Try to translate: </text:p>
      <text:p text:style-name="P1">2023-10-18 17:23:13.808 +02:00 [INF] Translation found: </text:p>
      <text:p text:style-name="P1">2023-10-18 17:23:13.810 +02:00 [INF] Try to translate: &lt;paramref name="fileName" /&gt; ist &lt;c&gt;null&lt;/c&gt;.</text:p>
      <text:p text:style-name="P1">2023-10-18 17:23:13.812 +02:00 [INF] Translation found: &lt;paramref name="fileName"/&gt; is &lt;c&gt;null&lt;/c&gt;.</text:p>
      <text:p text:style-name="P1">2023-10-18 17:23:13.813 +02:00 [INF] Try to translate: &lt;paramref name="fileName" /&gt; ist kein gültiger Dateipfad oder &lt;paramref name="version" /&gt; hat einen nichtdefinierten Wert.</text:p>
      <text:p text:style-name="P1">2023-10-18 17:23:13.816 +02:00 [INF] Translation found: &lt;paramref name ="fileName"/&gt; is not a valid file path or &lt;paramref name ="version"/&gt; has an undefined value.</text:p>
      <text:p text:style-name="P1">2023-10-18 17:23:13.818 +02:00 [INF] Try to translate: Die Datei konnte nicht geschrieben werden.</text:p>
      <text:p text:style-name="P1">2023-10-18 17:23:13.819 +02:00 [INF] Translation found: The file could not be written.</text:p>
      <text:p text:style-name="P1">2023-10-18 17:23:13.820 +02:00 [INF] Try to translate: <text:s/>Serialisiert die &lt;see cref="VCard" /&gt;-Instanz unter Verwendung des VCF-Formats in einen &lt;see cref="Stream" /&gt;. </text:p>
      <text:p text:style-name="P1">2023-10-18 17:23:13.821 +02:00 [INF] Translation found: Serializes the &lt;see cref="VCard"/&gt; instance into a &lt;see cref="Stream"/&gt; using the VCF format.</text:p>
      <text:p text:style-name="P1">2023-10-18 17:23:13.822 +02:00 [INF] Try to translate: Ein &lt;see cref="Stream" /&gt;, in den das serialisierte &lt;see cref="VCard" /&gt;-Objekt geschrieben wird.</text:p>
      <text:p text:style-name="P1">2023-10-18 17:23:13.823 +02:00 [INF] Translation found: A &lt;see cref="Stream"/&gt; into which the serialized &lt;see cref="VCard"/&gt; object is written.</text:p>
      <text:p text:style-name="P1">2023-10-18 17:23:13.824 +02:00 [INF] Try to translate: Die vCard-Version, die für die Serialisierung verwendet wird.</text:p>
      <text:p text:style-name="P1">2023-10-18 17:23:13.825 +02:00 [INF] Translation found: The vCard version used for the serialization.</text:p>
      <text:p text:style-name="P1">2023-10-18 17:23:13.826 +02:00 [INF] Try to translate: Ein Objekt, das &lt;see cref="ITimeZoneIDConverter" /&gt; implementiert, um beim Schreiben von vCard 2.1 oder vCard 3.0 Zeitzonennamen aus der "IANA time zone database" in UTC-Offsets umwandeln zu können, oder &lt;c&gt;null&lt;/c&gt;, um auf eine Umwandlung zu verzichten.</text:p>
      <text:p text:style-name="P1">2023-10-18 17:23:13.829 +02:00 [INF] Translation found: An object that implements &lt;see cref="ITimeZoneIDConverter"/&gt; to convert IANA time zone names to UTC offsets, or &lt;c&gt;null&lt;/c&gt;.</text:p>
      <text:p text:style-name="P1">2023-10-18 17:23:13.832 +02:00 [INF] Try to translate: Optionen für das Serialisieren. Die Flags können kombiniert werden.</text:p>
      <text:p text:style-name="P1">2023-10-18 17:23:13.834 +02:00 [INF] Translation found: Options for serializing VCF. The flags can be combined.</text:p>
      <text:p text:style-name="P1">2023-10-18 17:23:13.836 +02:00 [INF] Try to translate: Mit &lt;c&gt;true&lt;/c&gt; wird bewirkt, dass die Methode &lt;paramref name="stream" /&gt; nicht schließt. Der Standardwert ist &lt;c&gt;false&lt;/c&gt;.</text:p>
      <text:p text:style-name="P1">2023-10-18 17:23:13.837 +02:00 [INF] Translation found: &lt;c&gt;true&lt;/c&gt; means that the method does not close the underlying &lt;see cref="Stream"/&gt;. The default value is &lt;c&gt;false&lt;/c&gt;.</text:p>
      <text:p text:style-name="P1">2023-10-18 17:23:13.838 +02:00 [INF] Try to translate: &lt;para&gt;Die Methode serialisiert möglicherweise mehrere vCards. Dies geschieht, wenn das &lt;see cref="VCard" /&gt;-Objekt als vCard 4.0 serialisiert wird und sich in den Eigenschaften &lt;see cref="VCard.Members" /&gt; oder &lt;see cref="VCard.Relations" /&gt; des &lt;see cref="VCard" /&gt;-Objekts weitere &lt;see cref="VCard" /&gt;-Objekte in Form von &lt;see cref="RelationVCardProperty" /&gt;-Objekten befanden. &lt;/para&gt;&lt;para&gt; Ebenso verhält sich die Methode, wenn eine vCard 2.1 oder 3.0 mit der Option &lt;see cref="VcfOptions.IncludeAgentAsSeparateVCard" /&gt; serialisiert wird und wenn sich in der Eigenschaft &lt;see cref="VCard.Relations" /&gt; des &lt;see cref="VCard" /&gt;-Objekts ein &lt;see cref="RelationVCardProperty" /&gt;-Objekt befindet, auf dessen &lt;see cref="ParameterSection" /&gt; in der Eigenschaft &lt;see cref="ParameterSection.RelationType" /&gt; das Flag &lt;see cref="RelationTypes.Agent" /&gt; gesetzt ist. &lt;/para&gt;</text:p>
      <text:p text:style-name="P1">2023-10-18 17:23:13.840 +02:00 <text:span text:style-name="T2">[WRN]</text:span> No translation found.</text:p>
      <text:p text:style-name="P1">2023-10-18 17:23:13.841 +02:00 [INF] Try to translate: </text:p>
      <text:p text:style-name="P1">2023-10-18 17:23:13.842 +02:00 [INF] Translation found: </text:p>
      <text:p text:style-name="P1">2023-10-18 17:23:13.842 +02:00 [INF] Try to translate: &lt;paramref name="stream" /&gt; ist &lt;c&gt;null&lt;/c&gt;.</text:p>
      <text:p text:style-name="P1">2023-10-18 17:23:13.847 +02:00 [INF] Translation found: &lt;paramref name="stream"/&gt; is &lt;c&gt;null&lt;/c&gt;.</text:p>
      <text:p text:style-name="P1">2023-10-18 17:23:13.848 +02:00 [INF] Try to translate: &lt;paramref name="stream" /&gt; unterstützt keine Schreibvorgänge oder &lt;paramref name="version" /&gt; hat einen nichtdefinierten Wert.</text:p>
      <text:p text:style-name="P1">2023-10-18 17:23:13.849 +02:00 [INF] Translation found: &lt;paramref name ="stream"/&gt; does not support write operations or &lt;paramref name ="version"/&gt; has an undefined value.</text:p>
      <text:p text:style-name="P1">2023-10-18 17:23:13.850 +02:00 [INF] Try to translate: E/A-Fehler.</text:p>
      <text:p text:style-name="P1">2023-10-18 17:23:13.851 +02:00 [INF] Translation found: I/O error.</text:p>
      <text:p text:style-name="P1">2023-10-18 17:23:13.853 +02:00 [INF] Try to translate: &lt;paramref name="stream" /&gt; war bereits geschlossen.</text:p>
      <text:p text:style-name="P1">2023-10-18 17:23:13.854 +02:00 [INF] Translation found: &lt;paramref name ="stream"/&gt; was already closed.</text:p>
      <text:p text:style-name="P1">2023-10-18 17:23:13.855 +02:00 [INF] Try to translate: <text:s/>Serialisiert die &lt;see cref="VCard" /&gt;-Instanz als einen &lt;see cref="string" /&gt;, der den Inhalt einer VCF-Datei darstellt. </text:p>
      <text:p text:style-name="P1">2023-10-18 17:23:13.856 +02:00 [INF] Translation found: Serializes the &lt;see cref="VCard"/&gt; instance as a &lt;see cref="string"/&gt;, which has the format of a VCF file.</text:p>
      <text:p text:style-name="P1">2023-10-18 17:23:13.857 +02:00 [INF] Try to translate: Die vCard-Version, die für die Serialisierung verwendet wird.</text:p>
      <text:p text:style-name="P1">2023-10-18 17:23:13.858 +02:00 [INF] Translation found: The vCard version used for the serialization.</text:p>
      <text:p text:style-name="P1">2023-10-18 17:23:13.859 +02:00 [INF] Try to translate: Ein Objekt, das &lt;see cref="ITimeZoneIDConverter" /&gt; implementiert, um beim Schreiben von vCard 2.1 oder vCard 3.0 Zeitzonennamen aus der "IANA time zone database" in UTC-Offsets umwandeln zu können, oder &lt;c&gt;null&lt;/c&gt;, um auf eine Umwandlung zu verzichten.</text:p>
      <text:p text:style-name="P1">2023-10-18 17:23:13.863 +02:00 [INF] Translation found: An object that implements &lt;see cref="ITimeZoneIDConverter"/&gt; to convert IANA time zone names to UTC offsets, or &lt;c&gt;null&lt;/c&gt;.</text:p>
      <text:p text:style-name="P1">2023-10-18 17:23:13.865 +02:00 [INF] Try to translate: Optionen für das Serialisieren. Die Flags können kombiniert werden.</text:p>
      <text:p text:style-name="P1">2023-10-18 17:23:13.865 +02:00 [INF] Translation found: Options for serializing VCF. The flags can be combined.</text:p>
      <text:p text:style-name="P1">2023-10-18 17:23:13.866 +02:00 [INF] Try to translate: Die &lt;see cref="VCard" /&gt;, serialisiert als &lt;see cref="string" /&gt;, der den Inhalt einer VCF-Datei darstellt.</text:p>
      <text:p text:style-name="P1">2023-10-18 17:23:13.868 +02:00 [INF] Translation found: The &lt;see cref="VCard"/&gt;, serialized as &lt;see cref="string"/&gt;, which has the format of a VCF file.</text:p>
      <text:p text:style-name="P1">2023-10-18 17:23:13.869 +02:00 [INF] Try to translate: &lt;para&gt;Die Methode serialisiert möglicherweise mehrere vCards. Dies geschieht, wenn das &lt;see cref="VCard" /&gt;-Objekt als vCard 4.0 serialisiert wird und sich in den Eigenschaften &lt;see cref="VCard.Members" /&gt; oder &lt;see cref="VCard.Relations" /&gt; des &lt;see cref="VCard" /&gt;-Objekts weitere &lt;see cref="VCard" /&gt;-Objekte in Form von &lt;see cref="RelationVCardProperty" /&gt;-Objekten befanden. &lt;/para&gt;&lt;para&gt; Ebenso verhält sich die Methode, wenn eine vCard 2.1 oder 3.0 mit der Option &lt;see cref="VcfOptions.IncludeAgentAsSeparateVCard" /&gt; serialisiert wird und wenn sich in der Eigenschaft &lt;see cref="VCard.Relations" /&gt; des &lt;see cref="VCard" /&gt;-Objekts ein &lt;see cref="RelationVCardProperty" /&gt;-Objekt befindet, auf dessen &lt;see cref="ParameterSection" /&gt; in der Eigenschaft &lt;see cref="ParameterSection.RelationType" /&gt; das Flag &lt;see cref="RelationTypes.Agent" /&gt; gesetzt ist. &lt;/para&gt;</text:p>
      <text:p text:style-name="P1">2023-10-18 17:23:13.870 +02:00 <text:span text:style-name="T2">[WRN]</text:span> No translation found.</text:p>
      <text:p text:style-name="P1">2023-10-18 17:23:13.871 +02:00 [INF] Try to translate: </text:p>
      <text:p text:style-name="P1">2023-10-18 17:23:13.872 +02:00 [INF] Translation found: </text:p>
      <text:p text:style-name="P1">2023-10-18 17:23:13.873 +02:00 [INF] Try to translate: &lt;paramref name="version" /&gt; hat einen nichtdefinierten Wert.</text:p>
      <text:p text:style-name="P1">2023-10-18 17:23:13.874 +02:00 [INF] Translation found: &lt;paramref name ="version"/&gt; has an undefined value.</text:p>
      <text:p text:style-name="P1">2023-10-18 17:23:13.875 +02:00 [INF] Try to translate: Es ist nicht genug Speicher vorhanden.</text:p>
      <text:p text:style-name="P1">2023-10-18 17:23:13.878 +02:00 [INF] Translation found: The system is out of memory.</text:p>
      <text:p text:style-name="P1">2023-10-18 17:23:13.879 +02:00 [INF] Save<text:line-break/>C:\Users\fkinz\source\repos\FolkerKinzel.VCards\src\FolkerKinzel.VCards\VCard_Serialization.cs to<text:line-break/>C:\Users\fkinz\source\repos\FolkerKinzel.VCards\src\FolkerKinzel.VCards\VCard_Serialization.cs.</text:p>
      <text:p text:style-name="P1">2023-10-18 17:23:13.882 +02:00 [INF] ===================================================</text:p>
      <text:p text:style-name="P1">2023-10-18 17:23:13.883 +02:00 [INF] </text:p>
      <text:p text:style-name="P1">2023-10-18 17:23:13.884 +02:00 [INF] Start translating C:\Users\fkinz\source\repos\FolkerKinzel.VCards\src\FolkerKinzel.VCards\<text:span text:style-name="T1">VCard_ToString.cs</text:span></text:p>
      <text:p text:style-name="P1">2023-10-18 17:23:13.885 +02:00 [INF] Try to translate: <text:s/>Erstellt eine &lt;see cref="string" /&gt;-Repräsentation des &lt;see cref="VCard" /&gt;-Objekts. (Nur zum Debugging.) </text:p>
      <text:p text:style-name="P1">2023-10-18 17:23:13.886 +02:00 [INF] Translation found: Creates a &lt;see cref="string"/&gt; representation of the &lt;see cref="VCard"/&gt; object.<text:line-break/> <text:s text:c="12"/>(For debugging only.)</text:p>
      <text:p text:style-name="P1">2023-10-18 17:23:13.887 +02:00 [INF] Try to translate: Eine &lt;see cref="string" /&gt;-Repräsentation des &lt;see cref="VCard" /&gt;-Objekts.</text:p>
      <text:p text:style-name="P1">2023-10-18 17:23:13.888 +02:00 [INF] Translation found: A &lt;see cref="string"/&gt; representation of the &lt;see cref="VCard"/&gt; object.</text:p>
      <text:p text:style-name="P1">2023-10-18 17:23:13.889 +02:00 [INF] Save<text:line-break/>C:\Users\fkinz\source\repos\FolkerKinzel.VCards\src\FolkerKinzel.VCards\VCard_ToString.cs to<text:line-break/>C:\Users\fkinz\source\repos\FolkerKinzel.VCards\src\FolkerKinzel.VCards\VCard_ToString.cs.</text:p>
      <text:p text:style-name="P1">2023-10-18 17:23:13.891 +02:00 [INF] ===================================================</text:p>
      <text:p text:style-name="P1">2023-10-18 17:23:13.893 +02:00 [INF] </text:p>
      <text:p text:style-name="P1">2023-10-18 17:23:13.895 +02:00 [INF] Start translating C:\Users\fkinz\source\repos\FolkerKinzel.VCards\src\FolkerKinzel.VCards\<text:span text:style-name="T1">VCdVersion.cs</text:span></text:p>
      <text:p text:style-name="P1">2023-10-18 17:23:13.896 +02:00 [INF] Try to translate: <text:s/>Benannte Konstanten, um die VCF-Version anzugeben. </text:p>
      <text:p text:style-name="P1">2023-10-18 17:23:13.897 +02:00 [INF] Translation found: Named constants to indicate the VCF version.</text:p>
      <text:p text:style-name="P1">2023-10-18 17:23:13.898 +02:00 [INF] Try to translate: <text:s/>vCard 2.1 </text:p>
      <text:p text:style-name="P1">2023-10-18 17:23:13.899 +02:00 [INF] Translation found: vCard 2.1</text:p>
      <text:p text:style-name="P1">2023-10-18 17:23:13.900 +02:00 [INF] Try to translate: <text:s/>vCard 3.0 </text:p>
      <text:p text:style-name="P1">2023-10-18 17:23:13.901 +02:00 [INF] Translation found: vCard 3.0</text:p>
      <text:p text:style-name="P1">2023-10-18 17:23:13.902 +02:00 [INF] Try to translate: <text:s/>vCard 4.0 </text:p>
      <text:p text:style-name="P1">2023-10-18 17:23:13.903 +02:00 [INF] Translation found: vCard 4.0</text:p>
      <text:p text:style-name="P1">2023-10-18 17:23:13.904 +02:00 [INF] Save<text:line-break/>C:\Users\fkinz\source\repos\FolkerKinzel.VCards\src\FolkerKinzel.VCards\VCdVersion.cs to<text:line-break/>C:\Users\fkinz\source\repos\FolkerKinzel.VCards\src\FolkerKinzel.VCards\VCdVersion.cs.</text:p>
      <text:p text:style-name="P1">2023-10-18 17:23:13.906 +02:00 [INF] ===================================================</text:p>
      <text:p text:style-name="P1">2023-10-18 17:23:13.907 +02:00 [INF] </text:p>
      <text:p text:style-name="P1">2023-10-18 17:23:13.910 +02:00 [INF] Start translating C:\Users\fkinz\source\repos\FolkerKinzel.VCards\src\FolkerKinzel.VCards\<text:span text:style-name="T1">VcfOptions.cs</text:span></text:p>
      <text:p text:style-name="P1">2023-10-18 17:23:13.912 +02:00 [INF] Try to translate: <text:s/>Benannte Konstanten, um Optionen für das Schreiben von VCF-Dateien zu bestimmen. Die Konstanten sind kombinierbar. </text:p>
      <text:p text:style-name="P1">2023-10-18 17:23:13.913 +02:00 [INF] Translation found: Named constants to specify options for writing VCF files. The constants can be combined.</text:p>
      <text:p text:style-name="P1">2023-10-18 17:23:13.915 +02:00 [INF] Try to translate: &lt;note type="tip"&gt;Verwenden Sie bei der Arbeit mit der Enum die Erweiterungsmethoden aus &lt;see cref="VcfOptionsExtension" /&gt;.&lt;/note&gt;&lt;para&gt;Die Flags &lt;see cref="WriteWabExtensions" /&gt;, &lt;see cref="WriteXExtensions" /&gt;, &lt;see cref="WriteEvolutionExtensions" /&gt; und &lt;see cref="WriteKAddressbookExtensions" /&gt; steuern die automatische Verwendung von Non-Standard-Properties. Auch wenn diese Flags gesetzt sind, werden die Non-Standard-Properties nur dann automatisch erzeugt, wenn der gewählte vCard-Standard kein standardisiertes Äquivalent ermöglicht.&lt;/para&gt;</text:p>
      <text:p text:style-name="P1">2023-10-18 17:23:13.917 +02:00 <text:span text:style-name="T2">[WRN]</text:span> No translation found.</text:p>
      <text:p text:style-name="P1">2023-10-18 17:23:13.919 +02:00 [INF] Try to translate: <text:s/>Alle Flags sind gesetzt. </text:p>
      <text:p text:style-name="P1">2023-10-18 17:23:13.920 +02:00 [INF] Translation found: All flags are set.</text:p>
      <text:p text:style-name="P1">2023-10-18 17:23:13.922 +02:00 [INF] Try to translate: <text:s/>Alle Flags sind ausgeschaltet. </text:p>
      <text:p text:style-name="P1">2023-10-18 17:23:13.924 +02:00 [INF] Translation found: All flags are unset.</text:p>
      <text:p text:style-name="P1">2023-10-18 17:23:13.926 +02:00 [INF] Try to translate: <text:s/>Standardeinstellung (entspricht &lt;see cref="WriteGroups" /&gt; | &lt;see cref="WriteRfc6474Extensions" /&gt; | &lt;see cref="WriteRfc6715Extensions" /&gt; | &lt;see cref="WriteImppExtension" /&gt; | &lt;see cref="WriteXExtensions" /&gt; | &lt;see cref="AllowMultipleAdrAndLabelInVCard21" /&gt;) </text:p>
      <text:p text:style-name="P1">2023-10-18 17:23:13.929 +02:00 <text:span text:style-name="T2">[WRN]</text:span> No translation found.</text:p>
      <text:p text:style-name="P1">2023-10-18 17:23:13.930 +02:00 [INF] Try to translate: <text:s/>Flag setzen, um Property-Gruppenbezeichner zu schreiben. </text:p>
      <text:p text:style-name="P1">2023-10-18 17:23:13.931 +02:00 [INF] Translation found: Set the flag to write property group identifiers.</text:p>
      <text:p text:style-name="P1">2023-10-18 17:23:13.932 +02:00 [INF] Try to translate: <text:s/>Flag setzen, um auch leere Properties in die vCard zu schreiben. </text:p>
      <text:p text:style-name="P1">2023-10-18 17:23:13.933 +02:00 [INF] Translation found: Set the flag to also write empty properties to the vCard.</text:p>
      <text:p text:style-name="P1">2023-10-18 17:23:13.934 +02:00 [INF] Try to translate: <text:s/>Flag setzen, um in vCard 2.1 und vCard 3.0 eingebettete &lt;c&gt;AGENT&lt;/c&gt;-vCards zusätzlich an die Haupt-vCard anzuhängen. </text:p>
      <text:p text:style-name="P1">2023-10-18 17:23:13.935 +02:00 [INF] Translation found: Set the flag to append in vCard 2.1 and vCard 3.0 embedded <text:line-break/> <text:s text:c="12"/>&lt;c&gt;AGENT&lt;/c&gt;-vCards additionally to the main vCard.</text:p>
      <text:p text:style-name="P1">2023-10-18 17:23:13.936 +02:00 [INF] Try to translate: <text:s/>Flag setzen, um Non-Standard-Parameter der Eigenschaft &lt;see cref="ParameterSection.NonStandardParameters"&gt;ParameterSection.NonStandardParameters&lt;/see&gt; zu schreiben. </text:p>
      <text:p text:style-name="P1">2023-10-18 17:23:13.937 +02:00 <text:span text:style-name="T2">[WRN]</text:span> No translation found.</text:p>
      <text:p text:style-name="P1">2023-10-18 17:23:13.938 +02:00 [INF] Try to translate: <text:s/>Flag setzen, um &lt;see cref="NonStandardProperty" /&gt;-Objekte zu serialisieren, die in der Eigenschaft &lt;see cref="VCard.NonStandardProperties"&gt;VCard.NonStandardProperties&lt;/see&gt; gespeichert sind. </text:p>
      <text:p text:style-name="P1">2023-10-18 17:23:13.942 +02:00 <text:span text:style-name="T2">[WRN]</text:span> No translation found.</text:p>
      <text:p text:style-name="P1">2023-10-18 17:23:13.942 +02:00 [INF] Try to translate: <text:s/>Flag setzen, um in vCard 4.0 die Erweiterungen aus RFC 6474 zu schreiben (&lt;c&gt;BIRTHPLACE&lt;/c&gt;, &lt;c&gt;DEATHPLACE&lt;/c&gt;, &lt;c&gt;DEATHDATE&lt;/c&gt;). </text:p>
      <text:p text:style-name="P1">2023-10-18 17:23:13.946 +02:00 [INF] Translation found: Set the flag to write the extensions from RFC 6474 (&lt;c&gt;BIRTHPLACE&lt;/c&gt;, &lt;c&gt;DEATHPLACE&lt;/c&gt;, &lt;c&gt;DEATHDATE&lt;/c&gt;). (Beginning from vCard 4.0.)</text:p>
      <text:p text:style-name="P1">2023-10-18 17:23:13.947 +02:00 [INF] Try to translate: <text:s/>Flag setzen, um in vCard 4.0 die Erweiterungen aus RFC 6715 zu schreiben (&lt;c&gt;EXPERTISE&lt;/c&gt;, &lt;c&gt;HOBBY&lt;/c&gt;, &lt;c&gt;INTEREST&lt;/c&gt;, &lt;c&gt;ORG-DIRECTORY&lt;/c&gt;). </text:p>
      <text:p text:style-name="P1">2023-10-18 17:23:13.948 +02:00 [INF] Translation found: Set the flag to write the extensions from RFC 6715 (&lt;c&gt;EXPERTISE&lt;/c&gt;, &lt;c&gt;HOBBY&lt;/c&gt;, &lt;c&gt;INTEREST&lt;/c&gt;, &lt;c&gt;ORG-DIRECTORY&lt;/c&gt;). (Beginning from vCard 4.0.)</text:p>
      <text:p text:style-name="P1">2023-10-18 17:23:13.949 +02:00 [INF] Try to translate: <text:s/>Flag setzen, um in vCard 3.0 die Erweiterung &lt;c&gt;IMPP&lt;/c&gt; aus RFC 4770 zu schreiben. </text:p>
      <text:p text:style-name="P1">2023-10-18 17:23:13.950 +02:00 [INF] Translation found: Set the flag to write the extension &lt;c&gt;IMPP&lt;/c&gt; from RFC 4770 in vCard 3.0.</text:p>
      <text:p text:style-name="P1">2023-10-18 17:23:13.951 +02:00 [INF] Try to translate: <text:s/>Flag setzen, um bei Bedarf die folgenden vCard-Properties zu schreiben: &lt;c&gt;X-AIM&lt;/c&gt;, &lt;c&gt;X-GADUGADU&lt;/c&gt;, &lt;c&gt;X-GOOGLE-TALK&lt;/c&gt;, &lt;c&gt;X-GTALK&lt;/c&gt;, &lt;c&gt;X-ICQ&lt;/c&gt;, &lt;c&gt;X-JABBER&lt;/c&gt;, &lt;c&gt;X-MSN&lt;/c&gt;, &lt;c&gt;X-SKYPE&lt;/c&gt;, &lt;c&gt;X-TWITTER&lt;/c&gt;, &lt;c&gt;X-YAHOO&lt;/c&gt;, &lt;c&gt;X-MS-IMADDRESS&lt;/c&gt;, &lt;c&gt;X-GENDER&lt;/c&gt;, &lt;c&gt;X-ANNIVERSARY&lt;/c&gt; und &lt;c&gt;X-SPOUSE&lt;/c&gt;. </text:p>
      <text:p text:style-name="P1">2023-10-18 17:23:13.953 +02:00 [INF] Translation found: Set the flag to write the following vCard properties if necessary: &lt;c&gt;X-AIM&lt;/c&gt;, &lt;c&gt;X-GADUGADU&lt;/c&gt;, &lt;c&gt;X-GOOGLE-TALK&lt;/c&gt;, &lt;c&gt;X-GTALK&lt;/c&gt;, &lt;c&gt;X-ICQ&lt;/c&gt;, &lt;c&gt;X-JABBER&lt;/c&gt;, &lt;c&gt;X-MSN&lt;/c&gt;, &lt;c&gt;X-SKYPE&lt;/c&gt;, &lt;c&gt;X-TWITTER&lt;/c&gt;,<text:line-break/> <text:s text:c="11"/>&lt;c&gt;X-YAHOO&lt;/c&gt;, &lt;c&gt;X-MS-IMADDRESS&lt;/c&gt;, &lt;c&gt;X-GENDER&lt;/c&gt;, &lt;c&gt;X-ANNIVERSARY&lt;/c&gt; and &lt;c&gt;X-SPOUSE&lt;/c&gt;.</text:p>
      <text:p text:style-name="P1">2023-10-18 17:23:13.954 +02:00 [INF] Try to translate: <text:s/>Flag setzen, um bei Bedarf die folgenden vCard-Properties zu schreiben: &lt;c&gt;X-EVOLUTION-ANNIVERSARY&lt;/c&gt;, &lt;c&gt;X-EVOLUTION-SPOUSE&lt;/c&gt;. </text:p>
      <text:p text:style-name="P1">2023-10-18 17:23:13.957 +02:00 [INF] Translation found: Set the flag to write the following vCard properties if necessary: &lt;c&gt;X-EVOLUTION-ANNIVERSARY&lt;/c&gt;, &lt;c&gt;X-EVOLUTION-SPOUSE&lt;/c&gt;.</text:p>
      <text:p text:style-name="P1">2023-10-18 17:23:13.958 +02:00 [INF] Try to translate: <text:s/>Flag setzen, um bei Bedarf die folgenden vCard-Properties zu schreiben: &lt;c&gt;X-KADDRESSBOOK-X-IMAddress&lt;/c&gt;, &lt;c&gt;X-KADDRESSBOOK-X-Anniversary&lt;/c&gt;, &lt;c&gt;X-KADDRESSBOOK-X-SpouseName&lt;/c&gt;. </text:p>
      <text:p text:style-name="P1">2023-10-18 17:23:13.961 +02:00 [INF] Translation found: Set the flag to write the following vCard properties if necessary: &lt;c&gt;X-KADDRESSBOOK-X-IMAddress&lt;/c&gt;, &lt;c&gt;X-KADDRESSBOOK-X-Anniversary&lt;/c&gt;, &lt;c&gt;X-KADDRESSBOOK-X-SpouseName&lt;/c&gt;.</text:p>
      <text:p text:style-name="P1">2023-10-18 17:23:13.962 +02:00 [INF] Try to translate: <text:s/>Flag setzen, um bei Bedarf die folgenden vCard-Properties zu schreiben: &lt;c&gt;X-WAB-GENDER&lt;/c&gt;, &lt;c&gt;X-WAB-WEDDING-ANNIVERSARY&lt;/c&gt;, &lt;c&gt;X-WAB-SPOUSE-NAME&lt;/c&gt;. </text:p>
      <text:p text:style-name="P1">2023-10-18 17:23:13.963 +02:00 [INF] Translation found: Set the flag to write the following vCard properties if necessary: &lt;c&gt;X-WAB-GENDER&lt;/c&gt;, &lt;c&gt;X-WAB-WEDDING-ANNIVERSARY&lt;/c&gt;, &lt;c&gt;X-WAB-SPOUSE-NAME&lt;/c&gt;.</text:p>
      <text:p text:style-name="P1">2023-10-18 17:23:13.965 +02:00 [INF] Try to translate: <text:s/>Flag setzen, um in einer vCard 2.1 das Schreiben mehrerer "ADR"- und "LABEL"-Properties zu ermöglichen. </text:p>
      <text:p text:style-name="P1">2023-10-18 17:23:13.966 +02:00 [INF] Translation found: Set the flag to allow multiple "ADR" and "LABEL" properties to be written into a vCard 2.1.</text:p>
      <text:p text:style-name="P1">2023-10-18 17:23:13.967 +02:00 [INF] Save<text:line-break/>C:\Users\fkinz\source\repos\FolkerKinzel.VCards\src\FolkerKinzel.VCards\VcfOptions.cs to<text:line-break/>C:\Users\fkinz\source\repos\FolkerKinzel.VCards\src\FolkerKinzel.VCards\VcfOptions.c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8T17:35:39.404000000</meta:creation-date>
    <dc:date>2023-10-18T18:33:26.350000000</dc:date>
    <meta:editing-duration>PT57M32S</meta:editing-duration>
    <meta:editing-cycles>4</meta:editing-cycles>
    <meta:generator>LibreOffice/7.5.7.1$Windows_X86_64 LibreOffice_project/47eb0cf7efbacdee9b19ae25d6752381ede23126</meta:generator>
    <meta:document-statistic meta:table-count="0" meta:image-count="0" meta:object-count="0" meta:page-count="2" meta:paragraph-count="3040" meta:word-count="44521" meta:character-count="409547" meta:non-whitespace-character-count="366299"/>
  </office:meta>
</office:document-meta>
</file>